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client" table:style-name="ta1">
        <table:shapes>
          <draw:frame draw:z-index="0" draw:style-name="gr1" draw:text-style-name="P1" svg:width="23.183cm" svg:height="13.04cm" svg:x="0.219cm" svg:y="3.666cm">
            <draw:object draw:notify-on-update-of-ranges="10client.B1:10client.B1 10client.B2:10client.B201 10client.C1:10client.C1 10client.C2:10client.C201 10client.D1:10client.D1 10client.D2:10client.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397cm" svg:height="12.598cm" svg:x="24.339cm" svg:y="4.11cm">
            <draw:object draw:notify-on-update-of-ranges="10client.L1:10client.L1 10client.L2:10client.L201 10client.M1:10client.M1 10client.M2:10client.M201 10client.N1:10client.N1 10client.N2:10client.N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vg-Omnet-tff</text:p>
          </table:table-cell>
          <table:table-cell office:value-type="string" calcext:value-type="string">
            <text:p>Avg-tff</text:p>
          </table:table-cell>
          <table:table-cell office:value-type="string" calcext:value-type="string">
            <text:p>FedAvg-omnet-tff</text:p>
          </table:table-cell>
          <table:table-cell table:number-columns-repeated="7"/>
          <table:table-cell office:value-type="string" calcext:value-type="string">
            <text:p>Avg-Omnet-tff</text:p>
          </table:table-cell>
          <table:table-cell office:value-type="string" calcext:value-type="string">
            <text:p>Avg-tff</text:p>
          </table:table-cell>
          <table:table-cell office:value-type="string" calcext:value-type="string">
            <text:p>FedAvg-omnet-t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574" calcext:value-type="float">
            <text:p>2.2574</text:p>
          </table:table-cell>
          <table:table-cell office:value-type="float" office:value="2.3078" calcext:value-type="float">
            <text:p>2.3078</text:p>
          </table:table-cell>
          <table:table-cell office:value-type="float" office:value="2.4026" calcext:value-type="float">
            <text:p>2.402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74" calcext:value-type="float">
            <text:p>2.1974</text:p>
          </table:table-cell>
          <table:table-cell office:value-type="float" office:value="2.2374" calcext:value-type="float">
            <text:p>2.2374</text:p>
          </table:table-cell>
          <table:table-cell office:value-type="float" office:value="2.2263" calcext:value-type="float">
            <text:p>2.226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9" calcext:value-type="float">
            <text:p>0.289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598" calcext:value-type="float">
            <text:p>2.1598</text:p>
          </table:table-cell>
          <table:table-cell office:value-type="float" office:value="2.247" calcext:value-type="float">
            <text:p>2.247</text:p>
          </table:table-cell>
          <table:table-cell office:value-type="float" office:value="2.1827" calcext:value-type="float">
            <text:p>2.18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848" calcext:value-type="float">
            <text:p>2.0848</text:p>
          </table:table-cell>
          <table:table-cell office:value-type="float" office:value="2.1405" calcext:value-type="float">
            <text:p>2.1405</text:p>
          </table:table-cell>
          <table:table-cell office:value-type="float" office:value="2.1142" calcext:value-type="float">
            <text:p>2.114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207" calcext:value-type="float">
            <text:p>0.207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584" calcext:value-type="float">
            <text:p>2.0584</text:p>
          </table:table-cell>
          <table:table-cell office:value-type="float" office:value="2.127" calcext:value-type="float">
            <text:p>2.127</text:p>
          </table:table-cell>
          <table:table-cell office:value-type="float" office:value="2.0863" calcext:value-type="float">
            <text:p>2.086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423" calcext:value-type="float">
            <text:p>0.423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231" calcext:value-type="float">
            <text:p>2.0231</text:p>
          </table:table-cell>
          <table:table-cell office:value-type="float" office:value="2.0721" calcext:value-type="float">
            <text:p>2.0721</text:p>
          </table:table-cell>
          <table:table-cell office:value-type="float" office:value="2.043" calcext:value-type="float">
            <text:p>2.04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311" calcext:value-type="float">
            <text:p>0.311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134" calcext:value-type="float">
            <text:p>2.0134</text:p>
          </table:table-cell>
          <table:table-cell office:value-type="float" office:value="2.0161" calcext:value-type="float">
            <text:p>2.0161</text:p>
          </table:table-cell>
          <table:table-cell office:value-type="float" office:value="1.9837" calcext:value-type="float">
            <text:p>1.983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127" calcext:value-type="float">
            <text:p>0.127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585" calcext:value-type="float">
            <text:p>1.9585</text:p>
          </table:table-cell>
          <table:table-cell office:value-type="float" office:value="2.0098" calcext:value-type="float">
            <text:p>2.0098</text:p>
          </table:table-cell>
          <table:table-cell office:value-type="float" office:value="1.9585" calcext:value-type="float">
            <text:p>1.958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107" calcext:value-type="float">
            <text:p>1.9107</text:p>
          </table:table-cell>
          <table:table-cell office:value-type="float" office:value="1.9755" calcext:value-type="float">
            <text:p>1.9755</text:p>
          </table:table-cell>
          <table:table-cell office:value-type="float" office:value="1.9461" calcext:value-type="float">
            <text:p>1.946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508" calcext:value-type="float">
            <text:p>0.508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865" calcext:value-type="float">
            <text:p>1.8865</text:p>
          </table:table-cell>
          <table:table-cell office:value-type="float" office:value="1.922" calcext:value-type="float">
            <text:p>1.922</text:p>
          </table:table-cell>
          <table:table-cell office:value-type="float" office:value="1.9122" calcext:value-type="float">
            <text:p>1.912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166" calcext:value-type="float">
            <text:p>1.8166</text:p>
          </table:table-cell>
          <table:table-cell office:value-type="float" office:value="1.898" calcext:value-type="float">
            <text:p>1.898</text:p>
          </table:table-cell>
          <table:table-cell office:value-type="float" office:value="1.8788" calcext:value-type="float">
            <text:p>1.878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685" calcext:value-type="float">
            <text:p>0.685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977" calcext:value-type="float">
            <text:p>1.7977</text:p>
          </table:table-cell>
          <table:table-cell office:value-type="float" office:value="1.8637" calcext:value-type="float">
            <text:p>1.8637</text:p>
          </table:table-cell>
          <table:table-cell office:value-type="float" office:value="1.8458" calcext:value-type="float">
            <text:p>1.8458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0.581" calcext:value-type="float">
            <text:p>0.581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621" calcext:value-type="float">
            <text:p>1.7621</text:p>
          </table:table-cell>
          <table:table-cell office:value-type="float" office:value="1.8357" calcext:value-type="float">
            <text:p>1.8357</text:p>
          </table:table-cell>
          <table:table-cell office:value-type="float" office:value="1.7957" calcext:value-type="float">
            <text:p>1.7957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664" calcext:value-type="float">
            <text:p>0.664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37" calcext:value-type="float">
            <text:p>1.737</text:p>
          </table:table-cell>
          <table:table-cell office:value-type="float" office:value="1.8056" calcext:value-type="float">
            <text:p>1.8056</text:p>
          </table:table-cell>
          <table:table-cell office:value-type="float" office:value="1.7436" calcext:value-type="float">
            <text:p>1.7436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189" calcext:value-type="float">
            <text:p>1.7189</text:p>
          </table:table-cell>
          <table:table-cell office:value-type="float" office:value="1.8246" calcext:value-type="float">
            <text:p>1.8246</text:p>
          </table:table-cell>
          <table:table-cell office:value-type="float" office:value="1.7072" calcext:value-type="float">
            <text:p>1.7072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0.63" calcext:value-type="float">
            <text:p>0.63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84" calcext:value-type="float">
            <text:p>1.684</text:p>
          </table:table-cell>
          <table:table-cell office:value-type="float" office:value="1.7368" calcext:value-type="float">
            <text:p>1.7368</text:p>
          </table:table-cell>
          <table:table-cell office:value-type="float" office:value="1.6734" calcext:value-type="float">
            <text:p>1.673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401" calcext:value-type="float">
            <text:p>1.6401</text:p>
          </table:table-cell>
          <table:table-cell office:value-type="float" office:value="1.7576" calcext:value-type="float">
            <text:p>1.7576</text:p>
          </table:table-cell>
          <table:table-cell office:value-type="float" office:value="1.6848" calcext:value-type="float">
            <text:p>1.684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694" calcext:value-type="float">
            <text:p>0.694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379" calcext:value-type="float">
            <text:p>1.6379</text:p>
          </table:table-cell>
          <table:table-cell office:value-type="float" office:value="1.688" calcext:value-type="float">
            <text:p>1.688</text:p>
          </table:table-cell>
          <table:table-cell office:value-type="float" office:value="1.6537" calcext:value-type="float">
            <text:p>1.653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6036" calcext:value-type="float">
            <text:p>1.6036</text:p>
          </table:table-cell>
          <table:table-cell office:value-type="float" office:value="1.6623" calcext:value-type="float">
            <text:p>1.6623</text:p>
          </table:table-cell>
          <table:table-cell office:value-type="float" office:value="1.6497" calcext:value-type="float">
            <text:p>1.6497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649" calcext:value-type="float">
            <text:p>1.5649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5778" calcext:value-type="float">
            <text:p>1.5778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51" calcext:value-type="float">
            <text:p>1.551</text:p>
          </table:table-cell>
          <table:table-cell office:value-type="float" office:value="1.6145" calcext:value-type="float">
            <text:p>1.6145</text:p>
          </table:table-cell>
          <table:table-cell office:value-type="float" office:value="1.5592" calcext:value-type="float">
            <text:p>1.559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0.716" calcext:value-type="float">
            <text:p>0.7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655" calcext:value-type="float">
            <text:p>1.5655</text:p>
          </table:table-cell>
          <table:table-cell office:value-type="float" office:value="1.6101" calcext:value-type="float">
            <text:p>1.6101</text:p>
          </table:table-cell>
          <table:table-cell office:value-type="float" office:value="1.5347" calcext:value-type="float">
            <text:p>1.5347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212" calcext:value-type="float">
            <text:p>1.5212</text:p>
          </table:table-cell>
          <table:table-cell office:value-type="float" office:value="1.5584" calcext:value-type="float">
            <text:p>1.5584</text:p>
          </table:table-cell>
          <table:table-cell office:value-type="float" office:value="1.5557" calcext:value-type="float">
            <text:p>1.5557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941" calcext:value-type="float">
            <text:p>1.4941</text:p>
          </table:table-cell>
          <table:table-cell office:value-type="float" office:value="1.5409" calcext:value-type="float">
            <text:p>1.5409</text:p>
          </table:table-cell>
          <table:table-cell office:value-type="float" office:value="1.4943" calcext:value-type="float">
            <text:p>1.494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058" calcext:value-type="float">
            <text:p>1.5058</text:p>
          </table:table-cell>
          <table:table-cell office:value-type="float" office:value="1.5113" calcext:value-type="float">
            <text:p>1.5113</text:p>
          </table:table-cell>
          <table:table-cell office:value-type="float" office:value="1.4714" calcext:value-type="float">
            <text:p>1.471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32" calcext:value-type="float">
            <text:p>1.432</text:p>
          </table:table-cell>
          <table:table-cell office:value-type="float" office:value="1.5012" calcext:value-type="float">
            <text:p>1.5012</text:p>
          </table:table-cell>
          <table:table-cell office:value-type="float" office:value="1.4667" calcext:value-type="float">
            <text:p>1.4667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0.763" calcext:value-type="float">
            <text:p>0.763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277" calcext:value-type="float">
            <text:p>1.4277</text:p>
          </table:table-cell>
          <table:table-cell office:value-type="float" office:value="1.4891" calcext:value-type="float">
            <text:p>1.4891</text:p>
          </table:table-cell>
          <table:table-cell office:value-type="float" office:value="1.439" calcext:value-type="float">
            <text:p>1.439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0.725" calcext:value-type="float">
            <text:p>0.72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176" calcext:value-type="float">
            <text:p>1.4176</text:p>
          </table:table-cell>
          <table:table-cell office:value-type="float" office:value="1.4658" calcext:value-type="float">
            <text:p>1.4658</text:p>
          </table:table-cell>
          <table:table-cell office:value-type="float" office:value="1.4315" calcext:value-type="float">
            <text:p>1.4315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013" calcext:value-type="float">
            <text:p>1.4013</text:p>
          </table:table-cell>
          <table:table-cell office:value-type="float" office:value="1.4331" calcext:value-type="float">
            <text:p>1.4331</text:p>
          </table:table-cell>
          <table:table-cell office:value-type="float" office:value="1.3932" calcext:value-type="float">
            <text:p>1.3932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692" calcext:value-type="float">
            <text:p>1.3692</text:p>
          </table:table-cell>
          <table:table-cell office:value-type="float" office:value="1.4194" calcext:value-type="float">
            <text:p>1.4194</text:p>
          </table:table-cell>
          <table:table-cell office:value-type="float" office:value="1.3724" calcext:value-type="float">
            <text:p>1.3724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581" calcext:value-type="float">
            <text:p>1.3581</text:p>
          </table:table-cell>
          <table:table-cell office:value-type="float" office:value="1.396" calcext:value-type="float">
            <text:p>1.396</text:p>
          </table:table-cell>
          <table:table-cell office:value-type="float" office:value="1.3851" calcext:value-type="float">
            <text:p>1.3851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948" calcext:value-type="float">
            <text:p>1.3948</text:p>
          </table:table-cell>
          <table:table-cell office:value-type="float" office:value="1.392" calcext:value-type="float">
            <text:p>1.392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.761" calcext:value-type="float">
            <text:p>0.761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361" calcext:value-type="float">
            <text:p>1.3361</text:p>
          </table:table-cell>
          <table:table-cell office:value-type="float" office:value="1.3648" calcext:value-type="float">
            <text:p>1.3648</text:p>
          </table:table-cell>
          <table:table-cell office:value-type="float" office:value="1.3165" calcext:value-type="float">
            <text:p>1.3165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92" calcext:value-type="float">
            <text:p>1.292</text:p>
          </table:table-cell>
          <table:table-cell office:value-type="float" office:value="1.3547" calcext:value-type="float">
            <text:p>1.3547</text:p>
          </table:table-cell>
          <table:table-cell office:value-type="float" office:value="1.3253" calcext:value-type="float">
            <text:p>1.3253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0.778" calcext:value-type="float">
            <text:p>0.778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3097" calcext:value-type="float">
            <text:p>1.3097</text:p>
          </table:table-cell>
          <table:table-cell office:value-type="float" office:value="1.3571" calcext:value-type="float">
            <text:p>1.3571</text:p>
          </table:table-cell>
          <table:table-cell office:value-type="float" office:value="1.3062" calcext:value-type="float">
            <text:p>1.3062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0.735" calcext:value-type="float">
            <text:p>0.735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109" calcext:value-type="float">
            <text:p>1.3109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2926" calcext:value-type="float">
            <text:p>1.2926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0.683" calcext:value-type="float">
            <text:p>0.683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2564" calcext:value-type="float">
            <text:p>1.2564</text:p>
          </table:table-cell>
          <table:table-cell office:value-type="float" office:value="1.3213" calcext:value-type="float">
            <text:p>1.3213</text:p>
          </table:table-cell>
          <table:table-cell office:value-type="float" office:value="1.2856" calcext:value-type="float">
            <text:p>1.2856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2646" calcext:value-type="float">
            <text:p>1.2646</text:p>
          </table:table-cell>
          <table:table-cell office:value-type="float" office:value="1.3085" calcext:value-type="float">
            <text:p>1.3085</text:p>
          </table:table-cell>
          <table:table-cell office:value-type="float" office:value="1.258" calcext:value-type="float">
            <text:p>1.258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49" calcext:value-type="float">
            <text:p>1.249</text:p>
          </table:table-cell>
          <table:table-cell office:value-type="float" office:value="1.2842" calcext:value-type="float">
            <text:p>1.2842</text:p>
          </table:table-cell>
          <table:table-cell office:value-type="float" office:value="1.2792" calcext:value-type="float">
            <text:p>1.2792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702" calcext:value-type="float">
            <text:p>1.2702</text:p>
          </table:table-cell>
          <table:table-cell office:value-type="float" office:value="1.2669" calcext:value-type="float">
            <text:p>1.2669</text:p>
          </table:table-cell>
          <table:table-cell office:value-type="float" office:value="1.2273" calcext:value-type="float">
            <text:p>1.2273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703" calcext:value-type="float">
            <text:p>0.703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161" calcext:value-type="float">
            <text:p>1.2161</text:p>
          </table:table-cell>
          <table:table-cell office:value-type="float" office:value="1.2557" calcext:value-type="float">
            <text:p>1.2557</text:p>
          </table:table-cell>
          <table:table-cell office:value-type="float" office:value="1.2332" calcext:value-type="float">
            <text:p>1.2332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77" calcext:value-type="float">
            <text:p>0.77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891" calcext:value-type="float">
            <text:p>1.1891</text:p>
          </table:table-cell>
          <table:table-cell office:value-type="float" office:value="1.2573" calcext:value-type="float">
            <text:p>1.2573</text:p>
          </table:table-cell>
          <table:table-cell office:value-type="float" office:value="1.241" calcext:value-type="float">
            <text:p>1.241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9" calcext:value-type="float">
            <text:p>1.19</text:p>
          </table:table-cell>
          <table:table-cell office:value-type="float" office:value="1.2344" calcext:value-type="float">
            <text:p>1.2344</text:p>
          </table:table-cell>
          <table:table-cell office:value-type="float" office:value="1.2176" calcext:value-type="float">
            <text:p>1.2176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0.776" calcext:value-type="float">
            <text:p>0.776</text:p>
          </table:table-cell>
          <table:table-cell office:value-type="float" office:value="0.7386" calcext:value-type="float">
            <text:p>0.7386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88" calcext:value-type="float">
            <text:p>1.188</text:p>
          </table:table-cell>
          <table:table-cell office:value-type="float" office:value="1.254" calcext:value-type="float">
            <text:p>1.254</text:p>
          </table:table-cell>
          <table:table-cell office:value-type="float" office:value="1.1797" calcext:value-type="float">
            <text:p>1.1797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0.744" calcext:value-type="float">
            <text:p>0.744</text:p>
          </table:table-cell>
          <table:table-cell office:value-type="float" office:value="0.681" calcext:value-type="float">
            <text:p>0.681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572" calcext:value-type="float">
            <text:p>1.1572</text:p>
          </table:table-cell>
          <table:table-cell office:value-type="float" office:value="1.244" calcext:value-type="float">
            <text:p>1.244</text:p>
          </table:table-cell>
          <table:table-cell office:value-type="float" office:value="1.1662" calcext:value-type="float">
            <text:p>1.1662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0.761" calcext:value-type="float">
            <text:p>0.7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526" calcext:value-type="float">
            <text:p>1.1526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1677" calcext:value-type="float">
            <text:p>1.1677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59" calcext:value-type="float">
            <text:p>0.759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373" calcext:value-type="float">
            <text:p>1.1373</text:p>
          </table:table-cell>
          <table:table-cell office:value-type="float" office:value="1.206" calcext:value-type="float">
            <text:p>1.206</text:p>
          </table:table-cell>
          <table:table-cell office:value-type="float" office:value="1.146" calcext:value-type="float">
            <text:p>1.146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0.783" calcext:value-type="float">
            <text:p>0.783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541" calcext:value-type="float">
            <text:p>1.1541</text:p>
          </table:table-cell>
          <table:table-cell office:value-type="float" office:value="1.19" calcext:value-type="float">
            <text:p>1.19</text:p>
          </table:table-cell>
          <table:table-cell office:value-type="float" office:value="1.1672" calcext:value-type="float">
            <text:p>1.167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0.75" calcext:value-type="float">
            <text:p>0.75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345" calcext:value-type="float">
            <text:p>1.1345</text:p>
          </table:table-cell>
          <table:table-cell office:value-type="float" office:value="1.1838" calcext:value-type="float">
            <text:p>1.1838</text:p>
          </table:table-cell>
          <table:table-cell office:value-type="float" office:value="1.1361" calcext:value-type="float">
            <text:p>1.1361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292" calcext:value-type="float">
            <text:p>1.1292</text:p>
          </table:table-cell>
          <table:table-cell office:value-type="float" office:value="1.18" calcext:value-type="float">
            <text:p>1.18</text:p>
          </table:table-cell>
          <table:table-cell office:value-type="float" office:value="1.1311" calcext:value-type="float">
            <text:p>1.1311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82" calcext:value-type="float">
            <text:p>0.718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231" calcext:value-type="float">
            <text:p>1.1231</text:p>
          </table:table-cell>
          <table:table-cell office:value-type="float" office:value="1.1802" calcext:value-type="float">
            <text:p>1.1802</text:p>
          </table:table-cell>
          <table:table-cell office:value-type="float" office:value="1.1177" calcext:value-type="float">
            <text:p>1.117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.739" calcext:value-type="float">
            <text:p>0.739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0898" calcext:value-type="float">
            <text:p>1.0898</text:p>
          </table:table-cell>
          <table:table-cell office:value-type="float" office:value="1.1701" calcext:value-type="float">
            <text:p>1.1701</text:p>
          </table:table-cell>
          <table:table-cell office:value-type="float" office:value="1.0884" calcext:value-type="float">
            <text:p>1.0884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0817" calcext:value-type="float">
            <text:p>1.0817</text:p>
          </table:table-cell>
          <table:table-cell office:value-type="float" office:value="1.1546" calcext:value-type="float">
            <text:p>1.1546</text:p>
          </table:table-cell>
          <table:table-cell office:value-type="float" office:value="1.1071" calcext:value-type="float">
            <text:p>1.1071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0.77" calcext:value-type="float">
            <text:p>0.77</text:p>
          </table:table-cell>
          <table:table-cell office:value-type="float" office:value="0.7334" calcext:value-type="float">
            <text:p>0.7334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863" calcext:value-type="float">
            <text:p>1.0863</text:p>
          </table:table-cell>
          <table:table-cell office:value-type="float" office:value="1.1452" calcext:value-type="float">
            <text:p>1.1452</text:p>
          </table:table-cell>
          <table:table-cell office:value-type="float" office:value="1.0856" calcext:value-type="float">
            <text:p>1.0856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059" calcext:value-type="float">
            <text:p>1.1059</text:p>
          </table:table-cell>
          <table:table-cell office:value-type="float" office:value="1.135" calcext:value-type="float">
            <text:p>1.135</text:p>
          </table:table-cell>
          <table:table-cell office:value-type="float" office:value="1.0788" calcext:value-type="float">
            <text:p>1.0788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732" calcext:value-type="float">
            <text:p>1.0732</text:p>
          </table:table-cell>
          <table:table-cell office:value-type="float" office:value="1.1553" calcext:value-type="float">
            <text:p>1.1553</text:p>
          </table:table-cell>
          <table:table-cell office:value-type="float" office:value="1.0797" calcext:value-type="float">
            <text:p>1.0797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0.77" calcext:value-type="float">
            <text:p>0.77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917" calcext:value-type="float">
            <text:p>1.0917</text:p>
          </table:table-cell>
          <table:table-cell office:value-type="float" office:value="1.1153" calcext:value-type="float">
            <text:p>1.1153</text:p>
          </table:table-cell>
          <table:table-cell office:value-type="float" office:value="1.0746" calcext:value-type="float">
            <text:p>1.074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541" calcext:value-type="float">
            <text:p>1.0541</text:p>
          </table:table-cell>
          <table:table-cell office:value-type="float" office:value="1.1018" calcext:value-type="float">
            <text:p>1.1018</text:p>
          </table:table-cell>
          <table:table-cell office:value-type="float" office:value="1.047" calcext:value-type="float">
            <text:p>1.047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0475" calcext:value-type="float">
            <text:p>1.0475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01" calcext:value-type="float">
            <text:p>1.0301</text:p>
          </table:table-cell>
          <table:table-cell office:value-type="float" office:value="1.1046" calcext:value-type="float">
            <text:p>1.1046</text:p>
          </table:table-cell>
          <table:table-cell office:value-type="float" office:value="1.0396" calcext:value-type="float">
            <text:p>1.0396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53" calcext:value-type="float">
            <text:p>0.7253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0243" calcext:value-type="float">
            <text:p>1.0243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0.783" calcext:value-type="float">
            <text:p>0.783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152" calcext:value-type="float">
            <text:p>1.0152</text:p>
          </table:table-cell>
          <table:table-cell office:value-type="float" office:value="1.1137" calcext:value-type="float">
            <text:p>1.1137</text:p>
          </table:table-cell>
          <table:table-cell office:value-type="float" office:value="1.02" calcext:value-type="float">
            <text:p>1.02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01" calcext:value-type="float">
            <text:p>1.001</text:p>
          </table:table-cell>
          <table:table-cell office:value-type="float" office:value="1.0852" calcext:value-type="float">
            <text:p>1.0852</text:p>
          </table:table-cell>
          <table:table-cell office:value-type="float" office:value="1.029" calcext:value-type="float">
            <text:p>1.029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0.792" calcext:value-type="float">
            <text:p>0.792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589" calcext:value-type="float">
            <text:p>1.0589</text:p>
          </table:table-cell>
          <table:table-cell office:value-type="float" office:value="1.0699" calcext:value-type="float">
            <text:p>1.0699</text:p>
          </table:table-cell>
          <table:table-cell office:value-type="float" office:value="1.0263" calcext:value-type="float">
            <text:p>1.0263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898" calcext:value-type="float">
            <text:p>0.9898</text:p>
          </table:table-cell>
          <table:table-cell office:value-type="float" office:value="1.0579" calcext:value-type="float">
            <text:p>1.0579</text:p>
          </table:table-cell>
          <table:table-cell office:value-type="float" office:value="1.0125" calcext:value-type="float">
            <text:p>1.0125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03" calcext:value-type="float">
            <text:p>0.9903</text:p>
          </table:table-cell>
          <table:table-cell office:value-type="float" office:value="1.0499" calcext:value-type="float">
            <text:p>1.0499</text:p>
          </table:table-cell>
          <table:table-cell office:value-type="float" office:value="0.9976" calcext:value-type="float">
            <text:p>0.9976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845" calcext:value-type="float">
            <text:p>0.9845</text:p>
          </table:table-cell>
          <table:table-cell office:value-type="float" office:value="1.0497" calcext:value-type="float">
            <text:p>1.0497</text:p>
          </table:table-cell>
          <table:table-cell office:value-type="float" office:value="1.0021" calcext:value-type="float">
            <text:p>1.0021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94" calcext:value-type="float">
            <text:p>0.9694</text:p>
          </table:table-cell>
          <table:table-cell office:value-type="float" office:value="1.0482" calcext:value-type="float">
            <text:p>1.0482</text:p>
          </table:table-cell>
          <table:table-cell office:value-type="float" office:value="0.9866" calcext:value-type="float">
            <text:p>0.9866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0.791" calcext:value-type="float">
            <text:p>0.79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06" calcext:value-type="float">
            <text:p>0.9906</text:p>
          </table:table-cell>
          <table:table-cell office:value-type="float" office:value="1.0356" calcext:value-type="float">
            <text:p>1.0356</text:p>
          </table:table-cell>
          <table:table-cell office:value-type="float" office:value="0.9921" calcext:value-type="float">
            <text:p>0.9921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0.78" calcext:value-type="float">
            <text:p>0.78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15" calcext:value-type="float">
            <text:p>0.9515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9841" calcext:value-type="float">
            <text:p>0.9841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24" calcext:value-type="float">
            <text:p>0.9524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9716" calcext:value-type="float">
            <text:p>0.9716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.799" calcext:value-type="float">
            <text:p>0.799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67" calcext:value-type="float">
            <text:p>0.9567</text:p>
          </table:table-cell>
          <table:table-cell office:value-type="float" office:value="1.0221" calcext:value-type="float">
            <text:p>1.0221</text:p>
          </table:table-cell>
          <table:table-cell office:value-type="float" office:value="0.9558" calcext:value-type="float">
            <text:p>0.9558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414" calcext:value-type="float">
            <text:p>0.9414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963" calcext:value-type="float">
            <text:p>0.963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0.786" calcext:value-type="float">
            <text:p>0.786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27" calcext:value-type="float">
            <text:p>0.9427</text:p>
          </table:table-cell>
          <table:table-cell office:value-type="float" office:value="1.0069" calcext:value-type="float">
            <text:p>1.0069</text:p>
          </table:table-cell>
          <table:table-cell office:value-type="float" office:value="0.9517" calcext:value-type="float">
            <text:p>0.951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0.793" calcext:value-type="float">
            <text:p>0.793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79" calcext:value-type="float">
            <text:p>0.9279</text:p>
          </table:table-cell>
          <table:table-cell office:value-type="float" office:value="1.0031" calcext:value-type="float">
            <text:p>1.0031</text:p>
          </table:table-cell>
          <table:table-cell office:value-type="float" office:value="0.9498" calcext:value-type="float">
            <text:p>0.9498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0.788" calcext:value-type="float">
            <text:p>0.788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9" calcext:value-type="float">
            <text:p>0.929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946" calcext:value-type="float">
            <text:p>0.946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9304" calcext:value-type="float">
            <text:p>0.9304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0.794" calcext:value-type="float">
            <text:p>0.79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506" calcext:value-type="float">
            <text:p>0.9506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0.791" calcext:value-type="float">
            <text:p>0.791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321" calcext:value-type="float">
            <text:p>0.9321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0.811" calcext:value-type="float">
            <text:p>0.811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212" calcext:value-type="float">
            <text:p>0.9212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152" calcext:value-type="float">
            <text:p>0.915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.783" calcext:value-type="float">
            <text:p>0.783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134" calcext:value-type="float">
            <text:p>0.913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0.765" calcext:value-type="float">
            <text:p>0.765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9139" calcext:value-type="float">
            <text:p>0.913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8982" calcext:value-type="float">
            <text:p>0.8982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0.79" calcext:value-type="float">
            <text:p>0.79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8921" calcext:value-type="float">
            <text:p>0.8921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854" calcext:value-type="float">
            <text:p>0.8854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9066" calcext:value-type="float">
            <text:p>0.9066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998" calcext:value-type="float">
            <text:p>0.8998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9594" calcext:value-type="float">
            <text:p>0.9594</text:p>
          </table:table-cell>
          <table:table-cell office:value-type="float" office:value="0.8953" calcext:value-type="float">
            <text:p>0.8953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.8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8812" calcext:value-type="float">
            <text:p>0.8812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8977" calcext:value-type="float">
            <text:p>0.8977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0.79" calcext:value-type="float">
            <text:p>0.79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881" calcext:value-type="float">
            <text:p>0.881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0.796" calcext:value-type="float">
            <text:p>0.796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8981" calcext:value-type="float">
            <text:p>0.8981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0.796" calcext:value-type="float">
            <text:p>0.79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8621" calcext:value-type="float">
            <text:p>0.8621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0.805" calcext:value-type="float">
            <text:p>0.80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72" calcext:value-type="float">
            <text:p>0.872</text:p>
          </table:table-cell>
          <table:table-cell office:value-type="float" office:value="0.93" calcext:value-type="float">
            <text:p>0.93</text:p>
          </table:table-cell>
          <table:table-cell office:value-type="float" office:value="0.8741" calcext:value-type="float">
            <text:p>0.8741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56" calcext:value-type="float">
            <text:p>0.756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8743" calcext:value-type="float">
            <text:p>0.8743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0.792" calcext:value-type="float">
            <text:p>0.792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8551" calcext:value-type="float">
            <text:p>0.8551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0.783" calcext:value-type="float">
            <text:p>0.783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36" calcext:value-type="float">
            <text:p>0.83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864" calcext:value-type="float">
            <text:p>0.864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7" calcext:value-type="float">
            <text:p>0.77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8511" calcext:value-type="float">
            <text:p>0.8511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864" calcext:value-type="float">
            <text:p>0.864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8489" calcext:value-type="float">
            <text:p>0.8489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0.801" calcext:value-type="float">
            <text:p>0.801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8505" calcext:value-type="float">
            <text:p>0.8505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1" calcext:value-type="float">
            <text:p>0.81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8385" calcext:value-type="float">
            <text:p>0.8385</text:p>
          </table:table-cell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0.813" calcext:value-type="float">
            <text:p>0.813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95" calcext:value-type="float">
            <text:p>0.895</text:p>
          </table:table-cell>
          <table:table-cell office:value-type="float" office:value="0.8413" calcext:value-type="float">
            <text:p>0.8413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0.789" calcext:value-type="float">
            <text:p>0.789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38" calcext:value-type="float">
            <text:p>0.838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542" calcext:value-type="float">
            <text:p>0.8542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0.783" calcext:value-type="float">
            <text:p>0.783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48" calcext:value-type="float">
            <text:p>0.848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0.823" calcext:value-type="float">
            <text:p>0.823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261" calcext:value-type="float">
            <text:p>0.8261</text:p>
          </table:table-cell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173" calcext:value-type="float">
            <text:p>0.8173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0.795" calcext:value-type="float">
            <text:p>0.795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253" calcext:value-type="float">
            <text:p>0.8253</text:p>
          </table:table-cell>
          <table:table-cell table:number-columns-repeated="6"/>
          <table:table-cell office:value-type="float" office:value="108" calcext:value-type="float">
            <text:p>108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8188" calcext:value-type="float">
            <text:p>0.8188</text:p>
          </table:table-cell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5" calcext:value-type="float">
            <text:p>0.755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198" calcext:value-type="float">
            <text:p>0.819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96" calcext:value-type="float">
            <text:p>0.8196</text:p>
          </table:table-cell>
          <table:table-cell table:number-columns-repeated="6"/>
          <table:table-cell office:value-type="float" office:value="111" calcext:value-type="float">
            <text:p>111</text:p>
          </table:table-cell>
          <table:table-cell office:value-type="float" office:value="0.792" calcext:value-type="float">
            <text:p>0.792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134" calcext:value-type="float">
            <text:p>0.8134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62" calcext:value-type="float">
            <text:p>0.862</text:p>
          </table:table-cell>
          <table:table-cell office:value-type="float" office:value="0.8071" calcext:value-type="float">
            <text:p>0.8071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127" calcext:value-type="float">
            <text:p>0.8127</text:p>
          </table:table-cell>
          <table:table-cell table:number-columns-repeated="6"/>
          <table:table-cell office:value-type="float" office:value="114" calcext:value-type="float">
            <text:p>114</text:p>
          </table:table-cell>
          <table:table-cell office:value-type="float" office:value="0.812" calcext:value-type="float">
            <text:p>0.812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058" calcext:value-type="float">
            <text:p>0.8058</text:p>
          </table:table-cell>
          <table:table-cell table:number-columns-repeated="6"/>
          <table:table-cell office:value-type="float" office:value="115" calcext:value-type="float">
            <text:p>115</text:p>
          </table:table-cell>
          <table:table-cell office:value-type="float" office:value="0.821" calcext:value-type="float">
            <text:p>0.82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8083" calcext:value-type="float">
            <text:p>0.8083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827" calcext:value-type="float">
            <text:p>0.782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026" calcext:value-type="float">
            <text:p>0.8026</text:p>
          </table:table-cell>
          <table:table-cell table:number-columns-repeated="6"/>
          <table:table-cell office:value-type="float" office:value="117" calcext:value-type="float">
            <text:p>117</text:p>
          </table:table-cell>
          <table:table-cell office:value-type="float" office:value="0.8" calcext:value-type="float">
            <text:p>0.8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068" calcext:value-type="float">
            <text:p>0.8068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384" calcext:value-type="float">
            <text:p>0.8384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0.807" calcext:value-type="float">
            <text:p>0.807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31" calcext:value-type="float">
            <text:p>0.7931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.819" calcext:value-type="float">
            <text:p>0.819</text:p>
          </table:table-cell>
          <table:table-cell office:value-type="float" office:value="0.768" calcext:value-type="float">
            <text:p>0.768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644" calcext:value-type="float">
            <text:p>0.7644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7962" calcext:value-type="float">
            <text:p>0.7962</text:p>
          </table:table-cell>
          <table:table-cell table:number-columns-repeated="6"/>
          <table:table-cell office:value-type="float" office:value="121" calcext:value-type="float">
            <text:p>121</text:p>
          </table:table-cell>
          <table:table-cell office:value-type="float" office:value="0.815" calcext:value-type="float">
            <text:p>0.815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791" calcext:value-type="float">
            <text:p>0.791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7936" calcext:value-type="float">
            <text:p>0.7936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84" calcext:value-type="float">
            <text:p>0.84</text:p>
          </table:table-cell>
          <table:table-cell office:value-type="float" office:value="0.7798" calcext:value-type="float">
            <text:p>0.7798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0.807" calcext:value-type="float">
            <text:p>0.807</text:p>
          </table:table-cell>
          <table:table-cell office:value-type="float" office:value="0.777" calcext:value-type="float">
            <text:p>0.777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7862" calcext:value-type="float">
            <text:p>0.7862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0.796" calcext:value-type="float">
            <text:p>0.796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559" calcext:value-type="float">
            <text:p>0.7559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7834" calcext:value-type="float">
            <text:p>0.7834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0.815" calcext:value-type="float">
            <text:p>0.815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777" calcext:value-type="float">
            <text:p>0.777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7993" calcext:value-type="float">
            <text:p>0.7993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0.798" calcext:value-type="float">
            <text:p>0.798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582" calcext:value-type="float">
            <text:p>0.8582</text:p>
          </table:table-cell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0.812" calcext:value-type="float">
            <text:p>0.812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721" calcext:value-type="float">
            <text:p>0.7721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0.816" calcext:value-type="float">
            <text:p>0.816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7626" calcext:value-type="float">
            <text:p>0.7626</text:p>
          </table:table-cell>
          <table:table-cell table:number-columns-repeated="6"/>
          <table:table-cell office:value-type="float" office:value="131" calcext:value-type="float">
            <text:p>131</text:p>
          </table:table-cell>
          <table:table-cell office:value-type="float" office:value="0.795" calcext:value-type="float">
            <text:p>0.795</text:p>
          </table:table-cell>
          <table:table-cell office:value-type="float" office:value="0.772" calcext:value-type="float">
            <text:p>0.77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7759" calcext:value-type="float">
            <text:p>0.7759</text:p>
          </table:table-cell>
          <table:table-cell table:number-columns-repeated="6"/>
          <table:table-cell office:value-type="float" office:value="132" calcext:value-type="float">
            <text:p>13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7711" calcext:value-type="float">
            <text:p>0.7711</text:p>
          </table:table-cell>
          <table:table-cell table:number-columns-repeated="6"/>
          <table:table-cell office:value-type="float" office:value="133" calcext:value-type="float">
            <text:p>133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717" calcext:value-type="float">
            <text:p>0.7717</text:p>
          </table:table-cell>
          <table:table-cell table:number-columns-repeated="6"/>
          <table:table-cell office:value-type="float" office:value="134" calcext:value-type="float">
            <text:p>134</text:p>
          </table:table-cell>
          <table:table-cell office:value-type="float" office:value="0.803" calcext:value-type="float">
            <text:p>0.803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811" calcext:value-type="float">
            <text:p>0.811</text:p>
          </table:table-cell>
          <table:table-cell office:value-type="float" office:value="0.7609" calcext:value-type="float">
            <text:p>0.7609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7597" calcext:value-type="float">
            <text:p>0.7597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47" calcext:value-type="float">
            <text:p>0.7747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7563" calcext:value-type="float">
            <text:p>0.7563</text:p>
          </table:table-cell>
          <table:table-cell table:number-columns-repeated="6"/>
          <table:table-cell office:value-type="float" office:value="137" calcext:value-type="float">
            <text:p>13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7607" calcext:value-type="float">
            <text:p>0.7607</text:p>
          </table:table-cell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7532" calcext:value-type="float">
            <text:p>0.7532</text:p>
          </table:table-cell>
          <table:table-cell table:number-columns-repeated="6"/>
          <table:table-cell office:value-type="float" office:value="139" calcext:value-type="float">
            <text:p>139</text:p>
          </table:table-cell>
          <table:table-cell office:value-type="float" office:value="0.815" calcext:value-type="float">
            <text:p>0.815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822" calcext:value-type="float">
            <text:p>0.7822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7593" calcext:value-type="float">
            <text:p>0.7593</text:p>
          </table:table-cell>
          <table:table-cell table:number-columns-repeated="6"/>
          <table:table-cell office:value-type="float" office:value="141" calcext:value-type="float">
            <text:p>141</text:p>
          </table:table-cell>
          <table:table-cell office:value-type="float" office:value="0.812" calcext:value-type="float">
            <text:p>0.812</text:p>
          </table:table-cell>
          <table:table-cell office:value-type="float" office:value="0.77" calcext:value-type="float">
            <text:p>0.77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7439" calcext:value-type="float">
            <text:p>0.7439</text:p>
          </table:table-cell>
          <table:table-cell table:number-columns-repeated="6"/>
          <table:table-cell office:value-type="float" office:value="142" calcext:value-type="float">
            <text:p>142</text:p>
          </table:table-cell>
          <table:table-cell office:value-type="float" office:value="0.82" calcext:value-type="float">
            <text:p>0.82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7979" calcext:value-type="float">
            <text:p>0.7979</text:p>
          </table:table-cell>
          <table:table-cell office:value-type="float" office:value="0.7552" calcext:value-type="float">
            <text:p>0.7552</text:p>
          </table:table-cell>
          <table:table-cell table:number-columns-repeated="6"/>
          <table:table-cell office:value-type="float" office:value="143" calcext:value-type="float">
            <text:p>143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7508" calcext:value-type="float">
            <text:p>0.7508</text:p>
          </table:table-cell>
          <table:table-cell table:number-columns-repeated="6"/>
          <table:table-cell office:value-type="float" office:value="144" calcext:value-type="float">
            <text:p>144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7414" calcext:value-type="float">
            <text:p>0.7414</text:p>
          </table:table-cell>
          <table:table-cell table:number-columns-repeated="6"/>
          <table:table-cell office:value-type="float" office:value="145" calcext:value-type="float">
            <text:p>145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7388" calcext:value-type="float">
            <text:p>0.7388</text:p>
          </table:table-cell>
          <table:table-cell table:number-columns-repeated="6"/>
          <table:table-cell office:value-type="float" office:value="146" calcext:value-type="float">
            <text:p>146</text:p>
          </table:table-cell>
          <table:table-cell office:value-type="float" office:value="0.816" calcext:value-type="float">
            <text:p>0.816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084" calcext:value-type="float">
            <text:p>0.7084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7328" calcext:value-type="float">
            <text:p>0.7328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0.82" calcext:value-type="float">
            <text:p>0.82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7332" calcext:value-type="float">
            <text:p>0.7332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office:value-type="float" office:value="0.808" calcext:value-type="float">
            <text:p>0.808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7314" calcext:value-type="float">
            <text:p>0.7314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0.82" calcext:value-type="float">
            <text:p>0.82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7315" calcext:value-type="float">
            <text:p>0.7315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0.819" calcext:value-type="float">
            <text:p>0.819</text:p>
          </table:table-cell>
          <table:table-cell office:value-type="float" office:value="0.783" calcext:value-type="float">
            <text:p>0.783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396" calcext:value-type="float">
            <text:p>0.7396</text:p>
          </table:table-cell>
          <table:table-cell table:number-columns-repeated="6"/>
          <table:table-cell office:value-type="float" office:value="151" calcext:value-type="float">
            <text:p>151</text:p>
          </table:table-cell>
          <table:table-cell office:value-type="float" office:value="0.806" calcext:value-type="float">
            <text:p>0.806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11" calcext:value-type="float">
            <text:p>0.7211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0.807" calcext:value-type="float">
            <text:p>0.807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291" calcext:value-type="float">
            <text:p>0.7291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0.814" calcext:value-type="float">
            <text:p>0.814</text:p>
          </table:table-cell>
          <table:table-cell office:value-type="float" office:value="0.7817" calcext:value-type="float">
            <text:p>0.7817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7306" calcext:value-type="float">
            <text:p>0.7306</text:p>
          </table:table-cell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7388" calcext:value-type="float">
            <text:p>0.738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0.814" calcext:value-type="float">
            <text:p>0.814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7215" calcext:value-type="float">
            <text:p>0.7215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0.808" calcext:value-type="float">
            <text:p>0.808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732" calcext:value-type="float">
            <text:p>0.732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0.805" calcext:value-type="float">
            <text:p>0.805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7215" calcext:value-type="float">
            <text:p>0.7215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0.826" calcext:value-type="float">
            <text:p>0.826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7416" calcext:value-type="float">
            <text:p>0.7416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7365" calcext:value-type="float">
            <text:p>0.7365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0.82" calcext:value-type="float">
            <text:p>0.82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966" calcext:value-type="float">
            <text:p>0.6966</text:p>
          </table:table-cell>
          <table:table-cell office:value-type="float" office:value="0.7981" calcext:value-type="float">
            <text:p>0.7981</text:p>
          </table:table-cell>
          <table:table-cell office:value-type="float" office:value="0.7174" calcext:value-type="float">
            <text:p>0.7174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0.827" calcext:value-type="float">
            <text:p>0.827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7119" calcext:value-type="float">
            <text:p>0.7119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0.82" calcext:value-type="float">
            <text:p>0.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7112" calcext:value-type="float">
            <text:p>0.7112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0.819" calcext:value-type="float">
            <text:p>0.819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211" calcext:value-type="float">
            <text:p>0.7211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0.812" calcext:value-type="float">
            <text:p>0.812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7163" calcext:value-type="float">
            <text:p>0.7163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0.82" calcext:value-type="float">
            <text:p>0.82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7171" calcext:value-type="float">
            <text:p>0.717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0.814" calcext:value-type="float">
            <text:p>0.814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0.832" calcext:value-type="float">
            <text:p>0.832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0.817" calcext:value-type="float">
            <text:p>0.817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91" calcext:value-type="float">
            <text:p>0.691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7227" calcext:value-type="float">
            <text:p>0.7227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7233" calcext:value-type="float">
            <text:p>0.7233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73" calcext:value-type="float">
            <text:p>0.7873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7106" calcext:value-type="float">
            <text:p>0.7106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0.818" calcext:value-type="float">
            <text:p>0.818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7091" calcext:value-type="float">
            <text:p>0.7091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0.819" calcext:value-type="float">
            <text:p>0.819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302" calcext:value-type="float">
            <text:p>0.7302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7075" calcext:value-type="float">
            <text:p>0.7075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939" calcext:value-type="float">
            <text:p>0.6939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29" calcext:value-type="float">
            <text:p>0.7829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747" calcext:value-type="float">
            <text:p>0.747</text:p>
          </table:table-cell>
          <table:table-cell office:value-type="float" office:value="0.6978" calcext:value-type="float">
            <text:p>0.6978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0.821" calcext:value-type="float">
            <text:p>0.821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6963" calcext:value-type="float">
            <text:p>0.6963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0.831" calcext:value-type="float">
            <text:p>0.831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7014" calcext:value-type="float">
            <text:p>0.7014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0.821" calcext:value-type="float">
            <text:p>0.821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6962" calcext:value-type="float">
            <text:p>0.6962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0.821" calcext:value-type="float">
            <text:p>0.821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6971" calcext:value-type="float">
            <text:p>0.697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0.829" calcext:value-type="float">
            <text:p>0.829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6915" calcext:value-type="float">
            <text:p>0.6915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145" calcext:value-type="float">
            <text:p>0.7145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0.819" calcext:value-type="float">
            <text:p>0.819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6823" calcext:value-type="float">
            <text:p>0.6823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65" calcext:value-type="float">
            <text:p>0.7865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7461" calcext:value-type="float">
            <text:p>0.7461</text:p>
          </table:table-cell>
          <table:table-cell office:value-type="float" office:value="0.7089" calcext:value-type="float">
            <text:p>0.7089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019" calcext:value-type="float">
            <text:p>0.7019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73" calcext:value-type="float">
            <text:p>0.673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6817" calcext:value-type="float">
            <text:p>0.68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0.821" calcext:value-type="float">
            <text:p>0.821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691" calcext:value-type="float">
            <text:p>0.691</text:p>
          </table:table-cell>
          <table:table-cell table:number-columns-repeated="6"/>
          <table:table-cell office:value-type="float" office:value="187" calcext:value-type="float">
            <text:p>187</text:p>
          </table:table-cell>
          <table:table-cell office:value-type="float" office:value="0.818" calcext:value-type="float">
            <text:p>0.81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68" calcext:value-type="float">
            <text:p>0.668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6865" calcext:value-type="float">
            <text:p>0.6865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0.821" calcext:value-type="float">
            <text:p>0.821</text:p>
          </table:table-cell>
          <table:table-cell office:value-type="float" office:value="0.771" calcext:value-type="float">
            <text:p>0.771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6975" calcext:value-type="float">
            <text:p>0.6975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6766" calcext:value-type="float">
            <text:p>0.6766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0.827" calcext:value-type="float">
            <text:p>0.827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6901" calcext:value-type="float">
            <text:p>0.6901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0.826" calcext:value-type="float">
            <text:p>0.826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437" calcext:value-type="float">
            <text:p>0.6437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674" calcext:value-type="float">
            <text:p>0.674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0.844" calcext:value-type="float">
            <text:p>0.844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6884" calcext:value-type="float">
            <text:p>0.6884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0.829" calcext:value-type="float">
            <text:p>0.829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6858" calcext:value-type="float">
            <text:p>0.6858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0.831" calcext:value-type="float">
            <text:p>0.831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723" calcext:value-type="float">
            <text:p>0.723</text:p>
          </table:table-cell>
          <table:table-cell office:value-type="float" office:value="0.6842" calcext:value-type="float">
            <text:p>0.6842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0.826" calcext:value-type="float">
            <text:p>0.826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5" calcext:value-type="float">
            <text:p>0.65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6843" calcext:value-type="float">
            <text:p>0.6843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6792" calcext:value-type="float">
            <text:p>0.6792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0.825" calcext:value-type="float">
            <text:p>0.825</text:p>
          </table:table-cell>
          <table:table-cell office:value-type="float" office:value="0.79" calcext:value-type="float">
            <text:p>0.79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473" calcext:value-type="float">
            <text:p>0.6473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765" calcext:value-type="float">
            <text:p>0.6765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0.826" calcext:value-type="float">
            <text:p>0.82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6763" calcext:value-type="float">
            <text:p>0.6763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793" calcext:value-type="float">
            <text:p>0.793</text:p>
          </table:table-cell>
        </table:table-row>
      </table:table>
      <table:table table:name="2client" table:style-name="ta1">
        <table:shapes>
          <draw:frame draw:z-index="0" draw:style-name="gr1" draw:text-style-name="P1" svg:width="23.589cm" svg:height="13.866cm" svg:x="0cm" svg:y="3.506cm">
            <draw:object draw:notify-on-update-of-ranges="2client.A1:2client.A1 2client.A2:2client.A201 2client.B1:2client.B1 2client.B2:2client.B201 2client.C1:2client.C1 2client.C2:2client.C2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5.372cm" svg:height="14.271cm" svg:x="23.339cm" svg:y="3.844cm">
            <draw:object draw:notify-on-update-of-ranges="2client.K1:2client.K1 2client.K2:2client.K201 2client.L1:2client.L1 2client.L2:2client.L201 2client.M1:2client.M1 2client.M2:2client.M2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mnet-tff</text:p>
          </table:table-cell>
          <table:table-cell office:value-type="string" calcext:value-type="string">
            <text:p>tff</text:p>
          </table:table-cell>
          <table:table-cell office:value-type="string" calcext:value-type="string">
            <text:p>Omnet-tff-FedAvg</text:p>
          </table:table-cell>
          <table:table-cell table:number-columns-repeated="7"/>
          <table:table-cell office:value-type="string" calcext:value-type="string">
            <text:p>Oment-tff</text:p>
          </table:table-cell>
          <table:table-cell office:value-type="string" calcext:value-type="string">
            <text:p>tff</text:p>
          </table:table-cell>
          <table:table-cell office:value-type="string" calcext:value-type="string">
            <text:p>Omnet-tff-FedAvg</text:p>
          </table:table-cell>
        </table:table-row>
        <table:table-row table:style-name="ro1">
          <table:table-cell office:value-type="float" office:value="2.3845" calcext:value-type="float">
            <text:p>2.3845</text:p>
          </table:table-cell>
          <table:table-cell office:value-type="float" office:value="2.3832" calcext:value-type="float">
            <text:p>2.3832</text:p>
          </table:table-cell>
          <table:table-cell office:value-type="float" office:value="2.3929" calcext:value-type="float">
            <text:p>2.3929</text:p>
          </table:table-cell>
          <table:table-cell table:number-columns-repeated="7"/>
          <table:table-cell office:value-type="float" office:value="0.165" calcext:value-type="float">
            <text:p>0.1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2.2455" calcext:value-type="float">
            <text:p>2.2455</text:p>
          </table:table-cell>
          <table:table-cell office:value-type="float" office:value="2.2636" calcext:value-type="float">
            <text:p>2.2636</text:p>
          </table:table-cell>
          <table:table-cell office:value-type="float" office:value="2.2774" calcext:value-type="float">
            <text:p>2.2774</text:p>
          </table:table-cell>
          <table:table-cell table:number-columns-repeated="7"/>
          <table:table-cell office:value-type="float" office:value="0.154" calcext:value-type="float">
            <text:p>0.154</text:p>
          </table:table-cell>
          <table:table-cell office:value-type="float" office:value="0.3228" calcext:value-type="float">
            <text:p>0.3228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2.384" calcext:value-type="float">
            <text:p>2.384</text:p>
          </table:table-cell>
          <table:table-cell office:value-type="float" office:value="2.3081" calcext:value-type="float">
            <text:p>2.3081</text:p>
          </table:table-cell>
          <table:table-cell office:value-type="float" office:value="2.2767" calcext:value-type="float">
            <text:p>2.2767</text:p>
          </table:table-cell>
          <table:table-cell table:number-columns-repeated="7"/>
          <table:table-cell office:value-type="float" office:value="0.101" calcext:value-type="float">
            <text:p>0.101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2.5798" calcext:value-type="float">
            <text:p>2.5798</text:p>
          </table:table-cell>
          <table:table-cell office:value-type="float" office:value="2.3709" calcext:value-type="float">
            <text:p>2.3709</text:p>
          </table:table-cell>
          <table:table-cell office:value-type="float" office:value="2.161" calcext:value-type="float">
            <text:p>2.161</text:p>
          </table:table-cell>
          <table:table-cell table:number-columns-repeated="7"/>
          <table:table-cell office:value-type="float" office:value="0.099" calcext:value-type="float">
            <text:p>0.099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2.1461" calcext:value-type="float">
            <text:p>2.1461</text:p>
          </table:table-cell>
          <table:table-cell office:value-type="float" office:value="2.0835" calcext:value-type="float">
            <text:p>2.0835</text:p>
          </table:table-cell>
          <table:table-cell table:number-columns-repeated="7"/>
          <table:table-cell office:value-type="float" office:value="0.251" calcext:value-type="float">
            <text:p>0.251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2.0999" calcext:value-type="float">
            <text:p>2.0999</text:p>
          </table:table-cell>
          <table:table-cell office:value-type="float" office:value="2.0943" calcext:value-type="float">
            <text:p>2.0943</text:p>
          </table:table-cell>
          <table:table-cell office:value-type="float" office:value="2.1549" calcext:value-type="float">
            <text:p>2.1549</text:p>
          </table:table-cell>
          <table:table-cell table:number-columns-repeated="7"/>
          <table:table-cell office:value-type="float" office:value="0.32" calcext:value-type="float">
            <text:p>0.32</text:p>
          </table:table-cell>
          <table:table-cell office:value-type="float" office:value="0.302" calcext:value-type="float">
            <text:p>0.302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2.2925" calcext:value-type="float">
            <text:p>2.2925</text:p>
          </table:table-cell>
          <table:table-cell office:value-type="float" office:value="2.3883" calcext:value-type="float">
            <text:p>2.3883</text:p>
          </table:table-cell>
          <table:table-cell office:value-type="float" office:value="2.2222" calcext:value-type="float">
            <text:p>2.2222</text:p>
          </table:table-cell>
          <table:table-cell table:number-columns-repeated="7"/>
          <table:table-cell office:value-type="float" office:value="0.184" calcext:value-type="float">
            <text:p>0.184</text:p>
          </table:table-cell>
          <table:table-cell office:value-type="float" office:value="0.11" calcext:value-type="float">
            <text:p>0.11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2.1021" calcext:value-type="float">
            <text:p>2.1021</text:p>
          </table:table-cell>
          <table:table-cell office:value-type="float" office:value="2.0366" calcext:value-type="float">
            <text:p>2.0366</text:p>
          </table:table-cell>
          <table:table-cell office:value-type="float" office:value="1.9932" calcext:value-type="float">
            <text:p>1.9932</text:p>
          </table:table-cell>
          <table:table-cell table:number-columns-repeated="7"/>
          <table:table-cell office:value-type="float" office:value="0.205" calcext:value-type="float">
            <text:p>0.2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.9645" calcext:value-type="float">
            <text:p>1.9645</text:p>
          </table:table-cell>
          <table:table-cell office:value-type="float" office:value="2.007" calcext:value-type="float">
            <text:p>2.007</text:p>
          </table:table-cell>
          <table:table-cell office:value-type="float" office:value="2.1775" calcext:value-type="float">
            <text:p>2.1775</text:p>
          </table:table-cell>
          <table:table-cell table:number-columns-repeated="7"/>
          <table:table-cell office:value-type="float" office:value="0.32" calcext:value-type="float">
            <text:p>0.32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1.994" calcext:value-type="float">
            <text:p>1.994</text:p>
          </table:table-cell>
          <table:table-cell office:value-type="float" office:value="1.9445" calcext:value-type="float">
            <text:p>1.9445</text:p>
          </table:table-cell>
          <table:table-cell office:value-type="float" office:value="2.1081" calcext:value-type="float">
            <text:p>2.1081</text:p>
          </table:table-cell>
          <table:table-cell table:number-columns-repeated="7"/>
          <table:table-cell office:value-type="float" office:value="0.413" calcext:value-type="float">
            <text:p>0.413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.0562" calcext:value-type="float">
            <text:p>2.0562</text:p>
          </table:table-cell>
          <table:table-cell office:value-type="float" office:value="1.9196" calcext:value-type="float">
            <text:p>1.9196</text:p>
          </table:table-cell>
          <table:table-cell office:value-type="float" office:value="1.9498" calcext:value-type="float">
            <text:p>1.9498</text:p>
          </table:table-cell>
          <table:table-cell table:number-columns-repeated="7"/>
          <table:table-cell office:value-type="float" office:value="0.208" calcext:value-type="float">
            <text:p>0.208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.9136" calcext:value-type="float">
            <text:p>1.9136</text:p>
          </table:table-cell>
          <table:table-cell office:value-type="float" office:value="2.126" calcext:value-type="float">
            <text:p>2.126</text:p>
          </table:table-cell>
          <table:table-cell office:value-type="float" office:value="1.9472" calcext:value-type="float">
            <text:p>1.9472</text:p>
          </table:table-cell>
          <table:table-cell table:number-columns-repeated="7"/>
          <table:table-cell office:value-type="float" office:value="0.248" calcext:value-type="float">
            <text:p>0.248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1.8099" calcext:value-type="float">
            <text:p>1.8099</text:p>
          </table:table-cell>
          <table:table-cell office:value-type="float" office:value="1.8106" calcext:value-type="float">
            <text:p>1.8106</text:p>
          </table:table-cell>
          <table:table-cell office:value-type="float" office:value="1.7972" calcext:value-type="float">
            <text:p>1.7972</text:p>
          </table:table-cell>
          <table:table-cell table:number-columns-repeated="7"/>
          <table:table-cell office:value-type="float" office:value="0.511" calcext:value-type="float">
            <text:p>0.511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1.8456" calcext:value-type="float">
            <text:p>1.8456</text:p>
          </table:table-cell>
          <table:table-cell office:value-type="float" office:value="1.8106" calcext:value-type="float">
            <text:p>1.8106</text:p>
          </table:table-cell>
          <table:table-cell office:value-type="float" office:value="1.8483" calcext:value-type="float">
            <text:p>1.8483</text:p>
          </table:table-cell>
          <table:table-cell table:number-columns-repeated="7"/>
          <table:table-cell office:value-type="float" office:value="0.431" calcext:value-type="float">
            <text:p>0.43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.7927" calcext:value-type="float">
            <text:p>1.7927</text:p>
          </table:table-cell>
          <table:table-cell office:value-type="float" office:value="1.817" calcext:value-type="float">
            <text:p>1.817</text:p>
          </table:table-cell>
          <table:table-cell office:value-type="float" office:value="1.7831" calcext:value-type="float">
            <text:p>1.7831</text:p>
          </table:table-cell>
          <table:table-cell table:number-columns-repeated="7"/>
          <table:table-cell office:value-type="float" office:value="0.46" calcext:value-type="float">
            <text:p>0.46</text:p>
          </table:table-cell>
          <table:table-cell office:value-type="float" office:value="0.401" calcext:value-type="float">
            <text:p>0.401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1.8488" calcext:value-type="float">
            <text:p>1.8488</text:p>
          </table:table-cell>
          <table:table-cell office:value-type="float" office:value="1.8707" calcext:value-type="float">
            <text:p>1.8707</text:p>
          </table:table-cell>
          <table:table-cell office:value-type="float" office:value="1.7339" calcext:value-type="float">
            <text:p>1.7339</text:p>
          </table:table-cell>
          <table:table-cell table:number-columns-repeated="7"/>
          <table:table-cell office:value-type="float" office:value="0.407" calcext:value-type="float">
            <text:p>0.407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1.8011" calcext:value-type="float">
            <text:p>1.8011</text:p>
          </table:table-cell>
          <table:table-cell office:value-type="float" office:value="1.7335" calcext:value-type="float">
            <text:p>1.7335</text:p>
          </table:table-cell>
          <table:table-cell office:value-type="float" office:value="1.6977" calcext:value-type="float">
            <text:p>1.6977</text:p>
          </table:table-cell>
          <table:table-cell table:number-columns-repeated="7"/>
          <table:table-cell office:value-type="float" office:value="0.256" calcext:value-type="float">
            <text:p>0.256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1.7391" calcext:value-type="float">
            <text:p>1.7391</text:p>
          </table:table-cell>
          <table:table-cell office:value-type="float" office:value="1.6322" calcext:value-type="float">
            <text:p>1.6322</text:p>
          </table:table-cell>
          <table:table-cell office:value-type="float" office:value="1.7396" calcext:value-type="float">
            <text:p>1.7396</text:p>
          </table:table-cell>
          <table:table-cell table:number-columns-repeated="7"/>
          <table:table-cell office:value-type="float" office:value="0.468" calcext:value-type="float">
            <text:p>0.468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1.7746" calcext:value-type="float">
            <text:p>1.7746</text:p>
          </table:table-cell>
          <table:table-cell office:value-type="float" office:value="1.6218" calcext:value-type="float">
            <text:p>1.6218</text:p>
          </table:table-cell>
          <table:table-cell office:value-type="float" office:value="1.7749" calcext:value-type="float">
            <text:p>1.7749</text:p>
          </table:table-cell>
          <table:table-cell table:number-columns-repeated="7"/>
          <table:table-cell office:value-type="float" office:value="0.31" calcext:value-type="float">
            <text:p>0.31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float" office:value="1.6341" calcext:value-type="float">
            <text:p>1.6341</text:p>
          </table:table-cell>
          <table:table-cell office:value-type="float" office:value="1.6557" calcext:value-type="float">
            <text:p>1.6557</text:p>
          </table:table-cell>
          <table:table-cell office:value-type="float" office:value="1.6074" calcext:value-type="float">
            <text:p>1.6074</text:p>
          </table:table-cell>
          <table:table-cell table:number-columns-repeated="7"/>
          <table:table-cell office:value-type="float" office:value="0.558" calcext:value-type="float">
            <text:p>0.558</text:p>
          </table:table-cell>
          <table:table-cell office:value-type="float" office:value="0.5298" calcext:value-type="float">
            <text:p>0.5298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1.6877" calcext:value-type="float">
            <text:p>1.6877</text:p>
          </table:table-cell>
          <table:table-cell office:value-type="float" office:value="1.63" calcext:value-type="float">
            <text:p>1.63</text:p>
          </table:table-cell>
          <table:table-cell office:value-type="float" office:value="1.6991" calcext:value-type="float">
            <text:p>1.6991</text:p>
          </table:table-cell>
          <table:table-cell table:number-columns-repeated="7"/>
          <table:table-cell office:value-type="float" office:value="0.428" calcext:value-type="float">
            <text:p>0.428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6562" calcext:value-type="float">
            <text:p>1.6562</text:p>
          </table:table-cell>
          <table:table-cell office:value-type="float" office:value="1.6277" calcext:value-type="float">
            <text:p>1.6277</text:p>
          </table:table-cell>
          <table:table-cell table:number-columns-repeated="7"/>
          <table:table-cell office:value-type="float" office:value="0.494" calcext:value-type="float">
            <text:p>0.494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1.6101" calcext:value-type="float">
            <text:p>1.6101</text:p>
          </table:table-cell>
          <table:table-cell office:value-type="float" office:value="1.5844" calcext:value-type="float">
            <text:p>1.5844</text:p>
          </table:table-cell>
          <table:table-cell office:value-type="float" office:value="1.593" calcext:value-type="float">
            <text:p>1.593</text:p>
          </table:table-cell>
          <table:table-cell table:number-columns-repeated="7"/>
          <table:table-cell office:value-type="float" office:value="0.482" calcext:value-type="float">
            <text:p>0.48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.5182" calcext:value-type="float">
            <text:p>1.5182</text:p>
          </table:table-cell>
          <table:table-cell office:value-type="float" office:value="1.6901" calcext:value-type="float">
            <text:p>1.6901</text:p>
          </table:table-cell>
          <table:table-cell office:value-type="float" office:value="1.5626" calcext:value-type="float">
            <text:p>1.5626</text:p>
          </table:table-cell>
          <table:table-cell table:number-columns-repeated="7"/>
          <table:table-cell office:value-type="float" office:value="0.657" calcext:value-type="float">
            <text:p>0.657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1.5196" calcext:value-type="float">
            <text:p>1.5196</text:p>
          </table:table-cell>
          <table:table-cell office:value-type="float" office:value="1.4796" calcext:value-type="float">
            <text:p>1.4796</text:p>
          </table:table-cell>
          <table:table-cell office:value-type="float" office:value="1.5561" calcext:value-type="float">
            <text:p>1.5561</text:p>
          </table:table-cell>
          <table:table-cell table:number-columns-repeated="7"/>
          <table:table-cell office:value-type="float" office:value="0.588" calcext:value-type="float">
            <text:p>0.588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1.5401" calcext:value-type="float">
            <text:p>1.5401</text:p>
          </table:table-cell>
          <table:table-cell office:value-type="float" office:value="1.5421" calcext:value-type="float">
            <text:p>1.5421</text:p>
          </table:table-cell>
          <table:table-cell office:value-type="float" office:value="1.5473" calcext:value-type="float">
            <text:p>1.5473</text:p>
          </table:table-cell>
          <table:table-cell table:number-columns-repeated="7"/>
          <table:table-cell office:value-type="float" office:value="0.578" calcext:value-type="float">
            <text:p>0.578</text:p>
          </table:table-cell>
          <table:table-cell office:value-type="float" office:value="0.504" calcext:value-type="float">
            <text:p>0.504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float" office:value="1.4801" calcext:value-type="float">
            <text:p>1.480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028" calcext:value-type="float">
            <text:p>1.5028</text:p>
          </table:table-cell>
          <table:table-cell table:number-columns-repeated="7"/>
          <table:table-cell office:value-type="float" office:value="0.619" calcext:value-type="float">
            <text:p>0.619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float" office:value="1.6656" calcext:value-type="float">
            <text:p>1.6656</text:p>
          </table:table-cell>
          <table:table-cell office:value-type="float" office:value="1.6349" calcext:value-type="float">
            <text:p>1.6349</text:p>
          </table:table-cell>
          <table:table-cell office:value-type="float" office:value="1.4586" calcext:value-type="float">
            <text:p>1.4586</text:p>
          </table:table-cell>
          <table:table-cell table:number-columns-repeated="7"/>
          <table:table-cell office:value-type="float" office:value="0.246" calcext:value-type="float">
            <text:p>0.246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4407" calcext:value-type="float">
            <text:p>1.4407</text:p>
          </table:table-cell>
          <table:table-cell office:value-type="float" office:value="1.5744" calcext:value-type="float">
            <text:p>1.5744</text:p>
          </table:table-cell>
          <table:table-cell table:number-columns-repeated="7"/>
          <table:table-cell office:value-type="float" office:value="0.42" calcext:value-type="float">
            <text:p>0.42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float" office:value="1.4501" calcext:value-type="float">
            <text:p>1.4501</text:p>
          </table:table-cell>
          <table:table-cell office:value-type="float" office:value="1.4042" calcext:value-type="float">
            <text:p>1.4042</text:p>
          </table:table-cell>
          <table:table-cell office:value-type="float" office:value="1.4894" calcext:value-type="float">
            <text:p>1.4894</text:p>
          </table:table-cell>
          <table:table-cell table:number-columns-repeated="7"/>
          <table:table-cell office:value-type="float" office:value="0.541" calcext:value-type="float">
            <text:p>0.541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1.4433" calcext:value-type="float">
            <text:p>1.4433</text:p>
          </table:table-cell>
          <table:table-cell office:value-type="float" office:value="1.4339" calcext:value-type="float">
            <text:p>1.4339</text:p>
          </table:table-cell>
          <table:table-cell office:value-type="float" office:value="1.3891" calcext:value-type="float">
            <text:p>1.3891</text:p>
          </table:table-cell>
          <table:table-cell table:number-columns-repeated="7"/>
          <table:table-cell office:value-type="float" office:value="0.502" calcext:value-type="float">
            <text:p>0.502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1.4036" calcext:value-type="float">
            <text:p>1.4036</text:p>
          </table:table-cell>
          <table:table-cell office:value-type="float" office:value="1.4007" calcext:value-type="float">
            <text:p>1.4007</text:p>
          </table:table-cell>
          <table:table-cell office:value-type="float" office:value="1.3858" calcext:value-type="float">
            <text:p>1.3858</text:p>
          </table:table-cell>
          <table:table-cell table:number-columns-repeated="7"/>
          <table:table-cell office:value-type="float" office:value="0.635" calcext:value-type="float">
            <text:p>0.6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1.3282" calcext:value-type="float">
            <text:p>1.3282</text:p>
          </table:table-cell>
          <table:table-cell office:value-type="float" office:value="1.4154" calcext:value-type="float">
            <text:p>1.4154</text:p>
          </table:table-cell>
          <table:table-cell office:value-type="float" office:value="1.45" calcext:value-type="float">
            <text:p>1.45</text:p>
          </table:table-cell>
          <table:table-cell table:number-columns-repeated="7"/>
          <table:table-cell office:value-type="float" office:value="0.757" calcext:value-type="float">
            <text:p>0.757</text:p>
          </table:table-cell>
          <table:table-cell office:value-type="float" office:value="0.627" calcext:value-type="float">
            <text:p>0.627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.3706" calcext:value-type="float">
            <text:p>1.3706</text:p>
          </table:table-cell>
          <table:table-cell office:value-type="float" office:value="1.3641" calcext:value-type="float">
            <text:p>1.3641</text:p>
          </table:table-cell>
          <table:table-cell office:value-type="float" office:value="1.3619" calcext:value-type="float">
            <text:p>1.3619</text:p>
          </table:table-cell>
          <table:table-cell table:number-columns-repeated="7"/>
          <table:table-cell office:value-type="float" office:value="0.65" calcext:value-type="float">
            <text:p>0.65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float" office:value="1.3578" calcext:value-type="float">
            <text:p>1.3578</text:p>
          </table:table-cell>
          <table:table-cell office:value-type="float" office:value="1.349" calcext:value-type="float">
            <text:p>1.349</text:p>
          </table:table-cell>
          <table:table-cell office:value-type="float" office:value="1.4492" calcext:value-type="float">
            <text:p>1.4492</text:p>
          </table:table-cell>
          <table:table-cell table:number-columns-repeated="7"/>
          <table:table-cell office:value-type="float" office:value="0.601" calcext:value-type="float">
            <text:p>0.601</text:p>
          </table:table-cell>
          <table:table-cell office:value-type="float" office:value="0.6883" calcext:value-type="float">
            <text:p>0.6883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1.4015" calcext:value-type="float">
            <text:p>1.4015</text:p>
          </table:table-cell>
          <table:table-cell office:value-type="float" office:value="1.3624" calcext:value-type="float">
            <text:p>1.3624</text:p>
          </table:table-cell>
          <table:table-cell office:value-type="float" office:value="1.3587" calcext:value-type="float">
            <text:p>1.3587</text:p>
          </table:table-cell>
          <table:table-cell table:number-columns-repeated="7"/>
          <table:table-cell office:value-type="float" office:value="0.592" calcext:value-type="float">
            <text:p>0.592</text:p>
          </table:table-cell>
          <table:table-cell office:value-type="float" office:value="0.602" calcext:value-type="float">
            <text:p>0.602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1.4205" calcext:value-type="float">
            <text:p>1.4205</text:p>
          </table:table-cell>
          <table:table-cell office:value-type="float" office:value="1.3327" calcext:value-type="float">
            <text:p>1.3327</text:p>
          </table:table-cell>
          <table:table-cell office:value-type="float" office:value="1.377" calcext:value-type="float">
            <text:p>1.377</text:p>
          </table:table-cell>
          <table:table-cell table:number-columns-repeated="7"/>
          <table:table-cell office:value-type="float" office:value="0.569" calcext:value-type="float">
            <text:p>0.56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.3101" calcext:value-type="float">
            <text:p>1.3101</text:p>
          </table:table-cell>
          <table:table-cell office:value-type="float" office:value="1.3579" calcext:value-type="float">
            <text:p>1.3579</text:p>
          </table:table-cell>
          <table:table-cell office:value-type="float" office:value="1.2989" calcext:value-type="float">
            <text:p>1.2989</text:p>
          </table:table-cell>
          <table:table-cell table:number-columns-repeated="7"/>
          <table:table-cell office:value-type="float" office:value="0.669" calcext:value-type="float">
            <text:p>0.669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1.4141" calcext:value-type="float">
            <text:p>1.4141</text:p>
          </table:table-cell>
          <table:table-cell office:value-type="float" office:value="1.3753" calcext:value-type="float">
            <text:p>1.3753</text:p>
          </table:table-cell>
          <table:table-cell office:value-type="float" office:value="1.5465" calcext:value-type="float">
            <text:p>1.5465</text:p>
          </table:table-cell>
          <table:table-cell table:number-columns-repeated="7"/>
          <table:table-cell office:value-type="float" office:value="0.513" calcext:value-type="float">
            <text:p>0.513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1.2993" calcext:value-type="float">
            <text:p>1.2993</text:p>
          </table:table-cell>
          <table:table-cell office:value-type="float" office:value="1.3199" calcext:value-type="float">
            <text:p>1.3199</text:p>
          </table:table-cell>
          <table:table-cell office:value-type="float" office:value="1.3513" calcext:value-type="float">
            <text:p>1.3513</text:p>
          </table:table-cell>
          <table:table-cell table:number-columns-repeated="7"/>
          <table:table-cell office:value-type="float" office:value="0.636" calcext:value-type="float">
            <text:p>0.636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float" office:value="1.3257" calcext:value-type="float">
            <text:p>1.3257</text:p>
          </table:table-cell>
          <table:table-cell office:value-type="float" office:value="1.2905" calcext:value-type="float">
            <text:p>1.2905</text:p>
          </table:table-cell>
          <table:table-cell office:value-type="float" office:value="1.8629" calcext:value-type="float">
            <text:p>1.8629</text:p>
          </table:table-cell>
          <table:table-cell table:number-columns-repeated="7"/>
          <table:table-cell office:value-type="float" office:value="0.626" calcext:value-type="float">
            <text:p>0.626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2441" calcext:value-type="float">
            <text:p>1.2441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2653" calcext:value-type="float">
            <text:p>1.2653</text:p>
          </table:table-cell>
          <table:table-cell table:number-columns-repeated="7"/>
          <table:table-cell office:value-type="float" office:value="0.71" calcext:value-type="float">
            <text:p>0.71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1.2074" calcext:value-type="float">
            <text:p>1.2074</text:p>
          </table:table-cell>
          <table:table-cell office:value-type="float" office:value="1.3586" calcext:value-type="float">
            <text:p>1.3586</text:p>
          </table:table-cell>
          <table:table-cell office:value-type="float" office:value="1.2458" calcext:value-type="float">
            <text:p>1.2458</text:p>
          </table:table-cell>
          <table:table-cell table:number-columns-repeated="7"/>
          <table:table-cell office:value-type="float" office:value="0.724" calcext:value-type="float">
            <text:p>0.72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1.2079" calcext:value-type="float">
            <text:p>1.2079</text:p>
          </table:table-cell>
          <table:table-cell office:value-type="float" office:value="1.2833" calcext:value-type="float">
            <text:p>1.2833</text:p>
          </table:table-cell>
          <table:table-cell office:value-type="float" office:value="1.2299" calcext:value-type="float">
            <text:p>1.2299</text:p>
          </table:table-cell>
          <table:table-cell table:number-columns-repeated="7"/>
          <table:table-cell office:value-type="float" office:value="0.713" calcext:value-type="float">
            <text:p>0.713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1.2183" calcext:value-type="float">
            <text:p>1.2183</text:p>
          </table:table-cell>
          <table:table-cell office:value-type="float" office:value="1.2585" calcext:value-type="float">
            <text:p>1.2585</text:p>
          </table:table-cell>
          <table:table-cell office:value-type="float" office:value="1.1991" calcext:value-type="float">
            <text:p>1.1991</text:p>
          </table:table-cell>
          <table:table-cell table:number-columns-repeated="7"/>
          <table:table-cell office:value-type="float" office:value="0.732" calcext:value-type="float">
            <text:p>0.732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1.1775" calcext:value-type="float">
            <text:p>1.1775</text:p>
          </table:table-cell>
          <table:table-cell office:value-type="float" office:value="1.1905" calcext:value-type="float">
            <text:p>1.1905</text:p>
          </table:table-cell>
          <table:table-cell office:value-type="float" office:value="1.1965" calcext:value-type="float">
            <text:p>1.1965</text:p>
          </table:table-cell>
          <table:table-cell table:number-columns-repeated="7"/>
          <table:table-cell office:value-type="float" office:value="0.734" calcext:value-type="float">
            <text:p>0.734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float" office:value="1.1779" calcext:value-type="float">
            <text:p>1.1779</text:p>
          </table:table-cell>
          <table:table-cell office:value-type="float" office:value="1.2117" calcext:value-type="float">
            <text:p>1.2117</text:p>
          </table:table-cell>
          <table:table-cell office:value-type="float" office:value="1.2062" calcext:value-type="float">
            <text:p>1.2062</text:p>
          </table:table-cell>
          <table:table-cell table:number-columns-repeated="7"/>
          <table:table-cell office:value-type="float" office:value="0.701" calcext:value-type="float">
            <text:p>0.701</text:p>
          </table:table-cell>
          <table:table-cell office:value-type="float" office:value="0.6996" calcext:value-type="float">
            <text:p>0.699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.2468" calcext:value-type="float">
            <text:p>1.2468</text:p>
          </table:table-cell>
          <table:table-cell office:value-type="float" office:value="1.2329" calcext:value-type="float">
            <text:p>1.2329</text:p>
          </table:table-cell>
          <table:table-cell office:value-type="float" office:value="1.2301" calcext:value-type="float">
            <text:p>1.2301</text:p>
          </table:table-cell>
          <table:table-cell table:number-columns-repeated="7"/>
          <table:table-cell office:value-type="float" office:value="0.651" calcext:value-type="float">
            <text:p>0.651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1.2416" calcext:value-type="float">
            <text:p>1.2416</text:p>
          </table:table-cell>
          <table:table-cell office:value-type="float" office:value="1.2155" calcext:value-type="float">
            <text:p>1.2155</text:p>
          </table:table-cell>
          <table:table-cell table:number-columns-repeated="7"/>
          <table:table-cell office:value-type="float" office:value="0.523" calcext:value-type="float">
            <text:p>0.523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float" office:value="1.2001" calcext:value-type="float">
            <text:p>1.2001</text:p>
          </table:table-cell>
          <table:table-cell office:value-type="float" office:value="1.1716" calcext:value-type="float">
            <text:p>1.1716</text:p>
          </table:table-cell>
          <table:table-cell office:value-type="float" office:value="1.2666" calcext:value-type="float">
            <text:p>1.2666</text:p>
          </table:table-cell>
          <table:table-cell table:number-columns-repeated="7"/>
          <table:table-cell office:value-type="float" office:value="0.707" calcext:value-type="float">
            <text:p>0.707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.2088" calcext:value-type="float">
            <text:p>1.2088</text:p>
          </table:table-cell>
          <table:table-cell office:value-type="float" office:value="1.2949" calcext:value-type="float">
            <text:p>1.2949</text:p>
          </table:table-cell>
          <table:table-cell office:value-type="float" office:value="1.2175" calcext:value-type="float">
            <text:p>1.2175</text:p>
          </table:table-cell>
          <table:table-cell table:number-columns-repeated="7"/>
          <table:table-cell office:value-type="float" office:value="0.647" calcext:value-type="float">
            <text:p>0.647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1.1191" calcext:value-type="float">
            <text:p>1.1191</text:p>
          </table:table-cell>
          <table:table-cell office:value-type="float" office:value="1.1442" calcext:value-type="float">
            <text:p>1.1442</text:p>
          </table:table-cell>
          <table:table-cell office:value-type="float" office:value="1.2922" calcext:value-type="float">
            <text:p>1.2922</text:p>
          </table:table-cell>
          <table:table-cell table:number-columns-repeated="7"/>
          <table:table-cell office:value-type="float" office:value="0.733" calcext:value-type="float">
            <text:p>0.733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1.2022" calcext:value-type="float">
            <text:p>1.2022</text:p>
          </table:table-cell>
          <table:table-cell office:value-type="float" office:value="1.1834" calcext:value-type="float">
            <text:p>1.1834</text:p>
          </table:table-cell>
          <table:table-cell office:value-type="float" office:value="1.2141" calcext:value-type="float">
            <text:p>1.2141</text:p>
          </table:table-cell>
          <table:table-cell table:number-columns-repeated="7"/>
          <table:table-cell office:value-type="float" office:value="0.622" calcext:value-type="float">
            <text:p>0.622</text:p>
          </table:table-cell>
          <table:table-cell office:value-type="float" office:value="0.6769" calcext:value-type="float">
            <text:p>0.6769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1.2243" calcext:value-type="float">
            <text:p>1.2243</text:p>
          </table:table-cell>
          <table:table-cell office:value-type="float" office:value="1.1949" calcext:value-type="float">
            <text:p>1.1949</text:p>
          </table:table-cell>
          <table:table-cell table:number-columns-repeated="7"/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float" office:value="1.2197" calcext:value-type="float">
            <text:p>1.2197</text:p>
          </table:table-cell>
          <table:table-cell office:value-type="float" office:value="1.122" calcext:value-type="float">
            <text:p>1.122</text:p>
          </table:table-cell>
          <table:table-cell office:value-type="float" office:value="1.1847" calcext:value-type="float">
            <text:p>1.1847</text:p>
          </table:table-cell>
          <table:table-cell table:number-columns-repeated="7"/>
          <table:table-cell office:value-type="float" office:value="0.613" calcext:value-type="float">
            <text:p>0.613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1.0876" calcext:value-type="float">
            <text:p>1.0876</text:p>
          </table:table-cell>
          <table:table-cell office:value-type="float" office:value="1.1283" calcext:value-type="float">
            <text:p>1.1283</text:p>
          </table:table-cell>
          <table:table-cell office:value-type="float" office:value="1.1158" calcext:value-type="float">
            <text:p>1.1158</text:p>
          </table:table-cell>
          <table:table-cell table:number-columns-repeated="7"/>
          <table:table-cell office:value-type="float" office:value="0.743" calcext:value-type="float">
            <text:p>0.743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1.0952" calcext:value-type="float">
            <text:p>1.0952</text:p>
          </table:table-cell>
          <table:table-cell office:value-type="float" office:value="1.0959" calcext:value-type="float">
            <text:p>1.0959</text:p>
          </table:table-cell>
          <table:table-cell office:value-type="float" office:value="1.1334" calcext:value-type="float">
            <text:p>1.1334</text:p>
          </table:table-cell>
          <table:table-cell table:number-columns-repeated="7"/>
          <table:table-cell office:value-type="float" office:value="0.729" calcext:value-type="float">
            <text:p>0.729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1.1028" calcext:value-type="float">
            <text:p>1.1028</text:p>
          </table:table-cell>
          <table:table-cell office:value-type="float" office:value="1.2704" calcext:value-type="float">
            <text:p>1.2704</text:p>
          </table:table-cell>
          <table:table-cell office:value-type="float" office:value="1.1673" calcext:value-type="float">
            <text:p>1.1673</text:p>
          </table:table-cell>
          <table:table-cell table:number-columns-repeated="7"/>
          <table:table-cell office:value-type="float" office:value="0.696" calcext:value-type="float">
            <text:p>0.696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1.0642" calcext:value-type="float">
            <text:p>1.0642</text:p>
          </table:table-cell>
          <table:table-cell office:value-type="float" office:value="1.146" calcext:value-type="float">
            <text:p>1.146</text:p>
          </table:table-cell>
          <table:table-cell office:value-type="float" office:value="1.0948" calcext:value-type="float">
            <text:p>1.0948</text:p>
          </table:table-cell>
          <table:table-cell table:number-columns-repeated="7"/>
          <table:table-cell office:value-type="float" office:value="0.736" calcext:value-type="float">
            <text:p>0.736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.1601" calcext:value-type="float">
            <text:p>1.1601</text:p>
          </table:table-cell>
          <table:table-cell office:value-type="float" office:value="1.1851" calcext:value-type="float">
            <text:p>1.1851</text:p>
          </table:table-cell>
          <table:table-cell office:value-type="float" office:value="1.0995" calcext:value-type="float">
            <text:p>1.0995</text:p>
          </table:table-cell>
          <table:table-cell table:number-columns-repeated="7"/>
          <table:table-cell office:value-type="float" office:value="0.632" calcext:value-type="float">
            <text:p>0.632</text:p>
          </table:table-cell>
          <table:table-cell office:value-type="float" office:value="0.682" calcext:value-type="float">
            <text:p>0.68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1.0597" calcext:value-type="float">
            <text:p>1.0597</text:p>
          </table:table-cell>
          <table:table-cell office:value-type="float" office:value="1.1305" calcext:value-type="float">
            <text:p>1.1305</text:p>
          </table:table-cell>
          <table:table-cell table:number-columns-repeated="7"/>
          <table:table-cell office:value-type="float" office:value="0.77" calcext:value-type="float">
            <text:p>0.77</text:p>
          </table:table-cell>
          <table:table-cell office:value-type="float" office:value="0.7399" calcext:value-type="float">
            <text:p>0.7399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float" office:value="1.0388" calcext:value-type="float">
            <text:p>1.0388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1608" calcext:value-type="float">
            <text:p>1.1608</text:p>
          </table:table-cell>
          <table:table-cell table:number-columns-repeated="7"/>
          <table:table-cell office:value-type="float" office:value="0.762" calcext:value-type="float">
            <text:p>0.762</text:p>
          </table:table-cell>
          <table:table-cell office:value-type="float" office:value="0.7469" calcext:value-type="float">
            <text:p>0.7469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1.0596" calcext:value-type="float">
            <text:p>1.0596</text:p>
          </table:table-cell>
          <table:table-cell office:value-type="float" office:value="1.1573" calcext:value-type="float">
            <text:p>1.1573</text:p>
          </table:table-cell>
          <table:table-cell office:value-type="float" office:value="1.0676" calcext:value-type="float">
            <text:p>1.0676</text:p>
          </table:table-cell>
          <table:table-cell table:number-columns-repeated="7"/>
          <table:table-cell office:value-type="float" office:value="0.729" calcext:value-type="float">
            <text:p>0.729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1.1272" calcext:value-type="float">
            <text:p>1.1272</text:p>
          </table:table-cell>
          <table:table-cell office:value-type="float" office:value="1.1391" calcext:value-type="float">
            <text:p>1.1391</text:p>
          </table:table-cell>
          <table:table-cell office:value-type="float" office:value="1.1314" calcext:value-type="float">
            <text:p>1.1314</text:p>
          </table:table-cell>
          <table:table-cell table:number-columns-repeated="7"/>
          <table:table-cell office:value-type="float" office:value="0.688" calcext:value-type="float">
            <text:p>0.688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.0837" calcext:value-type="float">
            <text:p>1.0837</text:p>
          </table:table-cell>
          <table:table-cell office:value-type="float" office:value="1.0848" calcext:value-type="float">
            <text:p>1.0848</text:p>
          </table:table-cell>
          <table:table-cell office:value-type="float" office:value="1.2561" calcext:value-type="float">
            <text:p>1.2561</text:p>
          </table:table-cell>
          <table:table-cell table:number-columns-repeated="7"/>
          <table:table-cell office:value-type="float" office:value="0.71" calcext:value-type="float">
            <text:p>0.71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1.1584" calcext:value-type="float">
            <text:p>1.1584</text:p>
          </table:table-cell>
          <table:table-cell office:value-type="float" office:value="1.0886" calcext:value-type="float">
            <text:p>1.0886</text:p>
          </table:table-cell>
          <table:table-cell office:value-type="float" office:value="1.124" calcext:value-type="float">
            <text:p>1.124</text:p>
          </table:table-cell>
          <table:table-cell table:number-columns-repeated="7"/>
          <table:table-cell office:value-type="float" office:value="0.647" calcext:value-type="float">
            <text:p>0.64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float" office:value="1.0245" calcext:value-type="float">
            <text:p>1.0245</text:p>
          </table:table-cell>
          <table:table-cell office:value-type="float" office:value="1.0789" calcext:value-type="float">
            <text:p>1.0789</text:p>
          </table:table-cell>
          <table:table-cell office:value-type="float" office:value="1.0487" calcext:value-type="float">
            <text:p>1.0487</text:p>
          </table:table-cell>
          <table:table-cell table:number-columns-repeated="7"/>
          <table:table-cell office:value-type="float" office:value="0.738" calcext:value-type="float">
            <text:p>0.738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1.0748" calcext:value-type="float">
            <text:p>1.0748</text:p>
          </table:table-cell>
          <table:table-cell office:value-type="float" office:value="1.1167" calcext:value-type="float">
            <text:p>1.1167</text:p>
          </table:table-cell>
          <table:table-cell office:value-type="float" office:value="1.1295" calcext:value-type="float">
            <text:p>1.1295</text:p>
          </table:table-cell>
          <table:table-cell table:number-columns-repeated="7"/>
          <table:table-cell office:value-type="float" office:value="0.706" calcext:value-type="float">
            <text:p>0.706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  <table:table-cell office:value-type="float" office:value="1.0267" calcext:value-type="float">
            <text:p>1.0267</text:p>
          </table:table-cell>
          <table:table-cell office:value-type="float" office:value="1.0847" calcext:value-type="float">
            <text:p>1.0847</text:p>
          </table:table-cell>
          <table:table-cell table:number-columns-repeated="7"/>
          <table:table-cell office:value-type="float" office:value="0.699" calcext:value-type="float">
            <text:p>0.699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float" office:value="1.0837" calcext:value-type="float">
            <text:p>1.0837</text:p>
          </table:table-cell>
          <table:table-cell office:value-type="float" office:value="1.2133" calcext:value-type="float">
            <text:p>1.2133</text:p>
          </table:table-cell>
          <table:table-cell office:value-type="float" office:value="1.1295" calcext:value-type="float">
            <text:p>1.1295</text:p>
          </table:table-cell>
          <table:table-cell table:number-columns-repeated="7"/>
          <table:table-cell office:value-type="float" office:value="0.668" calcext:value-type="float">
            <text:p>0.668</text:p>
          </table:table-cell>
          <table:table-cell office:value-type="float" office:value="0.567" calcext:value-type="float">
            <text:p>0.567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0.9895" calcext:value-type="float">
            <text:p>0.9895</text:p>
          </table:table-cell>
          <table:table-cell office:value-type="float" office:value="1.0328" calcext:value-type="float">
            <text:p>1.0328</text:p>
          </table:table-cell>
          <table:table-cell office:value-type="float" office:value="1.1657" calcext:value-type="float">
            <text:p>1.1657</text:p>
          </table:table-cell>
          <table:table-cell table:number-columns-repeated="7"/>
          <table:table-cell office:value-type="float" office:value="0.76" calcext:value-type="float">
            <text:p>0.76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0.9599" calcext:value-type="float">
            <text:p>0.9599</text:p>
          </table:table-cell>
          <table:table-cell office:value-type="float" office:value="1.0457" calcext:value-type="float">
            <text:p>1.0457</text:p>
          </table:table-cell>
          <table:table-cell office:value-type="float" office:value="1.01" calcext:value-type="float">
            <text:p>1.01</text:p>
          </table:table-cell>
          <table:table-cell table:number-columns-repeated="7"/>
          <table:table-cell office:value-type="float" office:value="0.767" calcext:value-type="float">
            <text:p>0.767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1.0112" calcext:value-type="float">
            <text:p>1.0112</text:p>
          </table:table-cell>
          <table:table-cell office:value-type="float" office:value="1.0028" calcext:value-type="float">
            <text:p>1.0028</text:p>
          </table:table-cell>
          <table:table-cell office:value-type="float" office:value="1.0466" calcext:value-type="float">
            <text:p>1.0466</text:p>
          </table:table-cell>
          <table:table-cell table:number-columns-repeated="7"/>
          <table:table-cell office:value-type="float" office:value="0.712" calcext:value-type="float">
            <text:p>0.712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1.0021" calcext:value-type="float">
            <text:p>1.0021</text:p>
          </table:table-cell>
          <table:table-cell office:value-type="float" office:value="1.0236" calcext:value-type="float">
            <text:p>1.0236</text:p>
          </table:table-cell>
          <table:table-cell table:number-columns-repeated="7"/>
          <table:table-cell office:value-type="float" office:value="0.765" calcext:value-type="float">
            <text:p>0.765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.9339" calcext:value-type="float">
            <text:p>0.9339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15" calcext:value-type="float">
            <text:p>0.9815</text:p>
          </table:table-cell>
          <table:table-cell table:number-columns-repeated="7"/>
          <table:table-cell office:value-type="float" office:value="0.785" calcext:value-type="float">
            <text:p>0.785</text:p>
          </table:table-cell>
          <table:table-cell office:value-type="float" office:value="0.7196" calcext:value-type="float">
            <text:p>0.7196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1.0019" calcext:value-type="float">
            <text:p>1.0019</text:p>
          </table:table-cell>
          <table:table-cell office:value-type="float" office:value="1.0925" calcext:value-type="float">
            <text:p>1.0925</text:p>
          </table:table-cell>
          <table:table-cell office:value-type="float" office:value="1.0192" calcext:value-type="float">
            <text:p>1.0192</text:p>
          </table:table-cell>
          <table:table-cell table:number-columns-repeated="7"/>
          <table:table-cell office:value-type="float" office:value="0.712" calcext:value-type="float">
            <text:p>0.712</text:p>
          </table:table-cell>
          <table:table-cell office:value-type="float" office:value="0.67" calcext:value-type="float">
            <text:p>0.67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1.0016" calcext:value-type="float">
            <text:p>1.0016</text:p>
          </table:table-cell>
          <table:table-cell office:value-type="float" office:value="1.0353" calcext:value-type="float">
            <text:p>1.0353</text:p>
          </table:table-cell>
          <table:table-cell office:value-type="float" office:value="1.0422" calcext:value-type="float">
            <text:p>1.0422</text:p>
          </table:table-cell>
          <table:table-cell table:number-columns-repeated="7"/>
          <table:table-cell office:value-type="float" office:value="0.714" calcext:value-type="float">
            <text:p>0.714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0.9655" calcext:value-type="float">
            <text:p>0.9655</text:p>
          </table:table-cell>
          <table:table-cell office:value-type="float" office:value="1.0093" calcext:value-type="float">
            <text:p>1.0093</text:p>
          </table:table-cell>
          <table:table-cell office:value-type="float" office:value="1.0523" calcext:value-type="float">
            <text:p>1.0523</text:p>
          </table:table-cell>
          <table:table-cell table:number-columns-repeated="7"/>
          <table:table-cell office:value-type="float" office:value="0.736" calcext:value-type="float">
            <text:p>0.73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float" office:value="1.0183" calcext:value-type="float">
            <text:p>1.0183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944" calcext:value-type="float">
            <text:p>0.9944</text:p>
          </table:table-cell>
          <table:table-cell table:number-columns-repeated="7"/>
          <table:table-cell office:value-type="float" office:value="0.704" calcext:value-type="float">
            <text:p>0.704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0.9647" calcext:value-type="float">
            <text:p>0.9647</text:p>
          </table:table-cell>
          <table:table-cell office:value-type="float" office:value="0.9709" calcext:value-type="float">
            <text:p>0.9709</text:p>
          </table:table-cell>
          <table:table-cell office:value-type="float" office:value="1.0373" calcext:value-type="float">
            <text:p>1.0373</text:p>
          </table:table-cell>
          <table:table-cell table:number-columns-repeated="7"/>
          <table:table-cell office:value-type="float" office:value="0.755" calcext:value-type="float">
            <text:p>0.75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0.9223" calcext:value-type="float">
            <text:p>0.9223</text:p>
          </table:table-cell>
          <table:table-cell office:value-type="float" office:value="1.0521" calcext:value-type="float">
            <text:p>1.0521</text:p>
          </table:table-cell>
          <table:table-cell office:value-type="float" office:value="0.9698" calcext:value-type="float">
            <text:p>0.9698</text:p>
          </table:table-cell>
          <table:table-cell table:number-columns-repeated="7"/>
          <table:table-cell office:value-type="float" office:value="0.784" calcext:value-type="float">
            <text:p>0.784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0.9435" calcext:value-type="float">
            <text:p>0.9435</text:p>
          </table:table-cell>
          <table:table-cell office:value-type="float" office:value="1.0247" calcext:value-type="float">
            <text:p>1.0247</text:p>
          </table:table-cell>
          <table:table-cell office:value-type="float" office:value="1.0639" calcext:value-type="float">
            <text:p>1.0639</text:p>
          </table:table-cell>
          <table:table-cell table:number-columns-repeated="7"/>
          <table:table-cell office:value-type="float" office:value="0.759" calcext:value-type="float">
            <text:p>0.759</text:p>
          </table:table-cell>
          <table:table-cell office:value-type="float" office:value="0.7041" calcext:value-type="float">
            <text:p>0.7041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0.9423" calcext:value-type="float">
            <text:p>0.9423</text:p>
          </table:table-cell>
          <table:table-cell office:value-type="float" office:value="0.9966" calcext:value-type="float">
            <text:p>0.9966</text:p>
          </table:table-cell>
          <table:table-cell office:value-type="float" office:value="1.0311" calcext:value-type="float">
            <text:p>1.0311</text:p>
          </table:table-cell>
          <table:table-cell table:number-columns-repeated="7"/>
          <table:table-cell office:value-type="float" office:value="0.739" calcext:value-type="float">
            <text:p>0.739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0.9664" calcext:value-type="float">
            <text:p>0.9664</text:p>
          </table:table-cell>
          <table:table-cell office:value-type="float" office:value="1.1761" calcext:value-type="float">
            <text:p>1.1761</text:p>
          </table:table-cell>
          <table:table-cell office:value-type="float" office:value="0.9939" calcext:value-type="float">
            <text:p>0.9939</text:p>
          </table:table-cell>
          <table:table-cell table:number-columns-repeated="7"/>
          <table:table-cell office:value-type="float" office:value="0.767" calcext:value-type="float">
            <text:p>0.767</text:p>
          </table:table-cell>
          <table:table-cell office:value-type="float" office:value="0.6077" calcext:value-type="float">
            <text:p>0.6077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0.9379" calcext:value-type="float">
            <text:p>0.9379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776" calcext:value-type="float">
            <text:p>0.9776</text:p>
          </table:table-cell>
          <table:table-cell table:number-columns-repeated="7"/>
          <table:table-cell office:value-type="float" office:value="0.737" calcext:value-type="float">
            <text:p>0.737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float" office:value="0.9493" calcext:value-type="float">
            <text:p>0.949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762" calcext:value-type="float">
            <text:p>0.9762</text:p>
          </table:table-cell>
          <table:table-cell table:number-columns-repeated="7"/>
          <table:table-cell office:value-type="float" office:value="0.748" calcext:value-type="float">
            <text:p>0.748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9908" calcext:value-type="float">
            <text:p>0.9908</text:p>
          </table:table-cell>
          <table:table-cell table:number-columns-repeated="7"/>
          <table:table-cell office:value-type="float" office:value="0.769" calcext:value-type="float">
            <text:p>0.769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0.9488" calcext:value-type="float">
            <text:p>0.9488</text:p>
          </table:table-cell>
          <table:table-cell office:value-type="float" office:value="1.1702" calcext:value-type="float">
            <text:p>1.1702</text:p>
          </table:table-cell>
          <table:table-cell office:value-type="float" office:value="0.9717" calcext:value-type="float">
            <text:p>0.9717</text:p>
          </table:table-cell>
          <table:table-cell table:number-columns-repeated="7"/>
          <table:table-cell office:value-type="float" office:value="0.771" calcext:value-type="float">
            <text:p>0.771</text:p>
          </table:table-cell>
          <table:table-cell office:value-type="float" office:value="0.589" calcext:value-type="float">
            <text:p>0.589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0.9539" calcext:value-type="float">
            <text:p>0.9539</text:p>
          </table:table-cell>
          <table:table-cell office:value-type="float" office:value="1.0899" calcext:value-type="float">
            <text:p>1.0899</text:p>
          </table:table-cell>
          <table:table-cell office:value-type="float" office:value="0.9976" calcext:value-type="float">
            <text:p>0.9976</text:p>
          </table:table-cell>
          <table:table-cell table:number-columns-repeated="7"/>
          <table:table-cell office:value-type="float" office:value="0.726" calcext:value-type="float">
            <text:p>0.726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412" calcext:value-type="float">
            <text:p>0.9412</text:p>
          </table:table-cell>
          <table:table-cell office:value-type="float" office:value="1.033" calcext:value-type="float">
            <text:p>1.033</text:p>
          </table:table-cell>
          <table:table-cell office:value-type="float" office:value="0.9561" calcext:value-type="float">
            <text:p>0.9561</text:p>
          </table:table-cell>
          <table:table-cell table:number-columns-repeated="7"/>
          <table:table-cell office:value-type="float" office:value="0.728" calcext:value-type="float">
            <text:p>0.728</text:p>
          </table:table-cell>
          <table:table-cell office:value-type="float" office:value="0.6959" calcext:value-type="float">
            <text:p>0.6959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0.9854" calcext:value-type="float">
            <text:p>0.9854</text:p>
          </table:table-cell>
          <table:table-cell office:value-type="float" office:value="0.9272" calcext:value-type="float">
            <text:p>0.9272</text:p>
          </table:table-cell>
          <table:table-cell office:value-type="float" office:value="1.041" calcext:value-type="float">
            <text:p>1.041</text:p>
          </table:table-cell>
          <table:table-cell table:number-columns-repeated="7"/>
          <table:table-cell office:value-type="float" office:value="0.695" calcext:value-type="float">
            <text:p>0.695</text:p>
          </table:table-cell>
          <table:table-cell office:value-type="float" office:value="0.7655" calcext:value-type="float">
            <text:p>0.7655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float" office:value="0.9379" calcext:value-type="float">
            <text:p>0.9379</text:p>
          </table:table-cell>
          <table:table-cell office:value-type="float" office:value="1.0197" calcext:value-type="float">
            <text:p>1.0197</text:p>
          </table:table-cell>
          <table:table-cell office:value-type="float" office:value="0.9529" calcext:value-type="float">
            <text:p>0.9529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6761" calcext:value-type="float">
            <text:p>0.6761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0.9603" calcext:value-type="float">
            <text:p>0.9603</text:p>
          </table:table-cell>
          <table:table-cell office:value-type="float" office:value="1.0481" calcext:value-type="float">
            <text:p>1.0481</text:p>
          </table:table-cell>
          <table:table-cell office:value-type="float" office:value="1.0003" calcext:value-type="float">
            <text:p>1.0003</text:p>
          </table:table-cell>
          <table:table-cell table:number-columns-repeated="7"/>
          <table:table-cell office:value-type="float" office:value="0.725" calcext:value-type="float">
            <text:p>0.725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8856" calcext:value-type="float">
            <text:p>0.885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919" calcext:value-type="float">
            <text:p>0.919</text:p>
          </table:table-cell>
          <table:table-cell table:number-columns-repeated="7"/>
          <table:table-cell office:value-type="float" office:value="0.769" calcext:value-type="float">
            <text:p>0.769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0.8966" calcext:value-type="float">
            <text:p>0.8966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9581" calcext:value-type="float">
            <text:p>0.9581</text:p>
          </table:table-cell>
          <table:table-cell table:number-columns-repeated="7"/>
          <table:table-cell office:value-type="float" office:value="0.776" calcext:value-type="float">
            <text:p>0.776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0.8833" calcext:value-type="float">
            <text:p>0.8833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306" calcext:value-type="float">
            <text:p>0.9306</text:p>
          </table:table-cell>
          <table:table-cell table:number-columns-repeated="7"/>
          <table:table-cell office:value-type="float" office:value="0.783" calcext:value-type="float">
            <text:p>0.783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0.9032" calcext:value-type="float">
            <text:p>0.9032</text:p>
          </table:table-cell>
          <table:table-cell office:value-type="float" office:value="0.9115" calcext:value-type="float">
            <text:p>0.9115</text:p>
          </table:table-cell>
          <table:table-cell office:value-type="float" office:value="1.1354" calcext:value-type="float">
            <text:p>1.1354</text:p>
          </table:table-cell>
          <table:table-cell table:number-columns-repeated="7"/>
          <table:table-cell office:value-type="float" office:value="0.761" calcext:value-type="float">
            <text:p>0.761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0.8584" calcext:value-type="float">
            <text:p>0.858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721" calcext:value-type="float">
            <text:p>0.9721</text:p>
          </table:table-cell>
          <table:table-cell table:number-columns-repeated="7"/>
          <table:table-cell office:value-type="float" office:value="0.786" calcext:value-type="float">
            <text:p>0.786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0.9145" calcext:value-type="float">
            <text:p>0.9145</text:p>
          </table:table-cell>
          <table:table-cell office:value-type="float" office:value="1.0028" calcext:value-type="float">
            <text:p>1.0028</text:p>
          </table:table-cell>
          <table:table-cell office:value-type="float" office:value="1.0423" calcext:value-type="float">
            <text:p>1.0423</text:p>
          </table:table-cell>
          <table:table-cell table:number-columns-repeated="7"/>
          <table:table-cell office:value-type="float" office:value="0.744" calcext:value-type="float">
            <text:p>0.744</text:p>
          </table:table-cell>
          <table:table-cell office:value-type="float" office:value="0.6978" calcext:value-type="float">
            <text:p>0.6978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0.8903" calcext:value-type="float">
            <text:p>0.8903</text:p>
          </table:table-cell>
          <table:table-cell office:value-type="float" office:value="1.0616" calcext:value-type="float">
            <text:p>1.0616</text:p>
          </table:table-cell>
          <table:table-cell office:value-type="float" office:value="0.9094" calcext:value-type="float">
            <text:p>0.9094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.0241" calcext:value-type="float">
            <text:p>1.0241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322" calcext:value-type="float">
            <text:p>0.9322</text:p>
          </table:table-cell>
          <table:table-cell table:number-columns-repeated="7"/>
          <table:table-cell office:value-type="float" office:value="0.689" calcext:value-type="float">
            <text:p>0.689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0.8641" calcext:value-type="float">
            <text:p>0.8641</text:p>
          </table:table-cell>
          <table:table-cell office:value-type="float" office:value="1.0647" calcext:value-type="float">
            <text:p>1.0647</text:p>
          </table:table-cell>
          <table:table-cell office:value-type="float" office:value="0.9095" calcext:value-type="float">
            <text:p>0.9095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0.8665" calcext:value-type="float">
            <text:p>0.8665</text:p>
          </table:table-cell>
          <table:table-cell office:value-type="float" office:value="1.1903" calcext:value-type="float">
            <text:p>1.1903</text:p>
          </table:table-cell>
          <table:table-cell office:value-type="float" office:value="0.9842" calcext:value-type="float">
            <text:p>0.9842</text:p>
          </table:table-cell>
          <table:table-cell table:number-columns-repeated="7"/>
          <table:table-cell office:value-type="float" office:value="0.775" calcext:value-type="float">
            <text:p>0.775</text:p>
          </table:table-cell>
          <table:table-cell office:value-type="float" office:value="0.599" calcext:value-type="float">
            <text:p>0.599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0.8709" calcext:value-type="float">
            <text:p>0.8709</text:p>
          </table:table-cell>
          <table:table-cell office:value-type="float" office:value="0.8839" calcext:value-type="float">
            <text:p>0.8839</text:p>
          </table:table-cell>
          <table:table-cell office:value-type="float" office:value="1.109" calcext:value-type="float">
            <text:p>1.109</text:p>
          </table:table-cell>
          <table:table-cell table:number-columns-repeated="7"/>
          <table:table-cell office:value-type="float" office:value="0.755" calcext:value-type="float">
            <text:p>0.755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0.9263" calcext:value-type="float">
            <text:p>0.9263</text:p>
          </table:table-cell>
          <table:table-cell office:value-type="float" office:value="1.01" calcext:value-type="float">
            <text:p>1.01</text:p>
          </table:table-cell>
          <table:table-cell office:value-type="float" office:value="1.0244" calcext:value-type="float">
            <text:p>1.0244</text:p>
          </table:table-cell>
          <table:table-cell table:number-columns-repeated="7"/>
          <table:table-cell office:value-type="float" office:value="0.729" calcext:value-type="float">
            <text:p>0.729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0.8281" calcext:value-type="float">
            <text:p>0.8281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111" calcext:value-type="float">
            <text:p>0.9111</text:p>
          </table:table-cell>
          <table:table-cell table:number-columns-repeated="7"/>
          <table:table-cell office:value-type="float" office:value="0.786" calcext:value-type="float">
            <text:p>0.786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0.8461" calcext:value-type="float">
            <text:p>0.8461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962" calcext:value-type="float">
            <text:p>0.9962</text:p>
          </table:table-cell>
          <table:table-cell table:number-columns-repeated="7"/>
          <table:table-cell office:value-type="float" office:value="0.776" calcext:value-type="float">
            <text:p>0.776</text:p>
          </table:table-cell>
          <table:table-cell office:value-type="float" office:value="0.7507" calcext:value-type="float">
            <text:p>0.7507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0.8409" calcext:value-type="float">
            <text:p>0.8409</text:p>
          </table:table-cell>
          <table:table-cell office:value-type="float" office:value="0.971" calcext:value-type="float">
            <text:p>0.971</text:p>
          </table:table-cell>
          <table:table-cell office:value-type="float" office:value="0.8999" calcext:value-type="float">
            <text:p>0.8999</text:p>
          </table:table-cell>
          <table:table-cell table:number-columns-repeated="7"/>
          <table:table-cell office:value-type="float" office:value="0.78" calcext:value-type="float">
            <text:p>0.78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0.8503" calcext:value-type="float">
            <text:p>0.8503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828" calcext:value-type="float">
            <text:p>0.8828</text:p>
          </table:table-cell>
          <table:table-cell table:number-columns-repeated="7"/>
          <table:table-cell office:value-type="float" office:value="0.773" calcext:value-type="float">
            <text:p>0.773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0.8514" calcext:value-type="float">
            <text:p>0.8514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8888" calcext:value-type="float">
            <text:p>0.8888</text:p>
          </table:table-cell>
          <table:table-cell table:number-columns-repeated="7"/>
          <table:table-cell office:value-type="float" office:value="0.753" calcext:value-type="float">
            <text:p>0.753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9216" calcext:value-type="float">
            <text:p>0.9216</text:p>
          </table:table-cell>
          <table:table-cell table:number-columns-repeated="7"/>
          <table:table-cell office:value-type="float" office:value="0.776" calcext:value-type="float">
            <text:p>0.776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.8394" calcext:value-type="float">
            <text:p>0.8394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288" calcext:value-type="float">
            <text:p>0.9288</text:p>
          </table:table-cell>
          <table:table-cell table:number-columns-repeated="7"/>
          <table:table-cell office:value-type="float" office:value="0.773" calcext:value-type="float">
            <text:p>0.773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0.8676" calcext:value-type="float">
            <text:p>0.8676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9485" calcext:value-type="float">
            <text:p>0.9485</text:p>
          </table:table-cell>
          <table:table-cell table:number-columns-repeated="7"/>
          <table:table-cell office:value-type="float" office:value="0.747" calcext:value-type="float">
            <text:p>0.747</text:p>
          </table:table-cell>
          <table:table-cell office:value-type="float" office:value="0.749" calcext:value-type="float">
            <text:p>0.749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0.8566" calcext:value-type="float">
            <text:p>0.8566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899" calcext:value-type="float">
            <text:p>0.8899</text:p>
          </table:table-cell>
          <table:table-cell table:number-columns-repeated="7"/>
          <table:table-cell office:value-type="float" office:value="0.757" calcext:value-type="float">
            <text:p>0.757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0.8255" calcext:value-type="float">
            <text:p>0.8255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584" calcext:value-type="float">
            <text:p>0.8584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8727" calcext:value-type="float">
            <text:p>0.8727</text:p>
          </table:table-cell>
          <table:table-cell table:number-columns-repeated="7"/>
          <table:table-cell office:value-type="float" office:value="0.756" calcext:value-type="float">
            <text:p>0.756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0.8013" calcext:value-type="float">
            <text:p>0.8013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506" calcext:value-type="float">
            <text:p>0.9506</text:p>
          </table:table-cell>
          <table:table-cell table:number-columns-repeated="7"/>
          <table:table-cell office:value-type="float" office:value="0.789" calcext:value-type="float">
            <text:p>0.789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0.8087" calcext:value-type="float">
            <text:p>0.8087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648" calcext:value-type="float">
            <text:p>0.8648</text:p>
          </table:table-cell>
          <table:table-cell table:number-columns-repeated="7"/>
          <table:table-cell office:value-type="float" office:value="0.781" calcext:value-type="float">
            <text:p>0.781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351" calcext:value-type="float">
            <text:p>0.9351</text:p>
          </table:table-cell>
          <table:table-cell table:number-columns-repeated="7"/>
          <table:table-cell office:value-type="float" office:value="0.762" calcext:value-type="float">
            <text:p>0.762</text:p>
          </table:table-cell>
          <table:table-cell office:value-type="float" office:value="0.7047" calcext:value-type="float">
            <text:p>0.7047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0.8865" calcext:value-type="float">
            <text:p>0.886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2" calcext:value-type="float">
            <text:p>0.882</text:p>
          </table:table-cell>
          <table:table-cell table:number-columns-repeated="7"/>
          <table:table-cell office:value-type="float" office:value="0.724" calcext:value-type="float">
            <text:p>0.724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0.8536" calcext:value-type="float">
            <text:p>0.8536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8632" calcext:value-type="float">
            <text:p>0.8632</text:p>
          </table:table-cell>
          <table:table-cell table:number-columns-repeated="7"/>
          <table:table-cell office:value-type="float" office:value="0.743" calcext:value-type="float">
            <text:p>0.74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0.7973" calcext:value-type="float">
            <text:p>0.7973</text:p>
          </table:table-cell>
          <table:table-cell office:value-type="float" office:value="0.882" calcext:value-type="float">
            <text:p>0.882</text:p>
          </table:table-cell>
          <table:table-cell office:value-type="float" office:value="0.866" calcext:value-type="float">
            <text:p>0.866</text:p>
          </table:table-cell>
          <table:table-cell table:number-columns-repeated="7"/>
          <table:table-cell office:value-type="float" office:value="0.769" calcext:value-type="float">
            <text:p>0.769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0.8008" calcext:value-type="float">
            <text:p>0.800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8629" calcext:value-type="float">
            <text:p>0.8629</text:p>
          </table:table-cell>
          <table:table-cell table:number-columns-repeated="7"/>
          <table:table-cell office:value-type="float" office:value="0.781" calcext:value-type="float">
            <text:p>0.781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0.9265" calcext:value-type="float">
            <text:p>0.9265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9504" calcext:value-type="float">
            <text:p>0.9504</text:p>
          </table:table-cell>
          <table:table-cell table:number-columns-repeated="7"/>
          <table:table-cell office:value-type="float" office:value="0.723" calcext:value-type="float">
            <text:p>0.723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893" calcext:value-type="float">
            <text:p>0.893</text:p>
          </table:table-cell>
          <table:table-cell table:number-columns-repeated="7"/>
          <table:table-cell office:value-type="float" office:value="0.752" calcext:value-type="float">
            <text:p>0.752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0.8313" calcext:value-type="float">
            <text:p>0.8313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334" calcext:value-type="float">
            <text:p>0.8334</text:p>
          </table:table-cell>
          <table:table-cell table:number-columns-repeated="7"/>
          <table:table-cell office:value-type="float" office:value="0.742" calcext:value-type="float">
            <text:p>0.742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0.8119" calcext:value-type="float">
            <text:p>0.811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8981" calcext:value-type="float">
            <text:p>0.8981</text:p>
          </table:table-cell>
          <table:table-cell table:number-columns-repeated="7"/>
          <table:table-cell office:value-type="float" office:value="0.779" calcext:value-type="float">
            <text:p>0.77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0.8057" calcext:value-type="float">
            <text:p>0.8057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8692" calcext:value-type="float">
            <text:p>0.8692</text:p>
          </table:table-cell>
          <table:table-cell table:number-columns-repeated="7"/>
          <table:table-cell office:value-type="float" office:value="0.76" calcext:value-type="float">
            <text:p>0.76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float" office:value="0.9022" calcext:value-type="float">
            <text:p>0.9022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926" calcext:value-type="float">
            <text:p>0.8926</text:p>
          </table:table-cell>
          <table:table-cell table:number-columns-repeated="7"/>
          <table:table-cell office:value-type="float" office:value="0.727" calcext:value-type="float">
            <text:p>0.727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0.8892" calcext:value-type="float">
            <text:p>0.8892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936" calcext:value-type="float">
            <text:p>0.936</text:p>
          </table:table-cell>
          <table:table-cell table:number-columns-repeated="7"/>
          <table:table-cell office:value-type="float" office:value="0.723" calcext:value-type="float">
            <text:p>0.723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0.7876" calcext:value-type="float">
            <text:p>0.7876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8534" calcext:value-type="float">
            <text:p>0.8534</text:p>
          </table:table-cell>
          <table:table-cell table:number-columns-repeated="7"/>
          <table:table-cell office:value-type="float" office:value="0.784" calcext:value-type="float">
            <text:p>0.784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0.7914" calcext:value-type="float">
            <text:p>0.791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25" calcext:value-type="float">
            <text:p>0.825</text:p>
          </table:table-cell>
          <table:table-cell table:number-columns-repeated="7"/>
          <table:table-cell office:value-type="float" office:value="0.777" calcext:value-type="float">
            <text:p>0.777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0.7714" calcext:value-type="float">
            <text:p>0.7714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8759" calcext:value-type="float">
            <text:p>0.8759</text:p>
          </table:table-cell>
          <table:table-cell table:number-columns-repeated="7"/>
          <table:table-cell office:value-type="float" office:value="0.791" calcext:value-type="float">
            <text:p>0.791</text:p>
          </table:table-cell>
          <table:table-cell office:value-type="float" office:value="0.6925" calcext:value-type="float">
            <text:p>0.6925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0.9139" calcext:value-type="float">
            <text:p>0.9139</text:p>
          </table:table-cell>
          <table:table-cell office:value-type="float" office:value="0.81" calcext:value-type="float">
            <text:p>0.81</text:p>
          </table:table-cell>
          <table:table-cell office:value-type="float" office:value="0.9145" calcext:value-type="float">
            <text:p>0.9145</text:p>
          </table:table-cell>
          <table:table-cell table:number-columns-repeated="7"/>
          <table:table-cell office:value-type="float" office:value="0.716" calcext:value-type="float">
            <text:p>0.716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0.7737" calcext:value-type="float">
            <text:p>0.7737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8343" calcext:value-type="float">
            <text:p>0.8343</text:p>
          </table:table-cell>
          <table:table-cell table:number-columns-repeated="7"/>
          <table:table-cell office:value-type="float" office:value="0.786" calcext:value-type="float">
            <text:p>0.786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987" calcext:value-type="float">
            <text:p>0.8987</text:p>
          </table:table-cell>
          <table:table-cell table:number-columns-repeated="7"/>
          <table:table-cell office:value-type="float" office:value="0.706" calcext:value-type="float">
            <text:p>0.706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0.8854" calcext:value-type="float">
            <text:p>0.8854</text:p>
          </table:table-cell>
          <table:table-cell office:value-type="float" office:value="0.7961" calcext:value-type="float">
            <text:p>0.7961</text:p>
          </table:table-cell>
          <table:table-cell office:value-type="float" office:value="1.0027" calcext:value-type="float">
            <text:p>1.0027</text:p>
          </table:table-cell>
          <table:table-cell table:number-columns-repeated="7"/>
          <table:table-cell office:value-type="float" office:value="0.728" calcext:value-type="float">
            <text:p>0.728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8809" calcext:value-type="float">
            <text:p>0.8809</text:p>
          </table:table-cell>
          <table:table-cell table:number-columns-repeated="7"/>
          <table:table-cell office:value-type="float" office:value="0.739" calcext:value-type="float">
            <text:p>0.739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0.7539" calcext:value-type="float">
            <text:p>0.7539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475" calcext:value-type="float">
            <text:p>0.8475</text:p>
          </table:table-cell>
          <table:table-cell table:number-columns-repeated="7"/>
          <table:table-cell office:value-type="float" office:value="0.798" calcext:value-type="float">
            <text:p>0.798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0.7909" calcext:value-type="float">
            <text:p>0.7909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031" calcext:value-type="float">
            <text:p>0.8031</text:p>
          </table:table-cell>
          <table:table-cell table:number-columns-repeated="7"/>
          <table:table-cell office:value-type="float" office:value="0.776" calcext:value-type="float">
            <text:p>0.776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0.8605" calcext:value-type="float">
            <text:p>0.860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448" calcext:value-type="float">
            <text:p>0.9448</text:p>
          </table:table-cell>
          <table:table-cell table:number-columns-repeated="7"/>
          <table:table-cell office:value-type="float" office:value="0.742" calcext:value-type="float">
            <text:p>0.742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float" office:value="0.7937" calcext:value-type="float">
            <text:p>0.7937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9345" calcext:value-type="float">
            <text:p>0.9345</text:p>
          </table:table-cell>
          <table:table-cell table:number-columns-repeated="7"/>
          <table:table-cell office:value-type="float" office:value="0.764" calcext:value-type="float">
            <text:p>0.76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float" office:value="0.7845" calcext:value-type="float">
            <text:p>0.784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8101" calcext:value-type="float">
            <text:p>0.8101</text:p>
          </table:table-cell>
          <table:table-cell table:number-columns-repeated="7"/>
          <table:table-cell office:value-type="float" office:value="0.777" calcext:value-type="float">
            <text:p>0.777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0.7926" calcext:value-type="float">
            <text:p>0.7926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7966" calcext:value-type="float">
            <text:p>0.7966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7399" calcext:value-type="float">
            <text:p>0.7399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0.7848" calcext:value-type="float">
            <text:p>0.7848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579" calcext:value-type="float">
            <text:p>0.8579</text:p>
          </table:table-cell>
          <table:table-cell table:number-columns-repeated="7"/>
          <table:table-cell office:value-type="float" office:value="0.768" calcext:value-type="float">
            <text:p>0.768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0.7974" calcext:value-type="float">
            <text:p>0.797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8326" calcext:value-type="float">
            <text:p>0.8326</text:p>
          </table:table-cell>
          <table:table-cell table:number-columns-repeated="7"/>
          <table:table-cell office:value-type="float" office:value="0.766" calcext:value-type="float">
            <text:p>0.766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0.8449" calcext:value-type="float">
            <text:p>0.8449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091" calcext:value-type="float">
            <text:p>0.8091</text:p>
          </table:table-cell>
          <table:table-cell table:number-columns-repeated="7"/>
          <table:table-cell office:value-type="float" office:value="0.742" calcext:value-type="float">
            <text:p>0.74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0.7848" calcext:value-type="float">
            <text:p>0.7848</text:p>
          </table:table-cell>
          <table:table-cell office:value-type="float" office:value="0.816" calcext:value-type="float">
            <text:p>0.816</text:p>
          </table:table-cell>
          <table:table-cell office:value-type="float" office:value="0.8051" calcext:value-type="float">
            <text:p>0.8051</text:p>
          </table:table-cell>
          <table:table-cell table:number-columns-repeated="7"/>
          <table:table-cell office:value-type="float" office:value="0.79" calcext:value-type="float">
            <text:p>0.79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8794" calcext:value-type="float">
            <text:p>0.8794</text:p>
          </table:table-cell>
          <table:table-cell table:number-columns-repeated="7"/>
          <table:table-cell office:value-type="float" office:value="0.756" calcext:value-type="float">
            <text:p>0.756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0.8069" calcext:value-type="float">
            <text:p>0.806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55" calcext:value-type="float">
            <text:p>0.8255</text:p>
          </table:table-cell>
          <table:table-cell table:number-columns-repeated="7"/>
          <table:table-cell office:value-type="float" office:value="0.758" calcext:value-type="float">
            <text:p>0.758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0.7657" calcext:value-type="float">
            <text:p>0.7657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568" calcext:value-type="float">
            <text:p>0.8568</text:p>
          </table:table-cell>
          <table:table-cell table:number-columns-repeated="7"/>
          <table:table-cell office:value-type="float" office:value="0.805" calcext:value-type="float">
            <text:p>0.805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0.7509" calcext:value-type="float">
            <text:p>0.7509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9684" calcext:value-type="float">
            <text:p>0.9684</text:p>
          </table:table-cell>
          <table:table-cell table:number-columns-repeated="7"/>
          <table:table-cell office:value-type="float" office:value="0.795" calcext:value-type="float">
            <text:p>0.795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0.8132" calcext:value-type="float">
            <text:p>0.8132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8553" calcext:value-type="float">
            <text:p>0.8553</text:p>
          </table:table-cell>
          <table:table-cell table:number-columns-repeated="7"/>
          <table:table-cell office:value-type="float" office:value="0.761" calcext:value-type="float">
            <text:p>0.761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8041" calcext:value-type="float">
            <text:p>0.8041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934" calcext:value-type="float">
            <text:p>0.8934</text:p>
          </table:table-cell>
          <table:table-cell table:number-columns-repeated="7"/>
          <table:table-cell office:value-type="float" office:value="0.756" calcext:value-type="float">
            <text:p>0.756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0.7692" calcext:value-type="float">
            <text:p>0.7692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23" calcext:value-type="float">
            <text:p>0.823</text:p>
          </table:table-cell>
          <table:table-cell table:number-columns-repeated="7"/>
          <table:table-cell office:value-type="float" office:value="0.765" calcext:value-type="float">
            <text:p>0.765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0.7749" calcext:value-type="float">
            <text:p>0.7749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818" calcext:value-type="float">
            <text:p>0.818</text:p>
          </table:table-cell>
          <table:table-cell table:number-columns-repeated="7"/>
          <table:table-cell office:value-type="float" office:value="0.774" calcext:value-type="float">
            <text:p>0.774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0.7983" calcext:value-type="float">
            <text:p>0.7983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8236" calcext:value-type="float">
            <text:p>0.8236</text:p>
          </table:table-cell>
          <table:table-cell table:number-columns-repeated="7"/>
          <table:table-cell office:value-type="float" office:value="0.754" calcext:value-type="float">
            <text:p>0.754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0.7751" calcext:value-type="float">
            <text:p>0.7751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11" calcext:value-type="float">
            <text:p>0.811</text:p>
          </table:table-cell>
          <table:table-cell table:number-columns-repeated="7"/>
          <table:table-cell office:value-type="float" office:value="0.774" calcext:value-type="float">
            <text:p>0.774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0.8427" calcext:value-type="float">
            <text:p>0.8427</text:p>
          </table:table-cell>
          <table:table-cell office:value-type="float" office:value="0.7834" calcext:value-type="float">
            <text:p>0.7834</text:p>
          </table:table-cell>
          <table:table-cell office:value-type="float" office:value="0.84" calcext:value-type="float">
            <text:p>0.84</text:p>
          </table:table-cell>
          <table:table-cell table:number-columns-repeated="7"/>
          <table:table-cell office:value-type="float" office:value="0.726" calcext:value-type="float">
            <text:p>0.726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0.7639" calcext:value-type="float">
            <text:p>0.7639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9154" calcext:value-type="float">
            <text:p>0.9154</text:p>
          </table:table-cell>
          <table:table-cell table:number-columns-repeated="7"/>
          <table:table-cell office:value-type="float" office:value="0.784" calcext:value-type="float">
            <text:p>0.78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326" calcext:value-type="float">
            <text:p>0.8326</text:p>
          </table:table-cell>
          <table:table-cell table:number-columns-repeated="7"/>
          <table:table-cell office:value-type="float" office:value="0.793" calcext:value-type="float">
            <text:p>0.793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0.7309" calcext:value-type="float">
            <text:p>0.7309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7656" calcext:value-type="float">
            <text:p>0.7656</text:p>
          </table:table-cell>
          <table:table-cell table:number-columns-repeated="7"/>
          <table:table-cell office:value-type="float" office:value="0.792" calcext:value-type="float">
            <text:p>0.792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755" calcext:value-type="float">
            <text:p>0.755</text:p>
          </table:table-cell>
          <table:table-cell table:number-columns-repeated="7"/>
          <table:table-cell office:value-type="float" office:value="0.786" calcext:value-type="float">
            <text:p>0.786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0.7212" calcext:value-type="float">
            <text:p>0.7212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8424" calcext:value-type="float">
            <text:p>0.8424</text:p>
          </table:table-cell>
          <table:table-cell table:number-columns-repeated="7"/>
          <table:table-cell office:value-type="float" office:value="0.802" calcext:value-type="float">
            <text:p>0.802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0.7465" calcext:value-type="float">
            <text:p>0.7465</text:p>
          </table:table-cell>
          <table:table-cell office:value-type="float" office:value="1.5105" calcext:value-type="float">
            <text:p>1.5105</text:p>
          </table:table-cell>
          <table:table-cell office:value-type="float" office:value="0.8141" calcext:value-type="float">
            <text:p>0.8141</text:p>
          </table:table-cell>
          <table:table-cell table:number-columns-repeated="7"/>
          <table:table-cell office:value-type="float" office:value="0.794" calcext:value-type="float">
            <text:p>0.794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7405" calcext:value-type="float">
            <text:p>0.7405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8002" calcext:value-type="float">
            <text:p>0.8002</text:p>
          </table:table-cell>
          <table:table-cell table:number-columns-repeated="7"/>
          <table:table-cell office:value-type="float" office:value="0.788" calcext:value-type="float">
            <text:p>0.788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7823" calcext:value-type="float">
            <text:p>0.7823</text:p>
          </table:table-cell>
          <table:table-cell table:number-columns-repeated="7"/>
          <table:table-cell office:value-type="float" office:value="0.778" calcext:value-type="float">
            <text:p>0.778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8216" calcext:value-type="float">
            <text:p>0.8216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7924" calcext:value-type="float">
            <text:p>0.7924</text:p>
          </table:table-cell>
          <table:table-cell table:number-columns-repeated="7"/>
          <table:table-cell office:value-type="float" office:value="0.79" calcext:value-type="float">
            <text:p>0.79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0.7445" calcext:value-type="float">
            <text:p>0.7445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34" calcext:value-type="float">
            <text:p>0.7934</text:p>
          </table:table-cell>
          <table:table-cell table:number-columns-repeated="7"/>
          <table:table-cell office:value-type="float" office:value="0.775" calcext:value-type="float">
            <text:p>0.775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04" calcext:value-type="float">
            <text:p>0.8404</text:p>
          </table:table-cell>
          <table:table-cell table:number-columns-repeated="7"/>
          <table:table-cell office:value-type="float" office:value="0.731" calcext:value-type="float">
            <text:p>0.731</text:p>
          </table:table-cell>
          <table:table-cell office:value-type="float" office:value="0.7587" calcext:value-type="float">
            <text:p>0.7587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0.7452" calcext:value-type="float">
            <text:p>0.7452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475" calcext:value-type="float">
            <text:p>0.8475</text:p>
          </table:table-cell>
          <table:table-cell table:number-columns-repeated="7"/>
          <table:table-cell office:value-type="float" office:value="0.779" calcext:value-type="float">
            <text:p>0.779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1.0197" calcext:value-type="float">
            <text:p>1.0197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9299" calcext:value-type="float">
            <text:p>0.9299</text:p>
          </table:table-cell>
          <table:table-cell table:number-columns-repeated="7"/>
          <table:table-cell office:value-type="float" office:value="0.631" calcext:value-type="float">
            <text:p>0.631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7733" calcext:value-type="float">
            <text:p>0.7733</text:p>
          </table:table-cell>
          <table:table-cell table:number-columns-repeated="7"/>
          <table:table-cell office:value-type="float" office:value="0.803" calcext:value-type="float">
            <text:p>0.803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0.8093" calcext:value-type="float">
            <text:p>0.8093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32" calcext:value-type="float">
            <text:p>0.832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0.7131" calcext:value-type="float">
            <text:p>0.7131</text:p>
          </table:table-cell>
          <table:table-cell office:value-type="float" office:value="0.7463" calcext:value-type="float">
            <text:p>0.7463</text:p>
          </table:table-cell>
          <table:table-cell office:value-type="float" office:value="0.7614" calcext:value-type="float">
            <text:p>0.7614</text:p>
          </table:table-cell>
          <table:table-cell table:number-columns-repeated="7"/>
          <table:table-cell office:value-type="float" office:value="0.795" calcext:value-type="float">
            <text:p>0.795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8907" calcext:value-type="float">
            <text:p>0.8907</text:p>
          </table:table-cell>
          <table:table-cell table:number-columns-repeated="7"/>
          <table:table-cell office:value-type="float" office:value="0.711" calcext:value-type="float">
            <text:p>0.711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float" office:value="0.6999" calcext:value-type="float">
            <text:p>0.6999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823" calcext:value-type="float">
            <text:p>0.823</text:p>
          </table:table-cell>
          <table:table-cell table:number-columns-repeated="7"/>
          <table:table-cell office:value-type="float" office:value="0.807" calcext:value-type="float">
            <text:p>0.8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9051" calcext:value-type="float">
            <text:p>0.9051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7683" calcext:value-type="float">
            <text:p>0.7683</text:p>
          </table:table-cell>
          <table:table-cell table:number-columns-repeated="7"/>
          <table:table-cell office:value-type="float" office:value="0.674" calcext:value-type="float">
            <text:p>0.674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0.7387" calcext:value-type="float">
            <text:p>0.7387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7934" calcext:value-type="float">
            <text:p>0.7934</text:p>
          </table:table-cell>
          <table:table-cell table:number-columns-repeated="7"/>
          <table:table-cell office:value-type="float" office:value="0.781" calcext:value-type="float">
            <text:p>0.781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0.7607" calcext:value-type="float">
            <text:p>0.760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182" calcext:value-type="float">
            <text:p>0.8182</text:p>
          </table:table-cell>
          <table:table-cell table:number-columns-repeated="7"/>
          <table:table-cell office:value-type="float" office:value="0.774" calcext:value-type="float">
            <text:p>0.774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0.7194" calcext:value-type="float">
            <text:p>0.7194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7765" calcext:value-type="float">
            <text:p>0.7765</text:p>
          </table:table-cell>
          <table:table-cell table:number-columns-repeated="7"/>
          <table:table-cell office:value-type="float" office:value="0.794" calcext:value-type="float">
            <text:p>0.794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0.7333" calcext:value-type="float">
            <text:p>0.7333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7947" calcext:value-type="float">
            <text:p>0.7947</text:p>
          </table:table-cell>
          <table:table-cell table:number-columns-repeated="7"/>
          <table:table-cell office:value-type="float" office:value="0.784" calcext:value-type="float">
            <text:p>0.784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0.6894" calcext:value-type="float">
            <text:p>0.6894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478" calcext:value-type="float">
            <text:p>0.8478</text:p>
          </table:table-cell>
          <table:table-cell table:number-columns-repeated="7"/>
          <table:table-cell office:value-type="float" office:value="0.804" calcext:value-type="float">
            <text:p>0.804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8154" calcext:value-type="float">
            <text:p>0.8154</text:p>
          </table:table-cell>
          <table:table-cell table:number-columns-repeated="7"/>
          <table:table-cell office:value-type="float" office:value="0.749" calcext:value-type="float">
            <text:p>0.749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0.9215" calcext:value-type="float">
            <text:p>0.9215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9004" calcext:value-type="float">
            <text:p>0.9004</text:p>
          </table:table-cell>
          <table:table-cell table:number-columns-repeated="7"/>
          <table:table-cell office:value-type="float" office:value="0.705" calcext:value-type="float">
            <text:p>0.705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0.7472" calcext:value-type="float">
            <text:p>0.747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9477" calcext:value-type="float">
            <text:p>0.9477</text:p>
          </table:table-cell>
          <table:table-cell table:number-columns-repeated="7"/>
          <table:table-cell office:value-type="float" office:value="0.762" calcext:value-type="float">
            <text:p>0.762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0.7239" calcext:value-type="float">
            <text:p>0.7239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505" calcext:value-type="float">
            <text:p>0.8505</text:p>
          </table:table-cell>
          <table:table-cell table:number-columns-repeated="7"/>
          <table:table-cell office:value-type="float" office:value="0.793" calcext:value-type="float">
            <text:p>0.793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0.8035" calcext:value-type="float">
            <text:p>0.8035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781" calcext:value-type="float">
            <text:p>0.781</text:p>
          </table:table-cell>
          <table:table-cell table:number-columns-repeated="7"/>
          <table:table-cell office:value-type="float" office:value="0.733" calcext:value-type="float">
            <text:p>0.733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0.7185" calcext:value-type="float">
            <text:p>0.718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7385" calcext:value-type="float">
            <text:p>0.7385</text:p>
          </table:table-cell>
          <table:table-cell table:number-columns-repeated="7"/>
          <table:table-cell office:value-type="float" office:value="0.797" calcext:value-type="float">
            <text:p>0.797</text:p>
          </table:table-cell>
          <table:table-cell office:value-type="float" office:value="0.7439" calcext:value-type="float">
            <text:p>0.7439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7451" calcext:value-type="float">
            <text:p>0.7451</text:p>
          </table:table-cell>
          <table:table-cell table:number-columns-repeated="7"/>
          <table:table-cell office:value-type="float" office:value="0.808" calcext:value-type="float">
            <text:p>0.808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0.6933" calcext:value-type="float">
            <text:p>0.6933</text:p>
          </table:table-cell>
          <table:table-cell office:value-type="float" office:value="0.7678" calcext:value-type="float">
            <text:p>0.7678</text:p>
          </table:table-cell>
          <table:table-cell office:value-type="float" office:value="0.7518" calcext:value-type="float">
            <text:p>0.7518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0.6897" calcext:value-type="float">
            <text:p>0.6897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7348" calcext:value-type="float">
            <text:p>0.7348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7412" calcext:value-type="float">
            <text:p>0.7412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563" calcext:value-type="float">
            <text:p>0.7563</text:p>
          </table:table-cell>
          <table:table-cell table:number-columns-repeated="7"/>
          <table:table-cell office:value-type="float" office:value="0.774" calcext:value-type="float">
            <text:p>0.774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0.7222" calcext:value-type="float">
            <text:p>0.7222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7862" calcext:value-type="float">
            <text:p>0.7862</text:p>
          </table:table-cell>
          <table:table-cell table:number-columns-repeated="7"/>
          <table:table-cell office:value-type="float" office:value="0.79" calcext:value-type="float">
            <text:p>0.79</text:p>
          </table:table-cell>
          <table:table-cell office:value-type="float" office:value="0.7644" calcext:value-type="float">
            <text:p>0.7644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0.7196" calcext:value-type="float">
            <text:p>0.7196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7603" calcext:value-type="float">
            <text:p>0.7603</text:p>
          </table:table-cell>
          <table:table-cell table:number-columns-repeated="7"/>
          <table:table-cell office:value-type="float" office:value="0.781" calcext:value-type="float">
            <text:p>0.781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0.7057" calcext:value-type="float">
            <text:p>0.7057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7592" calcext:value-type="float">
            <text:p>0.7592</text:p>
          </table:table-cell>
          <table:table-cell table:number-columns-repeated="7"/>
          <table:table-cell office:value-type="float" office:value="0.785" calcext:value-type="float">
            <text:p>0.785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0.7697" calcext:value-type="float">
            <text:p>0.7697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8592" calcext:value-type="float">
            <text:p>0.8592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7655" calcext:value-type="float">
            <text:p>0.7655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0.6713" calcext:value-type="float">
            <text:p>0.6713</text:p>
          </table:table-cell>
          <table:table-cell office:value-type="float" office:value="0.7557" calcext:value-type="float">
            <text:p>0.7557</text:p>
          </table:table-cell>
          <table:table-cell office:value-type="float" office:value="0.7679" calcext:value-type="float">
            <text:p>0.7679</text:p>
          </table:table-cell>
          <table:table-cell table:number-columns-repeated="7"/>
          <table:table-cell office:value-type="float" office:value="0.821" calcext:value-type="float">
            <text:p>0.821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0.6936" calcext:value-type="float">
            <text:p>0.6936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7363" calcext:value-type="float">
            <text:p>0.7363</text:p>
          </table:table-cell>
          <table:table-cell table:number-columns-repeated="7"/>
          <table:table-cell office:value-type="float" office:value="0.787" calcext:value-type="float">
            <text:p>0.787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792" calcext:value-type="float">
            <text:p>0.792</text:p>
          </table:table-cell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hread_30</text:p>
          </table:table-cell>
          <table:table-cell office:value-type="float" office:value="5.103545405155" calcext:value-type="float">
            <text:p>5.103545405155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开始传输时间</text:p>
          </table:table-cell>
          <table:table-cell office:value-type="string" calcext:value-type="string">
            <text:p>传输模型时间</text:p>
          </table:table-cell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26124924919" calcext:value-type="float">
            <text:p>5.126124924919</text:p>
          </table:table-cell>
          <table:table-cell/>
          <table:table-cell office:value-type="float" office:value="1072" calcext:value-type="float">
            <text:p>1072</text:p>
          </table:table-cell>
          <table:table-cell/>
          <table:table-cell table:formula="of:=MIN([.B$1:.B$1048576])" office:value-type="float" office:value="5.103545405155" calcext:value-type="float">
            <text:p>5.103545405155</text:p>
          </table:table-cell>
          <table:table-cell table:formula="of:=MAX([.B$1:.B$1048576])-MIN([.B$1:.B$1048576])" office:value-type="float" office:value="0.135331684130001" calcext:value-type="float">
            <text:p>0.135331684130001</text:p>
          </table:table-cell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26494253845" calcext:value-type="float">
            <text:p>5.126494253845</text:p>
          </table:table-cell>
          <table:table-cell/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48026440441" calcext:value-type="float">
            <text:p>5.148026440441</text:p>
          </table:table-cell>
          <table:table-cell/>
          <table:table-cell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48375769367" calcext:value-type="float">
            <text:p>5.148375769367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49175456678" calcext:value-type="float">
            <text:p>5.149175456678</text:p>
          </table:table-cell>
          <table:table-cell/>
          <table:table-cell office:value-type="float" office:value="3216" calcext:value-type="float">
            <text:p>3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5026378118" calcext:value-type="float">
            <text:p>5.15026378118</text:p>
          </table:table-cell>
          <table:table-cell/>
          <table:table-cell office:value-type="float" office:value="3752" calcext:value-type="float">
            <text:p>3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71647909386" calcext:value-type="float">
            <text:p>5.171647909386</text:p>
          </table:table-cell>
          <table:table-cell/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72674567238" calcext:value-type="float">
            <text:p>5.172674567238</text:p>
          </table:table-cell>
          <table:table-cell/>
          <table:table-cell office:value-type="float" office:value="4824" calcext:value-type="float">
            <text:p>4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73183896164" calcext:value-type="float">
            <text:p>5.173183896164</text:p>
          </table:table-cell>
          <table:table-cell/>
          <table:table-cell office:value-type="float" office:value="5360" calcext:value-type="float">
            <text:p>5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74143583475" calcext:value-type="float">
            <text:p>5.174143583475</text:p>
          </table:table-cell>
          <table:table-cell/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75060912401" calcext:value-type="float">
            <text:p>5.175060912401</text:p>
          </table:table-cell>
          <table:table-cell/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75430241327" calcext:value-type="float">
            <text:p>5.175430241327</text:p>
          </table:table-cell>
          <table:table-cell/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75859570253" calcext:value-type="float">
            <text:p>5.175859570253</text:p>
          </table:table-cell>
          <table:table-cell/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76677530023" calcext:value-type="float">
            <text:p>5.176677530023</text:p>
          </table:table-cell>
          <table:table-cell/>
          <table:table-cell office:value-type="float" office:value="8040" calcext:value-type="float">
            <text:p>8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89681472723" calcext:value-type="float">
            <text:p>5.189681472723</text:p>
          </table:table-cell>
          <table:table-cell/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0050801649" calcext:value-type="float">
            <text:p>5.190050801649</text:p>
          </table:table-cell>
          <table:table-cell/>
          <table:table-cell office:value-type="float" office:value="9112" calcext:value-type="float">
            <text:p>9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0440130575" calcext:value-type="float">
            <text:p>5.190440130575</text:p>
          </table:table-cell>
          <table:table-cell/>
          <table:table-cell office:value-type="float" office:value="9648" calcext:value-type="float">
            <text:p>9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1537459501" calcext:value-type="float">
            <text:p>5.191537459501</text:p>
          </table:table-cell>
          <table:table-cell/>
          <table:table-cell office:value-type="float" office:value="10184" calcext:value-type="float">
            <text:p>10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2066788427" calcext:value-type="float">
            <text:p>5.192066788427</text:p>
          </table:table-cell>
          <table:table-cell/>
          <table:table-cell office:value-type="float" office:value="10720" calcext:value-type="float">
            <text:p>10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2724117353" calcext:value-type="float">
            <text:p>5.192724117353</text:p>
          </table:table-cell>
          <table:table-cell/>
          <table:table-cell office:value-type="float" office:value="11256" calcext:value-type="float">
            <text:p>1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3473446279" calcext:value-type="float">
            <text:p>5.193473446279</text:p>
          </table:table-cell>
          <table:table-cell/>
          <table:table-cell office:value-type="float" office:value="11792" calcext:value-type="float">
            <text:p>11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4540104131" calcext:value-type="float">
            <text:p>5.194540104131</text:p>
          </table:table-cell>
          <table:table-cell/>
          <table:table-cell office:value-type="float" office:value="12328" calcext:value-type="float">
            <text:p>12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5786761983" calcext:value-type="float">
            <text:p>5.195786761983</text:p>
          </table:table-cell>
          <table:table-cell/>
          <table:table-cell office:value-type="float" office:value="12864" calcext:value-type="float">
            <text:p>12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6364090909" calcext:value-type="float">
            <text:p>5.196364090909</text:p>
          </table:table-cell>
          <table:table-cell/>
          <table:table-cell office:value-type="float" office:value="13400" calcext:value-type="float">
            <text:p>13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7241419835" calcext:value-type="float">
            <text:p>5.197241419835</text:p>
          </table:table-cell>
          <table:table-cell/>
          <table:table-cell office:value-type="float" office:value="13936" calcext:value-type="float">
            <text:p>13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8308077687" calcext:value-type="float">
            <text:p>5.198308077687</text:p>
          </table:table-cell>
          <table:table-cell/>
          <table:table-cell office:value-type="float" office:value="14472" calcext:value-type="float">
            <text:p>14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199245406613" calcext:value-type="float">
            <text:p>5.199245406613</text:p>
          </table:table-cell>
          <table:table-cell/>
          <table:table-cell office:value-type="float" office:value="15008" calcext:value-type="float">
            <text:p>15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0392064465" calcext:value-type="float">
            <text:p>5.200392064465</text:p>
          </table:table-cell>
          <table:table-cell/>
          <table:table-cell office:value-type="float" office:value="15544" calcext:value-type="float">
            <text:p>15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0881393391" calcext:value-type="float">
            <text:p>5.200881393391</text:p>
          </table:table-cell>
          <table:table-cell/>
          <table:table-cell office:value-type="float" office:value="16080" calcext:value-type="float">
            <text:p>16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1250722317" calcext:value-type="float">
            <text:p>5.201250722317</text:p>
          </table:table-cell>
          <table:table-cell/>
          <table:table-cell office:value-type="float" office:value="16616" calcext:value-type="float">
            <text:p>16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2137380169" calcext:value-type="float">
            <text:p>5.202137380169</text:p>
          </table:table-cell>
          <table:table-cell/>
          <table:table-cell office:value-type="float" office:value="17152" calcext:value-type="float">
            <text:p>1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2934709095" calcext:value-type="float">
            <text:p>5.202934709095</text:p>
          </table:table-cell>
          <table:table-cell/>
          <table:table-cell office:value-type="float" office:value="17688" calcext:value-type="float">
            <text:p>17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3444038021" calcext:value-type="float">
            <text:p>5.203444038021</text:p>
          </table:table-cell>
          <table:table-cell/>
          <table:table-cell office:value-type="float" office:value="18224" calcext:value-type="float">
            <text:p>18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3793366947" calcext:value-type="float">
            <text:p>5.203793366947</text:p>
          </table:table-cell>
          <table:table-cell/>
          <table:table-cell office:value-type="float" office:value="18760" calcext:value-type="float">
            <text:p>18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4720024799" calcext:value-type="float">
            <text:p>5.204720024799</text:p>
          </table:table-cell>
          <table:table-cell/>
          <table:table-cell office:value-type="float" office:value="19296" calcext:value-type="float">
            <text:p>19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5357353725" calcext:value-type="float">
            <text:p>5.205357353725</text:p>
          </table:table-cell>
          <table:table-cell/>
          <table:table-cell office:value-type="float" office:value="19832" calcext:value-type="float">
            <text:p>19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5866682651" calcext:value-type="float">
            <text:p>5.205866682651</text:p>
          </table:table-cell>
          <table:table-cell/>
          <table:table-cell office:value-type="float" office:value="20368" calcext:value-type="float">
            <text:p>20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7231998355" calcext:value-type="float">
            <text:p>5.207231998355</text:p>
          </table:table-cell>
          <table:table-cell/>
          <table:table-cell office:value-type="float" office:value="20904" calcext:value-type="float">
            <text:p>20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7909327281" calcext:value-type="float">
            <text:p>5.207909327281</text:p>
          </table:table-cell>
          <table:table-cell/>
          <table:table-cell office:value-type="float" office:value="21440" calcext:value-type="float">
            <text:p>21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8986656207" calcext:value-type="float">
            <text:p>5.208986656207</text:p>
          </table:table-cell>
          <table:table-cell/>
          <table:table-cell office:value-type="float" office:value="21976" calcext:value-type="float">
            <text:p>21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09783985133" calcext:value-type="float">
            <text:p>5.209783985133</text:p>
          </table:table-cell>
          <table:table-cell/>
          <table:table-cell office:value-type="float" office:value="22512" calcext:value-type="float">
            <text:p>22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0273314059" calcext:value-type="float">
            <text:p>5.210273314059</text:p>
          </table:table-cell>
          <table:table-cell/>
          <table:table-cell office:value-type="float" office:value="23048" calcext:value-type="float">
            <text:p>23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1459971911" calcext:value-type="float">
            <text:p>5.211459971911</text:p>
          </table:table-cell>
          <table:table-cell/>
          <table:table-cell office:value-type="float" office:value="23584" calcext:value-type="float">
            <text:p>23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2246629763" calcext:value-type="float">
            <text:p>5.212246629763</text:p>
          </table:table-cell>
          <table:table-cell/>
          <table:table-cell office:value-type="float" office:value="24120" calcext:value-type="float">
            <text:p>24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2995958689" calcext:value-type="float">
            <text:p>5.212995958689</text:p>
          </table:table-cell>
          <table:table-cell/>
          <table:table-cell office:value-type="float" office:value="24656" calcext:value-type="float">
            <text:p>24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3673287615" calcext:value-type="float">
            <text:p>5.213673287615</text:p>
          </table:table-cell>
          <table:table-cell/>
          <table:table-cell office:value-type="float" office:value="25192" calcext:value-type="float">
            <text:p>25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4082616541" calcext:value-type="float">
            <text:p>5.214082616541</text:p>
          </table:table-cell>
          <table:table-cell/>
          <table:table-cell office:value-type="float" office:value="25728" calcext:value-type="float">
            <text:p>25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4939945467" calcext:value-type="float">
            <text:p>5.214939945467</text:p>
          </table:table-cell>
          <table:table-cell/>
          <table:table-cell office:value-type="float" office:value="26264" calcext:value-type="float">
            <text:p>26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5906603319" calcext:value-type="float">
            <text:p>5.215906603319</text:p>
          </table:table-cell>
          <table:table-cell/>
          <table:table-cell office:value-type="float" office:value="26800" calcext:value-type="float">
            <text:p>26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6403932245" calcext:value-type="float">
            <text:p>5.216403932245</text:p>
          </table:table-cell>
          <table:table-cell/>
          <table:table-cell office:value-type="float" office:value="27336" calcext:value-type="float">
            <text:p>2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7141261171" calcext:value-type="float">
            <text:p>5.217141261171</text:p>
          </table:table-cell>
          <table:table-cell/>
          <table:table-cell office:value-type="float" office:value="27872" calcext:value-type="float">
            <text:p>27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7947919023" calcext:value-type="float">
            <text:p>5.217947919023</text:p>
          </table:table-cell>
          <table:table-cell/>
          <table:table-cell office:value-type="float" office:value="28408" calcext:value-type="float">
            <text:p>28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8317247949" calcext:value-type="float">
            <text:p>5.218317247949</text:p>
          </table:table-cell>
          <table:table-cell/>
          <table:table-cell office:value-type="float" office:value="28944" calcext:value-type="float">
            <text:p>28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8974576875" calcext:value-type="float">
            <text:p>5.218974576875</text:p>
          </table:table-cell>
          <table:table-cell/>
          <table:table-cell office:value-type="float" office:value="29480" calcext:value-type="float">
            <text:p>29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19841234727" calcext:value-type="float">
            <text:p>5.219841234727</text:p>
          </table:table-cell>
          <table:table-cell/>
          <table:table-cell office:value-type="float" office:value="30016" calcext:value-type="float">
            <text:p>30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0678563653" calcext:value-type="float">
            <text:p>5.220678563653</text:p>
          </table:table-cell>
          <table:table-cell/>
          <table:table-cell office:value-type="float" office:value="30552" calcext:value-type="float">
            <text:p>3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1315892579" calcext:value-type="float">
            <text:p>5.221315892579</text:p>
          </table:table-cell>
          <table:table-cell/>
          <table:table-cell office:value-type="float" office:value="31088" calcext:value-type="float">
            <text:p>31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2442550431" calcext:value-type="float">
            <text:p>5.222442550431</text:p>
          </table:table-cell>
          <table:table-cell/>
          <table:table-cell office:value-type="float" office:value="31624" calcext:value-type="float">
            <text:p>31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3119879357" calcext:value-type="float">
            <text:p>5.223119879357</text:p>
          </table:table-cell>
          <table:table-cell/>
          <table:table-cell office:value-type="float" office:value="32160" calcext:value-type="float">
            <text:p>32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3697208283" calcext:value-type="float">
            <text:p>5.223697208283</text:p>
          </table:table-cell>
          <table:table-cell/>
          <table:table-cell office:value-type="float" office:value="32696" calcext:value-type="float">
            <text:p>32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4246537209" calcext:value-type="float">
            <text:p>5.224246537209</text:p>
          </table:table-cell>
          <table:table-cell/>
          <table:table-cell office:value-type="float" office:value="33232" calcext:value-type="float">
            <text:p>33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5103866135" calcext:value-type="float">
            <text:p>5.225103866135</text:p>
          </table:table-cell>
          <table:table-cell/>
          <table:table-cell office:value-type="float" office:value="33768" calcext:value-type="float">
            <text:p>33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5701195061" calcext:value-type="float">
            <text:p>5.225701195061</text:p>
          </table:table-cell>
          <table:table-cell/>
          <table:table-cell office:value-type="float" office:value="34304" calcext:value-type="float">
            <text:p>34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6698523987" calcext:value-type="float">
            <text:p>5.226698523987</text:p>
          </table:table-cell>
          <table:table-cell/>
          <table:table-cell office:value-type="float" office:value="34840" calcext:value-type="float">
            <text:p>34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7147852913" calcext:value-type="float">
            <text:p>5.227147852913</text:p>
          </table:table-cell>
          <table:table-cell/>
          <table:table-cell office:value-type="float" office:value="35376" calcext:value-type="float">
            <text:p>35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7517181839" calcext:value-type="float">
            <text:p>5.227517181839</text:p>
          </table:table-cell>
          <table:table-cell/>
          <table:table-cell office:value-type="float" office:value="35912" calcext:value-type="float">
            <text:p>35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9022497543" calcext:value-type="float">
            <text:p>5.229022497543</text:p>
          </table:table-cell>
          <table:table-cell/>
          <table:table-cell office:value-type="float" office:value="36448" calcext:value-type="float">
            <text:p>36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29959826469" calcext:value-type="float">
            <text:p>5.229959826469</text:p>
          </table:table-cell>
          <table:table-cell/>
          <table:table-cell office:value-type="float" office:value="36984" calcext:value-type="float">
            <text:p>36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0966484321" calcext:value-type="float">
            <text:p>5.230966484321</text:p>
          </table:table-cell>
          <table:table-cell/>
          <table:table-cell office:value-type="float" office:value="37520" calcext:value-type="float">
            <text:p>37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1783813247" calcext:value-type="float">
            <text:p>5.231783813247</text:p>
          </table:table-cell>
          <table:table-cell/>
          <table:table-cell office:value-type="float" office:value="38056" calcext:value-type="float">
            <text:p>38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2661142173" calcext:value-type="float">
            <text:p>5.232661142173</text:p>
          </table:table-cell>
          <table:table-cell/>
          <table:table-cell office:value-type="float" office:value="38592" calcext:value-type="float">
            <text:p>38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3090471099" calcext:value-type="float">
            <text:p>5.233090471099</text:p>
          </table:table-cell>
          <table:table-cell/>
          <table:table-cell office:value-type="float" office:value="39128" calcext:value-type="float">
            <text:p>39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3927800025" calcext:value-type="float">
            <text:p>5.233927800025</text:p>
          </table:table-cell>
          <table:table-cell/>
          <table:table-cell office:value-type="float" office:value="39664" calcext:value-type="float">
            <text:p>39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4317128951" calcext:value-type="float">
            <text:p>5.234317128951</text:p>
          </table:table-cell>
          <table:table-cell/>
          <table:table-cell office:value-type="float" office:value="40200" calcext:value-type="float">
            <text:p>4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5034457877" calcext:value-type="float">
            <text:p>5.235034457877</text:p>
          </table:table-cell>
          <table:table-cell/>
          <table:table-cell office:value-type="float" office:value="40736" calcext:value-type="float">
            <text:p>40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5423786803" calcext:value-type="float">
            <text:p>5.235423786803</text:p>
          </table:table-cell>
          <table:table-cell/>
          <table:table-cell office:value-type="float" office:value="41272" calcext:value-type="float">
            <text:p>41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6093115729" calcext:value-type="float">
            <text:p>5.236093115729</text:p>
          </table:table-cell>
          <table:table-cell/>
          <table:table-cell office:value-type="float" office:value="41808" calcext:value-type="float">
            <text:p>41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6850444655" calcext:value-type="float">
            <text:p>5.236850444655</text:p>
          </table:table-cell>
          <table:table-cell/>
          <table:table-cell office:value-type="float" office:value="42344" calcext:value-type="float">
            <text:p>42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7657102507" calcext:value-type="float">
            <text:p>5.237657102507</text:p>
          </table:table-cell>
          <table:table-cell/>
          <table:table-cell office:value-type="float" office:value="42880" calcext:value-type="float">
            <text:p>42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30</text:p>
          </table:table-cell>
          <table:table-cell office:value-type="float" office:value="5.238877089285" calcext:value-type="float">
            <text:p>5.238877089285</text:p>
          </table:table-cell>
          <table:table-cell/>
          <table:table-cell office:value-type="float" office:value="43008" calcext:value-type="float">
            <text:p>43008</text:p>
          </table:table-cell>
          <table:table-cell table:number-columns-repeated="3"/>
        </table:table-row>
      </table:table>
      <table:table table:name="通信延迟统计adhoc模式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开始传输时间</text:p>
          </table:table-cell>
          <table:table-cell office:value-type="string" calcext:value-type="string">
            <text:p>传送模型时间</text:p>
          </table:table-cell>
        </table:table-row>
        <table:table-row table:style-name="ro1">
          <table:table-cell office:value-type="float" office:value="1.002448249276" calcext:value-type="float">
            <text:p>1.002448249276</text:p>
          </table:table-cell>
          <table:table-cell office:value-type="float" office:value="0.172358960293" calcext:value-type="float">
            <text:p>0.172358960293</text:p>
          </table:table-cell>
        </table:table-row>
        <table:table-row table:style-name="ro1">
          <table:table-cell office:value-type="float" office:value="1.032327487283" calcext:value-type="float">
            <text:p>1.032327487283</text:p>
          </table:table-cell>
          <table:table-cell office:value-type="float" office:value="0.183351808666" calcext:value-type="float">
            <text:p>0.183351808666</text:p>
          </table:table-cell>
        </table:table-row>
        <table:table-row table:style-name="ro1">
          <table:table-cell office:value-type="float" office:value="5.050845082759" calcext:value-type="float">
            <text:p>5.050845082759</text:p>
          </table:table-cell>
          <table:table-cell office:value-type="float" office:value="0.119545497701" calcext:value-type="float">
            <text:p>0.119545497701</text:p>
          </table:table-cell>
        </table:table-row>
        <table:table-row table:style-name="ro1">
          <table:table-cell office:value-type="float" office:value="2.115973975129" calcext:value-type="float">
            <text:p>2.115973975129</text:p>
          </table:table-cell>
          <table:table-cell office:value-type="float" office:value="0.154217327433" calcext:value-type="float">
            <text:p>0.154217327433</text:p>
          </table:table-cell>
        </table:table-row>
        <table:table-row table:style-name="ro1">
          <table:table-cell office:value-type="float" office:value="2.118052611879" calcext:value-type="float">
            <text:p>2.118052611879</text:p>
          </table:table-cell>
          <table:table-cell office:value-type="float" office:value="0.172676869359" calcext:value-type="float">
            <text:p>0.172676869359</text:p>
          </table:table-cell>
        </table:table-row>
        <table:table-row table:style-name="ro1">
          <table:table-cell office:value-type="float" office:value="2.121947772551" calcext:value-type="float">
            <text:p>2.121947772551</text:p>
          </table:table-cell>
          <table:table-cell office:value-type="float" office:value="0.181018993171" calcext:value-type="float">
            <text:p>0.181018993171</text:p>
          </table:table-cell>
        </table:table-row>
        <table:table-row table:style-name="ro1">
          <table:table-cell office:value-type="float" office:value="4.005129366303" calcext:value-type="float">
            <text:p>4.005129366303</text:p>
          </table:table-cell>
          <table:table-cell office:value-type="float" office:value="0.207744021202" calcext:value-type="float">
            <text:p>0.207744021202</text:p>
          </table:table-cell>
        </table:table-row>
        <table:table-row table:style-name="ro1">
          <table:table-cell office:value-type="float" office:value="4.009509494282" calcext:value-type="float">
            <text:p>4.009509494282</text:p>
          </table:table-cell>
          <table:table-cell office:value-type="float" office:value="0.201083803503" calcext:value-type="float">
            <text:p>0.201083803503</text:p>
          </table:table-cell>
        </table:table-row>
        <table:table-row table:style-name="ro1">
          <table:table-cell office:value-type="float" office:value="5.053720054063" calcext:value-type="float">
            <text:p>5.053720054063</text:p>
          </table:table-cell>
          <table:table-cell office:value-type="float" office:value="0.112822703847001" calcext:value-type="float">
            <text:p>0.112822703847001</text:p>
          </table:table-cell>
        </table:table-row>
        <table:table-row table:style-name="ro1">
          <table:table-cell office:value-type="float" office:value="5.103545405155" calcext:value-type="float">
            <text:p>5.103545405155</text:p>
          </table:table-cell>
          <table:table-cell office:value-type="float" office:value="0.135331684130001" calcext:value-type="float">
            <text:p>0.135331684130001</text:p>
          </table:table-cell>
        </table:table-row>
      </table:table>
      <table:table table:name="工作表5" table:style-name="ta1">
        <table:shapes>
          <draw:frame draw:z-index="0" draw:style-name="gr1" draw:text-style-name="P1" svg:width="15.999cm" svg:height="8.999cm" svg:x="2.69cm" svg:y="2.012cm">
            <draw:object draw:notify-on-update-of-ranges="工作表5.A1:工作表5.A1 工作表5.A2:工作表5.A201 工作表5.B1:工作表5.B1 工作表5.B2:工作表5.B2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4.934cm" svg:y="3.925cm">
            <draw:object draw:notify-on-update-of-ranges="工作表5.J1:工作表5.J1 工作表5.J2:工作表5.J201 工作表5.K1:工作表5.K1 工作表5.K2:工作表5.K2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client</text:p>
          </table:table-cell>
          <table:table-cell office:value-type="string" calcext:value-type="string">
            <text:p>10client</text:p>
          </table:table-cell>
          <table:table-cell table:number-columns-repeated="7"/>
          <table:table-cell office:value-type="string" calcext:value-type="string">
            <text:p>2client</text:p>
          </table:table-cell>
          <table:table-cell office:value-type="string" calcext:value-type="string">
            <text:p>10client</text:p>
          </table:table-cell>
        </table:table-row>
        <table:table-row table:style-name="ro1">
          <table:table-cell office:value-type="float" office:value="2.3845" calcext:value-type="float">
            <text:p>2.3845</text:p>
          </table:table-cell>
          <table:table-cell office:value-type="float" office:value="2.2574" calcext:value-type="float">
            <text:p>2.2574</text:p>
          </table:table-cell>
          <table:table-cell table:number-columns-repeated="7"/>
          <table:table-cell office:value-type="float" office:value="0.165" calcext:value-type="float">
            <text:p>0.16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.2455" calcext:value-type="float">
            <text:p>2.2455</text:p>
          </table:table-cell>
          <table:table-cell office:value-type="float" office:value="2.1974" calcext:value-type="float">
            <text:p>2.1974</text:p>
          </table:table-cell>
          <table:table-cell table:number-columns-repeated="7"/>
          <table:table-cell office:value-type="float" office:value="0.154" calcext:value-type="float">
            <text:p>0.154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2.384" calcext:value-type="float">
            <text:p>2.384</text:p>
          </table:table-cell>
          <table:table-cell office:value-type="float" office:value="2.1598" calcext:value-type="float">
            <text:p>2.1598</text:p>
          </table:table-cell>
          <table:table-cell table:number-columns-repeated="7"/>
          <table:table-cell office:value-type="float" office:value="0.101" calcext:value-type="float">
            <text:p>0.10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.5798" calcext:value-type="float">
            <text:p>2.5798</text:p>
          </table:table-cell>
          <table:table-cell office:value-type="float" office:value="2.0848" calcext:value-type="float">
            <text:p>2.0848</text:p>
          </table:table-cell>
          <table:table-cell table:number-columns-repeated="7"/>
          <table:table-cell office:value-type="float" office:value="0.099" calcext:value-type="float">
            <text:p>0.099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2.0584" calcext:value-type="float">
            <text:p>2.0584</text:p>
          </table:table-cell>
          <table:table-cell table:number-columns-repeated="7"/>
          <table:table-cell office:value-type="float" office:value="0.251" calcext:value-type="float">
            <text:p>0.251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2.0999" calcext:value-type="float">
            <text:p>2.0999</text:p>
          </table:table-cell>
          <table:table-cell office:value-type="float" office:value="2.0231" calcext:value-type="float">
            <text:p>2.0231</text:p>
          </table:table-cell>
          <table:table-cell table:number-columns-repeated="7"/>
          <table:table-cell office:value-type="float" office:value="0.32" calcext:value-type="float">
            <text:p>0.32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2.2925" calcext:value-type="float">
            <text:p>2.2925</text:p>
          </table:table-cell>
          <table:table-cell office:value-type="float" office:value="2.0134" calcext:value-type="float">
            <text:p>2.0134</text:p>
          </table:table-cell>
          <table:table-cell table:number-columns-repeated="7"/>
          <table:table-cell office:value-type="float" office:value="0.184" calcext:value-type="float">
            <text:p>0.184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2.1021" calcext:value-type="float">
            <text:p>2.1021</text:p>
          </table:table-cell>
          <table:table-cell office:value-type="float" office:value="1.9585" calcext:value-type="float">
            <text:p>1.9585</text:p>
          </table:table-cell>
          <table:table-cell table:number-columns-repeated="7"/>
          <table:table-cell office:value-type="float" office:value="0.205" calcext:value-type="float">
            <text:p>0.205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.9645" calcext:value-type="float">
            <text:p>1.9645</text:p>
          </table:table-cell>
          <table:table-cell office:value-type="float" office:value="1.9107" calcext:value-type="float">
            <text:p>1.9107</text:p>
          </table:table-cell>
          <table:table-cell table:number-columns-repeated="7"/>
          <table:table-cell office:value-type="float" office:value="0.32" calcext:value-type="float">
            <text:p>0.32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1.994" calcext:value-type="float">
            <text:p>1.994</text:p>
          </table:table-cell>
          <table:table-cell office:value-type="float" office:value="1.8865" calcext:value-type="float">
            <text:p>1.8865</text:p>
          </table:table-cell>
          <table:table-cell table:number-columns-repeated="7"/>
          <table:table-cell office:value-type="float" office:value="0.413" calcext:value-type="float">
            <text:p>0.413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2.0562" calcext:value-type="float">
            <text:p>2.0562</text:p>
          </table:table-cell>
          <table:table-cell office:value-type="float" office:value="1.8166" calcext:value-type="float">
            <text:p>1.8166</text:p>
          </table:table-cell>
          <table:table-cell table:number-columns-repeated="7"/>
          <table:table-cell office:value-type="float" office:value="0.208" calcext:value-type="float">
            <text:p>0.208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1.9136" calcext:value-type="float">
            <text:p>1.9136</text:p>
          </table:table-cell>
          <table:table-cell office:value-type="float" office:value="1.7977" calcext:value-type="float">
            <text:p>1.7977</text:p>
          </table:table-cell>
          <table:table-cell table:number-columns-repeated="7"/>
          <table:table-cell office:value-type="float" office:value="0.248" calcext:value-type="float">
            <text:p>0.248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1.8099" calcext:value-type="float">
            <text:p>1.8099</text:p>
          </table:table-cell>
          <table:table-cell office:value-type="float" office:value="1.7621" calcext:value-type="float">
            <text:p>1.7621</text:p>
          </table:table-cell>
          <table:table-cell table:number-columns-repeated="7"/>
          <table:table-cell office:value-type="float" office:value="0.511" calcext:value-type="float">
            <text:p>0.511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1.8456" calcext:value-type="float">
            <text:p>1.8456</text:p>
          </table:table-cell>
          <table:table-cell office:value-type="float" office:value="1.737" calcext:value-type="float">
            <text:p>1.737</text:p>
          </table:table-cell>
          <table:table-cell table:number-columns-repeated="7"/>
          <table:table-cell office:value-type="float" office:value="0.431" calcext:value-type="float">
            <text:p>0.431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1.7927" calcext:value-type="float">
            <text:p>1.7927</text:p>
          </table:table-cell>
          <table:table-cell office:value-type="float" office:value="1.7189" calcext:value-type="float">
            <text:p>1.7189</text:p>
          </table:table-cell>
          <table:table-cell table:number-columns-repeated="7"/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.8488" calcext:value-type="float">
            <text:p>1.8488</text:p>
          </table:table-cell>
          <table:table-cell office:value-type="float" office:value="1.684" calcext:value-type="float">
            <text:p>1.684</text:p>
          </table:table-cell>
          <table:table-cell table:number-columns-repeated="7"/>
          <table:table-cell office:value-type="float" office:value="0.407" calcext:value-type="float">
            <text:p>0.407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1.8011" calcext:value-type="float">
            <text:p>1.8011</text:p>
          </table:table-cell>
          <table:table-cell office:value-type="float" office:value="1.6401" calcext:value-type="float">
            <text:p>1.6401</text:p>
          </table:table-cell>
          <table:table-cell table:number-columns-repeated="7"/>
          <table:table-cell office:value-type="float" office:value="0.256" calcext:value-type="float">
            <text:p>0.256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1.7391" calcext:value-type="float">
            <text:p>1.7391</text:p>
          </table:table-cell>
          <table:table-cell office:value-type="float" office:value="1.6379" calcext:value-type="float">
            <text:p>1.6379</text:p>
          </table:table-cell>
          <table:table-cell table:number-columns-repeated="7"/>
          <table:table-cell office:value-type="float" office:value="0.468" calcext:value-type="float">
            <text:p>0.468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1.7746" calcext:value-type="float">
            <text:p>1.7746</text:p>
          </table:table-cell>
          <table:table-cell office:value-type="float" office:value="1.6036" calcext:value-type="float">
            <text:p>1.6036</text:p>
          </table:table-cell>
          <table:table-cell table:number-columns-repeated="7"/>
          <table:table-cell office:value-type="float" office:value="0.31" calcext:value-type="float">
            <text:p>0.31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1.6341" calcext:value-type="float">
            <text:p>1.6341</text:p>
          </table:table-cell>
          <table:table-cell office:value-type="float" office:value="1.5649" calcext:value-type="float">
            <text:p>1.5649</text:p>
          </table:table-cell>
          <table:table-cell table:number-columns-repeated="7"/>
          <table:table-cell office:value-type="float" office:value="0.558" calcext:value-type="float">
            <text:p>0.558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float" office:value="1.6877" calcext:value-type="float">
            <text:p>1.6877</text:p>
          </table:table-cell>
          <table:table-cell office:value-type="float" office:value="1.551" calcext:value-type="float">
            <text:p>1.551</text:p>
          </table:table-cell>
          <table:table-cell table:number-columns-repeated="7"/>
          <table:table-cell office:value-type="float" office:value="0.428" calcext:value-type="float">
            <text:p>0.428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1.5655" calcext:value-type="float">
            <text:p>1.5655</text:p>
          </table:table-cell>
          <table:table-cell table:number-columns-repeated="7"/>
          <table:table-cell office:value-type="float" office:value="0.494" calcext:value-type="float">
            <text:p>0.494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float" office:value="1.6101" calcext:value-type="float">
            <text:p>1.6101</text:p>
          </table:table-cell>
          <table:table-cell office:value-type="float" office:value="1.5212" calcext:value-type="float">
            <text:p>1.5212</text:p>
          </table:table-cell>
          <table:table-cell table:number-columns-repeated="7"/>
          <table:table-cell office:value-type="float" office:value="0.482" calcext:value-type="float">
            <text:p>0.482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1.5182" calcext:value-type="float">
            <text:p>1.5182</text:p>
          </table:table-cell>
          <table:table-cell office:value-type="float" office:value="1.4941" calcext:value-type="float">
            <text:p>1.4941</text:p>
          </table:table-cell>
          <table:table-cell table:number-columns-repeated="7"/>
          <table:table-cell office:value-type="float" office:value="0.657" calcext:value-type="float">
            <text:p>0.657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1.5196" calcext:value-type="float">
            <text:p>1.5196</text:p>
          </table:table-cell>
          <table:table-cell office:value-type="float" office:value="1.5058" calcext:value-type="float">
            <text:p>1.5058</text:p>
          </table:table-cell>
          <table:table-cell table:number-columns-repeated="7"/>
          <table:table-cell office:value-type="float" office:value="0.588" calcext:value-type="float">
            <text:p>0.588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1.5401" calcext:value-type="float">
            <text:p>1.5401</text:p>
          </table:table-cell>
          <table:table-cell office:value-type="float" office:value="1.432" calcext:value-type="float">
            <text:p>1.432</text:p>
          </table:table-cell>
          <table:table-cell table:number-columns-repeated="7"/>
          <table:table-cell office:value-type="float" office:value="0.578" calcext:value-type="float">
            <text:p>0.578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1.4801" calcext:value-type="float">
            <text:p>1.4801</text:p>
          </table:table-cell>
          <table:table-cell office:value-type="float" office:value="1.4277" calcext:value-type="float">
            <text:p>1.4277</text:p>
          </table:table-cell>
          <table:table-cell table:number-columns-repeated="7"/>
          <table:table-cell office:value-type="float" office:value="0.619" calcext:value-type="float">
            <text:p>0.619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1.6656" calcext:value-type="float">
            <text:p>1.6656</text:p>
          </table:table-cell>
          <table:table-cell office:value-type="float" office:value="1.4176" calcext:value-type="float">
            <text:p>1.4176</text:p>
          </table:table-cell>
          <table:table-cell table:number-columns-repeated="7"/>
          <table:table-cell office:value-type="float" office:value="0.246" calcext:value-type="float">
            <text:p>0.24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1.4013" calcext:value-type="float">
            <text:p>1.4013</text:p>
          </table:table-cell>
          <table:table-cell table:number-columns-repeated="7"/>
          <table:table-cell office:value-type="float" office:value="0.42" calcext:value-type="float">
            <text:p>0.42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1.4501" calcext:value-type="float">
            <text:p>1.4501</text:p>
          </table:table-cell>
          <table:table-cell office:value-type="float" office:value="1.3692" calcext:value-type="float">
            <text:p>1.3692</text:p>
          </table:table-cell>
          <table:table-cell table:number-columns-repeated="7"/>
          <table:table-cell office:value-type="float" office:value="0.541" calcext:value-type="float">
            <text:p>0.541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1.4433" calcext:value-type="float">
            <text:p>1.4433</text:p>
          </table:table-cell>
          <table:table-cell office:value-type="float" office:value="1.3581" calcext:value-type="float">
            <text:p>1.3581</text:p>
          </table:table-cell>
          <table:table-cell table:number-columns-repeated="7"/>
          <table:table-cell office:value-type="float" office:value="0.502" calcext:value-type="float">
            <text:p>0.502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.4036" calcext:value-type="float">
            <text:p>1.4036</text:p>
          </table:table-cell>
          <table:table-cell office:value-type="float" office:value="1.3246" calcext:value-type="float">
            <text:p>1.3246</text:p>
          </table:table-cell>
          <table:table-cell table:number-columns-repeated="7"/>
          <table:table-cell office:value-type="float" office:value="0.635" calcext:value-type="float">
            <text:p>0.635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1.3282" calcext:value-type="float">
            <text:p>1.3282</text:p>
          </table:table-cell>
          <table:table-cell office:value-type="float" office:value="1.3361" calcext:value-type="float">
            <text:p>1.3361</text:p>
          </table:table-cell>
          <table:table-cell table:number-columns-repeated="7"/>
          <table:table-cell office:value-type="float" office:value="0.757" calcext:value-type="float">
            <text:p>0.757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1.3706" calcext:value-type="float">
            <text:p>1.3706</text:p>
          </table:table-cell>
          <table:table-cell office:value-type="float" office:value="1.292" calcext:value-type="float">
            <text:p>1.292</text:p>
          </table:table-cell>
          <table:table-cell table:number-columns-repeated="7"/>
          <table:table-cell office:value-type="float" office:value="0.65" calcext:value-type="float">
            <text:p>0.65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1.3578" calcext:value-type="float">
            <text:p>1.3578</text:p>
          </table:table-cell>
          <table:table-cell office:value-type="float" office:value="1.3097" calcext:value-type="float">
            <text:p>1.3097</text:p>
          </table:table-cell>
          <table:table-cell table:number-columns-repeated="7"/>
          <table:table-cell office:value-type="float" office:value="0.601" calcext:value-type="float">
            <text:p>0.601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1.4015" calcext:value-type="float">
            <text:p>1.4015</text:p>
          </table:table-cell>
          <table:table-cell office:value-type="float" office:value="1.3109" calcext:value-type="float">
            <text:p>1.3109</text:p>
          </table:table-cell>
          <table:table-cell table:number-columns-repeated="7"/>
          <table:table-cell office:value-type="float" office:value="0.592" calcext:value-type="float">
            <text:p>0.592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1.4205" calcext:value-type="float">
            <text:p>1.4205</text:p>
          </table:table-cell>
          <table:table-cell office:value-type="float" office:value="1.2564" calcext:value-type="float">
            <text:p>1.2564</text:p>
          </table:table-cell>
          <table:table-cell table:number-columns-repeated="7"/>
          <table:table-cell office:value-type="float" office:value="0.569" calcext:value-type="float">
            <text:p>0.569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.3101" calcext:value-type="float">
            <text:p>1.3101</text:p>
          </table:table-cell>
          <table:table-cell office:value-type="float" office:value="1.2646" calcext:value-type="float">
            <text:p>1.2646</text:p>
          </table:table-cell>
          <table:table-cell table:number-columns-repeated="7"/>
          <table:table-cell office:value-type="float" office:value="0.669" calcext:value-type="float">
            <text:p>0.669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1.4141" calcext:value-type="float">
            <text:p>1.4141</text:p>
          </table:table-cell>
          <table:table-cell office:value-type="float" office:value="1.249" calcext:value-type="float">
            <text:p>1.249</text:p>
          </table:table-cell>
          <table:table-cell table:number-columns-repeated="7"/>
          <table:table-cell office:value-type="float" office:value="0.513" calcext:value-type="float">
            <text:p>0.51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2993" calcext:value-type="float">
            <text:p>1.2993</text:p>
          </table:table-cell>
          <table:table-cell office:value-type="float" office:value="1.2702" calcext:value-type="float">
            <text:p>1.2702</text:p>
          </table:table-cell>
          <table:table-cell table:number-columns-repeated="7"/>
          <table:table-cell office:value-type="float" office:value="0.636" calcext:value-type="float">
            <text:p>0.636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1.3257" calcext:value-type="float">
            <text:p>1.3257</text:p>
          </table:table-cell>
          <table:table-cell office:value-type="float" office:value="1.2161" calcext:value-type="float">
            <text:p>1.2161</text:p>
          </table:table-cell>
          <table:table-cell table:number-columns-repeated="7"/>
          <table:table-cell office:value-type="float" office:value="0.626" calcext:value-type="float">
            <text:p>0.62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.2441" calcext:value-type="float">
            <text:p>1.2441</text:p>
          </table:table-cell>
          <table:table-cell office:value-type="float" office:value="1.1891" calcext:value-type="float">
            <text:p>1.1891</text:p>
          </table:table-cell>
          <table:table-cell table:number-columns-repeated="7"/>
          <table:table-cell office:value-type="float" office:value="0.71" calcext:value-type="float">
            <text:p>0.71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1.2074" calcext:value-type="float">
            <text:p>1.2074</text:p>
          </table:table-cell>
          <table:table-cell office:value-type="float" office:value="1.19" calcext:value-type="float">
            <text:p>1.19</text:p>
          </table:table-cell>
          <table:table-cell table:number-columns-repeated="7"/>
          <table:table-cell office:value-type="float" office:value="0.724" calcext:value-type="float">
            <text:p>0.724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1.2079" calcext:value-type="float">
            <text:p>1.2079</text:p>
          </table:table-cell>
          <table:table-cell office:value-type="float" office:value="1.188" calcext:value-type="float">
            <text:p>1.188</text:p>
          </table:table-cell>
          <table:table-cell table:number-columns-repeated="7"/>
          <table:table-cell office:value-type="float" office:value="0.713" calcext:value-type="float">
            <text:p>0.713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1.2183" calcext:value-type="float">
            <text:p>1.2183</text:p>
          </table:table-cell>
          <table:table-cell office:value-type="float" office:value="1.1572" calcext:value-type="float">
            <text:p>1.1572</text:p>
          </table:table-cell>
          <table:table-cell table:number-columns-repeated="7"/>
          <table:table-cell office:value-type="float" office:value="0.732" calcext:value-type="float">
            <text:p>0.732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1.1775" calcext:value-type="float">
            <text:p>1.1775</text:p>
          </table:table-cell>
          <table:table-cell office:value-type="float" office:value="1.1526" calcext:value-type="float">
            <text:p>1.1526</text:p>
          </table:table-cell>
          <table:table-cell table:number-columns-repeated="7"/>
          <table:table-cell office:value-type="float" office:value="0.734" calcext:value-type="float">
            <text:p>0.734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1.1779" calcext:value-type="float">
            <text:p>1.1779</text:p>
          </table:table-cell>
          <table:table-cell office:value-type="float" office:value="1.1373" calcext:value-type="float">
            <text:p>1.1373</text:p>
          </table:table-cell>
          <table:table-cell table:number-columns-repeated="7"/>
          <table:table-cell office:value-type="float" office:value="0.701" calcext:value-type="float">
            <text:p>0.701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.2468" calcext:value-type="float">
            <text:p>1.2468</text:p>
          </table:table-cell>
          <table:table-cell office:value-type="float" office:value="1.1541" calcext:value-type="float">
            <text:p>1.1541</text:p>
          </table:table-cell>
          <table:table-cell table:number-columns-repeated="7"/>
          <table:table-cell office:value-type="float" office:value="0.651" calcext:value-type="float">
            <text:p>0.65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1.1345" calcext:value-type="float">
            <text:p>1.1345</text:p>
          </table:table-cell>
          <table:table-cell table:number-columns-repeated="7"/>
          <table:table-cell office:value-type="float" office:value="0.523" calcext:value-type="float">
            <text:p>0.523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1.2001" calcext:value-type="float">
            <text:p>1.2001</text:p>
          </table:table-cell>
          <table:table-cell office:value-type="float" office:value="1.1292" calcext:value-type="float">
            <text:p>1.1292</text:p>
          </table:table-cell>
          <table:table-cell table:number-columns-repeated="7"/>
          <table:table-cell office:value-type="float" office:value="0.707" calcext:value-type="float">
            <text:p>0.707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.2088" calcext:value-type="float">
            <text:p>1.2088</text:p>
          </table:table-cell>
          <table:table-cell office:value-type="float" office:value="1.1231" calcext:value-type="float">
            <text:p>1.1231</text:p>
          </table:table-cell>
          <table:table-cell table:number-columns-repeated="7"/>
          <table:table-cell office:value-type="float" office:value="0.647" calcext:value-type="float">
            <text:p>0.647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1.1191" calcext:value-type="float">
            <text:p>1.1191</text:p>
          </table:table-cell>
          <table:table-cell office:value-type="float" office:value="1.0898" calcext:value-type="float">
            <text:p>1.0898</text:p>
          </table:table-cell>
          <table:table-cell table:number-columns-repeated="7"/>
          <table:table-cell office:value-type="float" office:value="0.733" calcext:value-type="float">
            <text:p>0.733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1.2022" calcext:value-type="float">
            <text:p>1.2022</text:p>
          </table:table-cell>
          <table:table-cell office:value-type="float" office:value="1.0817" calcext:value-type="float">
            <text:p>1.0817</text:p>
          </table:table-cell>
          <table:table-cell table:number-columns-repeated="7"/>
          <table:table-cell office:value-type="float" office:value="0.622" calcext:value-type="float">
            <text:p>0.62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1.0863" calcext:value-type="float">
            <text:p>1.0863</text:p>
          </table:table-cell>
          <table:table-cell table:number-columns-repeated="7"/>
          <table:table-cell office:value-type="float" office:value="0.48" calcext:value-type="float">
            <text:p>0.48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1.2197" calcext:value-type="float">
            <text:p>1.2197</text:p>
          </table:table-cell>
          <table:table-cell office:value-type="float" office:value="1.1059" calcext:value-type="float">
            <text:p>1.1059</text:p>
          </table:table-cell>
          <table:table-cell table:number-columns-repeated="7"/>
          <table:table-cell office:value-type="float" office:value="0.613" calcext:value-type="float">
            <text:p>0.613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1.0876" calcext:value-type="float">
            <text:p>1.0876</text:p>
          </table:table-cell>
          <table:table-cell office:value-type="float" office:value="1.0732" calcext:value-type="float">
            <text:p>1.0732</text:p>
          </table:table-cell>
          <table:table-cell table:number-columns-repeated="7"/>
          <table:table-cell office:value-type="float" office:value="0.743" calcext:value-type="float">
            <text:p>0.74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.0952" calcext:value-type="float">
            <text:p>1.0952</text:p>
          </table:table-cell>
          <table:table-cell office:value-type="float" office:value="1.0917" calcext:value-type="float">
            <text:p>1.0917</text:p>
          </table:table-cell>
          <table:table-cell table:number-columns-repeated="7"/>
          <table:table-cell office:value-type="float" office:value="0.729" calcext:value-type="float">
            <text:p>0.729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1.1028" calcext:value-type="float">
            <text:p>1.1028</text:p>
          </table:table-cell>
          <table:table-cell office:value-type="float" office:value="1.0541" calcext:value-type="float">
            <text:p>1.0541</text:p>
          </table:table-cell>
          <table:table-cell table:number-columns-repeated="7"/>
          <table:table-cell office:value-type="float" office:value="0.696" calcext:value-type="float">
            <text:p>0.696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1.0642" calcext:value-type="float">
            <text:p>1.0642</text:p>
          </table:table-cell>
          <table:table-cell office:value-type="float" office:value="1.0344" calcext:value-type="float">
            <text:p>1.0344</text:p>
          </table:table-cell>
          <table:table-cell table:number-columns-repeated="7"/>
          <table:table-cell office:value-type="float" office:value="0.736" calcext:value-type="float">
            <text:p>0.736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.1601" calcext:value-type="float">
            <text:p>1.1601</text:p>
          </table:table-cell>
          <table:table-cell office:value-type="float" office:value="1.0301" calcext:value-type="float">
            <text:p>1.0301</text:p>
          </table:table-cell>
          <table:table-cell table:number-columns-repeated="7"/>
          <table:table-cell office:value-type="float" office:value="0.632" calcext:value-type="float">
            <text:p>0.632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1.0185" calcext:value-type="float">
            <text:p>1.0185</text:p>
          </table:table-cell>
          <table:table-cell table:number-columns-repeated="7"/>
          <table:table-cell office:value-type="float" office:value="0.77" calcext:value-type="float">
            <text:p>0.77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.0388" calcext:value-type="float">
            <text:p>1.0388</text:p>
          </table:table-cell>
          <table:table-cell office:value-type="float" office:value="1.0152" calcext:value-type="float">
            <text:p>1.0152</text:p>
          </table:table-cell>
          <table:table-cell table:number-columns-repeated="7"/>
          <table:table-cell office:value-type="float" office:value="0.762" calcext:value-type="float">
            <text:p>0.762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1.0596" calcext:value-type="float">
            <text:p>1.0596</text:p>
          </table:table-cell>
          <table:table-cell office:value-type="float" office:value="1.001" calcext:value-type="float">
            <text:p>1.001</text:p>
          </table:table-cell>
          <table:table-cell table:number-columns-repeated="7"/>
          <table:table-cell office:value-type="float" office:value="0.729" calcext:value-type="float">
            <text:p>0.729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.1272" calcext:value-type="float">
            <text:p>1.1272</text:p>
          </table:table-cell>
          <table:table-cell office:value-type="float" office:value="1.0589" calcext:value-type="float">
            <text:p>1.0589</text:p>
          </table:table-cell>
          <table:table-cell table:number-columns-repeated="7"/>
          <table:table-cell office:value-type="float" office:value="0.688" calcext:value-type="float">
            <text:p>0.688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1.0837" calcext:value-type="float">
            <text:p>1.0837</text:p>
          </table:table-cell>
          <table:table-cell office:value-type="float" office:value="0.9898" calcext:value-type="float">
            <text:p>0.9898</text:p>
          </table:table-cell>
          <table:table-cell table:number-columns-repeated="7"/>
          <table:table-cell office:value-type="float" office:value="0.71" calcext:value-type="float">
            <text:p>0.71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1.1584" calcext:value-type="float">
            <text:p>1.1584</text:p>
          </table:table-cell>
          <table:table-cell office:value-type="float" office:value="0.9903" calcext:value-type="float">
            <text:p>0.9903</text:p>
          </table:table-cell>
          <table:table-cell table:number-columns-repeated="7"/>
          <table:table-cell office:value-type="float" office:value="0.647" calcext:value-type="float">
            <text:p>0.647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1.0245" calcext:value-type="float">
            <text:p>1.0245</text:p>
          </table:table-cell>
          <table:table-cell office:value-type="float" office:value="0.9845" calcext:value-type="float">
            <text:p>0.9845</text:p>
          </table:table-cell>
          <table:table-cell table:number-columns-repeated="7"/>
          <table:table-cell office:value-type="float" office:value="0.738" calcext:value-type="float">
            <text:p>0.738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1.0748" calcext:value-type="float">
            <text:p>1.0748</text:p>
          </table:table-cell>
          <table:table-cell office:value-type="float" office:value="0.9694" calcext:value-type="float">
            <text:p>0.9694</text:p>
          </table:table-cell>
          <table:table-cell table:number-columns-repeated="7"/>
          <table:table-cell office:value-type="float" office:value="0.706" calcext:value-type="float">
            <text:p>0.706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  <table:table-cell office:value-type="float" office:value="0.9906" calcext:value-type="float">
            <text:p>0.9906</text:p>
          </table:table-cell>
          <table:table-cell table:number-columns-repeated="7"/>
          <table:table-cell office:value-type="float" office:value="0.699" calcext:value-type="float">
            <text:p>0.69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.0837" calcext:value-type="float">
            <text:p>1.0837</text:p>
          </table:table-cell>
          <table:table-cell office:value-type="float" office:value="0.9515" calcext:value-type="float">
            <text:p>0.9515</text:p>
          </table:table-cell>
          <table:table-cell table:number-columns-repeated="7"/>
          <table:table-cell office:value-type="float" office:value="0.668" calcext:value-type="float">
            <text:p>0.668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0.9895" calcext:value-type="float">
            <text:p>0.9895</text:p>
          </table:table-cell>
          <table:table-cell office:value-type="float" office:value="0.9524" calcext:value-type="float">
            <text:p>0.9524</text:p>
          </table:table-cell>
          <table:table-cell table:number-columns-repeated="7"/>
          <table:table-cell office:value-type="float" office:value="0.76" calcext:value-type="float">
            <text:p>0.76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0.9599" calcext:value-type="float">
            <text:p>0.9599</text:p>
          </table:table-cell>
          <table:table-cell office:value-type="float" office:value="0.9567" calcext:value-type="float">
            <text:p>0.9567</text:p>
          </table:table-cell>
          <table:table-cell table:number-columns-repeated="7"/>
          <table:table-cell office:value-type="float" office:value="0.767" calcext:value-type="float">
            <text:p>0.767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1.0112" calcext:value-type="float">
            <text:p>1.0112</text:p>
          </table:table-cell>
          <table:table-cell office:value-type="float" office:value="0.9414" calcext:value-type="float">
            <text:p>0.9414</text:p>
          </table:table-cell>
          <table:table-cell table:number-columns-repeated="7"/>
          <table:table-cell office:value-type="float" office:value="0.712" calcext:value-type="float">
            <text:p>0.712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9427" calcext:value-type="float">
            <text:p>0.9427</text:p>
          </table:table-cell>
          <table:table-cell table:number-columns-repeated="7"/>
          <table:table-cell office:value-type="float" office:value="0.765" calcext:value-type="float">
            <text:p>0.765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0.9339" calcext:value-type="float">
            <text:p>0.9339</text:p>
          </table:table-cell>
          <table:table-cell office:value-type="float" office:value="0.9279" calcext:value-type="float">
            <text:p>0.9279</text:p>
          </table:table-cell>
          <table:table-cell table:number-columns-repeated="7"/>
          <table:table-cell office:value-type="float" office:value="0.785" calcext:value-type="float">
            <text:p>0.785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1.0019" calcext:value-type="float">
            <text:p>1.0019</text:p>
          </table:table-cell>
          <table:table-cell office:value-type="float" office:value="0.929" calcext:value-type="float">
            <text:p>0.929</text:p>
          </table:table-cell>
          <table:table-cell table:number-columns-repeated="7"/>
          <table:table-cell office:value-type="float" office:value="0.712" calcext:value-type="float">
            <text:p>0.712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1.0016" calcext:value-type="float">
            <text:p>1.0016</text:p>
          </table:table-cell>
          <table:table-cell office:value-type="float" office:value="0.916" calcext:value-type="float">
            <text:p>0.916</text:p>
          </table:table-cell>
          <table:table-cell table:number-columns-repeated="7"/>
          <table:table-cell office:value-type="float" office:value="0.714" calcext:value-type="float">
            <text:p>0.714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0.9655" calcext:value-type="float">
            <text:p>0.9655</text:p>
          </table:table-cell>
          <table:table-cell office:value-type="float" office:value="0.9303" calcext:value-type="float">
            <text:p>0.9303</text:p>
          </table:table-cell>
          <table:table-cell table:number-columns-repeated="7"/>
          <table:table-cell office:value-type="float" office:value="0.736" calcext:value-type="float">
            <text:p>0.736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.0183" calcext:value-type="float">
            <text:p>1.0183</text:p>
          </table:table-cell>
          <table:table-cell office:value-type="float" office:value="0.9104" calcext:value-type="float">
            <text:p>0.9104</text:p>
          </table:table-cell>
          <table:table-cell table:number-columns-repeated="7"/>
          <table:table-cell office:value-type="float" office:value="0.704" calcext:value-type="float">
            <text:p>0.704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0.9647" calcext:value-type="float">
            <text:p>0.9647</text:p>
          </table:table-cell>
          <table:table-cell office:value-type="float" office:value="0.9137" calcext:value-type="float">
            <text:p>0.9137</text:p>
          </table:table-cell>
          <table:table-cell table:number-columns-repeated="7"/>
          <table:table-cell office:value-type="float" office:value="0.755" calcext:value-type="float">
            <text:p>0.755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0.9223" calcext:value-type="float">
            <text:p>0.9223</text:p>
          </table:table-cell>
          <table:table-cell office:value-type="float" office:value="0.9106" calcext:value-type="float">
            <text:p>0.9106</text:p>
          </table:table-cell>
          <table:table-cell table:number-columns-repeated="7"/>
          <table:table-cell office:value-type="float" office:value="0.784" calcext:value-type="float">
            <text:p>0.784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0.9435" calcext:value-type="float">
            <text:p>0.9435</text:p>
          </table:table-cell>
          <table:table-cell office:value-type="float" office:value="0.9371" calcext:value-type="float">
            <text:p>0.9371</text:p>
          </table:table-cell>
          <table:table-cell table:number-columns-repeated="7"/>
          <table:table-cell office:value-type="float" office:value="0.759" calcext:value-type="float">
            <text:p>0.759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0.9423" calcext:value-type="float">
            <text:p>0.9423</text:p>
          </table:table-cell>
          <table:table-cell office:value-type="float" office:value="0.9064" calcext:value-type="float">
            <text:p>0.9064</text:p>
          </table:table-cell>
          <table:table-cell table:number-columns-repeated="7"/>
          <table:table-cell office:value-type="float" office:value="0.739" calcext:value-type="float">
            <text:p>0.739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0.9664" calcext:value-type="float">
            <text:p>0.9664</text:p>
          </table:table-cell>
          <table:table-cell office:value-type="float" office:value="0.8942" calcext:value-type="float">
            <text:p>0.8942</text:p>
          </table:table-cell>
          <table:table-cell table:number-columns-repeated="7"/>
          <table:table-cell office:value-type="float" office:value="0.767" calcext:value-type="float">
            <text:p>0.76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9379" calcext:value-type="float">
            <text:p>0.9379</text:p>
          </table:table-cell>
          <table:table-cell office:value-type="float" office:value="0.8777" calcext:value-type="float">
            <text:p>0.8777</text:p>
          </table:table-cell>
          <table:table-cell table:number-columns-repeated="7"/>
          <table:table-cell office:value-type="float" office:value="0.737" calcext:value-type="float">
            <text:p>0.737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0.9493" calcext:value-type="float">
            <text:p>0.9493</text:p>
          </table:table-cell>
          <table:table-cell office:value-type="float" office:value="0.8854" calcext:value-type="float">
            <text:p>0.8854</text:p>
          </table:table-cell>
          <table:table-cell table:number-columns-repeated="7"/>
          <table:table-cell office:value-type="float" office:value="0.748" calcext:value-type="float">
            <text:p>0.74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8863" calcext:value-type="float">
            <text:p>0.8863</text:p>
          </table:table-cell>
          <table:table-cell table:number-columns-repeated="7"/>
          <table:table-cell office:value-type="float" office:value="0.769" calcext:value-type="float">
            <text:p>0.769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0.9488" calcext:value-type="float">
            <text:p>0.9488</text:p>
          </table:table-cell>
          <table:table-cell office:value-type="float" office:value="0.8698" calcext:value-type="float">
            <text:p>0.8698</text:p>
          </table:table-cell>
          <table:table-cell table:number-columns-repeated="7"/>
          <table:table-cell office:value-type="float" office:value="0.771" calcext:value-type="float">
            <text:p>0.77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9539" calcext:value-type="float">
            <text:p>0.9539</text:p>
          </table:table-cell>
          <table:table-cell office:value-type="float" office:value="0.8653" calcext:value-type="float">
            <text:p>0.8653</text:p>
          </table:table-cell>
          <table:table-cell table:number-columns-repeated="7"/>
          <table:table-cell office:value-type="float" office:value="0.726" calcext:value-type="float">
            <text:p>0.726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0.9412" calcext:value-type="float">
            <text:p>0.9412</text:p>
          </table:table-cell>
          <table:table-cell office:value-type="float" office:value="0.8709" calcext:value-type="float">
            <text:p>0.8709</text:p>
          </table:table-cell>
          <table:table-cell table:number-columns-repeated="7"/>
          <table:table-cell office:value-type="float" office:value="0.728" calcext:value-type="float">
            <text:p>0.72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9854" calcext:value-type="float">
            <text:p>0.9854</text:p>
          </table:table-cell>
          <table:table-cell office:value-type="float" office:value="0.8633" calcext:value-type="float">
            <text:p>0.8633</text:p>
          </table:table-cell>
          <table:table-cell table:number-columns-repeated="7"/>
          <table:table-cell office:value-type="float" office:value="0.695" calcext:value-type="float">
            <text:p>0.69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0.9379" calcext:value-type="float">
            <text:p>0.9379</text:p>
          </table:table-cell>
          <table:table-cell office:value-type="float" office:value="0.8485" calcext:value-type="float">
            <text:p>0.8485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0.9603" calcext:value-type="float">
            <text:p>0.9603</text:p>
          </table:table-cell>
          <table:table-cell office:value-type="float" office:value="0.8561" calcext:value-type="float">
            <text:p>0.8561</text:p>
          </table:table-cell>
          <table:table-cell table:number-columns-repeated="7"/>
          <table:table-cell office:value-type="float" office:value="0.725" calcext:value-type="float">
            <text:p>0.725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0.8856" calcext:value-type="float">
            <text:p>0.8856</text:p>
          </table:table-cell>
          <table:table-cell office:value-type="float" office:value="0.872" calcext:value-type="float">
            <text:p>0.872</text:p>
          </table:table-cell>
          <table:table-cell table:number-columns-repeated="7"/>
          <table:table-cell office:value-type="float" office:value="0.769" calcext:value-type="float">
            <text:p>0.769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0.8966" calcext:value-type="float">
            <text:p>0.8966</text:p>
          </table:table-cell>
          <table:table-cell office:value-type="float" office:value="0.8528" calcext:value-type="float">
            <text:p>0.8528</text:p>
          </table:table-cell>
          <table:table-cell table:number-columns-repeated="7"/>
          <table:table-cell office:value-type="float" office:value="0.776" calcext:value-type="float">
            <text:p>0.776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0.8833" calcext:value-type="float">
            <text:p>0.8833</text:p>
          </table:table-cell>
          <table:table-cell office:value-type="float" office:value="0.8573" calcext:value-type="float">
            <text:p>0.8573</text:p>
          </table:table-cell>
          <table:table-cell table:number-columns-repeated="7"/>
          <table:table-cell table:number-columns-repeated="2"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0.9032" calcext:value-type="float">
            <text:p>0.9032</text:p>
          </table:table-cell>
          <table:table-cell office:value-type="float" office:value="0.836" calcext:value-type="float">
            <text:p>0.836</text:p>
          </table:table-cell>
          <table:table-cell table:number-columns-repeated="7"/>
          <table:table-cell office:value-type="float" office:value="0.761" calcext:value-type="float">
            <text:p>0.761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0.8584" calcext:value-type="float">
            <text:p>0.8584</text:p>
          </table:table-cell>
          <table:table-cell office:value-type="float" office:value="0.8296" calcext:value-type="float">
            <text:p>0.8296</text:p>
          </table:table-cell>
          <table:table-cell table:number-columns-repeated="7"/>
          <table:table-cell office:value-type="float" office:value="0.786" calcext:value-type="float">
            <text:p>0.786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0.9145" calcext:value-type="float">
            <text:p>0.9145</text:p>
          </table:table-cell>
          <table:table-cell office:value-type="float" office:value="0.8328" calcext:value-type="float">
            <text:p>0.8328</text:p>
          </table:table-cell>
          <table:table-cell table:number-columns-repeated="7"/>
          <table:table-cell office:value-type="float" office:value="0.744" calcext:value-type="float">
            <text:p>0.744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0.8903" calcext:value-type="float">
            <text:p>0.8903</text:p>
          </table:table-cell>
          <table:table-cell office:value-type="float" office:value="0.8376" calcext:value-type="float">
            <text:p>0.8376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.0241" calcext:value-type="float">
            <text:p>1.0241</text:p>
          </table:table-cell>
          <table:table-cell office:value-type="float" office:value="0.8175" calcext:value-type="float">
            <text:p>0.8175</text:p>
          </table:table-cell>
          <table:table-cell table:number-columns-repeated="7"/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0.8641" calcext:value-type="float">
            <text:p>0.8641</text:p>
          </table:table-cell>
          <table:table-cell office:value-type="float" office:value="0.81" calcext:value-type="float">
            <text:p>0.81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0.8665" calcext:value-type="float">
            <text:p>0.8665</text:p>
          </table:table-cell>
          <table:table-cell office:value-type="float" office:value="0.8291" calcext:value-type="float">
            <text:p>0.8291</text:p>
          </table:table-cell>
          <table:table-cell table:number-columns-repeated="7"/>
          <table:table-cell office:value-type="float" office:value="0.775" calcext:value-type="float">
            <text:p>0.775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0.8709" calcext:value-type="float">
            <text:p>0.8709</text:p>
          </table:table-cell>
          <table:table-cell office:value-type="float" office:value="0.8523" calcext:value-type="float">
            <text:p>0.8523</text:p>
          </table:table-cell>
          <table:table-cell table:number-columns-repeated="7"/>
          <table:table-cell office:value-type="float" office:value="0.755" calcext:value-type="float">
            <text:p>0.755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0.9263" calcext:value-type="float">
            <text:p>0.9263</text:p>
          </table:table-cell>
          <table:table-cell office:value-type="float" office:value="0.8374" calcext:value-type="float">
            <text:p>0.8374</text:p>
          </table:table-cell>
          <table:table-cell table:number-columns-repeated="7"/>
          <table:table-cell office:value-type="float" office:value="0.729" calcext:value-type="float">
            <text:p>0.729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0.8281" calcext:value-type="float">
            <text:p>0.8281</text:p>
          </table:table-cell>
          <table:table-cell office:value-type="float" office:value="0.8004" calcext:value-type="float">
            <text:p>0.8004</text:p>
          </table:table-cell>
          <table:table-cell table:number-columns-repeated="7"/>
          <table:table-cell office:value-type="float" office:value="0.786" calcext:value-type="float">
            <text:p>0.786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0.8461" calcext:value-type="float">
            <text:p>0.8461</text:p>
          </table:table-cell>
          <table:table-cell office:value-type="float" office:value="0.8109" calcext:value-type="float">
            <text:p>0.8109</text:p>
          </table:table-cell>
          <table:table-cell table:number-columns-repeated="7"/>
          <table:table-cell office:value-type="float" office:value="0.776" calcext:value-type="float">
            <text:p>0.776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0.8409" calcext:value-type="float">
            <text:p>0.8409</text:p>
          </table:table-cell>
          <table:table-cell office:value-type="float" office:value="0.8125" calcext:value-type="float">
            <text:p>0.8125</text:p>
          </table:table-cell>
          <table:table-cell table:number-columns-repeated="7"/>
          <table:table-cell office:value-type="float" office:value="0.78" calcext:value-type="float">
            <text:p>0.78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0.8503" calcext:value-type="float">
            <text:p>0.8503</text:p>
          </table:table-cell>
          <table:table-cell office:value-type="float" office:value="0.8094" calcext:value-type="float">
            <text:p>0.8094</text:p>
          </table:table-cell>
          <table:table-cell table:number-columns-repeated="7"/>
          <table:table-cell office:value-type="float" office:value="0.773" calcext:value-type="float">
            <text:p>0.773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0.8514" calcext:value-type="float">
            <text:p>0.8514</text:p>
          </table:table-cell>
          <table:table-cell office:value-type="float" office:value="0.8091" calcext:value-type="float">
            <text:p>0.8091</text:p>
          </table:table-cell>
          <table:table-cell table:number-columns-repeated="7"/>
          <table:table-cell office:value-type="float" office:value="0.753" calcext:value-type="float">
            <text:p>0.753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0.8262" calcext:value-type="float">
            <text:p>0.8262</text:p>
          </table:table-cell>
          <table:table-cell office:value-type="float" office:value="0.7923" calcext:value-type="float">
            <text:p>0.7923</text:p>
          </table:table-cell>
          <table:table-cell table:number-columns-repeated="7"/>
          <table:table-cell office:value-type="float" office:value="0.776" calcext:value-type="float">
            <text:p>0.776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0.8394" calcext:value-type="float">
            <text:p>0.8394</text:p>
          </table:table-cell>
          <table:table-cell office:value-type="float" office:value="0.8007" calcext:value-type="float">
            <text:p>0.8007</text:p>
          </table:table-cell>
          <table:table-cell table:number-columns-repeated="7"/>
          <table:table-cell office:value-type="float" office:value="0.773" calcext:value-type="float">
            <text:p>0.773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0.8676" calcext:value-type="float">
            <text:p>0.8676</text:p>
          </table:table-cell>
          <table:table-cell office:value-type="float" office:value="0.7927" calcext:value-type="float">
            <text:p>0.7927</text:p>
          </table:table-cell>
          <table:table-cell table:number-columns-repeated="7"/>
          <table:table-cell office:value-type="float" office:value="0.747" calcext:value-type="float">
            <text:p>0.747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0.8566" calcext:value-type="float">
            <text:p>0.8566</text:p>
          </table:table-cell>
          <table:table-cell office:value-type="float" office:value="0.7901" calcext:value-type="float">
            <text:p>0.7901</text:p>
          </table:table-cell>
          <table:table-cell table:number-columns-repeated="7"/>
          <table:table-cell office:value-type="float" office:value="0.757" calcext:value-type="float">
            <text:p>0.757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0.8255" calcext:value-type="float">
            <text:p>0.8255</text:p>
          </table:table-cell>
          <table:table-cell office:value-type="float" office:value="0.7791" calcext:value-type="float">
            <text:p>0.7791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7777" calcext:value-type="float">
            <text:p>0.7777</text:p>
          </table:table-cell>
          <table:table-cell table:number-columns-repeated="7"/>
          <table:table-cell office:value-type="float" office:value="0.756" calcext:value-type="float">
            <text:p>0.756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0.8013" calcext:value-type="float">
            <text:p>0.8013</text:p>
          </table:table-cell>
          <table:table-cell office:value-type="float" office:value="0.7825" calcext:value-type="float">
            <text:p>0.7825</text:p>
          </table:table-cell>
          <table:table-cell table:number-columns-repeated="7"/>
          <table:table-cell office:value-type="float" office:value="0.789" calcext:value-type="float">
            <text:p>0.789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0.8087" calcext:value-type="float">
            <text:p>0.8087</text:p>
          </table:table-cell>
          <table:table-cell office:value-type="float" office:value="0.7827" calcext:value-type="float">
            <text:p>0.7827</text:p>
          </table:table-cell>
          <table:table-cell table:number-columns-repeated="7"/>
          <table:table-cell office:value-type="float" office:value="0.781" calcext:value-type="float">
            <text:p>0.78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121" calcext:value-type="float">
            <text:p>0.8121</text:p>
          </table:table-cell>
          <table:table-cell table:number-columns-repeated="7"/>
          <table:table-cell office:value-type="float" office:value="0.762" calcext:value-type="float">
            <text:p>0.76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0.8865" calcext:value-type="float">
            <text:p>0.8865</text:p>
          </table:table-cell>
          <table:table-cell office:value-type="float" office:value="0.7719" calcext:value-type="float">
            <text:p>0.7719</text:p>
          </table:table-cell>
          <table:table-cell table:number-columns-repeated="7"/>
          <table:table-cell office:value-type="float" office:value="0.724" calcext:value-type="float">
            <text:p>0.724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0.8536" calcext:value-type="float">
            <text:p>0.8536</text:p>
          </table:table-cell>
          <table:table-cell office:value-type="float" office:value="0.7652" calcext:value-type="float">
            <text:p>0.7652</text:p>
          </table:table-cell>
          <table:table-cell table:number-columns-repeated="7"/>
          <table:table-cell office:value-type="float" office:value="0.743" calcext:value-type="float">
            <text:p>0.743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7973" calcext:value-type="float">
            <text:p>0.7973</text:p>
          </table:table-cell>
          <table:table-cell office:value-type="float" office:value="0.7644" calcext:value-type="float">
            <text:p>0.7644</text:p>
          </table:table-cell>
          <table:table-cell table:number-columns-repeated="7"/>
          <table:table-cell office:value-type="float" office:value="0.769" calcext:value-type="float">
            <text:p>0.769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0.8008" calcext:value-type="float">
            <text:p>0.8008</text:p>
          </table:table-cell>
          <table:table-cell office:value-type="float" office:value="0.7855" calcext:value-type="float">
            <text:p>0.7855</text:p>
          </table:table-cell>
          <table:table-cell table:number-columns-repeated="7"/>
          <table:table-cell office:value-type="float" office:value="0.781" calcext:value-type="float">
            <text:p>0.781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0.9265" calcext:value-type="float">
            <text:p>0.9265</text:p>
          </table:table-cell>
          <table:table-cell office:value-type="float" office:value="0.7844" calcext:value-type="float">
            <text:p>0.7844</text:p>
          </table:table-cell>
          <table:table-cell table:number-columns-repeated="7"/>
          <table:table-cell office:value-type="float" office:value="0.723" calcext:value-type="float">
            <text:p>0.723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7595" calcext:value-type="float">
            <text:p>0.7595</text:p>
          </table:table-cell>
          <table:table-cell table:number-columns-repeated="7"/>
          <table:table-cell office:value-type="float" office:value="0.752" calcext:value-type="float">
            <text:p>0.752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0.8313" calcext:value-type="float">
            <text:p>0.8313</text:p>
          </table:table-cell>
          <table:table-cell office:value-type="float" office:value="0.7761" calcext:value-type="float">
            <text:p>0.7761</text:p>
          </table:table-cell>
          <table:table-cell table:number-columns-repeated="7"/>
          <table:table-cell office:value-type="float" office:value="0.742" calcext:value-type="float">
            <text:p>0.742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0.8119" calcext:value-type="float">
            <text:p>0.8119</text:p>
          </table:table-cell>
          <table:table-cell office:value-type="float" office:value="0.7559" calcext:value-type="float">
            <text:p>0.7559</text:p>
          </table:table-cell>
          <table:table-cell table:number-columns-repeated="7"/>
          <table:table-cell office:value-type="float" office:value="0.779" calcext:value-type="float">
            <text:p>0.779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0.8057" calcext:value-type="float">
            <text:p>0.8057</text:p>
          </table:table-cell>
          <table:table-cell office:value-type="float" office:value="0.7714" calcext:value-type="float">
            <text:p>0.7714</text:p>
          </table:table-cell>
          <table:table-cell table:number-columns-repeated="7"/>
          <table:table-cell office:value-type="float" office:value="0.76" calcext:value-type="float">
            <text:p>0.76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0.9022" calcext:value-type="float">
            <text:p>0.9022</text:p>
          </table:table-cell>
          <table:table-cell office:value-type="float" office:value="0.7811" calcext:value-type="float">
            <text:p>0.7811</text:p>
          </table:table-cell>
          <table:table-cell table:number-columns-repeated="7"/>
          <table:table-cell office:value-type="float" office:value="0.727" calcext:value-type="float">
            <text:p>0.727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0.8892" calcext:value-type="float">
            <text:p>0.8892</text:p>
          </table:table-cell>
          <table:table-cell office:value-type="float" office:value="0.7558" calcext:value-type="float">
            <text:p>0.7558</text:p>
          </table:table-cell>
          <table:table-cell table:number-columns-repeated="7"/>
          <table:table-cell office:value-type="float" office:value="0.723" calcext:value-type="float">
            <text:p>0.723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0.7876" calcext:value-type="float">
            <text:p>0.7876</text:p>
          </table:table-cell>
          <table:table-cell office:value-type="float" office:value="0.7497" calcext:value-type="float">
            <text:p>0.7497</text:p>
          </table:table-cell>
          <table:table-cell table:number-columns-repeated="7"/>
          <table:table-cell office:value-type="float" office:value="0.784" calcext:value-type="float">
            <text:p>0.784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0.7914" calcext:value-type="float">
            <text:p>0.7914</text:p>
          </table:table-cell>
          <table:table-cell office:value-type="float" office:value="0.7778" calcext:value-type="float">
            <text:p>0.7778</text:p>
          </table:table-cell>
          <table:table-cell table:number-columns-repeated="7"/>
          <table:table-cell office:value-type="float" office:value="0.777" calcext:value-type="float">
            <text:p>0.777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0.7714" calcext:value-type="float">
            <text:p>0.7714</text:p>
          </table:table-cell>
          <table:table-cell office:value-type="float" office:value="0.7583" calcext:value-type="float">
            <text:p>0.7583</text:p>
          </table:table-cell>
          <table:table-cell table:number-columns-repeated="7"/>
          <table:table-cell office:value-type="float" office:value="0.791" calcext:value-type="float">
            <text:p>0.79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0.9139" calcext:value-type="float">
            <text:p>0.9139</text:p>
          </table:table-cell>
          <table:table-cell office:value-type="float" office:value="0.7479" calcext:value-type="float">
            <text:p>0.7479</text:p>
          </table:table-cell>
          <table:table-cell table:number-columns-repeated="7"/>
          <table:table-cell office:value-type="float" office:value="0.716" calcext:value-type="float">
            <text:p>0.716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7737" calcext:value-type="float">
            <text:p>0.7737</text:p>
          </table:table-cell>
          <table:table-cell office:value-type="float" office:value="0.7467" calcext:value-type="float">
            <text:p>0.7467</text:p>
          </table:table-cell>
          <table:table-cell table:number-columns-repeated="7"/>
          <table:table-cell office:value-type="float" office:value="0.786" calcext:value-type="float">
            <text:p>0.786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7245" calcext:value-type="float">
            <text:p>0.7245</text:p>
          </table:table-cell>
          <table:table-cell table:number-columns-repeated="7"/>
          <table:table-cell office:value-type="float" office:value="0.706" calcext:value-type="float">
            <text:p>0.706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8854" calcext:value-type="float">
            <text:p>0.8854</text:p>
          </table:table-cell>
          <table:table-cell office:value-type="float" office:value="0.7295" calcext:value-type="float">
            <text:p>0.7295</text:p>
          </table:table-cell>
          <table:table-cell table:number-columns-repeated="7"/>
          <table:table-cell office:value-type="float" office:value="0.728" calcext:value-type="float">
            <text:p>0.728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7425" calcext:value-type="float">
            <text:p>0.7425</text:p>
          </table:table-cell>
          <table:table-cell table:number-columns-repeated="7"/>
          <table:table-cell office:value-type="float" office:value="0.739" calcext:value-type="float">
            <text:p>0.739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0.7539" calcext:value-type="float">
            <text:p>0.7539</text:p>
          </table:table-cell>
          <table:table-cell office:value-type="float" office:value="0.7324" calcext:value-type="float">
            <text:p>0.7324</text:p>
          </table:table-cell>
          <table:table-cell table:number-columns-repeated="7"/>
          <table:table-cell office:value-type="float" office:value="0.798" calcext:value-type="float">
            <text:p>0.798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float" office:value="0.7909" calcext:value-type="float">
            <text:p>0.7909</text:p>
          </table:table-cell>
          <table:table-cell office:value-type="float" office:value="0.7406" calcext:value-type="float">
            <text:p>0.7406</text:p>
          </table:table-cell>
          <table:table-cell table:number-columns-repeated="7"/>
          <table:table-cell office:value-type="float" office:value="0.776" calcext:value-type="float">
            <text:p>0.776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0.8605" calcext:value-type="float">
            <text:p>0.8605</text:p>
          </table:table-cell>
          <table:table-cell office:value-type="float" office:value="0.7311" calcext:value-type="float">
            <text:p>0.7311</text:p>
          </table:table-cell>
          <table:table-cell table:number-columns-repeated="7"/>
          <table:table-cell office:value-type="float" office:value="0.742" calcext:value-type="float">
            <text:p>0.742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0.7937" calcext:value-type="float">
            <text:p>0.7937</text:p>
          </table:table-cell>
          <table:table-cell office:value-type="float" office:value="0.7229" calcext:value-type="float">
            <text:p>0.7229</text:p>
          </table:table-cell>
          <table:table-cell table:number-columns-repeated="7"/>
          <table:table-cell office:value-type="float" office:value="0.764" calcext:value-type="float">
            <text:p>0.764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0.7845" calcext:value-type="float">
            <text:p>0.7845</text:p>
          </table:table-cell>
          <table:table-cell office:value-type="float" office:value="0.7275" calcext:value-type="float">
            <text:p>0.7275</text:p>
          </table:table-cell>
          <table:table-cell table:number-columns-repeated="7"/>
          <table:table-cell office:value-type="float" office:value="0.777" calcext:value-type="float">
            <text:p>0.77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7926" calcext:value-type="float">
            <text:p>0.7926</text:p>
          </table:table-cell>
          <table:table-cell office:value-type="float" office:value="0.7287" calcext:value-type="float">
            <text:p>0.7287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0.7848" calcext:value-type="float">
            <text:p>0.7848</text:p>
          </table:table-cell>
          <table:table-cell office:value-type="float" office:value="0.7304" calcext:value-type="float">
            <text:p>0.7304</text:p>
          </table:table-cell>
          <table:table-cell table:number-columns-repeated="7"/>
          <table:table-cell office:value-type="float" office:value="0.768" calcext:value-type="float">
            <text:p>0.768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0.7974" calcext:value-type="float">
            <text:p>0.7974</text:p>
          </table:table-cell>
          <table:table-cell office:value-type="float" office:value="0.7444" calcext:value-type="float">
            <text:p>0.7444</text:p>
          </table:table-cell>
          <table:table-cell table:number-columns-repeated="7"/>
          <table:table-cell office:value-type="float" office:value="0.766" calcext:value-type="float">
            <text:p>0.766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0.8449" calcext:value-type="float">
            <text:p>0.8449</text:p>
          </table:table-cell>
          <table:table-cell office:value-type="float" office:value="0.7154" calcext:value-type="float">
            <text:p>0.7154</text:p>
          </table:table-cell>
          <table:table-cell table:number-columns-repeated="7"/>
          <table:table-cell office:value-type="float" office:value="0.742" calcext:value-type="float">
            <text:p>0.742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0.7848" calcext:value-type="float">
            <text:p>0.7848</text:p>
          </table:table-cell>
          <table:table-cell office:value-type="float" office:value="0.7084" calcext:value-type="float">
            <text:p>0.7084</text:p>
          </table:table-cell>
          <table:table-cell table:number-columns-repeated="7"/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7138" calcext:value-type="float">
            <text:p>0.7138</text:p>
          </table:table-cell>
          <table:table-cell table:number-columns-repeated="7"/>
          <table:table-cell office:value-type="float" office:value="0.756" calcext:value-type="float">
            <text:p>0.756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0.8069" calcext:value-type="float">
            <text:p>0.8069</text:p>
          </table:table-cell>
          <table:table-cell office:value-type="float" office:value="0.7088" calcext:value-type="float">
            <text:p>0.7088</text:p>
          </table:table-cell>
          <table:table-cell table:number-columns-repeated="7"/>
          <table:table-cell office:value-type="float" office:value="0.758" calcext:value-type="float">
            <text:p>0.75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7657" calcext:value-type="float">
            <text:p>0.7657</text:p>
          </table:table-cell>
          <table:table-cell office:value-type="float" office:value="0.7042" calcext:value-type="float">
            <text:p>0.7042</text:p>
          </table:table-cell>
          <table:table-cell table:number-columns-repeated="7"/>
          <table:table-cell office:value-type="float" office:value="0.805" calcext:value-type="float">
            <text:p>0.805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7509" calcext:value-type="float">
            <text:p>0.7509</text:p>
          </table:table-cell>
          <table:table-cell office:value-type="float" office:value="0.7289" calcext:value-type="float">
            <text:p>0.7289</text:p>
          </table:table-cell>
          <table:table-cell table:number-columns-repeated="7"/>
          <table:table-cell office:value-type="float" office:value="0.795" calcext:value-type="float">
            <text:p>0.795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0.8132" calcext:value-type="float">
            <text:p>0.8132</text:p>
          </table:table-cell>
          <table:table-cell office:value-type="float" office:value="0.7184" calcext:value-type="float">
            <text:p>0.7184</text:p>
          </table:table-cell>
          <table:table-cell table:number-columns-repeated="7"/>
          <table:table-cell office:value-type="float" office:value="0.761" calcext:value-type="float">
            <text:p>0.761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0.8041" calcext:value-type="float">
            <text:p>0.8041</text:p>
          </table:table-cell>
          <table:table-cell office:value-type="float" office:value="0.7027" calcext:value-type="float">
            <text:p>0.7027</text:p>
          </table:table-cell>
          <table:table-cell table:number-columns-repeated="7"/>
          <table:table-cell office:value-type="float" office:value="0.756" calcext:value-type="float">
            <text:p>0.756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0.7692" calcext:value-type="float">
            <text:p>0.7692</text:p>
          </table:table-cell>
          <table:table-cell office:value-type="float" office:value="0.7034" calcext:value-type="float">
            <text:p>0.7034</text:p>
          </table:table-cell>
          <table:table-cell table:number-columns-repeated="7"/>
          <table:table-cell office:value-type="float" office:value="0.765" calcext:value-type="float">
            <text:p>0.765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float" office:value="0.7749" calcext:value-type="float">
            <text:p>0.7749</text:p>
          </table:table-cell>
          <table:table-cell office:value-type="float" office:value="0.7008" calcext:value-type="float">
            <text:p>0.7008</text:p>
          </table:table-cell>
          <table:table-cell table:number-columns-repeated="7"/>
          <table:table-cell office:value-type="float" office:value="0.774" calcext:value-type="float">
            <text:p>0.774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0.7983" calcext:value-type="float">
            <text:p>0.7983</text:p>
          </table:table-cell>
          <table:table-cell office:value-type="float" office:value="0.7057" calcext:value-type="float">
            <text:p>0.7057</text:p>
          </table:table-cell>
          <table:table-cell table:number-columns-repeated="7"/>
          <table:table-cell office:value-type="float" office:value="0.754" calcext:value-type="float">
            <text:p>0.754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0.7751" calcext:value-type="float">
            <text:p>0.7751</text:p>
          </table:table-cell>
          <table:table-cell office:value-type="float" office:value="0.7232" calcext:value-type="float">
            <text:p>0.7232</text:p>
          </table:table-cell>
          <table:table-cell table:number-columns-repeated="7"/>
          <table:table-cell office:value-type="float" office:value="0.774" calcext:value-type="float">
            <text:p>0.774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0.8427" calcext:value-type="float">
            <text:p>0.8427</text:p>
          </table:table-cell>
          <table:table-cell office:value-type="float" office:value="0.6952" calcext:value-type="float">
            <text:p>0.6952</text:p>
          </table:table-cell>
          <table:table-cell table:number-columns-repeated="7"/>
          <table:table-cell office:value-type="float" office:value="0.726" calcext:value-type="float">
            <text:p>0.726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0.7639" calcext:value-type="float">
            <text:p>0.7639</text:p>
          </table:table-cell>
          <table:table-cell office:value-type="float" office:value="0.6947" calcext:value-type="float">
            <text:p>0.6947</text:p>
          </table:table-cell>
          <table:table-cell table:number-columns-repeated="7"/>
          <table:table-cell office:value-type="float" office:value="0.784" calcext:value-type="float">
            <text:p>0.784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6914" calcext:value-type="float">
            <text:p>0.6914</text:p>
          </table:table-cell>
          <table:table-cell table:number-columns-repeated="7"/>
          <table:table-cell office:value-type="float" office:value="0.793" calcext:value-type="float">
            <text:p>0.79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7309" calcext:value-type="float">
            <text:p>0.7309</text:p>
          </table:table-cell>
          <table:table-cell office:value-type="float" office:value="0.6966" calcext:value-type="float">
            <text:p>0.6966</text:p>
          </table:table-cell>
          <table:table-cell table:number-columns-repeated="7"/>
          <table:table-cell office:value-type="float" office:value="0.792" calcext:value-type="float">
            <text:p>0.792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6917" calcext:value-type="float">
            <text:p>0.6917</text:p>
          </table:table-cell>
          <table:table-cell table:number-columns-repeated="7"/>
          <table:table-cell office:value-type="float" office:value="0.786" calcext:value-type="float">
            <text:p>0.78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7212" calcext:value-type="float">
            <text:p>0.7212</text:p>
          </table:table-cell>
          <table:table-cell office:value-type="float" office:value="0.6981" calcext:value-type="float">
            <text:p>0.6981</text:p>
          </table:table-cell>
          <table:table-cell table:number-columns-repeated="7"/>
          <table:table-cell office:value-type="float" office:value="0.802" calcext:value-type="float">
            <text:p>0.802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7465" calcext:value-type="float">
            <text:p>0.7465</text:p>
          </table:table-cell>
          <table:table-cell office:value-type="float" office:value="0.6915" calcext:value-type="float">
            <text:p>0.6915</text:p>
          </table:table-cell>
          <table:table-cell table:number-columns-repeated="7"/>
          <table:table-cell office:value-type="float" office:value="0.794" calcext:value-type="float">
            <text:p>0.794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0.7405" calcext:value-type="float">
            <text:p>0.7405</text:p>
          </table:table-cell>
          <table:table-cell office:value-type="float" office:value="0.6929" calcext:value-type="float">
            <text:p>0.6929</text:p>
          </table:table-cell>
          <table:table-cell table:number-columns-repeated="7"/>
          <table:table-cell office:value-type="float" office:value="0.788" calcext:value-type="float">
            <text:p>0.78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6974" calcext:value-type="float">
            <text:p>0.6974</text:p>
          </table:table-cell>
          <table:table-cell table:number-columns-repeated="7"/>
          <table:table-cell office:value-type="float" office:value="0.778" calcext:value-type="float">
            <text:p>0.778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748" calcext:value-type="float">
            <text:p>0.6748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6905" calcext:value-type="float">
            <text:p>0.6905</text:p>
          </table:table-cell>
          <table:table-cell table:number-columns-repeated="7"/>
          <table:table-cell office:value-type="float" office:value="0.79" calcext:value-type="float">
            <text:p>0.79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0.7445" calcext:value-type="float">
            <text:p>0.7445</text:p>
          </table:table-cell>
          <table:table-cell office:value-type="float" office:value="0.691" calcext:value-type="float">
            <text:p>0.691</text:p>
          </table:table-cell>
          <table:table-cell table:number-columns-repeated="7"/>
          <table:table-cell office:value-type="float" office:value="0.775" calcext:value-type="float">
            <text:p>0.77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0.8298" calcext:value-type="float">
            <text:p>0.8298</text:p>
          </table:table-cell>
          <table:table-cell office:value-type="float" office:value="0.6899" calcext:value-type="float">
            <text:p>0.6899</text:p>
          </table:table-cell>
          <table:table-cell table:number-columns-repeated="7"/>
          <table:table-cell office:value-type="float" office:value="0.731" calcext:value-type="float">
            <text:p>0.731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0.7452" calcext:value-type="float">
            <text:p>0.7452</text:p>
          </table:table-cell>
          <table:table-cell office:value-type="float" office:value="0.6913" calcext:value-type="float">
            <text:p>0.6913</text:p>
          </table:table-cell>
          <table:table-cell table:number-columns-repeated="7"/>
          <table:table-cell office:value-type="float" office:value="0.779" calcext:value-type="float">
            <text:p>0.779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1.0197" calcext:value-type="float">
            <text:p>1.0197</text:p>
          </table:table-cell>
          <table:table-cell office:value-type="float" office:value="0.6851" calcext:value-type="float">
            <text:p>0.6851</text:p>
          </table:table-cell>
          <table:table-cell table:number-columns-repeated="7"/>
          <table:table-cell office:value-type="float" office:value="0.631" calcext:value-type="float">
            <text:p>0.631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981" calcext:value-type="float">
            <text:p>0.6981</text:p>
          </table:table-cell>
          <table:table-cell table:number-columns-repeated="7"/>
          <table:table-cell office:value-type="float" office:value="0.803" calcext:value-type="float">
            <text:p>0.803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float" office:value="0.8093" calcext:value-type="float">
            <text:p>0.8093</text:p>
          </table:table-cell>
          <table:table-cell office:value-type="float" office:value="0.6681" calcext:value-type="float">
            <text:p>0.6681</text:p>
          </table:table-cell>
          <table:table-cell table:number-columns-repeated="7"/>
          <table:table-cell office:value-type="float" office:value="0.746" calcext:value-type="float">
            <text:p>0.746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0.7131" calcext:value-type="float">
            <text:p>0.7131</text:p>
          </table:table-cell>
          <table:table-cell office:value-type="float" office:value="0.6868" calcext:value-type="float">
            <text:p>0.6868</text:p>
          </table:table-cell>
          <table:table-cell table:number-columns-repeated="7"/>
          <table:table-cell office:value-type="float" office:value="0.795" calcext:value-type="float">
            <text:p>0.795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6749" calcext:value-type="float">
            <text:p>0.6749</text:p>
          </table:table-cell>
          <table:table-cell table:number-columns-repeated="7"/>
          <table:table-cell office:value-type="float" office:value="0.711" calcext:value-type="float">
            <text:p>0.711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0.6999" calcext:value-type="float">
            <text:p>0.6999</text:p>
          </table:table-cell>
          <table:table-cell office:value-type="float" office:value="0.6711" calcext:value-type="float">
            <text:p>0.6711</text:p>
          </table:table-cell>
          <table:table-cell table:number-columns-repeated="7"/>
          <table:table-cell office:value-type="float" office:value="0.807" calcext:value-type="float">
            <text:p>0.807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0.9051" calcext:value-type="float">
            <text:p>0.9051</text:p>
          </table:table-cell>
          <table:table-cell office:value-type="float" office:value="0.6826" calcext:value-type="float">
            <text:p>0.6826</text:p>
          </table:table-cell>
          <table:table-cell table:number-columns-repeated="7"/>
          <table:table-cell office:value-type="float" office:value="0.674" calcext:value-type="float">
            <text:p>0.674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0.7387" calcext:value-type="float">
            <text:p>0.7387</text:p>
          </table:table-cell>
          <table:table-cell office:value-type="float" office:value="0.6878" calcext:value-type="float">
            <text:p>0.6878</text:p>
          </table:table-cell>
          <table:table-cell table:number-columns-repeated="7"/>
          <table:table-cell office:value-type="float" office:value="0.781" calcext:value-type="float">
            <text:p>0.781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0.7607" calcext:value-type="float">
            <text:p>0.7607</text:p>
          </table:table-cell>
          <table:table-cell office:value-type="float" office:value="0.6672" calcext:value-type="float">
            <text:p>0.6672</text:p>
          </table:table-cell>
          <table:table-cell table:number-columns-repeated="7"/>
          <table:table-cell office:value-type="float" office:value="0.774" calcext:value-type="float">
            <text:p>0.774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float" office:value="0.7194" calcext:value-type="float">
            <text:p>0.7194</text:p>
          </table:table-cell>
          <table:table-cell office:value-type="float" office:value="0.7013" calcext:value-type="float">
            <text:p>0.7013</text:p>
          </table:table-cell>
          <table:table-cell table:number-columns-repeated="7"/>
          <table:table-cell office:value-type="float" office:value="0.794" calcext:value-type="float">
            <text:p>0.794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0.7333" calcext:value-type="float">
            <text:p>0.7333</text:p>
          </table:table-cell>
          <table:table-cell office:value-type="float" office:value="0.6706" calcext:value-type="float">
            <text:p>0.6706</text:p>
          </table:table-cell>
          <table:table-cell table:number-columns-repeated="7"/>
          <table:table-cell office:value-type="float" office:value="0.784" calcext:value-type="float">
            <text:p>0.784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0.6894" calcext:value-type="float">
            <text:p>0.6894</text:p>
          </table:table-cell>
          <table:table-cell office:value-type="float" office:value="0.6773" calcext:value-type="float">
            <text:p>0.6773</text:p>
          </table:table-cell>
          <table:table-cell table:number-columns-repeated="7"/>
          <table:table-cell office:value-type="float" office:value="0.804" calcext:value-type="float">
            <text:p>0.804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6863" calcext:value-type="float">
            <text:p>0.6863</text:p>
          </table:table-cell>
          <table:table-cell table:number-columns-repeated="7"/>
          <table:table-cell office:value-type="float" office:value="0.749" calcext:value-type="float">
            <text:p>0.749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0.9215" calcext:value-type="float">
            <text:p>0.9215</text:p>
          </table:table-cell>
          <table:table-cell office:value-type="float" office:value="0.6647" calcext:value-type="float">
            <text:p>0.6647</text:p>
          </table:table-cell>
          <table:table-cell table:number-columns-repeated="7"/>
          <table:table-cell office:value-type="float" office:value="0.705" calcext:value-type="float">
            <text:p>0.705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0.7472" calcext:value-type="float">
            <text:p>0.7472</text:p>
          </table:table-cell>
          <table:table-cell office:value-type="float" office:value="0.673" calcext:value-type="float">
            <text:p>0.673</text:p>
          </table:table-cell>
          <table:table-cell table:number-columns-repeated="7"/>
          <table:table-cell office:value-type="float" office:value="0.762" calcext:value-type="float">
            <text:p>0.762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0.7239" calcext:value-type="float">
            <text:p>0.7239</text:p>
          </table:table-cell>
          <table:table-cell office:value-type="float" office:value="0.6723" calcext:value-type="float">
            <text:p>0.6723</text:p>
          </table:table-cell>
          <table:table-cell table:number-columns-repeated="7"/>
          <table:table-cell office:value-type="float" office:value="0.793" calcext:value-type="float">
            <text:p>0.793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0.8035" calcext:value-type="float">
            <text:p>0.8035</text:p>
          </table:table-cell>
          <table:table-cell office:value-type="float" office:value="0.668" calcext:value-type="float">
            <text:p>0.668</text:p>
          </table:table-cell>
          <table:table-cell table:number-columns-repeated="7"/>
          <table:table-cell office:value-type="float" office:value="0.733" calcext:value-type="float">
            <text:p>0.733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0.7185" calcext:value-type="float">
            <text:p>0.7185</text:p>
          </table:table-cell>
          <table:table-cell office:value-type="float" office:value="0.6561" calcext:value-type="float">
            <text:p>0.6561</text:p>
          </table:table-cell>
          <table:table-cell table:number-columns-repeated="7"/>
          <table:table-cell office:value-type="float" office:value="0.797" calcext:value-type="float">
            <text:p>0.797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6772" calcext:value-type="float">
            <text:p>0.6772</text:p>
          </table:table-cell>
          <table:table-cell table:number-columns-repeated="7"/>
          <table:table-cell office:value-type="float" office:value="0.808" calcext:value-type="float">
            <text:p>0.808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0.6933" calcext:value-type="float">
            <text:p>0.6933</text:p>
          </table:table-cell>
          <table:table-cell office:value-type="float" office:value="0.6548" calcext:value-type="float">
            <text:p>0.6548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0.6897" calcext:value-type="float">
            <text:p>0.6897</text:p>
          </table:table-cell>
          <table:table-cell office:value-type="float" office:value="0.6437" calcext:value-type="float">
            <text:p>0.6437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0.7412" calcext:value-type="float">
            <text:p>0.7412</text:p>
          </table:table-cell>
          <table:table-cell office:value-type="float" office:value="0.6548" calcext:value-type="float">
            <text:p>0.6548</text:p>
          </table:table-cell>
          <table:table-cell table:number-columns-repeated="7"/>
          <table:table-cell office:value-type="float" office:value="0.774" calcext:value-type="float">
            <text:p>0.774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float" office:value="0.7222" calcext:value-type="float">
            <text:p>0.7222</text:p>
          </table:table-cell>
          <table:table-cell office:value-type="float" office:value="0.6545" calcext:value-type="float">
            <text:p>0.6545</text:p>
          </table:table-cell>
          <table:table-cell table:number-columns-repeated="7"/>
          <table:table-cell office:value-type="float" office:value="0.79" calcext:value-type="float">
            <text:p>0.79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0.7196" calcext:value-type="float">
            <text:p>0.7196</text:p>
          </table:table-cell>
          <table:table-cell office:value-type="float" office:value="0.6572" calcext:value-type="float">
            <text:p>0.6572</text:p>
          </table:table-cell>
          <table:table-cell table:number-columns-repeated="7"/>
          <table:table-cell office:value-type="float" office:value="0.781" calcext:value-type="float">
            <text:p>0.781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0.7057" calcext:value-type="float">
            <text:p>0.7057</text:p>
          </table:table-cell>
          <table:table-cell office:value-type="float" office:value="0.65" calcext:value-type="float">
            <text:p>0.65</text:p>
          </table:table-cell>
          <table:table-cell table:number-columns-repeated="7"/>
          <table:table-cell office:value-type="float" office:value="0.785" calcext:value-type="float">
            <text:p>0.785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float" office:value="0.7697" calcext:value-type="float">
            <text:p>0.7697</text:p>
          </table:table-cell>
          <table:table-cell office:value-type="float" office:value="0.6511" calcext:value-type="float">
            <text:p>0.6511</text:p>
          </table:table-cell>
          <table:table-cell table:number-columns-repeated="7"/>
          <table:table-cell office:value-type="float" office:value="0.763" calcext:value-type="float">
            <text:p>0.763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0.6713" calcext:value-type="float">
            <text:p>0.6713</text:p>
          </table:table-cell>
          <table:table-cell office:value-type="float" office:value="0.6473" calcext:value-type="float">
            <text:p>0.6473</text:p>
          </table:table-cell>
          <table:table-cell table:number-columns-repeated="7"/>
          <table:table-cell office:value-type="float" office:value="0.821" calcext:value-type="float">
            <text:p>0.821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0.6936" calcext:value-type="float">
            <text:p>0.6936</text:p>
          </table:table-cell>
          <table:table-cell office:value-type="float" office:value="0.6487" calcext:value-type="float">
            <text:p>0.6487</text:p>
          </table:table-cell>
          <table:table-cell table:number-columns-repeated="7"/>
          <table:table-cell office:value-type="float" office:value="0.787" calcext:value-type="float">
            <text:p>0.787</text:p>
          </table:table-cell>
          <table:table-cell office:value-type="float" office:value="0.822" calcext:value-type="float">
            <text:p>0.822</text:p>
          </table:table-cell>
        </table:table-row>
      </table:table>
      <table:table table:name="工作表6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vg-tff</text:p>
          </table:table-cell>
          <table:table-cell office:value-type="string" calcext:value-type="string">
            <text:p>FedAvg-omnet-t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386" calcext:value-type="float">
            <text:p>0.7386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96" calcext:value-type="float">
            <text:p>0.696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182" calcext:value-type="float">
            <text:p>0.718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334" calcext:value-type="float">
            <text:p>0.7334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253" calcext:value-type="float">
            <text:p>0.7253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7" calcext:value-type="float">
            <text:p>0.77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55" calcext:value-type="float">
            <text:p>0.755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68" calcext:value-type="float">
            <text:p>0.768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72" calcext:value-type="float">
            <text:p>0.77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747" calcext:value-type="float">
            <text:p>0.7747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7" calcext:value-type="float">
            <text:p>0.77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83" calcext:value-type="float">
            <text:p>0.783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817" calcext:value-type="float">
            <text:p>0.7817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784" calcext:value-type="float">
            <text:p>0.784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873" calcext:value-type="float">
            <text:p>0.7873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829" calcext:value-type="float">
            <text:p>0.7829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7865" calcext:value-type="float">
            <text:p>0.7865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771" calcext:value-type="float">
            <text:p>0.771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79" calcext:value-type="float">
            <text:p>0.79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793" calcext:value-type="float">
            <text:p>0.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00/00/00</text:date>, <text:time style:data-style-name="N2" text:time-value="21:00:46.01704253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20:35:05.261684541</meta:creation-date>
    <dc:date>2021-10-06T21:33:23.093679936</dc:date>
    <meta:editing-duration>PT13H21M59S</meta:editing-duration>
    <meta:editing-cycles>16</meta:editing-cycles>
    <meta:generator>LibreOffice/6.4.7.2$Linux_X86_64 LibreOffice_project/40$Build-2</meta:generator>
    <meta:document-statistic meta:table-count="6" meta:cell-count="448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84cm" svg:height="13.041cm" xlink:href=".." xlink:type="simple" chart:class="chart:line" chart:style-name="ch1">
        <chart:title svg:x="10.186cm" svg:y="0.396cm" chart:style-name="ch2">
          <text:p>Loss-10client</text:p>
        </chart:title>
        <chart:legend chart:legend-position="end" svg:x="19.168cm" svg:y="5.723cm" style:legend-expansion="high" chart:style-name="ch3"/>
        <chart:plot-area chart:style-name="ch4" table:cell-range-address="10client.B1:10client.D201" chart:data-source-has-labels="row" svg:x="1.474cm" svg:y="1.435cm" svg:width="17.231cm" svg:height="10.365cm">
          <chartooo:coordinate-region svg:x="2.201cm" svg:y="1.556cm" svg:width="16.504cm" svg:height="9.242cm"/>
          <chart:axis chart:dimension="x" chart:name="primary-x" chart:style-name="ch5">
            <chart:title svg:x="9.542cm" svg:y="12.06cm" chart:style-name="ch6">
              <text:p>Round</text:p>
            </chart:title>
          </chart:axis>
          <chart:axis chart:dimension="y" chart:name="primary-y" chart:style-name="ch5">
            <chart:title svg:x="0.451cm" svg:y="7.018cm" chart:style-name="ch7">
              <text:p>Loss</text:p>
            </chart:title>
            <chart:grid chart:style-name="ch8" chart:class="major"/>
          </chart:axis>
          <chart:series chart:style-name="ch9" chart:values-cell-range-address="10client.B2:10client.B201" chart:label-cell-address="10client.B1:10client.B1" chart:class="chart:line">
            <chart:data-point chart:repeated="200"/>
          </chart:series>
          <chart:series chart:style-name="ch10" chart:values-cell-range-address="10client.C2:10client.C201" chart:label-cell-address="10client.C1:10client.C1" chart:class="chart:line">
            <chart:data-point chart:repeated="200"/>
          </chart:series>
          <chart:series chart:style-name="ch11" chart:values-cell-range-address="10client.D2:10client.D201" chart:label-cell-address="10client.D1:10client.D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-Omnet-tff</text:p>
                <draw:g>
                  <svg:desc>10client.B1:10client.B1</svg:desc>
                </draw:g>
              </table:table-cell>
              <table:table-cell office:value-type="string">
                <text:p>Avg-tff</text:p>
                <draw:g>
                  <svg:desc>10client.C1:10client.C1</svg:desc>
                </draw:g>
              </table:table-cell>
              <table:table-cell office:value-type="string">
                <text:p>FedAvg-omnet-tff</text:p>
                <draw:g>
                  <svg:desc>10client.D1:10clien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574">
                <text:p>2.2574</text:p>
                <draw:g>
                  <svg:desc>10client.B2:10client.B201</svg:desc>
                </draw:g>
              </table:table-cell>
              <table:table-cell office:value-type="float" office:value="2.3078">
                <text:p>2.3078</text:p>
                <draw:g>
                  <svg:desc>10client.C2:10client.C201</svg:desc>
                </draw:g>
              </table:table-cell>
              <table:table-cell office:value-type="float" office:value="2.4026">
                <text:p>2.4026</text:p>
                <draw:g>
                  <svg:desc>10client.D2:10client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974">
                <text:p>2.1974</text:p>
              </table:table-cell>
              <table:table-cell office:value-type="float" office:value="2.2374">
                <text:p>2.2374</text:p>
              </table:table-cell>
              <table:table-cell office:value-type="float" office:value="2.2263">
                <text:p>2.2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98">
                <text:p>2.1598</text:p>
              </table:table-cell>
              <table:table-cell office:value-type="float" office:value="2.247">
                <text:p>2.247</text:p>
              </table:table-cell>
              <table:table-cell office:value-type="float" office:value="2.1827">
                <text:p>2.1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848">
                <text:p>2.0848</text:p>
              </table:table-cell>
              <table:table-cell office:value-type="float" office:value="2.1405">
                <text:p>2.1405</text:p>
              </table:table-cell>
              <table:table-cell office:value-type="float" office:value="2.1142">
                <text:p>2.1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584">
                <text:p>2.0584</text:p>
              </table:table-cell>
              <table:table-cell office:value-type="float" office:value="2.127">
                <text:p>2.127</text:p>
              </table:table-cell>
              <table:table-cell office:value-type="float" office:value="2.0863">
                <text:p>2.0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31">
                <text:p>2.0231</text:p>
              </table:table-cell>
              <table:table-cell office:value-type="float" office:value="2.0721">
                <text:p>2.0721</text:p>
              </table:table-cell>
              <table:table-cell office:value-type="float" office:value="2.043">
                <text:p>2.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34">
                <text:p>2.0134</text:p>
              </table:table-cell>
              <table:table-cell office:value-type="float" office:value="2.0161">
                <text:p>2.0161</text:p>
              </table:table-cell>
              <table:table-cell office:value-type="float" office:value="1.9837">
                <text:p>1.9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585">
                <text:p>1.9585</text:p>
              </table:table-cell>
              <table:table-cell office:value-type="float" office:value="2.0098">
                <text:p>2.0098</text:p>
              </table:table-cell>
              <table:table-cell office:value-type="float" office:value="1.9585">
                <text:p>1.9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107">
                <text:p>1.9107</text:p>
              </table:table-cell>
              <table:table-cell office:value-type="float" office:value="1.9755">
                <text:p>1.9755</text:p>
              </table:table-cell>
              <table:table-cell office:value-type="float" office:value="1.9461">
                <text:p>1.9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65">
                <text:p>1.8865</text:p>
              </table:table-cell>
              <table:table-cell office:value-type="float" office:value="1.922">
                <text:p>1.922</text:p>
              </table:table-cell>
              <table:table-cell office:value-type="float" office:value="1.9122">
                <text:p>1.9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166">
                <text:p>1.8166</text:p>
              </table:table-cell>
              <table:table-cell office:value-type="float" office:value="1.898">
                <text:p>1.898</text:p>
              </table:table-cell>
              <table:table-cell office:value-type="float" office:value="1.8788">
                <text:p>1.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77">
                <text:p>1.7977</text:p>
              </table:table-cell>
              <table:table-cell office:value-type="float" office:value="1.8637">
                <text:p>1.8637</text:p>
              </table:table-cell>
              <table:table-cell office:value-type="float" office:value="1.8458">
                <text:p>1.8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621">
                <text:p>1.7621</text:p>
              </table:table-cell>
              <table:table-cell office:value-type="float" office:value="1.8357">
                <text:p>1.8357</text:p>
              </table:table-cell>
              <table:table-cell office:value-type="float" office:value="1.7957">
                <text:p>1.7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7">
                <text:p>1.737</text:p>
              </table:table-cell>
              <table:table-cell office:value-type="float" office:value="1.8056">
                <text:p>1.8056</text:p>
              </table:table-cell>
              <table:table-cell office:value-type="float" office:value="1.7436">
                <text:p>1.7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189">
                <text:p>1.7189</text:p>
              </table:table-cell>
              <table:table-cell office:value-type="float" office:value="1.8246">
                <text:p>1.8246</text:p>
              </table:table-cell>
              <table:table-cell office:value-type="float" office:value="1.7072">
                <text:p>1.7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84">
                <text:p>1.684</text:p>
              </table:table-cell>
              <table:table-cell office:value-type="float" office:value="1.7368">
                <text:p>1.7368</text:p>
              </table:table-cell>
              <table:table-cell office:value-type="float" office:value="1.6734">
                <text:p>1.6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401">
                <text:p>1.6401</text:p>
              </table:table-cell>
              <table:table-cell office:value-type="float" office:value="1.7576">
                <text:p>1.7576</text:p>
              </table:table-cell>
              <table:table-cell office:value-type="float" office:value="1.6848">
                <text:p>1.6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379">
                <text:p>1.6379</text:p>
              </table:table-cell>
              <table:table-cell office:value-type="float" office:value="1.688">
                <text:p>1.688</text:p>
              </table:table-cell>
              <table:table-cell office:value-type="float" office:value="1.6537">
                <text:p>1.6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036">
                <text:p>1.6036</text:p>
              </table:table-cell>
              <table:table-cell office:value-type="float" office:value="1.6623">
                <text:p>1.6623</text:p>
              </table:table-cell>
              <table:table-cell office:value-type="float" office:value="1.6497">
                <text:p>1.6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49">
                <text:p>1.5649</text:p>
              </table:table-cell>
              <table:table-cell office:value-type="float" office:value="1.6463">
                <text:p>1.6463</text:p>
              </table:table-cell>
              <table:table-cell office:value-type="float" office:value="1.5778">
                <text:p>1.5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51">
                <text:p>1.551</text:p>
              </table:table-cell>
              <table:table-cell office:value-type="float" office:value="1.6145">
                <text:p>1.6145</text:p>
              </table:table-cell>
              <table:table-cell office:value-type="float" office:value="1.5592">
                <text:p>1.5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655">
                <text:p>1.5655</text:p>
              </table:table-cell>
              <table:table-cell office:value-type="float" office:value="1.6101">
                <text:p>1.6101</text:p>
              </table:table-cell>
              <table:table-cell office:value-type="float" office:value="1.5347">
                <text:p>1.5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212">
                <text:p>1.5212</text:p>
              </table:table-cell>
              <table:table-cell office:value-type="float" office:value="1.5584">
                <text:p>1.5584</text:p>
              </table:table-cell>
              <table:table-cell office:value-type="float" office:value="1.5557">
                <text:p>1.5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941">
                <text:p>1.4941</text:p>
              </table:table-cell>
              <table:table-cell office:value-type="float" office:value="1.5409">
                <text:p>1.5409</text:p>
              </table:table-cell>
              <table:table-cell office:value-type="float" office:value="1.4943">
                <text:p>1.4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58">
                <text:p>1.5058</text:p>
              </table:table-cell>
              <table:table-cell office:value-type="float" office:value="1.5113">
                <text:p>1.5113</text:p>
              </table:table-cell>
              <table:table-cell office:value-type="float" office:value="1.4714">
                <text:p>1.4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32">
                <text:p>1.432</text:p>
              </table:table-cell>
              <table:table-cell office:value-type="float" office:value="1.5012">
                <text:p>1.5012</text:p>
              </table:table-cell>
              <table:table-cell office:value-type="float" office:value="1.4667">
                <text:p>1.4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277">
                <text:p>1.4277</text:p>
              </table:table-cell>
              <table:table-cell office:value-type="float" office:value="1.4891">
                <text:p>1.4891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176">
                <text:p>1.4176</text:p>
              </table:table-cell>
              <table:table-cell office:value-type="float" office:value="1.4658">
                <text:p>1.4658</text:p>
              </table:table-cell>
              <table:table-cell office:value-type="float" office:value="1.4315">
                <text:p>1.4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013">
                <text:p>1.4013</text:p>
              </table:table-cell>
              <table:table-cell office:value-type="float" office:value="1.4331">
                <text:p>1.4331</text:p>
              </table:table-cell>
              <table:table-cell office:value-type="float" office:value="1.3932">
                <text:p>1.3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92">
                <text:p>1.3692</text:p>
              </table:table-cell>
              <table:table-cell office:value-type="float" office:value="1.4194">
                <text:p>1.4194</text:p>
              </table:table-cell>
              <table:table-cell office:value-type="float" office:value="1.3724">
                <text:p>1.3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81">
                <text:p>1.3581</text:p>
              </table:table-cell>
              <table:table-cell office:value-type="float" office:value="1.396">
                <text:p>1.396</text:p>
              </table:table-cell>
              <table:table-cell office:value-type="float" office:value="1.3851">
                <text:p>1.3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246">
                <text:p>1.3246</text:p>
              </table:table-cell>
              <table:table-cell office:value-type="float" office:value="1.3948">
                <text:p>1.3948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61">
                <text:p>1.3361</text:p>
              </table:table-cell>
              <table:table-cell office:value-type="float" office:value="1.3648">
                <text:p>1.3648</text:p>
              </table:table-cell>
              <table:table-cell office:value-type="float" office:value="1.3165">
                <text:p>1.3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92">
                <text:p>1.292</text:p>
              </table:table-cell>
              <table:table-cell office:value-type="float" office:value="1.3547">
                <text:p>1.3547</text:p>
              </table:table-cell>
              <table:table-cell office:value-type="float" office:value="1.3253">
                <text:p>1.3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097">
                <text:p>1.3097</text:p>
              </table:table-cell>
              <table:table-cell office:value-type="float" office:value="1.3571">
                <text:p>1.3571</text:p>
              </table:table-cell>
              <table:table-cell office:value-type="float" office:value="1.3062">
                <text:p>1.3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109">
                <text:p>1.3109</text:p>
              </table:table-cell>
              <table:table-cell office:value-type="float" office:value="1.3246">
                <text:p>1.3246</text:p>
              </table:table-cell>
              <table:table-cell office:value-type="float" office:value="1.2926">
                <text:p>1.2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64">
                <text:p>1.2564</text:p>
              </table:table-cell>
              <table:table-cell office:value-type="float" office:value="1.3213">
                <text:p>1.3213</text:p>
              </table:table-cell>
              <table:table-cell office:value-type="float" office:value="1.2856">
                <text:p>1.2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46">
                <text:p>1.2646</text:p>
              </table:table-cell>
              <table:table-cell office:value-type="float" office:value="1.3085">
                <text:p>1.3085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49">
                <text:p>1.249</text:p>
              </table:table-cell>
              <table:table-cell office:value-type="float" office:value="1.2842">
                <text:p>1.2842</text:p>
              </table:table-cell>
              <table:table-cell office:value-type="float" office:value="1.2792">
                <text:p>1.2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702">
                <text:p>1.2702</text:p>
              </table:table-cell>
              <table:table-cell office:value-type="float" office:value="1.2669">
                <text:p>1.2669</text:p>
              </table:table-cell>
              <table:table-cell office:value-type="float" office:value="1.2273">
                <text:p>1.2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161">
                <text:p>1.2161</text:p>
              </table:table-cell>
              <table:table-cell office:value-type="float" office:value="1.2557">
                <text:p>1.2557</text:p>
              </table:table-cell>
              <table:table-cell office:value-type="float" office:value="1.2332">
                <text:p>1.2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891">
                <text:p>1.1891</text:p>
              </table:table-cell>
              <table:table-cell office:value-type="float" office:value="1.2573">
                <text:p>1.257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1.2344">
                <text:p>1.2344</text:p>
              </table:table-cell>
              <table:table-cell office:value-type="float" office:value="1.2176">
                <text:p>1.2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88">
                <text:p>1.188</text:p>
              </table:table-cell>
              <table:table-cell office:value-type="float" office:value="1.254">
                <text:p>1.254</text:p>
              </table:table-cell>
              <table:table-cell office:value-type="float" office:value="1.1797">
                <text:p>1.1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572">
                <text:p>1.1572</text:p>
              </table:table-cell>
              <table:table-cell office:value-type="float" office:value="1.244">
                <text:p>1.244</text:p>
              </table:table-cell>
              <table:table-cell office:value-type="float" office:value="1.1662">
                <text:p>1.1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526">
                <text:p>1.1526</text:p>
              </table:table-cell>
              <table:table-cell office:value-type="float" office:value="1.2174">
                <text:p>1.2174</text:p>
              </table:table-cell>
              <table:table-cell office:value-type="float" office:value="1.1677">
                <text:p>1.1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73">
                <text:p>1.1373</text:p>
              </table:table-cell>
              <table:table-cell office:value-type="float" office:value="1.206">
                <text:p>1.206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541">
                <text:p>1.1541</text:p>
              </table:table-cell>
              <table:table-cell office:value-type="float" office:value="1.19">
                <text:p>1.19</text:p>
              </table:table-cell>
              <table:table-cell office:value-type="float" office:value="1.1672">
                <text:p>1.1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45">
                <text:p>1.1345</text:p>
              </table:table-cell>
              <table:table-cell office:value-type="float" office:value="1.1838">
                <text:p>1.1838</text:p>
              </table:table-cell>
              <table:table-cell office:value-type="float" office:value="1.1361">
                <text:p>1.1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92">
                <text:p>1.1292</text:p>
              </table:table-cell>
              <table:table-cell office:value-type="float" office:value="1.18">
                <text:p>1.18</text:p>
              </table:table-cell>
              <table:table-cell office:value-type="float" office:value="1.1311">
                <text:p>1.1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231">
                <text:p>1.1231</text:p>
              </table:table-cell>
              <table:table-cell office:value-type="float" office:value="1.1802">
                <text:p>1.1802</text:p>
              </table:table-cell>
              <table:table-cell office:value-type="float" office:value="1.1177">
                <text:p>1.1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98">
                <text:p>1.0898</text:p>
              </table:table-cell>
              <table:table-cell office:value-type="float" office:value="1.1701">
                <text:p>1.1701</text:p>
              </table:table-cell>
              <table:table-cell office:value-type="float" office:value="1.0884">
                <text:p>1.0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17">
                <text:p>1.0817</text:p>
              </table:table-cell>
              <table:table-cell office:value-type="float" office:value="1.1546">
                <text:p>1.1546</text:p>
              </table:table-cell>
              <table:table-cell office:value-type="float" office:value="1.1071">
                <text:p>1.1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63">
                <text:p>1.0863</text:p>
              </table:table-cell>
              <table:table-cell office:value-type="float" office:value="1.1452">
                <text:p>1.1452</text:p>
              </table:table-cell>
              <table:table-cell office:value-type="float" office:value="1.0856">
                <text:p>1.0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059">
                <text:p>1.1059</text:p>
              </table:table-cell>
              <table:table-cell office:value-type="float" office:value="1.135">
                <text:p>1.135</text:p>
              </table:table-cell>
              <table:table-cell office:value-type="float" office:value="1.0788">
                <text:p>1.0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732">
                <text:p>1.0732</text:p>
              </table:table-cell>
              <table:table-cell office:value-type="float" office:value="1.1553">
                <text:p>1.1553</text:p>
              </table:table-cell>
              <table:table-cell office:value-type="float" office:value="1.0797">
                <text:p>1.07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17">
                <text:p>1.0917</text:p>
              </table:table-cell>
              <table:table-cell office:value-type="float" office:value="1.1153">
                <text:p>1.1153</text:p>
              </table:table-cell>
              <table:table-cell office:value-type="float" office:value="1.0746">
                <text:p>1.0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541">
                <text:p>1.0541</text:p>
              </table:table-cell>
              <table:table-cell office:value-type="float" office:value="1.1018">
                <text:p>1.1018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344">
                <text:p>1.0344</text:p>
              </table:table-cell>
              <table:table-cell office:value-type="float" office:value="1.0957">
                <text:p>1.0957</text:p>
              </table:table-cell>
              <table:table-cell office:value-type="float" office:value="1.0475">
                <text:p>1.0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301">
                <text:p>1.0301</text:p>
              </table:table-cell>
              <table:table-cell office:value-type="float" office:value="1.1046">
                <text:p>1.1046</text:p>
              </table:table-cell>
              <table:table-cell office:value-type="float" office:value="1.0396">
                <text:p>1.0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85">
                <text:p>1.0185</text:p>
              </table:table-cell>
              <table:table-cell office:value-type="float" office:value="1.0881">
                <text:p>1.0881</text:p>
              </table:table-cell>
              <table:table-cell office:value-type="float" office:value="1.0243">
                <text:p>1.0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2">
                <text:p>1.0152</text:p>
              </table:table-cell>
              <table:table-cell office:value-type="float" office:value="1.1137">
                <text:p>1.11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1">
                <text:p>1.001</text:p>
              </table:table-cell>
              <table:table-cell office:value-type="float" office:value="1.0852">
                <text:p>1.0852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589">
                <text:p>1.0589</text:p>
              </table:table-cell>
              <table:table-cell office:value-type="float" office:value="1.0699">
                <text:p>1.0699</text:p>
              </table:table-cell>
              <table:table-cell office:value-type="float" office:value="1.0263">
                <text:p>1.0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98">
                <text:p>0.9898</text:p>
              </table:table-cell>
              <table:table-cell office:value-type="float" office:value="1.0579">
                <text:p>1.0579</text:p>
              </table:table-cell>
              <table:table-cell office:value-type="float" office:value="1.0125">
                <text:p>1.0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03">
                <text:p>0.9903</text:p>
              </table:table-cell>
              <table:table-cell office:value-type="float" office:value="1.0499">
                <text:p>1.0499</text:p>
              </table:table-cell>
              <table:table-cell office:value-type="float" office:value="0.9976">
                <text:p>0.9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45">
                <text:p>0.9845</text:p>
              </table:table-cell>
              <table:table-cell office:value-type="float" office:value="1.0497">
                <text:p>1.0497</text:p>
              </table:table-cell>
              <table:table-cell office:value-type="float" office:value="1.0021">
                <text:p>1.0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94">
                <text:p>0.9694</text:p>
              </table:table-cell>
              <table:table-cell office:value-type="float" office:value="1.0482">
                <text:p>1.0482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06">
                <text:p>0.9906</text:p>
              </table:table-cell>
              <table:table-cell office:value-type="float" office:value="1.0356">
                <text:p>1.0356</text:p>
              </table:table-cell>
              <table:table-cell office:value-type="float" office:value="0.9921">
                <text:p>0.9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15">
                <text:p>0.9515</text:p>
              </table:table-cell>
              <table:table-cell office:value-type="float" office:value="1.0257">
                <text:p>1.0257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24">
                <text:p>0.9524</text:p>
              </table:table-cell>
              <table:table-cell office:value-type="float" office:value="1.0278">
                <text:p>1.0278</text:p>
              </table:table-cell>
              <table:table-cell office:value-type="float" office:value="0.9716">
                <text:p>0.9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67">
                <text:p>0.9567</text:p>
              </table:table-cell>
              <table:table-cell office:value-type="float" office:value="1.0221">
                <text:p>1.0221</text:p>
              </table:table-cell>
              <table:table-cell office:value-type="float" office:value="0.9558">
                <text:p>0.9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14">
                <text:p>0.9414</text:p>
              </table:table-cell>
              <table:table-cell office:value-type="float" office:value="1.0151">
                <text:p>1.0151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27">
                <text:p>0.9427</text:p>
              </table:table-cell>
              <table:table-cell office:value-type="float" office:value="1.0069">
                <text:p>1.0069</text:p>
              </table:table-cell>
              <table:table-cell office:value-type="float" office:value="0.9517">
                <text:p>0.9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79">
                <text:p>0.9279</text:p>
              </table:table-cell>
              <table:table-cell office:value-type="float" office:value="1.0031">
                <text:p>1.0031</text:p>
              </table:table-cell>
              <table:table-cell office:value-type="float" office:value="0.9498">
                <text:p>0.9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9">
                <text:p>0.929</text:p>
              </table:table-cell>
              <table:table-cell office:value-type="float" office:value="1.0243">
                <text:p>1.0243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6">
                <text:p>0.916</text:p>
              </table:table-cell>
              <table:table-cell office:value-type="float" office:value="0.9833">
                <text:p>0.9833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03">
                <text:p>0.9303</text:p>
              </table:table-cell>
              <table:table-cell office:value-type="float" office:value="0.9907">
                <text:p>0.9907</text:p>
              </table:table-cell>
              <table:table-cell office:value-type="float" office:value="0.9506">
                <text:p>0.9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04">
                <text:p>0.9104</text:p>
              </table:table-cell>
              <table:table-cell office:value-type="float" office:value="0.9814">
                <text:p>0.9814</text:p>
              </table:table-cell>
              <table:table-cell office:value-type="float" office:value="0.9321">
                <text:p>0.9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37">
                <text:p>0.9137</text:p>
              </table:table-cell>
              <table:table-cell office:value-type="float" office:value="0.9981">
                <text:p>0.9981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06">
                <text:p>0.9106</text:p>
              </table:table-cell>
              <table:table-cell office:value-type="float" office:value="0.9866">
                <text:p>0.9866</text:p>
              </table:table-cell>
              <table:table-cell office:value-type="float" office:value="0.9152">
                <text:p>0.91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71">
                <text:p>0.9371</text:p>
              </table:table-cell>
              <table:table-cell office:value-type="float" office:value="0.9866">
                <text:p>0.9866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064">
                <text:p>0.9064</text:p>
              </table:table-cell>
              <table:table-cell office:value-type="float" office:value="0.9768">
                <text:p>0.9768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42">
                <text:p>0.8942</text:p>
              </table:table-cell>
              <table:table-cell office:value-type="float" office:value="0.9535">
                <text:p>0.9535</text:p>
              </table:table-cell>
              <table:table-cell office:value-type="float" office:value="0.8982">
                <text:p>0.89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77">
                <text:p>0.8777</text:p>
              </table:table-cell>
              <table:table-cell office:value-type="float" office:value="0.9525">
                <text:p>0.9525</text:p>
              </table:table-cell>
              <table:table-cell office:value-type="float" office:value="0.8921">
                <text:p>0.89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54">
                <text:p>0.8854</text:p>
              </table:table-cell>
              <table:table-cell office:value-type="float" office:value="1.0004">
                <text:p>1.0004</text:p>
              </table:table-cell>
              <table:table-cell office:value-type="float" office:value="0.9066">
                <text:p>0.90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863">
                <text:p>0.8863</text:p>
              </table:table-cell>
              <table:table-cell office:value-type="float" office:value="0.9415">
                <text:p>0.9415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98">
                <text:p>0.8698</text:p>
              </table:table-cell>
              <table:table-cell office:value-type="float" office:value="0.9594">
                <text:p>0.9594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53">
                <text:p>0.8653</text:p>
              </table:table-cell>
              <table:table-cell office:value-type="float" office:value="0.9382">
                <text:p>0.9382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09">
                <text:p>0.8709</text:p>
              </table:table-cell>
              <table:table-cell office:value-type="float" office:value="0.9441">
                <text:p>0.9441</text:p>
              </table:table-cell>
              <table:table-cell office:value-type="float" office:value="0.8977">
                <text:p>0.89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633">
                <text:p>0.8633</text:p>
              </table:table-cell>
              <table:table-cell office:value-type="float" office:value="0.9621">
                <text:p>0.9621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85">
                <text:p>0.8485</text:p>
              </table:table-cell>
              <table:table-cell office:value-type="float" office:value="0.9267">
                <text:p>0.9267</text:p>
              </table:table-cell>
              <table:table-cell office:value-type="float" office:value="0.8981">
                <text:p>0.89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61">
                <text:p>0.8561</text:p>
              </table:table-cell>
              <table:table-cell office:value-type="float" office:value="0.9287">
                <text:p>0.9287</text:p>
              </table:table-cell>
              <table:table-cell office:value-type="float" office:value="0.8621">
                <text:p>0.86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2">
                <text:p>0.872</text:p>
              </table:table-cell>
              <table:table-cell office:value-type="float" office:value="0.93">
                <text:p>0.93</text:p>
              </table:table-cell>
              <table:table-cell office:value-type="float" office:value="0.8741">
                <text:p>0.8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528">
                <text:p>0.8528</text:p>
              </table:table-cell>
              <table:table-cell office:value-type="float" office:value="0.9306">
                <text:p>0.9306</text:p>
              </table:table-cell>
              <table:table-cell office:value-type="float" office:value="0.8743">
                <text:p>0.8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73">
                <text:p>0.8573</text:p>
              </table:table-cell>
              <table:table-cell office:value-type="float" office:value="0.9153">
                <text:p>0.9153</text:p>
              </table:table-cell>
              <table:table-cell office:value-type="float" office:value="0.8551">
                <text:p>0.85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36">
                <text:p>0.836</text:p>
              </table:table-cell>
              <table:table-cell office:value-type="float" office:value="0.9076">
                <text:p>0.907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96">
                <text:p>0.8296</text:p>
              </table:table-cell>
              <table:table-cell office:value-type="float" office:value="0.9058">
                <text:p>0.9058</text:p>
              </table:table-cell>
              <table:table-cell office:value-type="float" office:value="0.8511">
                <text:p>0.85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28">
                <text:p>0.8328</text:p>
              </table:table-cell>
              <table:table-cell office:value-type="float" office:value="0.9026">
                <text:p>0.902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76">
                <text:p>0.8376</text:p>
              </table:table-cell>
              <table:table-cell office:value-type="float" office:value="0.8995">
                <text:p>0.8995</text:p>
              </table:table-cell>
              <table:table-cell office:value-type="float" office:value="0.8489">
                <text:p>0.84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175">
                <text:p>0.8175</text:p>
              </table:table-cell>
              <table:table-cell office:value-type="float" office:value="0.9007">
                <text:p>0.900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1">
                <text:p>0.81</text:p>
              </table:table-cell>
              <table:table-cell office:value-type="float" office:value="0.9107">
                <text:p>0.9107</text:p>
              </table:table-cell>
              <table:table-cell office:value-type="float" office:value="0.8385">
                <text:p>0.83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291">
                <text:p>0.8291</text:p>
              </table:table-cell>
              <table:table-cell office:value-type="float" office:value="0.895">
                <text:p>0.895</text:p>
              </table:table-cell>
              <table:table-cell office:value-type="float" office:value="0.8413">
                <text:p>0.8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23">
                <text:p>0.8523</text:p>
              </table:table-cell>
              <table:table-cell office:value-type="float" office:value="0.8848">
                <text:p>0.8848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374">
                <text:p>0.8374</text:p>
              </table:table-cell>
              <table:table-cell office:value-type="float" office:value="0.8828">
                <text:p>0.8828</text:p>
              </table:table-cell>
              <table:table-cell office:value-type="float" office:value="0.8542">
                <text:p>0.85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04">
                <text:p>0.8004</text:p>
              </table:table-cell>
              <table:table-cell office:value-type="float" office:value="0.8762">
                <text:p>0.876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109">
                <text:p>0.8109</text:p>
              </table:table-cell>
              <table:table-cell office:value-type="float" office:value="0.9096">
                <text:p>0.9096</text:p>
              </table:table-cell>
              <table:table-cell office:value-type="float" office:value="0.8261">
                <text:p>0.82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125">
                <text:p>0.8125</text:p>
              </table:table-cell>
              <table:table-cell office:value-type="float" office:value="0.8846">
                <text:p>0.8846</text:p>
              </table:table-cell>
              <table:table-cell office:value-type="float" office:value="0.8173">
                <text:p>0.81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94">
                <text:p>0.8094</text:p>
              </table:table-cell>
              <table:table-cell office:value-type="float" office:value="0.8723">
                <text:p>0.8723</text:p>
              </table:table-cell>
              <table:table-cell office:value-type="float" office:value="0.8253">
                <text:p>0.8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091">
                <text:p>0.8091</text:p>
              </table:table-cell>
              <table:table-cell office:value-type="float" office:value="0.8911">
                <text:p>0.8911</text:p>
              </table:table-cell>
              <table:table-cell office:value-type="float" office:value="0.8188">
                <text:p>0.81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23">
                <text:p>0.7923</text:p>
              </table:table-cell>
              <table:table-cell office:value-type="float" office:value="0.8678">
                <text:p>0.8678</text:p>
              </table:table-cell>
              <table:table-cell office:value-type="float" office:value="0.8198">
                <text:p>0.8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007">
                <text:p>0.8007</text:p>
              </table:table-cell>
              <table:table-cell office:value-type="float" office:value="0.8824">
                <text:p>0.8824</text:p>
              </table:table-cell>
              <table:table-cell office:value-type="float" office:value="0.8196">
                <text:p>0.8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927">
                <text:p>0.7927</text:p>
              </table:table-cell>
              <table:table-cell office:value-type="float" office:value="0.8962">
                <text:p>0.8962</text:p>
              </table:table-cell>
              <table:table-cell office:value-type="float" office:value="0.8134">
                <text:p>0.8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901">
                <text:p>0.7901</text:p>
              </table:table-cell>
              <table:table-cell office:value-type="float" office:value="0.862">
                <text:p>0.862</text:p>
              </table:table-cell>
              <table:table-cell office:value-type="float" office:value="0.8071">
                <text:p>0.80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791">
                <text:p>0.7791</text:p>
              </table:table-cell>
              <table:table-cell office:value-type="float" office:value="0.8631">
                <text:p>0.8631</text:p>
              </table:table-cell>
              <table:table-cell office:value-type="float" office:value="0.8127">
                <text:p>0.8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777">
                <text:p>0.7777</text:p>
              </table:table-cell>
              <table:table-cell office:value-type="float" office:value="0.8559">
                <text:p>0.8559</text:p>
              </table:table-cell>
              <table:table-cell office:value-type="float" office:value="0.8058">
                <text:p>0.8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825">
                <text:p>0.7825</text:p>
              </table:table-cell>
              <table:table-cell office:value-type="float" office:value="0.8483">
                <text:p>0.8483</text:p>
              </table:table-cell>
              <table:table-cell office:value-type="float" office:value="0.8083">
                <text:p>0.80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827">
                <text:p>0.7827</text:p>
              </table:table-cell>
              <table:table-cell office:value-type="float" office:value="0.874">
                <text:p>0.874</text:p>
              </table:table-cell>
              <table:table-cell office:value-type="float" office:value="0.8026">
                <text:p>0.80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121">
                <text:p>0.8121</text:p>
              </table:table-cell>
              <table:table-cell office:value-type="float" office:value="0.8493">
                <text:p>0.8493</text:p>
              </table:table-cell>
              <table:table-cell office:value-type="float" office:value="0.8068">
                <text:p>0.80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719">
                <text:p>0.7719</text:p>
              </table:table-cell>
              <table:table-cell office:value-type="float" office:value="0.8671">
                <text:p>0.8671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652">
                <text:p>0.7652</text:p>
              </table:table-cell>
              <table:table-cell office:value-type="float" office:value="0.8554">
                <text:p>0.8554</text:p>
              </table:table-cell>
              <table:table-cell office:value-type="float" office:value="0.7931">
                <text:p>0.79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644">
                <text:p>0.7644</text:p>
              </table:table-cell>
              <table:table-cell office:value-type="float" office:value="0.8548">
                <text:p>0.8548</text:p>
              </table:table-cell>
              <table:table-cell office:value-type="float" office:value="0.7962">
                <text:p>0.79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55">
                <text:p>0.7855</text:p>
              </table:table-cell>
              <table:table-cell office:value-type="float" office:value="0.8385">
                <text:p>0.8385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844">
                <text:p>0.7844</text:p>
              </table:table-cell>
              <table:table-cell office:value-type="float" office:value="0.8341">
                <text:p>0.8341</text:p>
              </table:table-cell>
              <table:table-cell office:value-type="float" office:value="0.7936">
                <text:p>0.79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595">
                <text:p>0.7595</text:p>
              </table:table-cell>
              <table:table-cell office:value-type="float" office:value="0.84">
                <text:p>0.84</text:p>
              </table:table-cell>
              <table:table-cell office:value-type="float" office:value="0.7798">
                <text:p>0.77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761">
                <text:p>0.7761</text:p>
              </table:table-cell>
              <table:table-cell office:value-type="float" office:value="0.8423">
                <text:p>0.8423</text:p>
              </table:table-cell>
              <table:table-cell office:value-type="float" office:value="0.7862">
                <text:p>0.7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59">
                <text:p>0.7559</text:p>
              </table:table-cell>
              <table:table-cell office:value-type="float" office:value="0.8565">
                <text:p>0.8565</text:p>
              </table:table-cell>
              <table:table-cell office:value-type="float" office:value="0.7834">
                <text:p>0.78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714">
                <text:p>0.7714</text:p>
              </table:table-cell>
              <table:table-cell office:value-type="float" office:value="0.8346">
                <text:p>0.8346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811">
                <text:p>0.7811</text:p>
              </table:table-cell>
              <table:table-cell office:value-type="float" office:value="0.8324">
                <text:p>0.8324</text:p>
              </table:table-cell>
              <table:table-cell office:value-type="float" office:value="0.7993">
                <text:p>0.79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558">
                <text:p>0.7558</text:p>
              </table:table-cell>
              <table:table-cell office:value-type="float" office:value="0.8343">
                <text:p>0.8343</text:p>
              </table:table-cell>
              <table:table-cell office:value-type="float" office:value="0.8582">
                <text:p>0.8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97">
                <text:p>0.7497</text:p>
              </table:table-cell>
              <table:table-cell office:value-type="float" office:value="0.8177">
                <text:p>0.8177</text:p>
              </table:table-cell>
              <table:table-cell office:value-type="float" office:value="0.7721">
                <text:p>0.7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778">
                <text:p>0.7778</text:p>
              </table:table-cell>
              <table:table-cell office:value-type="float" office:value="0.8297">
                <text:p>0.8297</text:p>
              </table:table-cell>
              <table:table-cell office:value-type="float" office:value="0.7626">
                <text:p>0.76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583">
                <text:p>0.7583</text:p>
              </table:table-cell>
              <table:table-cell office:value-type="float" office:value="0.8207">
                <text:p>0.8207</text:p>
              </table:table-cell>
              <table:table-cell office:value-type="float" office:value="0.7759">
                <text:p>0.77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479">
                <text:p>0.7479</text:p>
              </table:table-cell>
              <table:table-cell office:value-type="float" office:value="0.8202">
                <text:p>0.8202</text:p>
              </table:table-cell>
              <table:table-cell office:value-type="float" office:value="0.7711">
                <text:p>0.7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467">
                <text:p>0.7467</text:p>
              </table:table-cell>
              <table:table-cell office:value-type="float" office:value="0.8158">
                <text:p>0.8158</text:p>
              </table:table-cell>
              <table:table-cell office:value-type="float" office:value="0.7717">
                <text:p>0.77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245">
                <text:p>0.7245</text:p>
              </table:table-cell>
              <table:table-cell office:value-type="float" office:value="0.811">
                <text:p>0.811</text:p>
              </table:table-cell>
              <table:table-cell office:value-type="float" office:value="0.7609">
                <text:p>0.76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295">
                <text:p>0.7295</text:p>
              </table:table-cell>
              <table:table-cell office:value-type="float" office:value="0.8194">
                <text:p>0.8194</text:p>
              </table:table-cell>
              <table:table-cell office:value-type="float" office:value="0.7597">
                <text:p>0.75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25">
                <text:p>0.7425</text:p>
              </table:table-cell>
              <table:table-cell office:value-type="float" office:value="0.8088">
                <text:p>0.8088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324">
                <text:p>0.7324</text:p>
              </table:table-cell>
              <table:table-cell office:value-type="float" office:value="0.8166">
                <text:p>0.8166</text:p>
              </table:table-cell>
              <table:table-cell office:value-type="float" office:value="0.7607">
                <text:p>0.7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06">
                <text:p>0.7406</text:p>
              </table:table-cell>
              <table:table-cell office:value-type="float" office:value="0.8233">
                <text:p>0.8233</text:p>
              </table:table-cell>
              <table:table-cell office:value-type="float" office:value="0.7532">
                <text:p>0.7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11">
                <text:p>0.7311</text:p>
              </table:table-cell>
              <table:table-cell office:value-type="float" office:value="0.8099">
                <text:p>0.8099</text:p>
              </table:table-cell>
              <table:table-cell office:value-type="float" office:value="0.7822">
                <text:p>0.78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229">
                <text:p>0.7229</text:p>
              </table:table-cell>
              <table:table-cell office:value-type="float" office:value="0.8152">
                <text:p>0.8152</text:p>
              </table:table-cell>
              <table:table-cell office:value-type="float" office:value="0.7593">
                <text:p>0.7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75">
                <text:p>0.7275</text:p>
              </table:table-cell>
              <table:table-cell office:value-type="float" office:value="0.8045">
                <text:p>0.8045</text:p>
              </table:table-cell>
              <table:table-cell office:value-type="float" office:value="0.7439">
                <text:p>0.74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287">
                <text:p>0.7287</text:p>
              </table:table-cell>
              <table:table-cell office:value-type="float" office:value="0.7979">
                <text:p>0.7979</text:p>
              </table:table-cell>
              <table:table-cell office:value-type="float" office:value="0.7552">
                <text:p>0.75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304">
                <text:p>0.7304</text:p>
              </table:table-cell>
              <table:table-cell office:value-type="float" office:value="0.8169">
                <text:p>0.8169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44">
                <text:p>0.7444</text:p>
              </table:table-cell>
              <table:table-cell office:value-type="float" office:value="0.8041">
                <text:p>0.8041</text:p>
              </table:table-cell>
              <table:table-cell office:value-type="float" office:value="0.7414">
                <text:p>0.7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154">
                <text:p>0.7154</text:p>
              </table:table-cell>
              <table:table-cell office:value-type="float" office:value="0.8051">
                <text:p>0.8051</text:p>
              </table:table-cell>
              <table:table-cell office:value-type="float" office:value="0.7388">
                <text:p>0.73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084">
                <text:p>0.7084</text:p>
              </table:table-cell>
              <table:table-cell office:value-type="float" office:value="0.7862">
                <text:p>0.7862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138">
                <text:p>0.7138</text:p>
              </table:table-cell>
              <table:table-cell office:value-type="float" office:value="0.8403">
                <text:p>0.8403</text:p>
              </table:table-cell>
              <table:table-cell office:value-type="float" office:value="0.7332">
                <text:p>0.73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088">
                <text:p>0.7088</text:p>
              </table:table-cell>
              <table:table-cell office:value-type="float" office:value="0.8049">
                <text:p>0.8049</text:p>
              </table:table-cell>
              <table:table-cell office:value-type="float" office:value="0.7314">
                <text:p>0.73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042">
                <text:p>0.7042</text:p>
              </table:table-cell>
              <table:table-cell office:value-type="float" office:value="0.7852">
                <text:p>0.7852</text:p>
              </table:table-cell>
              <table:table-cell office:value-type="float" office:value="0.7315">
                <text:p>0.73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289">
                <text:p>0.7289</text:p>
              </table:table-cell>
              <table:table-cell office:value-type="float" office:value="0.8099">
                <text:p>0.8099</text:p>
              </table:table-cell>
              <table:table-cell office:value-type="float" office:value="0.7396">
                <text:p>0.73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184">
                <text:p>0.7184</text:p>
              </table:table-cell>
              <table:table-cell office:value-type="float" office:value="0.786">
                <text:p>0.786</text:p>
              </table:table-cell>
              <table:table-cell office:value-type="float" office:value="0.7211">
                <text:p>0.72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027">
                <text:p>0.7027</text:p>
              </table:table-cell>
              <table:table-cell office:value-type="float" office:value="0.7857">
                <text:p>0.7857</text:p>
              </table:table-cell>
              <table:table-cell office:value-type="float" office:value="0.7291">
                <text:p>0.72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034">
                <text:p>0.7034</text:p>
              </table:table-cell>
              <table:table-cell office:value-type="float" office:value="0.7939">
                <text:p>0.7939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008">
                <text:p>0.7008</text:p>
              </table:table-cell>
              <table:table-cell office:value-type="float" office:value="0.7923">
                <text:p>0.7923</text:p>
              </table:table-cell>
              <table:table-cell office:value-type="float" office:value="0.7388">
                <text:p>0.73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057">
                <text:p>0.7057</text:p>
              </table:table-cell>
              <table:table-cell office:value-type="float" office:value="0.7831">
                <text:p>0.7831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232">
                <text:p>0.7232</text:p>
              </table:table-cell>
              <table:table-cell office:value-type="float" office:value="0.7918">
                <text:p>0.7918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52">
                <text:p>0.6952</text:p>
              </table:table-cell>
              <table:table-cell office:value-type="float" office:value="0.7907">
                <text:p>0.7907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47">
                <text:p>0.6947</text:p>
              </table:table-cell>
              <table:table-cell office:value-type="float" office:value="0.7706">
                <text:p>0.7706</text:p>
              </table:table-cell>
              <table:table-cell office:value-type="float" office:value="0.7416">
                <text:p>0.74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14">
                <text:p>0.6914</text:p>
              </table:table-cell>
              <table:table-cell office:value-type="float" office:value="0.8068">
                <text:p>0.8068</text:p>
              </table:table-cell>
              <table:table-cell office:value-type="float" office:value="0.7365">
                <text:p>0.7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966">
                <text:p>0.6966</text:p>
              </table:table-cell>
              <table:table-cell office:value-type="float" office:value="0.7981">
                <text:p>0.7981</text:p>
              </table:table-cell>
              <table:table-cell office:value-type="float" office:value="0.7174">
                <text:p>0.71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917">
                <text:p>0.6917</text:p>
              </table:table-cell>
              <table:table-cell office:value-type="float" office:value="0.7717">
                <text:p>0.7717</text:p>
              </table:table-cell>
              <table:table-cell office:value-type="float" office:value="0.7119">
                <text:p>0.7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981">
                <text:p>0.6981</text:p>
              </table:table-cell>
              <table:table-cell office:value-type="float" office:value="0.7718">
                <text:p>0.7718</text:p>
              </table:table-cell>
              <table:table-cell office:value-type="float" office:value="0.7112">
                <text:p>0.7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915">
                <text:p>0.6915</text:p>
              </table:table-cell>
              <table:table-cell office:value-type="float" office:value="0.7622">
                <text:p>0.7622</text:p>
              </table:table-cell>
              <table:table-cell office:value-type="float" office:value="0.7211">
                <text:p>0.72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29">
                <text:p>0.6929</text:p>
              </table:table-cell>
              <table:table-cell office:value-type="float" office:value="0.7663">
                <text:p>0.7663</text:p>
              </table:table-cell>
              <table:table-cell office:value-type="float" office:value="0.7163">
                <text:p>0.71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74">
                <text:p>0.6974</text:p>
              </table:table-cell>
              <table:table-cell office:value-type="float" office:value="0.7634">
                <text:p>0.7634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48">
                <text:p>0.6748</text:p>
              </table:table-cell>
              <table:table-cell office:value-type="float" office:value="0.7713">
                <text:p>0.7713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05">
                <text:p>0.6905</text:p>
              </table:table-cell>
              <table:table-cell office:value-type="float" office:value="0.7932">
                <text:p>0.7932</text:p>
              </table:table-cell>
              <table:table-cell office:value-type="float" office:value="0.7011">
                <text:p>0.7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1">
                <text:p>0.691</text:p>
              </table:table-cell>
              <table:table-cell office:value-type="float" office:value="0.7767">
                <text:p>0.7767</text:p>
              </table:table-cell>
              <table:table-cell office:value-type="float" office:value="0.7227">
                <text:p>0.72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899">
                <text:p>0.6899</text:p>
              </table:table-cell>
              <table:table-cell office:value-type="float" office:value="0.7589">
                <text:p>0.7589</text:p>
              </table:table-cell>
              <table:table-cell office:value-type="float" office:value="0.7233">
                <text:p>0.7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913">
                <text:p>0.6913</text:p>
              </table:table-cell>
              <table:table-cell office:value-type="float" office:value="0.7632">
                <text:p>0.7632</text:p>
              </table:table-cell>
              <table:table-cell office:value-type="float" office:value="0.7106">
                <text:p>0.71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851">
                <text:p>0.6851</text:p>
              </table:table-cell>
              <table:table-cell office:value-type="float" office:value="0.7657">
                <text:p>0.7657</text:p>
              </table:table-cell>
              <table:table-cell office:value-type="float" office:value="0.7091">
                <text:p>0.70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981">
                <text:p>0.6981</text:p>
              </table:table-cell>
              <table:table-cell office:value-type="float" office:value="0.762">
                <text:p>0.762</text:p>
              </table:table-cell>
              <table:table-cell office:value-type="float" office:value="0.7302">
                <text:p>0.7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681">
                <text:p>0.6681</text:p>
              </table:table-cell>
              <table:table-cell office:value-type="float" office:value="0.7579">
                <text:p>0.7579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868">
                <text:p>0.6868</text:p>
              </table:table-cell>
              <table:table-cell office:value-type="float" office:value="0.7584">
                <text:p>0.7584</text:p>
              </table:table-cell>
              <table:table-cell office:value-type="float" office:value="0.6939">
                <text:p>0.6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749">
                <text:p>0.6749</text:p>
              </table:table-cell>
              <table:table-cell office:value-type="float" office:value="0.747">
                <text:p>0.747</text:p>
              </table:table-cell>
              <table:table-cell office:value-type="float" office:value="0.6978">
                <text:p>0.6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711">
                <text:p>0.6711</text:p>
              </table:table-cell>
              <table:table-cell office:value-type="float" office:value="0.7488">
                <text:p>0.7488</text:p>
              </table:table-cell>
              <table:table-cell office:value-type="float" office:value="0.6963">
                <text:p>0.6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826">
                <text:p>0.6826</text:p>
              </table:table-cell>
              <table:table-cell office:value-type="float" office:value="0.7442">
                <text:p>0.7442</text:p>
              </table:table-cell>
              <table:table-cell office:value-type="float" office:value="0.7014">
                <text:p>0.7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878">
                <text:p>0.6878</text:p>
              </table:table-cell>
              <table:table-cell office:value-type="float" office:value="0.7541">
                <text:p>0.7541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72">
                <text:p>0.6672</text:p>
              </table:table-cell>
              <table:table-cell office:value-type="float" office:value="0.7479">
                <text:p>0.7479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013">
                <text:p>0.7013</text:p>
              </table:table-cell>
              <table:table-cell office:value-type="float" office:value="0.7488">
                <text:p>0.7488</text:p>
              </table:table-cell>
              <table:table-cell office:value-type="float" office:value="0.6915">
                <text:p>0.6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706">
                <text:p>0.6706</text:p>
              </table:table-cell>
              <table:table-cell office:value-type="float" office:value="0.7516">
                <text:p>0.7516</text:p>
              </table:table-cell>
              <table:table-cell office:value-type="float" office:value="0.7145">
                <text:p>0.71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773">
                <text:p>0.6773</text:p>
              </table:table-cell>
              <table:table-cell office:value-type="float" office:value="0.7498">
                <text:p>0.7498</text:p>
              </table:table-cell>
              <table:table-cell office:value-type="float" office:value="0.6823">
                <text:p>0.68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863">
                <text:p>0.6863</text:p>
              </table:table-cell>
              <table:table-cell office:value-type="float" office:value="0.7461">
                <text:p>0.7461</text:p>
              </table:table-cell>
              <table:table-cell office:value-type="float" office:value="0.7089">
                <text:p>0.70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647">
                <text:p>0.6647</text:p>
              </table:table-cell>
              <table:table-cell office:value-type="float" office:value="0.7528">
                <text:p>0.7528</text:p>
              </table:table-cell>
              <table:table-cell office:value-type="float" office:value="0.7019">
                <text:p>0.7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3">
                <text:p>0.673</text:p>
              </table:table-cell>
              <table:table-cell office:value-type="float" office:value="0.7436">
                <text:p>0.7436</text:p>
              </table:table-cell>
              <table:table-cell office:value-type="float" office:value="0.6817">
                <text:p>0.68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23">
                <text:p>0.6723</text:p>
              </table:table-cell>
              <table:table-cell office:value-type="float" office:value="0.7383">
                <text:p>0.7383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68">
                <text:p>0.668</text:p>
              </table:table-cell>
              <table:table-cell office:value-type="float" office:value="0.7698">
                <text:p>0.7698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561">
                <text:p>0.6561</text:p>
              </table:table-cell>
              <table:table-cell office:value-type="float" office:value="0.7365">
                <text:p>0.7365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772">
                <text:p>0.6772</text:p>
              </table:table-cell>
              <table:table-cell office:value-type="float" office:value="0.7579">
                <text:p>0.7579</text:p>
              </table:table-cell>
              <table:table-cell office:value-type="float" office:value="0.6766">
                <text:p>0.67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548">
                <text:p>0.6548</text:p>
              </table:table-cell>
              <table:table-cell office:value-type="float" office:value="0.7647">
                <text:p>0.7647</text:p>
              </table:table-cell>
              <table:table-cell office:value-type="float" office:value="0.6901">
                <text:p>0.69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437">
                <text:p>0.6437</text:p>
              </table:table-cell>
              <table:table-cell office:value-type="float" office:value="0.7458">
                <text:p>0.7458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548">
                <text:p>0.6548</text:p>
              </table:table-cell>
              <table:table-cell office:value-type="float" office:value="0.7435">
                <text:p>0.7435</text:p>
              </table:table-cell>
              <table:table-cell office:value-type="float" office:value="0.6884">
                <text:p>0.68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545">
                <text:p>0.6545</text:p>
              </table:table-cell>
              <table:table-cell office:value-type="float" office:value="0.7575">
                <text:p>0.7575</text:p>
              </table:table-cell>
              <table:table-cell office:value-type="float" office:value="0.6858">
                <text:p>0.68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572">
                <text:p>0.6572</text:p>
              </table:table-cell>
              <table:table-cell office:value-type="float" office:value="0.723">
                <text:p>0.723</text:p>
              </table:table-cell>
              <table:table-cell office:value-type="float" office:value="0.6842">
                <text:p>0.68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">
                <text:p>0.65</text:p>
              </table:table-cell>
              <table:table-cell office:value-type="float" office:value="0.7344">
                <text:p>0.7344</text:p>
              </table:table-cell>
              <table:table-cell office:value-type="float" office:value="0.6843">
                <text:p>0.68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511">
                <text:p>0.6511</text:p>
              </table:table-cell>
              <table:table-cell office:value-type="float" office:value="0.7324">
                <text:p>0.7324</text:p>
              </table:table-cell>
              <table:table-cell office:value-type="float" office:value="0.6792">
                <text:p>0.67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473">
                <text:p>0.6473</text:p>
              </table:table-cell>
              <table:table-cell office:value-type="float" office:value="0.7331">
                <text:p>0.7331</text:p>
              </table:table-cell>
              <table:table-cell office:value-type="float" office:value="0.6765">
                <text:p>0.67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487">
                <text:p>0.6487</text:p>
              </table:table-cell>
              <table:table-cell office:value-type="float" office:value="0.7291">
                <text:p>0.7291</text:p>
              </table:table-cell>
              <table:table-cell office:value-type="float" office:value="0.6763">
                <text:p>0.6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98cm" svg:height="12.599cm" xlink:href=".." xlink:type="simple" chart:class="chart:line" chart:style-name="ch1">
        <chart:title svg:x="9.912cm" svg:y="0.387cm" chart:style-name="ch2">
          <text:p>acc-10client</text:p>
        </chart:title>
        <chart:legend chart:legend-position="end" svg:x="18.382cm" svg:y="5.502cm" style:legend-expansion="high" chart:style-name="ch3"/>
        <chart:plot-area chart:style-name="ch4" table:cell-range-address="10client.L1:10client.N201" chart:data-source-has-labels="row" svg:x="1.458cm" svg:y="1.417cm" svg:width="16.477cm" svg:height="9.95cm">
          <chartooo:coordinate-region svg:x="2.185cm" svg:y="1.538cm" svg:width="15.75cm" svg:height="8.827cm"/>
          <chart:axis chart:dimension="x" chart:name="primary-x" chart:style-name="ch5">
            <chart:title svg:x="9.149cm" svg:y="11.618cm" chart:style-name="ch6">
              <text:p>Round</text:p>
            </chart:title>
          </chart:axis>
          <chart:axis chart:dimension="y" chart:name="primary-y" chart:style-name="ch5">
            <chart:title svg:x="0.451cm" svg:y="7.111cm" chart:style-name="ch7">
              <text:p>Accuracy</text:p>
            </chart:title>
            <chart:grid chart:style-name="ch8" chart:class="major"/>
          </chart:axis>
          <chart:series chart:style-name="ch9" chart:values-cell-range-address="10client.L2:10client.L201" chart:label-cell-address="10client.L1:10client.L1" chart:class="chart:line">
            <chart:data-point chart:repeated="200"/>
          </chart:series>
          <chart:series chart:style-name="ch10" chart:values-cell-range-address="10client.M2:10client.M201" chart:label-cell-address="10client.M1:10client.M1" chart:class="chart:line">
            <chart:data-point chart:repeated="200"/>
          </chart:series>
          <chart:series chart:style-name="ch11" chart:values-cell-range-address="10client.N2:10client.N201" chart:label-cell-address="10client.N1:10client.N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-Omnet-tff</text:p>
                <draw:g>
                  <svg:desc>10client.L1:10client.L1</svg:desc>
                </draw:g>
              </table:table-cell>
              <table:table-cell office:value-type="string">
                <text:p>Avg-tff</text:p>
                <draw:g>
                  <svg:desc>10client.M1:10client.M1</svg:desc>
                </draw:g>
              </table:table-cell>
              <table:table-cell office:value-type="string">
                <text:p>FedAvg-omnet-tff</text:p>
                <draw:g>
                  <svg:desc>10client.N1:10client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">
                <text:p>0.11</text:p>
                <draw:g>
                  <svg:desc>10client.L2:10client.L201</svg:desc>
                </draw:g>
              </table:table-cell>
              <table:table-cell office:value-type="float" office:value="0.1">
                <text:p>0.1</text:p>
                <draw:g>
                  <svg:desc>10client.M2:10client.M201</svg:desc>
                </draw:g>
              </table:table-cell>
              <table:table-cell office:value-type="float" office:value="0.159">
                <text:p>0.159</text:p>
                <draw:g>
                  <svg:desc>10client.N2:10client.N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9">
                <text:p>0.289</text:p>
              </table:table-cell>
              <table:table-cell office:value-type="float" office:value="0.1073">
                <text:p>0.107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">
                <text:p>0.195</text:p>
              </table:table-cell>
              <table:table-cell office:value-type="float" office:value="0.1325">
                <text:p>0.1325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7">
                <text:p>0.207</text:p>
              </table:table-cell>
              <table:table-cell office:value-type="float" office:value="0.4284">
                <text:p>0.4284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3">
                <text:p>0.423</text:p>
              </table:table-cell>
              <table:table-cell office:value-type="float" office:value="0.1437">
                <text:p>0.143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424">
                <text:p>0.4424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">
                <text:p>0.127</text:p>
              </table:table-cell>
              <table:table-cell office:value-type="float" office:value="0.5686">
                <text:p>0.5686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5">
                <text:p>0.265</text:p>
              </table:table-cell>
              <table:table-cell office:value-type="float" office:value="0.2234">
                <text:p>0.223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8">
                <text:p>0.508</text:p>
              </table:table-cell>
              <table:table-cell office:value-type="float" office:value="0.2536">
                <text:p>0.2536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9">
                <text:p>0.419</text:p>
              </table:table-cell>
              <table:table-cell office:value-type="float" office:value="0.4578">
                <text:p>0.4578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">
                <text:p>0.685</text:p>
              </table:table-cell>
              <table:table-cell office:value-type="float" office:value="0.4624">
                <text:p>0.4624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1">
                <text:p>0.581</text:p>
              </table:table-cell>
              <table:table-cell office:value-type="float" office:value="0.4776">
                <text:p>0.4776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4">
                <text:p>0.664</text:p>
              </table:table-cell>
              <table:table-cell office:value-type="float" office:value="0.5558">
                <text:p>0.555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9">
                <text:p>0.639</text:p>
              </table:table-cell>
              <table:table-cell office:value-type="float" office:value="0.5246">
                <text:p>0.5246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">
                <text:p>0.63</text:p>
              </table:table-cell>
              <table:table-cell office:value-type="float" office:value="0.3143">
                <text:p>0.3143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8">
                <text:p>0.618</text:p>
              </table:table-cell>
              <table:table-cell office:value-type="float" office:value="0.6251">
                <text:p>0.6251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4">
                <text:p>0.694</text:p>
              </table:table-cell>
              <table:table-cell office:value-type="float" office:value="0.3604">
                <text:p>0.360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3">
                <text:p>0.683</text:p>
              </table:table-cell>
              <table:table-cell office:value-type="float" office:value="0.647">
                <text:p>0.647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1">
                <text:p>0.671</text:p>
              </table:table-cell>
              <table:table-cell office:value-type="float" office:value="0.6831">
                <text:p>0.6831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1">
                <text:p>0.701</text:p>
              </table:table-cell>
              <table:table-cell office:value-type="float" office:value="0.6043">
                <text:p>0.6043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6">
                <text:p>0.716</text:p>
              </table:table-cell>
              <table:table-cell office:value-type="float" office:value="0.6529">
                <text:p>0.6529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3">
                <text:p>0.583</text:p>
              </table:table-cell>
              <table:table-cell office:value-type="float" office:value="0.5889">
                <text:p>0.5889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9">
                <text:p>0.659</text:p>
              </table:table-cell>
              <table:table-cell office:value-type="float" office:value="0.6799">
                <text:p>0.679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6">
                <text:p>0.656</text:p>
              </table:table-cell>
              <table:table-cell office:value-type="float" office:value="0.7132">
                <text:p>0.7132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2">
                <text:p>0.662</text:p>
              </table:table-cell>
              <table:table-cell office:value-type="float" office:value="0.6912">
                <text:p>0.6912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3">
                <text:p>0.763</text:p>
              </table:table-cell>
              <table:table-cell office:value-type="float" office:value="0.6687">
                <text:p>0.6687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5">
                <text:p>0.725</text:p>
              </table:table-cell>
              <table:table-cell office:value-type="float" office:value="0.698">
                <text:p>0.698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6">
                <text:p>0.696</text:p>
              </table:table-cell>
              <table:table-cell office:value-type="float" office:value="0.6709">
                <text:p>0.6709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9">
                <text:p>0.729</text:p>
              </table:table-cell>
              <table:table-cell office:value-type="float" office:value="0.712">
                <text:p>0.712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8">
                <text:p>0.748</text:p>
              </table:table-cell>
              <table:table-cell office:value-type="float" office:value="0.6956">
                <text:p>0.6956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1">
                <text:p>0.751</text:p>
              </table:table-cell>
              <table:table-cell office:value-type="float" office:value="0.7254">
                <text:p>0.7254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1">
                <text:p>0.761</text:p>
              </table:table-cell>
              <table:table-cell office:value-type="float" office:value="0.7096">
                <text:p>0.7096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8">
                <text:p>0.728</text:p>
              </table:table-cell>
              <table:table-cell office:value-type="float" office:value="0.7078">
                <text:p>0.707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8">
                <text:p>0.778</text:p>
              </table:table-cell>
              <table:table-cell office:value-type="float" office:value="0.7051">
                <text:p>0.7051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5">
                <text:p>0.735</text:p>
              </table:table-cell>
              <table:table-cell office:value-type="float" office:value="0.6812">
                <text:p>0.681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3">
                <text:p>0.683</text:p>
              </table:table-cell>
              <table:table-cell office:value-type="float" office:value="0.7268">
                <text:p>0.726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51">
                <text:p>0.751</text:p>
              </table:table-cell>
              <table:table-cell office:value-type="float" office:value="0.6935">
                <text:p>0.69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8">
                <text:p>0.758</text:p>
              </table:table-cell>
              <table:table-cell office:value-type="float" office:value="0.7365">
                <text:p>0.7365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">
                <text:p>0.75</text:p>
              </table:table-cell>
              <table:table-cell office:value-type="float" office:value="0.7367">
                <text:p>0.7367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3">
                <text:p>0.703</text:p>
              </table:table-cell>
              <table:table-cell office:value-type="float" office:value="0.7428">
                <text:p>0.7428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">
                <text:p>0.77</text:p>
              </table:table-cell>
              <table:table-cell office:value-type="float" office:value="0.7343">
                <text:p>0.7343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62">
                <text:p>0.762</text:p>
              </table:table-cell>
              <table:table-cell office:value-type="float" office:value="0.7206">
                <text:p>0.7206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76">
                <text:p>0.776</text:p>
              </table:table-cell>
              <table:table-cell office:value-type="float" office:value="0.7386">
                <text:p>0.7386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44">
                <text:p>0.744</text:p>
              </table:table-cell>
              <table:table-cell office:value-type="float" office:value="0.681">
                <text:p>0.68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1">
                <text:p>0.761</text:p>
              </table:table-cell>
              <table:table-cell office:value-type="float" office:value="0.696">
                <text:p>0.696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9">
                <text:p>0.759</text:p>
              </table:table-cell>
              <table:table-cell office:value-type="float" office:value="0.7271">
                <text:p>0.7271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3">
                <text:p>0.783</text:p>
              </table:table-cell>
              <table:table-cell office:value-type="float" office:value="0.7205">
                <text:p>0.7205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">
                <text:p>0.75</text:p>
              </table:table-cell>
              <table:table-cell office:value-type="float" office:value="0.7322">
                <text:p>0.7322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5">
                <text:p>0.745</text:p>
              </table:table-cell>
              <table:table-cell office:value-type="float" office:value="0.7212">
                <text:p>0.721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1">
                <text:p>0.751</text:p>
              </table:table-cell>
              <table:table-cell office:value-type="float" office:value="0.7182">
                <text:p>0.718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39">
                <text:p>0.739</text:p>
              </table:table-cell>
              <table:table-cell office:value-type="float" office:value="0.7093">
                <text:p>0.7093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71">
                <text:p>0.771</text:p>
              </table:table-cell>
              <table:table-cell office:value-type="float" office:value="0.7217">
                <text:p>0.7217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">
                <text:p>0.77</text:p>
              </table:table-cell>
              <table:table-cell office:value-type="float" office:value="0.7334">
                <text:p>0.7334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58">
                <text:p>0.758</text:p>
              </table:table-cell>
              <table:table-cell office:value-type="float" office:value="0.7356">
                <text:p>0.7356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43">
                <text:p>0.743</text:p>
              </table:table-cell>
              <table:table-cell office:value-type="float" office:value="0.7323">
                <text:p>0.7323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7">
                <text:p>0.77</text:p>
              </table:table-cell>
              <table:table-cell office:value-type="float" office:value="0.7082">
                <text:p>0.70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4">
                <text:p>0.734</text:p>
              </table:table-cell>
              <table:table-cell office:value-type="float" office:value="0.7384">
                <text:p>0.738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7">
                <text:p>0.767</text:p>
              </table:table-cell>
              <table:table-cell office:value-type="float" office:value="0.744">
                <text:p>0.744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7">
                <text:p>0.777</text:p>
              </table:table-cell>
              <table:table-cell office:value-type="float" office:value="0.742">
                <text:p>0.742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4">
                <text:p>0.774</text:p>
              </table:table-cell>
              <table:table-cell office:value-type="float" office:value="0.7253">
                <text:p>0.7253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83">
                <text:p>0.783</text:p>
              </table:table-cell>
              <table:table-cell office:value-type="float" office:value="0.7488">
                <text:p>0.7488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2">
                <text:p>0.772</text:p>
              </table:table-cell>
              <table:table-cell office:value-type="float" office:value="0.7073">
                <text:p>0.7073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92">
                <text:p>0.792</text:p>
              </table:table-cell>
              <table:table-cell office:value-type="float" office:value="0.7311">
                <text:p>0.7311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4">
                <text:p>0.734</text:p>
              </table:table-cell>
              <table:table-cell office:value-type="float" office:value="0.736">
                <text:p>0.736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5">
                <text:p>0.775</text:p>
              </table:table-cell>
              <table:table-cell office:value-type="float" office:value="0.7429">
                <text:p>0.7429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9">
                <text:p>0.779</text:p>
              </table:table-cell>
              <table:table-cell office:value-type="float" office:value="0.7568">
                <text:p>0.756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1">
                <text:p>0.781</text:p>
              </table:table-cell>
              <table:table-cell office:value-type="float" office:value="0.7496">
                <text:p>0.7496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91">
                <text:p>0.791</text:p>
              </table:table-cell>
              <table:table-cell office:value-type="float" office:value="0.744">
                <text:p>0.74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">
                <text:p>0.78</text:p>
              </table:table-cell>
              <table:table-cell office:value-type="float" office:value="0.7485">
                <text:p>0.7485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1">
                <text:p>0.791</text:p>
              </table:table-cell>
              <table:table-cell office:value-type="float" office:value="0.7501">
                <text:p>0.7501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99">
                <text:p>0.799</text:p>
              </table:table-cell>
              <table:table-cell office:value-type="float" office:value="0.7402">
                <text:p>0.7402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76">
                <text:p>0.776</text:p>
              </table:table-cell>
              <table:table-cell office:value-type="float" office:value="0.7503">
                <text:p>0.7503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86">
                <text:p>0.786</text:p>
              </table:table-cell>
              <table:table-cell office:value-type="float" office:value="0.7532">
                <text:p>0.753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93">
                <text:p>0.793</text:p>
              </table:table-cell>
              <table:table-cell office:value-type="float" office:value="0.7672">
                <text:p>0.767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8">
                <text:p>0.788</text:p>
              </table:table-cell>
              <table:table-cell office:value-type="float" office:value="0.7492">
                <text:p>0.7492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1">
                <text:p>0.781</text:p>
              </table:table-cell>
              <table:table-cell office:value-type="float" office:value="0.7337">
                <text:p>0.7337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4">
                <text:p>0.794</text:p>
              </table:table-cell>
              <table:table-cell office:value-type="float" office:value="0.759">
                <text:p>0.759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91">
                <text:p>0.791</text:p>
              </table:table-cell>
              <table:table-cell office:value-type="float" office:value="0.7622">
                <text:p>0.7622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11">
                <text:p>0.811</text:p>
              </table:table-cell>
              <table:table-cell office:value-type="float" office:value="0.7665">
                <text:p>0.766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5">
                <text:p>0.785</text:p>
              </table:table-cell>
              <table:table-cell office:value-type="float" office:value="0.7343">
                <text:p>0.7343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3">
                <text:p>0.783</text:p>
              </table:table-cell>
              <table:table-cell office:value-type="float" office:value="0.7513">
                <text:p>0.7513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65">
                <text:p>0.765</text:p>
              </table:table-cell>
              <table:table-cell office:value-type="float" office:value="0.7395">
                <text:p>0.7395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4">
                <text:p>0.784</text:p>
              </table:table-cell>
              <table:table-cell office:value-type="float" office:value="0.7523">
                <text:p>0.752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9">
                <text:p>0.79</text:p>
              </table:table-cell>
              <table:table-cell office:value-type="float" office:value="0.7618">
                <text:p>0.7618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9">
                <text:p>0.799</text:p>
              </table:table-cell>
              <table:table-cell office:value-type="float" office:value="0.7582">
                <text:p>0.758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6">
                <text:p>0.796</text:p>
              </table:table-cell>
              <table:table-cell office:value-type="float" office:value="0.7362">
                <text:p>0.73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92">
                <text:p>0.792</text:p>
              </table:table-cell>
              <table:table-cell office:value-type="float" office:value="0.7629">
                <text:p>0.7629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0.7459">
                <text:p>0.7459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02">
                <text:p>0.802</text:p>
              </table:table-cell>
              <table:table-cell office:value-type="float" office:value="0.7686">
                <text:p>0.7686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">
                <text:p>0.79</text:p>
              </table:table-cell>
              <table:table-cell office:value-type="float" office:value="0.761">
                <text:p>0.761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96">
                <text:p>0.796</text:p>
              </table:table-cell>
              <table:table-cell office:value-type="float" office:value="0.7434">
                <text:p>0.743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96">
                <text:p>0.796</text:p>
              </table:table-cell>
              <table:table-cell office:value-type="float" office:value="0.7763">
                <text:p>0.7763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5">
                <text:p>0.805</text:p>
              </table:table-cell>
              <table:table-cell office:value-type="float" office:value="0.7541">
                <text:p>0.7541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1">
                <text:p>0.781</text:p>
              </table:table-cell>
              <table:table-cell office:value-type="float" office:value="0.756">
                <text:p>0.756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92">
                <text:p>0.792</text:p>
              </table:table-cell>
              <table:table-cell office:value-type="float" office:value="0.7514">
                <text:p>0.7514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3">
                <text:p>0.783</text:p>
              </table:table-cell>
              <table:table-cell office:value-type="float" office:value="0.7693">
                <text:p>0.7693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4">
                <text:p>0.804</text:p>
              </table:table-cell>
              <table:table-cell office:value-type="float" office:value="0.77">
                <text:p>0.77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2">
                <text:p>0.802</text:p>
              </table:table-cell>
              <table:table-cell office:value-type="float" office:value="0.7736">
                <text:p>0.773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94">
                <text:p>0.794</text:p>
              </table:table-cell>
              <table:table-cell office:value-type="float" office:value="0.7719">
                <text:p>0.7719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01">
                <text:p>0.801</text:p>
              </table:table-cell>
              <table:table-cell office:value-type="float" office:value="0.7709">
                <text:p>0.7709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08">
                <text:p>0.808</text:p>
              </table:table-cell>
              <table:table-cell office:value-type="float" office:value="0.7706">
                <text:p>0.770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13">
                <text:p>0.813</text:p>
              </table:table-cell>
              <table:table-cell office:value-type="float" office:value="0.7552">
                <text:p>0.755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9">
                <text:p>0.789</text:p>
              </table:table-cell>
              <table:table-cell office:value-type="float" office:value="0.7622">
                <text:p>0.7622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83">
                <text:p>0.783</text:p>
              </table:table-cell>
              <table:table-cell office:value-type="float" office:value="0.7706">
                <text:p>0.7706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83">
                <text:p>0.783</text:p>
              </table:table-cell>
              <table:table-cell office:value-type="float" office:value="0.7706">
                <text:p>0.7706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3">
                <text:p>0.823</text:p>
              </table:table-cell>
              <table:table-cell office:value-type="float" office:value="0.7791">
                <text:p>0.7791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04">
                <text:p>0.804</text:p>
              </table:table-cell>
              <table:table-cell office:value-type="float" office:value="0.7436">
                <text:p>0.7436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5">
                <text:p>0.795</text:p>
              </table:table-cell>
              <table:table-cell office:value-type="float" office:value="0.7591">
                <text:p>0.7591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2">
                <text:p>0.802</text:p>
              </table:table-cell>
              <table:table-cell office:value-type="float" office:value="0.7728">
                <text:p>0.772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9">
                <text:p>0.799</text:p>
              </table:table-cell>
              <table:table-cell office:value-type="float" office:value="0.755">
                <text:p>0.755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06">
                <text:p>0.806</text:p>
              </table:table-cell>
              <table:table-cell office:value-type="float" office:value="0.7727">
                <text:p>0.772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92">
                <text:p>0.792</text:p>
              </table:table-cell>
              <table:table-cell office:value-type="float" office:value="0.7583">
                <text:p>0.7583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04">
                <text:p>0.804</text:p>
              </table:table-cell>
              <table:table-cell office:value-type="float" office:value="0.7495">
                <text:p>0.7495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5">
                <text:p>0.805</text:p>
              </table:table-cell>
              <table:table-cell office:value-type="float" office:value="0.7717">
                <text:p>0.771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12">
                <text:p>0.812</text:p>
              </table:table-cell>
              <table:table-cell office:value-type="float" office:value="0.7656">
                <text:p>0.7656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21">
                <text:p>0.821</text:p>
              </table:table-cell>
              <table:table-cell office:value-type="float" office:value="0.7765">
                <text:p>0.7765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5">
                <text:p>0.805</text:p>
              </table:table-cell>
              <table:table-cell office:value-type="float" office:value="0.7797">
                <text:p>0.779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">
                <text:p>0.8</text:p>
              </table:table-cell>
              <table:table-cell office:value-type="float" office:value="0.7565">
                <text:p>0.7565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84">
                <text:p>0.784</text:p>
              </table:table-cell>
              <table:table-cell office:value-type="float" office:value="0.7739">
                <text:p>0.7739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07">
                <text:p>0.807</text:p>
              </table:table-cell>
              <table:table-cell office:value-type="float" office:value="0.7616">
                <text:p>0.7616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19">
                <text:p>0.819</text:p>
              </table:table-cell>
              <table:table-cell office:value-type="float" office:value="0.768">
                <text:p>0.76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5">
                <text:p>0.815</text:p>
              </table:table-cell>
              <table:table-cell office:value-type="float" office:value="0.7633">
                <text:p>0.7633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96">
                <text:p>0.796</text:p>
              </table:table-cell>
              <table:table-cell office:value-type="float" office:value="0.7774">
                <text:p>0.7774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97">
                <text:p>0.797</text:p>
              </table:table-cell>
              <table:table-cell office:value-type="float" office:value="0.7805">
                <text:p>0.780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07">
                <text:p>0.807</text:p>
              </table:table-cell>
              <table:table-cell office:value-type="float" office:value="0.777">
                <text:p>0.777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6">
                <text:p>0.796</text:p>
              </table:table-cell>
              <table:table-cell office:value-type="float" office:value="0.7685">
                <text:p>0.768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5">
                <text:p>0.815</text:p>
              </table:table-cell>
              <table:table-cell office:value-type="float" office:value="0.7574">
                <text:p>0.757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92">
                <text:p>0.792</text:p>
              </table:table-cell>
              <table:table-cell office:value-type="float" office:value="0.7741">
                <text:p>0.7741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98">
                <text:p>0.798</text:p>
              </table:table-cell>
              <table:table-cell office:value-type="float" office:value="0.7689">
                <text:p>0.7689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2">
                <text:p>0.812</text:p>
              </table:table-cell>
              <table:table-cell office:value-type="float" office:value="0.7699">
                <text:p>0.7699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16">
                <text:p>0.816</text:p>
              </table:table-cell>
              <table:table-cell office:value-type="float" office:value="0.7816">
                <text:p>0.781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95">
                <text:p>0.795</text:p>
              </table:table-cell>
              <table:table-cell office:value-type="float" office:value="0.772">
                <text:p>0.77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4">
                <text:p>0.794</text:p>
              </table:table-cell>
              <table:table-cell office:value-type="float" office:value="0.7762">
                <text:p>0.7762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9">
                <text:p>0.819</text:p>
              </table:table-cell>
              <table:table-cell office:value-type="float" office:value="0.7754">
                <text:p>0.775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3">
                <text:p>0.803</text:p>
              </table:table-cell>
              <table:table-cell office:value-type="float" office:value="0.7749">
                <text:p>0.774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9">
                <text:p>0.819</text:p>
              </table:table-cell>
              <table:table-cell office:value-type="float" office:value="0.7782">
                <text:p>0.7782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9">
                <text:p>0.819</text:p>
              </table:table-cell>
              <table:table-cell office:value-type="float" office:value="0.7747">
                <text:p>0.7747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06">
                <text:p>0.806</text:p>
              </table:table-cell>
              <table:table-cell office:value-type="float" office:value="0.7781">
                <text:p>0.7781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09">
                <text:p>0.809</text:p>
              </table:table-cell>
              <table:table-cell office:value-type="float" office:value="0.7753">
                <text:p>0.775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15">
                <text:p>0.815</text:p>
              </table:table-cell>
              <table:table-cell office:value-type="float" office:value="0.7648">
                <text:p>0.76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11">
                <text:p>0.811</text:p>
              </table:table-cell>
              <table:table-cell office:value-type="float" office:value="0.7757">
                <text:p>0.775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12">
                <text:p>0.812</text:p>
              </table:table-cell>
              <table:table-cell office:value-type="float" office:value="0.77">
                <text:p>0.77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">
                <text:p>0.82</text:p>
              </table:table-cell>
              <table:table-cell office:value-type="float" office:value="0.7787">
                <text:p>0.778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13">
                <text:p>0.813</text:p>
              </table:table-cell>
              <table:table-cell office:value-type="float" office:value="0.782">
                <text:p>0.782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13">
                <text:p>0.813</text:p>
              </table:table-cell>
              <table:table-cell office:value-type="float" office:value="0.7715">
                <text:p>0.77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94">
                <text:p>0.794</text:p>
              </table:table-cell>
              <table:table-cell office:value-type="float" office:value="0.7748">
                <text:p>0.774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6">
                <text:p>0.816</text:p>
              </table:table-cell>
              <table:table-cell office:value-type="float" office:value="0.7728">
                <text:p>0.7728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2">
                <text:p>0.82</text:p>
              </table:table-cell>
              <table:table-cell office:value-type="float" office:value="0.7872">
                <text:p>0.78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08">
                <text:p>0.808</text:p>
              </table:table-cell>
              <table:table-cell office:value-type="float" office:value="0.7564">
                <text:p>0.75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2">
                <text:p>0.82</text:p>
              </table:table-cell>
              <table:table-cell office:value-type="float" office:value="0.7749">
                <text:p>0.77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19">
                <text:p>0.819</text:p>
              </table:table-cell>
              <table:table-cell office:value-type="float" office:value="0.783">
                <text:p>0.783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06">
                <text:p>0.806</text:p>
              </table:table-cell>
              <table:table-cell office:value-type="float" office:value="0.7661">
                <text:p>0.7661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07">
                <text:p>0.807</text:p>
              </table:table-cell>
              <table:table-cell office:value-type="float" office:value="0.7774">
                <text:p>0.777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14">
                <text:p>0.814</text:p>
              </table:table-cell>
              <table:table-cell office:value-type="float" office:value="0.7817">
                <text:p>0.7817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22">
                <text:p>0.822</text:p>
              </table:table-cell>
              <table:table-cell office:value-type="float" office:value="0.7786">
                <text:p>0.7786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4">
                <text:p>0.814</text:p>
              </table:table-cell>
              <table:table-cell office:value-type="float" office:value="0.7758">
                <text:p>0.77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08">
                <text:p>0.808</text:p>
              </table:table-cell>
              <table:table-cell office:value-type="float" office:value="0.7839">
                <text:p>0.7839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5">
                <text:p>0.805</text:p>
              </table:table-cell>
              <table:table-cell office:value-type="float" office:value="0.7742">
                <text:p>0.7742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26">
                <text:p>0.826</text:p>
              </table:table-cell>
              <table:table-cell office:value-type="float" office:value="0.7741">
                <text:p>0.7741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28">
                <text:p>0.828</text:p>
              </table:table-cell>
              <table:table-cell office:value-type="float" office:value="0.7871">
                <text:p>0.7871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2">
                <text:p>0.82</text:p>
              </table:table-cell>
              <table:table-cell office:value-type="float" office:value="0.7648">
                <text:p>0.7648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27">
                <text:p>0.827</text:p>
              </table:table-cell>
              <table:table-cell office:value-type="float" office:value="0.7671">
                <text:p>0.767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2">
                <text:p>0.82</text:p>
              </table:table-cell>
              <table:table-cell office:value-type="float" office:value="0.784">
                <text:p>0.784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9">
                <text:p>0.819</text:p>
              </table:table-cell>
              <table:table-cell office:value-type="float" office:value="0.7818">
                <text:p>0.7818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12">
                <text:p>0.812</text:p>
              </table:table-cell>
              <table:table-cell office:value-type="float" office:value="0.7885">
                <text:p>0.788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">
                <text:p>0.82</text:p>
              </table:table-cell>
              <table:table-cell office:value-type="float" office:value="0.7828">
                <text:p>0.7828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14">
                <text:p>0.814</text:p>
              </table:table-cell>
              <table:table-cell office:value-type="float" office:value="0.7891">
                <text:p>0.789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2">
                <text:p>0.832</text:p>
              </table:table-cell>
              <table:table-cell office:value-type="float" office:value="0.7794">
                <text:p>0.7794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17">
                <text:p>0.817</text:p>
              </table:table-cell>
              <table:table-cell office:value-type="float" office:value="0.7674">
                <text:p>0.767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11">
                <text:p>0.811</text:p>
              </table:table-cell>
              <table:table-cell office:value-type="float" office:value="0.7787">
                <text:p>0.7787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15">
                <text:p>0.815</text:p>
              </table:table-cell>
              <table:table-cell office:value-type="float" office:value="0.7873">
                <text:p>0.7873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18">
                <text:p>0.818</text:p>
              </table:table-cell>
              <table:table-cell office:value-type="float" office:value="0.7843">
                <text:p>0.7843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19">
                <text:p>0.819</text:p>
              </table:table-cell>
              <table:table-cell office:value-type="float" office:value="0.7886">
                <text:p>0.7886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09">
                <text:p>0.809</text:p>
              </table:table-cell>
              <table:table-cell office:value-type="float" office:value="0.7832">
                <text:p>0.783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25">
                <text:p>0.825</text:p>
              </table:table-cell>
              <table:table-cell office:value-type="float" office:value="0.7818">
                <text:p>0.7818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13">
                <text:p>0.813</text:p>
              </table:table-cell>
              <table:table-cell office:value-type="float" office:value="0.7829">
                <text:p>0.782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21">
                <text:p>0.821</text:p>
              </table:table-cell>
              <table:table-cell office:value-type="float" office:value="0.7936">
                <text:p>0.793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31">
                <text:p>0.831</text:p>
              </table:table-cell>
              <table:table-cell office:value-type="float" office:value="0.7904">
                <text:p>0.7904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21">
                <text:p>0.821</text:p>
              </table:table-cell>
              <table:table-cell office:value-type="float" office:value="0.7906">
                <text:p>0.7906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21">
                <text:p>0.821</text:p>
              </table:table-cell>
              <table:table-cell office:value-type="float" office:value="0.7842">
                <text:p>0.784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29">
                <text:p>0.829</text:p>
              </table:table-cell>
              <table:table-cell office:value-type="float" office:value="0.7891">
                <text:p>0.7891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04">
                <text:p>0.804</text:p>
              </table:table-cell>
              <table:table-cell office:value-type="float" office:value="0.7893">
                <text:p>0.789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9">
                <text:p>0.819</text:p>
              </table:table-cell>
              <table:table-cell office:value-type="float" office:value="0.7844">
                <text:p>0.784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7">
                <text:p>0.817</text:p>
              </table:table-cell>
              <table:table-cell office:value-type="float" office:value="0.7865">
                <text:p>0.7865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05">
                <text:p>0.805</text:p>
              </table:table-cell>
              <table:table-cell office:value-type="float" office:value="0.7884">
                <text:p>0.7884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">
                <text:p>0.827</text:p>
              </table:table-cell>
              <table:table-cell office:value-type="float" office:value="0.7831">
                <text:p>0.783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21">
                <text:p>0.821</text:p>
              </table:table-cell>
              <table:table-cell office:value-type="float" office:value="0.7897">
                <text:p>0.7897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18">
                <text:p>0.818</text:p>
              </table:table-cell>
              <table:table-cell office:value-type="float" office:value="0.7934">
                <text:p>0.7934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21">
                <text:p>0.821</text:p>
              </table:table-cell>
              <table:table-cell office:value-type="float" office:value="0.771">
                <text:p>0.771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28">
                <text:p>0.828</text:p>
              </table:table-cell>
              <table:table-cell office:value-type="float" office:value="0.7878">
                <text:p>0.7878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27">
                <text:p>0.827</text:p>
              </table:table-cell>
              <table:table-cell office:value-type="float" office:value="0.7788">
                <text:p>0.7788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26">
                <text:p>0.826</text:p>
              </table:table-cell>
              <table:table-cell office:value-type="float" office:value="0.7775">
                <text:p>0.777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4">
                <text:p>0.844</text:p>
              </table:table-cell>
              <table:table-cell office:value-type="float" office:value="0.7851">
                <text:p>0.7851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29">
                <text:p>0.829</text:p>
              </table:table-cell>
              <table:table-cell office:value-type="float" office:value="0.7838">
                <text:p>0.783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31">
                <text:p>0.831</text:p>
              </table:table-cell>
              <table:table-cell office:value-type="float" office:value="0.7756">
                <text:p>0.775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26">
                <text:p>0.826</text:p>
              </table:table-cell>
              <table:table-cell office:value-type="float" office:value="0.7947">
                <text:p>0.794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2">
                <text:p>0.822</text:p>
              </table:table-cell>
              <table:table-cell office:value-type="float" office:value="0.787">
                <text:p>0.787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5">
                <text:p>0.825</text:p>
              </table:table-cell>
              <table:table-cell office:value-type="float" office:value="0.79">
                <text:p>0.79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6">
                <text:p>0.826</text:p>
              </table:table-cell>
              <table:table-cell office:value-type="float" office:value="0.7909">
                <text:p>0.7909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22">
                <text:p>0.822</text:p>
              </table:table-cell>
              <table:table-cell office:value-type="float" office:value="0.7882">
                <text:p>0.7882</text:p>
              </table:table-cell>
              <table:table-cell office:value-type="float" office:value="0.793">
                <text:p>0.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9cm" svg:height="13.867cm" xlink:href=".." xlink:type="simple" chart:class="chart:line" chart:style-name="ch1">
        <chart:title svg:x="10.508cm" svg:y="0.413cm" chart:style-name="ch2">
          <text:p>Loss-2client</text:p>
        </chart:title>
        <chart:legend chart:legend-position="end" svg:x="19.187cm" svg:y="6.242cm" style:legend-expansion="custom" chartooo:width="4.187cm" chartooo:height="1.594cm" style:legend-expansion-aspect-ratio="2.6267252195734" chart:style-name="ch3"/>
        <chart:plot-area chart:style-name="ch4" table:cell-range-address="2client.A1:2client.C201" chart:data-source-has-labels="row" svg:x="0.404cm" svg:y="1.31cm" svg:width="19.198cm" svg:height="11.136cm">
          <chartooo:coordinate-region svg:x="1.131cm" svg:y="1.509cm" svg:width="18.471cm" svg:height="10.013cm"/>
          <chart:axis chart:dimension="x" chart:name="primary-x" chart:style-name="ch5">
            <chart:title svg:x="9.456cm" svg:y="12.723cm" chart:style-name="ch6">
              <text:p>Round</text:p>
            </chart:title>
          </chart:axis>
          <chart:axis chart:dimension="y" chart:name="primary-y" chart:style-name="ch5">
            <chart:title svg:x="0cm" svg:y="7.279cm" chart:style-name="ch7">
              <text:p>Loss</text:p>
            </chart:title>
            <chart:grid chart:style-name="ch8" chart:class="major"/>
          </chart:axis>
          <chart:series chart:style-name="ch9" chart:values-cell-range-address="2client.A2:2client.A201" chart:label-cell-address="2client.A1:2client.A1" chart:class="chart:line">
            <chart:data-point chart:repeated="200"/>
          </chart:series>
          <chart:series chart:style-name="ch10" chart:values-cell-range-address="2client.B2:2client.B201" chart:label-cell-address="2client.B1:2client.B1" chart:class="chart:line">
            <chart:data-point chart:repeated="200"/>
          </chart:series>
          <chart:series chart:style-name="ch11" chart:values-cell-range-address="2client.C2:2client.C201" chart:label-cell-address="2client.C1:2client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net-tff</text:p>
                <draw:g>
                  <svg:desc>2client.A1:2client.A1</svg:desc>
                </draw:g>
              </table:table-cell>
              <table:table-cell office:value-type="string">
                <text:p>tff</text:p>
                <draw:g>
                  <svg:desc>2client.B1:2client.B1</svg:desc>
                </draw:g>
              </table:table-cell>
              <table:table-cell office:value-type="string">
                <text:p>Omnet-tff-FedAvg</text:p>
                <draw:g>
                  <svg:desc>2client.C1:2clien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845">
                <text:p>2.3845</text:p>
                <draw:g>
                  <svg:desc>2client.A2:2client.A201</svg:desc>
                </draw:g>
              </table:table-cell>
              <table:table-cell office:value-type="float" office:value="2.3832">
                <text:p>2.3832</text:p>
                <draw:g>
                  <svg:desc>2client.B2:2client.B201</svg:desc>
                </draw:g>
              </table:table-cell>
              <table:table-cell office:value-type="float" office:value="2.3929">
                <text:p>2.3929</text:p>
                <draw:g>
                  <svg:desc>2client.C2:2client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55">
                <text:p>2.2455</text:p>
              </table:table-cell>
              <table:table-cell office:value-type="float" office:value="2.2636">
                <text:p>2.2636</text:p>
              </table:table-cell>
              <table:table-cell office:value-type="float" office:value="2.2774">
                <text:p>2.2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84">
                <text:p>2.384</text:p>
              </table:table-cell>
              <table:table-cell office:value-type="float" office:value="2.3081">
                <text:p>2.3081</text:p>
              </table:table-cell>
              <table:table-cell office:value-type="float" office:value="2.2767">
                <text:p>2.2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98">
                <text:p>2.5798</text:p>
              </table:table-cell>
              <table:table-cell office:value-type="float" office:value="2.3709">
                <text:p>2.3709</text:p>
              </table:table-cell>
              <table:table-cell office:value-type="float" office:value="2.161">
                <text:p>2.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44">
                <text:p>2.144</text:p>
              </table:table-cell>
              <table:table-cell office:value-type="float" office:value="2.1461">
                <text:p>2.1461</text:p>
              </table:table-cell>
              <table:table-cell office:value-type="float" office:value="2.0835">
                <text:p>2.0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99">
                <text:p>2.0999</text:p>
              </table:table-cell>
              <table:table-cell office:value-type="float" office:value="2.0943">
                <text:p>2.0943</text:p>
              </table:table-cell>
              <table:table-cell office:value-type="float" office:value="2.1549">
                <text:p>2.1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925">
                <text:p>2.2925</text:p>
              </table:table-cell>
              <table:table-cell office:value-type="float" office:value="2.3883">
                <text:p>2.3883</text:p>
              </table:table-cell>
              <table:table-cell office:value-type="float" office:value="2.2222">
                <text:p>2.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21">
                <text:p>2.1021</text:p>
              </table:table-cell>
              <table:table-cell office:value-type="float" office:value="2.0366">
                <text:p>2.0366</text:p>
              </table:table-cell>
              <table:table-cell office:value-type="float" office:value="1.9932">
                <text:p>1.9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45">
                <text:p>1.9645</text:p>
              </table:table-cell>
              <table:table-cell office:value-type="float" office:value="2.007">
                <text:p>2.007</text:p>
              </table:table-cell>
              <table:table-cell office:value-type="float" office:value="2.1775">
                <text:p>2.1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94">
                <text:p>1.994</text:p>
              </table:table-cell>
              <table:table-cell office:value-type="float" office:value="1.9445">
                <text:p>1.9445</text:p>
              </table:table-cell>
              <table:table-cell office:value-type="float" office:value="2.1081">
                <text:p>2.1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562">
                <text:p>2.0562</text:p>
              </table:table-cell>
              <table:table-cell office:value-type="float" office:value="1.9196">
                <text:p>1.9196</text:p>
              </table:table-cell>
              <table:table-cell office:value-type="float" office:value="1.9498">
                <text:p>1.9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136">
                <text:p>1.9136</text:p>
              </table:table-cell>
              <table:table-cell office:value-type="float" office:value="2.126">
                <text:p>2.126</text:p>
              </table:table-cell>
              <table:table-cell office:value-type="float" office:value="1.9472">
                <text:p>1.9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099">
                <text:p>1.8099</text:p>
              </table:table-cell>
              <table:table-cell office:value-type="float" office:value="1.8106">
                <text:p>1.8106</text:p>
              </table:table-cell>
              <table:table-cell office:value-type="float" office:value="1.7972">
                <text:p>1.7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456">
                <text:p>1.8456</text:p>
              </table:table-cell>
              <table:table-cell office:value-type="float" office:value="1.8106">
                <text:p>1.8106</text:p>
              </table:table-cell>
              <table:table-cell office:value-type="float" office:value="1.8483">
                <text:p>1.8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927">
                <text:p>1.7927</text:p>
              </table:table-cell>
              <table:table-cell office:value-type="float" office:value="1.817">
                <text:p>1.817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488">
                <text:p>1.8488</text:p>
              </table:table-cell>
              <table:table-cell office:value-type="float" office:value="1.8707">
                <text:p>1.8707</text:p>
              </table:table-cell>
              <table:table-cell office:value-type="float" office:value="1.7339">
                <text:p>1.7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11">
                <text:p>1.8011</text:p>
              </table:table-cell>
              <table:table-cell office:value-type="float" office:value="1.7335">
                <text:p>1.7335</text:p>
              </table:table-cell>
              <table:table-cell office:value-type="float" office:value="1.6977">
                <text:p>1.6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391">
                <text:p>1.7391</text:p>
              </table:table-cell>
              <table:table-cell office:value-type="float" office:value="1.6322">
                <text:p>1.6322</text:p>
              </table:table-cell>
              <table:table-cell office:value-type="float" office:value="1.7396">
                <text:p>1.7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746">
                <text:p>1.7746</text:p>
              </table:table-cell>
              <table:table-cell office:value-type="float" office:value="1.6218">
                <text:p>1.6218</text:p>
              </table:table-cell>
              <table:table-cell office:value-type="float" office:value="1.7749">
                <text:p>1.7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341">
                <text:p>1.6341</text:p>
              </table:table-cell>
              <table:table-cell office:value-type="float" office:value="1.6557">
                <text:p>1.6557</text:p>
              </table:table-cell>
              <table:table-cell office:value-type="float" office:value="1.6074">
                <text:p>1.6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877">
                <text:p>1.6877</text:p>
              </table:table-cell>
              <table:table-cell office:value-type="float" office:value="1.63">
                <text:p>1.6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02">
                <text:p>1.602</text:p>
              </table:table-cell>
              <table:table-cell office:value-type="float" office:value="1.6562">
                <text:p>1.6562</text:p>
              </table:table-cell>
              <table:table-cell office:value-type="float" office:value="1.6277">
                <text:p>1.6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101">
                <text:p>1.6101</text:p>
              </table:table-cell>
              <table:table-cell office:value-type="float" office:value="1.5844">
                <text:p>1.5844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182">
                <text:p>1.5182</text:p>
              </table:table-cell>
              <table:table-cell office:value-type="float" office:value="1.6901">
                <text:p>1.6901</text:p>
              </table:table-cell>
              <table:table-cell office:value-type="float" office:value="1.5626">
                <text:p>1.5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196">
                <text:p>1.5196</text:p>
              </table:table-cell>
              <table:table-cell office:value-type="float" office:value="1.4796">
                <text:p>1.4796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401">
                <text:p>1.5401</text:p>
              </table:table-cell>
              <table:table-cell office:value-type="float" office:value="1.5421">
                <text:p>1.5421</text:p>
              </table:table-cell>
              <table:table-cell office:value-type="float" office:value="1.5473">
                <text:p>1.54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801">
                <text:p>1.4801</text:p>
              </table:table-cell>
              <table:table-cell office:value-type="float" office:value="1.5331">
                <text:p>1.5331</text:p>
              </table:table-cell>
              <table:table-cell office:value-type="float" office:value="1.5028">
                <text:p>1.5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656">
                <text:p>1.6656</text:p>
              </table:table-cell>
              <table:table-cell office:value-type="float" office:value="1.6349">
                <text:p>1.6349</text:p>
              </table:table-cell>
              <table:table-cell office:value-type="float" office:value="1.4586">
                <text:p>1.4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98">
                <text:p>1.598</text:p>
              </table:table-cell>
              <table:table-cell office:value-type="float" office:value="1.4407">
                <text:p>1.4407</text:p>
              </table:table-cell>
              <table:table-cell office:value-type="float" office:value="1.5744">
                <text:p>1.5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01">
                <text:p>1.4501</text:p>
              </table:table-cell>
              <table:table-cell office:value-type="float" office:value="1.4042">
                <text:p>1.4042</text:p>
              </table:table-cell>
              <table:table-cell office:value-type="float" office:value="1.4894">
                <text:p>1.4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33">
                <text:p>1.4433</text:p>
              </table:table-cell>
              <table:table-cell office:value-type="float" office:value="1.4339">
                <text:p>1.4339</text:p>
              </table:table-cell>
              <table:table-cell office:value-type="float" office:value="1.3891">
                <text:p>1.3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036">
                <text:p>1.4036</text:p>
              </table:table-cell>
              <table:table-cell office:value-type="float" office:value="1.4007">
                <text:p>1.4007</text:p>
              </table:table-cell>
              <table:table-cell office:value-type="float" office:value="1.3858">
                <text:p>1.3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82">
                <text:p>1.3282</text:p>
              </table:table-cell>
              <table:table-cell office:value-type="float" office:value="1.4154">
                <text:p>1.415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706">
                <text:p>1.3706</text:p>
              </table:table-cell>
              <table:table-cell office:value-type="float" office:value="1.3641">
                <text:p>1.3641</text:p>
              </table:table-cell>
              <table:table-cell office:value-type="float" office:value="1.3619">
                <text:p>1.36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78">
                <text:p>1.3578</text:p>
              </table:table-cell>
              <table:table-cell office:value-type="float" office:value="1.349">
                <text:p>1.349</text:p>
              </table:table-cell>
              <table:table-cell office:value-type="float" office:value="1.4492">
                <text:p>1.4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015">
                <text:p>1.4015</text:p>
              </table:table-cell>
              <table:table-cell office:value-type="float" office:value="1.3624">
                <text:p>1.3624</text:p>
              </table:table-cell>
              <table:table-cell office:value-type="float" office:value="1.3587">
                <text:p>1.3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205">
                <text:p>1.4205</text:p>
              </table:table-cell>
              <table:table-cell office:value-type="float" office:value="1.3327">
                <text:p>1.3327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101">
                <text:p>1.3101</text:p>
              </table:table-cell>
              <table:table-cell office:value-type="float" office:value="1.3579">
                <text:p>1.3579</text:p>
              </table:table-cell>
              <table:table-cell office:value-type="float" office:value="1.2989">
                <text:p>1.2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141">
                <text:p>1.4141</text:p>
              </table:table-cell>
              <table:table-cell office:value-type="float" office:value="1.3753">
                <text:p>1.3753</text:p>
              </table:table-cell>
              <table:table-cell office:value-type="float" office:value="1.5465">
                <text:p>1.5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993">
                <text:p>1.2993</text:p>
              </table:table-cell>
              <table:table-cell office:value-type="float" office:value="1.3199">
                <text:p>1.3199</text:p>
              </table:table-cell>
              <table:table-cell office:value-type="float" office:value="1.3513">
                <text:p>1.3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257">
                <text:p>1.3257</text:p>
              </table:table-cell>
              <table:table-cell office:value-type="float" office:value="1.2905">
                <text:p>1.2905</text:p>
              </table:table-cell>
              <table:table-cell office:value-type="float" office:value="1.8629">
                <text:p>1.8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441">
                <text:p>1.2441</text:p>
              </table:table-cell>
              <table:table-cell office:value-type="float" office:value="1.2921">
                <text:p>1.2921</text:p>
              </table:table-cell>
              <table:table-cell office:value-type="float" office:value="1.2653">
                <text:p>1.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074">
                <text:p>1.2074</text:p>
              </table:table-cell>
              <table:table-cell office:value-type="float" office:value="1.3586">
                <text:p>1.3586</text:p>
              </table:table-cell>
              <table:table-cell office:value-type="float" office:value="1.2458">
                <text:p>1.2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079">
                <text:p>1.2079</text:p>
              </table:table-cell>
              <table:table-cell office:value-type="float" office:value="1.2833">
                <text:p>1.2833</text:p>
              </table:table-cell>
              <table:table-cell office:value-type="float" office:value="1.2299">
                <text:p>1.2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183">
                <text:p>1.2183</text:p>
              </table:table-cell>
              <table:table-cell office:value-type="float" office:value="1.2585">
                <text:p>1.2585</text:p>
              </table:table-cell>
              <table:table-cell office:value-type="float" office:value="1.1991">
                <text:p>1.1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75">
                <text:p>1.1775</text:p>
              </table:table-cell>
              <table:table-cell office:value-type="float" office:value="1.1905">
                <text:p>1.1905</text:p>
              </table:table-cell>
              <table:table-cell office:value-type="float" office:value="1.1965">
                <text:p>1.1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779">
                <text:p>1.1779</text:p>
              </table:table-cell>
              <table:table-cell office:value-type="float" office:value="1.2117">
                <text:p>1.2117</text:p>
              </table:table-cell>
              <table:table-cell office:value-type="float" office:value="1.2062">
                <text:p>1.2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68">
                <text:p>1.2468</text:p>
              </table:table-cell>
              <table:table-cell office:value-type="float" office:value="1.2329">
                <text:p>1.2329</text:p>
              </table:table-cell>
              <table:table-cell office:value-type="float" office:value="1.2301">
                <text:p>1.2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5">
                <text:p>1.345</text:p>
              </table:table-cell>
              <table:table-cell office:value-type="float" office:value="1.2416">
                <text:p>1.2416</text:p>
              </table:table-cell>
              <table:table-cell office:value-type="float" office:value="1.2155">
                <text:p>1.2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001">
                <text:p>1.2001</text:p>
              </table:table-cell>
              <table:table-cell office:value-type="float" office:value="1.1716">
                <text:p>1.1716</text:p>
              </table:table-cell>
              <table:table-cell office:value-type="float" office:value="1.2666">
                <text:p>1.2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088">
                <text:p>1.2088</text:p>
              </table:table-cell>
              <table:table-cell office:value-type="float" office:value="1.2949">
                <text:p>1.2949</text:p>
              </table:table-cell>
              <table:table-cell office:value-type="float" office:value="1.2175">
                <text:p>1.2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191">
                <text:p>1.1191</text:p>
              </table:table-cell>
              <table:table-cell office:value-type="float" office:value="1.1442">
                <text:p>1.1442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022">
                <text:p>1.2022</text:p>
              </table:table-cell>
              <table:table-cell office:value-type="float" office:value="1.1834">
                <text:p>1.1834</text:p>
              </table:table-cell>
              <table:table-cell office:value-type="float" office:value="1.2141">
                <text:p>1.21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9">
                <text:p>1.319</text:p>
              </table:table-cell>
              <table:table-cell office:value-type="float" office:value="1.2243">
                <text:p>1.2243</text:p>
              </table:table-cell>
              <table:table-cell office:value-type="float" office:value="1.1949">
                <text:p>1.1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197">
                <text:p>1.2197</text:p>
              </table:table-cell>
              <table:table-cell office:value-type="float" office:value="1.122">
                <text:p>1.122</text:p>
              </table:table-cell>
              <table:table-cell office:value-type="float" office:value="1.1847">
                <text:p>1.1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76">
                <text:p>1.0876</text:p>
              </table:table-cell>
              <table:table-cell office:value-type="float" office:value="1.1283">
                <text:p>1.1283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52">
                <text:p>1.0952</text:p>
              </table:table-cell>
              <table:table-cell office:value-type="float" office:value="1.0959">
                <text:p>1.0959</text:p>
              </table:table-cell>
              <table:table-cell office:value-type="float" office:value="1.1334">
                <text:p>1.1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028">
                <text:p>1.1028</text:p>
              </table:table-cell>
              <table:table-cell office:value-type="float" office:value="1.2704">
                <text:p>1.2704</text:p>
              </table:table-cell>
              <table:table-cell office:value-type="float" office:value="1.1673">
                <text:p>1.16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642">
                <text:p>1.0642</text:p>
              </table:table-cell>
              <table:table-cell office:value-type="float" office:value="1.146">
                <text:p>1.146</text:p>
              </table:table-cell>
              <table:table-cell office:value-type="float" office:value="1.0948">
                <text:p>1.0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601">
                <text:p>1.1601</text:p>
              </table:table-cell>
              <table:table-cell office:value-type="float" office:value="1.1851">
                <text:p>1.1851</text:p>
              </table:table-cell>
              <table:table-cell office:value-type="float" office:value="1.0995">
                <text:p>1.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35">
                <text:p>1.035</text:p>
              </table:table-cell>
              <table:table-cell office:value-type="float" office:value="1.0597">
                <text:p>1.0597</text:p>
              </table:table-cell>
              <table:table-cell office:value-type="float" office:value="1.1305">
                <text:p>1.1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388">
                <text:p>1.0388</text:p>
              </table:table-cell>
              <table:table-cell office:value-type="float" office:value="1.0539">
                <text:p>1.0539</text:p>
              </table:table-cell>
              <table:table-cell office:value-type="float" office:value="1.1608">
                <text:p>1.1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596">
                <text:p>1.0596</text:p>
              </table:table-cell>
              <table:table-cell office:value-type="float" office:value="1.1573">
                <text:p>1.1573</text:p>
              </table:table-cell>
              <table:table-cell office:value-type="float" office:value="1.0676">
                <text:p>1.06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272">
                <text:p>1.1272</text:p>
              </table:table-cell>
              <table:table-cell office:value-type="float" office:value="1.1391">
                <text:p>1.1391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37">
                <text:p>1.0837</text:p>
              </table:table-cell>
              <table:table-cell office:value-type="float" office:value="1.0848">
                <text:p>1.0848</text:p>
              </table:table-cell>
              <table:table-cell office:value-type="float" office:value="1.2561">
                <text:p>1.25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584">
                <text:p>1.1584</text:p>
              </table:table-cell>
              <table:table-cell office:value-type="float" office:value="1.0886">
                <text:p>1.0886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45">
                <text:p>1.0245</text:p>
              </table:table-cell>
              <table:table-cell office:value-type="float" office:value="1.0789">
                <text:p>1.0789</text:p>
              </table:table-cell>
              <table:table-cell office:value-type="float" office:value="1.0487">
                <text:p>1.04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748">
                <text:p>1.0748</text:p>
              </table:table-cell>
              <table:table-cell office:value-type="float" office:value="1.1167">
                <text:p>1.1167</text:p>
              </table:table-cell>
              <table:table-cell office:value-type="float" office:value="1.1295">
                <text:p>1.12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376">
                <text:p>1.0376</text:p>
              </table:table-cell>
              <table:table-cell office:value-type="float" office:value="1.0267">
                <text:p>1.0267</text:p>
              </table:table-cell>
              <table:table-cell office:value-type="float" office:value="1.0847">
                <text:p>1.0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7">
                <text:p>1.0837</text:p>
              </table:table-cell>
              <table:table-cell office:value-type="float" office:value="1.2133">
                <text:p>1.2133</text:p>
              </table:table-cell>
              <table:table-cell office:value-type="float" office:value="1.1295">
                <text:p>1.1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5">
                <text:p>0.9895</text:p>
              </table:table-cell>
              <table:table-cell office:value-type="float" office:value="1.0328">
                <text:p>1.0328</text:p>
              </table:table-cell>
              <table:table-cell office:value-type="float" office:value="1.1657">
                <text:p>1.1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99">
                <text:p>0.9599</text:p>
              </table:table-cell>
              <table:table-cell office:value-type="float" office:value="1.0457">
                <text:p>1.045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12">
                <text:p>1.0112</text:p>
              </table:table-cell>
              <table:table-cell office:value-type="float" office:value="1.0028">
                <text:p>1.0028</text:p>
              </table:table-cell>
              <table:table-cell office:value-type="float" office:value="1.0466">
                <text:p>1.0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7">
                <text:p>0.967</text:p>
              </table:table-cell>
              <table:table-cell office:value-type="float" office:value="1.0021">
                <text:p>1.0021</text:p>
              </table:table-cell>
              <table:table-cell office:value-type="float" office:value="1.0236">
                <text:p>1.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39">
                <text:p>0.9339</text:p>
              </table:table-cell>
              <table:table-cell office:value-type="float" office:value="1.038">
                <text:p>1.038</text:p>
              </table:table-cell>
              <table:table-cell office:value-type="float" office:value="0.9815">
                <text:p>0.9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19">
                <text:p>1.0019</text:p>
              </table:table-cell>
              <table:table-cell office:value-type="float" office:value="1.0925">
                <text:p>1.0925</text:p>
              </table:table-cell>
              <table:table-cell office:value-type="float" office:value="1.0192">
                <text:p>1.0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16">
                <text:p>1.0016</text:p>
              </table:table-cell>
              <table:table-cell office:value-type="float" office:value="1.0353">
                <text:p>1.0353</text:p>
              </table:table-cell>
              <table:table-cell office:value-type="float" office:value="1.0422">
                <text:p>1.04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55">
                <text:p>0.9655</text:p>
              </table:table-cell>
              <table:table-cell office:value-type="float" office:value="1.0093">
                <text:p>1.0093</text:p>
              </table:table-cell>
              <table:table-cell office:value-type="float" office:value="1.0523">
                <text:p>1.0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83">
                <text:p>1.0183</text:p>
              </table:table-cell>
              <table:table-cell office:value-type="float" office:value="0.9817">
                <text:p>0.9817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47">
                <text:p>0.9647</text:p>
              </table:table-cell>
              <table:table-cell office:value-type="float" office:value="0.9709">
                <text:p>0.9709</text:p>
              </table:table-cell>
              <table:table-cell office:value-type="float" office:value="1.0373">
                <text:p>1.0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23">
                <text:p>0.9223</text:p>
              </table:table-cell>
              <table:table-cell office:value-type="float" office:value="1.0521">
                <text:p>1.0521</text:p>
              </table:table-cell>
              <table:table-cell office:value-type="float" office:value="0.9698">
                <text:p>0.9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35">
                <text:p>0.9435</text:p>
              </table:table-cell>
              <table:table-cell office:value-type="float" office:value="1.0247">
                <text:p>1.0247</text:p>
              </table:table-cell>
              <table:table-cell office:value-type="float" office:value="1.0639">
                <text:p>1.0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23">
                <text:p>0.9423</text:p>
              </table:table-cell>
              <table:table-cell office:value-type="float" office:value="0.9966">
                <text:p>0.9966</text:p>
              </table:table-cell>
              <table:table-cell office:value-type="float" office:value="1.0311">
                <text:p>1.0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64">
                <text:p>0.9664</text:p>
              </table:table-cell>
              <table:table-cell office:value-type="float" office:value="1.1761">
                <text:p>1.1761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9">
                <text:p>0.9379</text:p>
              </table:table-cell>
              <table:table-cell office:value-type="float" office:value="0.9529">
                <text:p>0.9529</text:p>
              </table:table-cell>
              <table:table-cell office:value-type="float" office:value="0.9776">
                <text:p>0.9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93">
                <text:p>0.9493</text:p>
              </table:table-cell>
              <table:table-cell office:value-type="float" office:value="0.9233">
                <text:p>0.9233</text:p>
              </table:table-cell>
              <table:table-cell office:value-type="float" office:value="0.9762">
                <text:p>0.97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5">
                <text:p>0.925</text:p>
              </table:table-cell>
              <table:table-cell office:value-type="float" office:value="0.9613">
                <text:p>0.9613</text:p>
              </table:table-cell>
              <table:table-cell office:value-type="float" office:value="0.9908">
                <text:p>0.9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88">
                <text:p>0.9488</text:p>
              </table:table-cell>
              <table:table-cell office:value-type="float" office:value="1.1702">
                <text:p>1.1702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39">
                <text:p>0.9539</text:p>
              </table:table-cell>
              <table:table-cell office:value-type="float" office:value="1.0899">
                <text:p>1.0899</text:p>
              </table:table-cell>
              <table:table-cell office:value-type="float" office:value="0.9976">
                <text:p>0.9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12">
                <text:p>0.9412</text:p>
              </table:table-cell>
              <table:table-cell office:value-type="float" office:value="1.033">
                <text:p>1.033</text:p>
              </table:table-cell>
              <table:table-cell office:value-type="float" office:value="0.9561">
                <text:p>0.9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54">
                <text:p>0.9854</text:p>
              </table:table-cell>
              <table:table-cell office:value-type="float" office:value="0.9272">
                <text:p>0.9272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9">
                <text:p>0.9379</text:p>
              </table:table-cell>
              <table:table-cell office:value-type="float" office:value="1.0197">
                <text:p>1.0197</text:p>
              </table:table-cell>
              <table:table-cell office:value-type="float" office:value="0.9529">
                <text:p>0.9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03">
                <text:p>0.9603</text:p>
              </table:table-cell>
              <table:table-cell office:value-type="float" office:value="1.0481">
                <text:p>1.0481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56">
                <text:p>0.8856</text:p>
              </table:table-cell>
              <table:table-cell office:value-type="float" office:value="0.9176">
                <text:p>0.9176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966">
                <text:p>0.8966</text:p>
              </table:table-cell>
              <table:table-cell office:value-type="float" office:value="0.9503">
                <text:p>0.9503</text:p>
              </table:table-cell>
              <table:table-cell office:value-type="float" office:value="0.9581">
                <text:p>0.9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33">
                <text:p>0.8833</text:p>
              </table:table-cell>
              <table:table-cell office:value-type="float" office:value="0.9598">
                <text:p>0.9598</text:p>
              </table:table-cell>
              <table:table-cell office:value-type="float" office:value="0.9306">
                <text:p>0.9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032">
                <text:p>0.9032</text:p>
              </table:table-cell>
              <table:table-cell office:value-type="float" office:value="0.9115">
                <text:p>0.9115</text:p>
              </table:table-cell>
              <table:table-cell office:value-type="float" office:value="1.1354">
                <text:p>1.13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584">
                <text:p>0.8584</text:p>
              </table:table-cell>
              <table:table-cell office:value-type="float" office:value="0.9312">
                <text:p>0.9312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145">
                <text:p>0.9145</text:p>
              </table:table-cell>
              <table:table-cell office:value-type="float" office:value="1.0028">
                <text:p>1.0028</text:p>
              </table:table-cell>
              <table:table-cell office:value-type="float" office:value="1.0423">
                <text:p>1.0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03">
                <text:p>0.8903</text:p>
              </table:table-cell>
              <table:table-cell office:value-type="float" office:value="1.0616">
                <text:p>1.0616</text:p>
              </table:table-cell>
              <table:table-cell office:value-type="float" office:value="0.9094">
                <text:p>0.9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41">
                <text:p>1.0241</text:p>
              </table:table-cell>
              <table:table-cell office:value-type="float" office:value="0.9692">
                <text:p>0.9692</text:p>
              </table:table-cell>
              <table:table-cell office:value-type="float" office:value="0.9322">
                <text:p>0.93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41">
                <text:p>0.8641</text:p>
              </table:table-cell>
              <table:table-cell office:value-type="float" office:value="1.0647">
                <text:p>1.0647</text:p>
              </table:table-cell>
              <table:table-cell office:value-type="float" office:value="0.9095">
                <text:p>0.9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65">
                <text:p>0.8665</text:p>
              </table:table-cell>
              <table:table-cell office:value-type="float" office:value="1.1903">
                <text:p>1.1903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09">
                <text:p>0.8709</text:p>
              </table:table-cell>
              <table:table-cell office:value-type="float" office:value="0.8839">
                <text:p>0.8839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263">
                <text:p>0.9263</text:p>
              </table:table-cell>
              <table:table-cell office:value-type="float" office:value="1.01">
                <text:p>1.01</text:p>
              </table:table-cell>
              <table:table-cell office:value-type="float" office:value="1.0244">
                <text:p>1.02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81">
                <text:p>0.8281</text:p>
              </table:table-cell>
              <table:table-cell office:value-type="float" office:value="0.8917">
                <text:p>0.8917</text:p>
              </table:table-cell>
              <table:table-cell office:value-type="float" office:value="0.9111">
                <text:p>0.9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61">
                <text:p>0.8461</text:p>
              </table:table-cell>
              <table:table-cell office:value-type="float" office:value="0.9311">
                <text:p>0.9311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09">
                <text:p>0.8409</text:p>
              </table:table-cell>
              <table:table-cell office:value-type="float" office:value="0.971">
                <text:p>0.971</text:p>
              </table:table-cell>
              <table:table-cell office:value-type="float" office:value="0.8999">
                <text:p>0.8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503">
                <text:p>0.8503</text:p>
              </table:table-cell>
              <table:table-cell office:value-type="float" office:value="0.8473">
                <text:p>0.8473</text:p>
              </table:table-cell>
              <table:table-cell office:value-type="float" office:value="0.8828">
                <text:p>0.88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14">
                <text:p>0.8514</text:p>
              </table:table-cell>
              <table:table-cell office:value-type="float" office:value="0.8978">
                <text:p>0.8978</text:p>
              </table:table-cell>
              <table:table-cell office:value-type="float" office:value="0.8888">
                <text:p>0.8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262">
                <text:p>0.8262</text:p>
              </table:table-cell>
              <table:table-cell office:value-type="float" office:value="0.8785">
                <text:p>0.8785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394">
                <text:p>0.8394</text:p>
              </table:table-cell>
              <table:table-cell office:value-type="float" office:value="0.9099">
                <text:p>0.9099</text:p>
              </table:table-cell>
              <table:table-cell office:value-type="float" office:value="0.9288">
                <text:p>0.9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76">
                <text:p>0.8676</text:p>
              </table:table-cell>
              <table:table-cell office:value-type="float" office:value="0.8861">
                <text:p>0.8861</text:p>
              </table:table-cell>
              <table:table-cell office:value-type="float" office:value="0.9485">
                <text:p>0.94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566">
                <text:p>0.8566</text:p>
              </table:table-cell>
              <table:table-cell office:value-type="float" office:value="0.9084">
                <text:p>0.9084</text:p>
              </table:table-cell>
              <table:table-cell office:value-type="float" office:value="0.8899">
                <text:p>0.88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55">
                <text:p>0.8255</text:p>
              </table:table-cell>
              <table:table-cell office:value-type="float" office:value="0.8685">
                <text:p>0.8685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55">
                <text:p>0.855</text:p>
              </table:table-cell>
              <table:table-cell office:value-type="float" office:value="0.9028">
                <text:p>0.9028</text:p>
              </table:table-cell>
              <table:table-cell office:value-type="float" office:value="0.8727">
                <text:p>0.87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13">
                <text:p>0.8013</text:p>
              </table:table-cell>
              <table:table-cell office:value-type="float" office:value="0.9317">
                <text:p>0.9317</text:p>
              </table:table-cell>
              <table:table-cell office:value-type="float" office:value="0.9506">
                <text:p>0.95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87">
                <text:p>0.8087</text:p>
              </table:table-cell>
              <table:table-cell office:value-type="float" office:value="0.9027">
                <text:p>0.9027</text:p>
              </table:table-cell>
              <table:table-cell office:value-type="float" office:value="0.8648">
                <text:p>0.86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04">
                <text:p>0.8404</text:p>
              </table:table-cell>
              <table:table-cell office:value-type="float" office:value="0.9593">
                <text:p>0.9593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865">
                <text:p>0.8865</text:p>
              </table:table-cell>
              <table:table-cell office:value-type="float" office:value="0.8608">
                <text:p>0.8608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536">
                <text:p>0.8536</text:p>
              </table:table-cell>
              <table:table-cell office:value-type="float" office:value="0.9383">
                <text:p>0.9383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973">
                <text:p>0.7973</text:p>
              </table:table-cell>
              <table:table-cell office:value-type="float" office:value="0.882">
                <text:p>0.882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008">
                <text:p>0.8008</text:p>
              </table:table-cell>
              <table:table-cell office:value-type="float" office:value="0.9253">
                <text:p>0.9253</text:p>
              </table:table-cell>
              <table:table-cell office:value-type="float" office:value="0.8629">
                <text:p>0.86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265">
                <text:p>0.9265</text:p>
              </table:table-cell>
              <table:table-cell office:value-type="float" office:value="0.9391">
                <text:p>0.9391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">
                <text:p>0.86</text:p>
              </table:table-cell>
              <table:table-cell office:value-type="float" office:value="0.8719">
                <text:p>0.8719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13">
                <text:p>0.8313</text:p>
              </table:table-cell>
              <table:table-cell office:value-type="float" office:value="0.8543">
                <text:p>0.8543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19">
                <text:p>0.8119</text:p>
              </table:table-cell>
              <table:table-cell office:value-type="float" office:value="0.9953">
                <text:p>0.9953</text:p>
              </table:table-cell>
              <table:table-cell office:value-type="float" office:value="0.8981">
                <text:p>0.8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057">
                <text:p>0.8057</text:p>
              </table:table-cell>
              <table:table-cell office:value-type="float" office:value="0.9256">
                <text:p>0.9256</text:p>
              </table:table-cell>
              <table:table-cell office:value-type="float" office:value="0.8692">
                <text:p>0.86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22">
                <text:p>0.9022</text:p>
              </table:table-cell>
              <table:table-cell office:value-type="float" office:value="0.8678">
                <text:p>0.8678</text:p>
              </table:table-cell>
              <table:table-cell office:value-type="float" office:value="0.8926">
                <text:p>0.89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892">
                <text:p>0.8892</text:p>
              </table:table-cell>
              <table:table-cell office:value-type="float" office:value="0.8356">
                <text:p>0.835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76">
                <text:p>0.7876</text:p>
              </table:table-cell>
              <table:table-cell office:value-type="float" office:value="0.8168">
                <text:p>0.8168</text:p>
              </table:table-cell>
              <table:table-cell office:value-type="float" office:value="0.8534">
                <text:p>0.85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914">
                <text:p>0.7914</text:p>
              </table:table-cell>
              <table:table-cell office:value-type="float" office:value="0.833">
                <text:p>0.833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714">
                <text:p>0.7714</text:p>
              </table:table-cell>
              <table:table-cell office:value-type="float" office:value="0.9727">
                <text:p>0.9727</text:p>
              </table:table-cell>
              <table:table-cell office:value-type="float" office:value="0.8759">
                <text:p>0.87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39">
                <text:p>0.9139</text:p>
              </table:table-cell>
              <table:table-cell office:value-type="float" office:value="0.81">
                <text:p>0.81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737">
                <text:p>0.7737</text:p>
              </table:table-cell>
              <table:table-cell office:value-type="float" office:value="0.8285">
                <text:p>0.8285</text:p>
              </table:table-cell>
              <table:table-cell office:value-type="float" office:value="0.8343">
                <text:p>0.83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">
                <text:p>0.92</text:p>
              </table:table-cell>
              <table:table-cell office:value-type="float" office:value="0.8333">
                <text:p>0.8333</text:p>
              </table:table-cell>
              <table:table-cell office:value-type="float" office:value="0.8987">
                <text:p>0.89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854">
                <text:p>0.8854</text:p>
              </table:table-cell>
              <table:table-cell office:value-type="float" office:value="0.7961">
                <text:p>0.7961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6">
                <text:p>0.86</text:p>
              </table:table-cell>
              <table:table-cell office:value-type="float" office:value="0.8513">
                <text:p>0.8513</text:p>
              </table:table-cell>
              <table:table-cell office:value-type="float" office:value="0.8809">
                <text:p>0.88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539">
                <text:p>0.7539</text:p>
              </table:table-cell>
              <table:table-cell office:value-type="float" office:value="0.8329">
                <text:p>0.8329</text:p>
              </table:table-cell>
              <table:table-cell office:value-type="float" office:value="0.8475">
                <text:p>0.8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909">
                <text:p>0.7909</text:p>
              </table:table-cell>
              <table:table-cell office:value-type="float" office:value="0.9078">
                <text:p>0.9078</text:p>
              </table:table-cell>
              <table:table-cell office:value-type="float" office:value="0.8031">
                <text:p>0.80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605">
                <text:p>0.8605</text:p>
              </table:table-cell>
              <table:table-cell office:value-type="float" office:value="0.8855">
                <text:p>0.8855</text:p>
              </table:table-cell>
              <table:table-cell office:value-type="float" office:value="0.9448">
                <text:p>0.94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937">
                <text:p>0.7937</text:p>
              </table:table-cell>
              <table:table-cell office:value-type="float" office:value="0.8725">
                <text:p>0.8725</text:p>
              </table:table-cell>
              <table:table-cell office:value-type="float" office:value="0.9345">
                <text:p>0.9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845">
                <text:p>0.7845</text:p>
              </table:table-cell>
              <table:table-cell office:value-type="float" office:value="0.8507">
                <text:p>0.8507</text:p>
              </table:table-cell>
              <table:table-cell office:value-type="float" office:value="0.8101">
                <text:p>0.8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26">
                <text:p>0.7926</text:p>
              </table:table-cell>
              <table:table-cell office:value-type="float" office:value="0.8564">
                <text:p>0.8564</text:p>
              </table:table-cell>
              <table:table-cell office:value-type="float" office:value="0.7966">
                <text:p>0.79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848">
                <text:p>0.7848</text:p>
              </table:table-cell>
              <table:table-cell office:value-type="float" office:value="0.8037">
                <text:p>0.8037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974">
                <text:p>0.7974</text:p>
              </table:table-cell>
              <table:table-cell office:value-type="float" office:value="0.9456">
                <text:p>0.9456</text:p>
              </table:table-cell>
              <table:table-cell office:value-type="float" office:value="0.8326">
                <text:p>0.83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449">
                <text:p>0.8449</text:p>
              </table:table-cell>
              <table:table-cell office:value-type="float" office:value="0.8008">
                <text:p>0.8008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848">
                <text:p>0.7848</text:p>
              </table:table-cell>
              <table:table-cell office:value-type="float" office:value="0.816">
                <text:p>0.816</text:p>
              </table:table-cell>
              <table:table-cell office:value-type="float" office:value="0.8051">
                <text:p>0.80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07">
                <text:p>0.807</text:p>
              </table:table-cell>
              <table:table-cell office:value-type="float" office:value="0.8249">
                <text:p>0.8249</text:p>
              </table:table-cell>
              <table:table-cell office:value-type="float" office:value="0.8794">
                <text:p>0.87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069">
                <text:p>0.8069</text:p>
              </table:table-cell>
              <table:table-cell office:value-type="float" office:value="0.811">
                <text:p>0.811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657">
                <text:p>0.7657</text:p>
              </table:table-cell>
              <table:table-cell office:value-type="float" office:value="0.8334">
                <text:p>0.8334</text:p>
              </table:table-cell>
              <table:table-cell office:value-type="float" office:value="0.8568">
                <text:p>0.8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09">
                <text:p>0.7509</text:p>
              </table:table-cell>
              <table:table-cell office:value-type="float" office:value="0.7999">
                <text:p>0.7999</text:p>
              </table:table-cell>
              <table:table-cell office:value-type="float" office:value="0.9684">
                <text:p>0.96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132">
                <text:p>0.8132</text:p>
              </table:table-cell>
              <table:table-cell office:value-type="float" office:value="0.8231">
                <text:p>0.8231</text:p>
              </table:table-cell>
              <table:table-cell office:value-type="float" office:value="0.8553">
                <text:p>0.85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041">
                <text:p>0.8041</text:p>
              </table:table-cell>
              <table:table-cell office:value-type="float" office:value="0.8696">
                <text:p>0.8696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92">
                <text:p>0.7692</text:p>
              </table:table-cell>
              <table:table-cell office:value-type="float" office:value="0.8868">
                <text:p>0.886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49">
                <text:p>0.7749</text:p>
              </table:table-cell>
              <table:table-cell office:value-type="float" office:value="0.8994">
                <text:p>0.8994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983">
                <text:p>0.7983</text:p>
              </table:table-cell>
              <table:table-cell office:value-type="float" office:value="0.8551">
                <text:p>0.8551</text:p>
              </table:table-cell>
              <table:table-cell office:value-type="float" office:value="0.8236">
                <text:p>0.82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51">
                <text:p>0.7751</text:p>
              </table:table-cell>
              <table:table-cell office:value-type="float" office:value="0.8376">
                <text:p>0.8376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27">
                <text:p>0.8427</text:p>
              </table:table-cell>
              <table:table-cell office:value-type="float" office:value="0.7834">
                <text:p>0.783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639">
                <text:p>0.7639</text:p>
              </table:table-cell>
              <table:table-cell office:value-type="float" office:value="0.8059">
                <text:p>0.8059</text:p>
              </table:table-cell>
              <table:table-cell office:value-type="float" office:value="0.9154">
                <text:p>0.91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42">
                <text:p>0.742</text:p>
              </table:table-cell>
              <table:table-cell office:value-type="float" office:value="0.8575">
                <text:p>0.8575</text:p>
              </table:table-cell>
              <table:table-cell office:value-type="float" office:value="0.8326">
                <text:p>0.83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309">
                <text:p>0.7309</text:p>
              </table:table-cell>
              <table:table-cell office:value-type="float" office:value="0.8462">
                <text:p>0.8462</text:p>
              </table:table-cell>
              <table:table-cell office:value-type="float" office:value="0.7656">
                <text:p>0.76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4">
                <text:p>0.754</text:p>
              </table:table-cell>
              <table:table-cell office:value-type="float" office:value="0.8161">
                <text:p>0.8161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212">
                <text:p>0.7212</text:p>
              </table:table-cell>
              <table:table-cell office:value-type="float" office:value="0.7713">
                <text:p>0.7713</text:p>
              </table:table-cell>
              <table:table-cell office:value-type="float" office:value="0.8424">
                <text:p>0.8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465">
                <text:p>0.7465</text:p>
              </table:table-cell>
              <table:table-cell office:value-type="float" office:value="1.5105">
                <text:p>1.5105</text:p>
              </table:table-cell>
              <table:table-cell office:value-type="float" office:value="0.8141">
                <text:p>0.81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405">
                <text:p>0.7405</text:p>
              </table:table-cell>
              <table:table-cell office:value-type="float" office:value="0.8135">
                <text:p>0.8135</text:p>
              </table:table-cell>
              <table:table-cell office:value-type="float" office:value="0.8002">
                <text:p>0.8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57">
                <text:p>0.757</text:p>
              </table:table-cell>
              <table:table-cell office:value-type="float" office:value="0.8358">
                <text:p>0.8358</text:p>
              </table:table-cell>
              <table:table-cell office:value-type="float" office:value="0.7823">
                <text:p>0.78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">
                <text:p>0.78</text:p>
              </table:table-cell>
              <table:table-cell office:value-type="float" office:value="0.9804">
                <text:p>0.9804</text:p>
              </table:table-cell>
              <table:table-cell office:value-type="float" office:value="0.8216">
                <text:p>0.8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37">
                <text:p>0.737</text:p>
              </table:table-cell>
              <table:table-cell office:value-type="float" office:value="0.7564">
                <text:p>0.7564</text:p>
              </table:table-cell>
              <table:table-cell office:value-type="float" office:value="0.7924">
                <text:p>0.79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445">
                <text:p>0.7445</text:p>
              </table:table-cell>
              <table:table-cell office:value-type="float" office:value="0.798">
                <text:p>0.798</text:p>
              </table:table-cell>
              <table:table-cell office:value-type="float" office:value="0.7934">
                <text:p>0.79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98">
                <text:p>0.8298</text:p>
              </table:table-cell>
              <table:table-cell office:value-type="float" office:value="0.8217">
                <text:p>0.8217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452">
                <text:p>0.7452</text:p>
              </table:table-cell>
              <table:table-cell office:value-type="float" office:value="0.8113">
                <text:p>0.8113</text:p>
              </table:table-cell>
              <table:table-cell office:value-type="float" office:value="0.8475">
                <text:p>0.84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197">
                <text:p>1.0197</text:p>
              </table:table-cell>
              <table:table-cell office:value-type="float" office:value="0.8114">
                <text:p>0.8114</text:p>
              </table:table-cell>
              <table:table-cell office:value-type="float" office:value="0.9299">
                <text:p>0.92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15">
                <text:p>0.715</text:p>
              </table:table-cell>
              <table:table-cell office:value-type="float" office:value="0.7458">
                <text:p>0.7458</text:p>
              </table:table-cell>
              <table:table-cell office:value-type="float" office:value="0.7733">
                <text:p>0.77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093">
                <text:p>0.8093</text:p>
              </table:table-cell>
              <table:table-cell office:value-type="float" office:value="0.8751">
                <text:p>0.8751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31">
                <text:p>0.7131</text:p>
              </table:table-cell>
              <table:table-cell office:value-type="float" office:value="0.7463">
                <text:p>0.7463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93">
                <text:p>0.893</text:p>
              </table:table-cell>
              <table:table-cell office:value-type="float" office:value="0.7735">
                <text:p>0.7735</text:p>
              </table:table-cell>
              <table:table-cell office:value-type="float" office:value="0.8907">
                <text:p>0.89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99">
                <text:p>0.6999</text:p>
              </table:table-cell>
              <table:table-cell office:value-type="float" office:value="0.8395">
                <text:p>0.8395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51">
                <text:p>0.9051</text:p>
              </table:table-cell>
              <table:table-cell office:value-type="float" office:value="0.7377">
                <text:p>0.7377</text:p>
              </table:table-cell>
              <table:table-cell office:value-type="float" office:value="0.7683">
                <text:p>0.76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87">
                <text:p>0.7387</text:p>
              </table:table-cell>
              <table:table-cell office:value-type="float" office:value="0.8147">
                <text:p>0.8147</text:p>
              </table:table-cell>
              <table:table-cell office:value-type="float" office:value="0.7934">
                <text:p>0.79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607">
                <text:p>0.7607</text:p>
              </table:table-cell>
              <table:table-cell office:value-type="float" office:value="0.831">
                <text:p>0.831</text:p>
              </table:table-cell>
              <table:table-cell office:value-type="float" office:value="0.8182">
                <text:p>0.8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194">
                <text:p>0.7194</text:p>
              </table:table-cell>
              <table:table-cell office:value-type="float" office:value="0.7886">
                <text:p>0.7886</text:p>
              </table:table-cell>
              <table:table-cell office:value-type="float" office:value="0.7765">
                <text:p>0.77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333">
                <text:p>0.7333</text:p>
              </table:table-cell>
              <table:table-cell office:value-type="float" office:value="0.7944">
                <text:p>0.7944</text:p>
              </table:table-cell>
              <table:table-cell office:value-type="float" office:value="0.7947">
                <text:p>0.79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894">
                <text:p>0.6894</text:p>
              </table:table-cell>
              <table:table-cell office:value-type="float" office:value="0.7667">
                <text:p>0.7667</text:p>
              </table:table-cell>
              <table:table-cell office:value-type="float" office:value="0.8478">
                <text:p>0.84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96">
                <text:p>0.8196</text:p>
              </table:table-cell>
              <table:table-cell office:value-type="float" office:value="0.8053">
                <text:p>0.8053</text:p>
              </table:table-cell>
              <table:table-cell office:value-type="float" office:value="0.8154">
                <text:p>0.8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15">
                <text:p>0.9215</text:p>
              </table:table-cell>
              <table:table-cell office:value-type="float" office:value="0.8713">
                <text:p>0.8713</text:p>
              </table:table-cell>
              <table:table-cell office:value-type="float" office:value="0.9004">
                <text:p>0.9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472">
                <text:p>0.7472</text:p>
              </table:table-cell>
              <table:table-cell office:value-type="float" office:value="0.7888">
                <text:p>0.7888</text:p>
              </table:table-cell>
              <table:table-cell office:value-type="float" office:value="0.9477">
                <text:p>0.9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239">
                <text:p>0.7239</text:p>
              </table:table-cell>
              <table:table-cell office:value-type="float" office:value="0.7251">
                <text:p>0.7251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035">
                <text:p>0.8035</text:p>
              </table:table-cell>
              <table:table-cell office:value-type="float" office:value="0.7795">
                <text:p>0.7795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185">
                <text:p>0.7185</text:p>
              </table:table-cell>
              <table:table-cell office:value-type="float" office:value="0.8156">
                <text:p>0.8156</text:p>
              </table:table-cell>
              <table:table-cell office:value-type="float" office:value="0.7385">
                <text:p>0.73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66">
                <text:p>0.666</text:p>
              </table:table-cell>
              <table:table-cell office:value-type="float" office:value="0.7684">
                <text:p>0.7684</text:p>
              </table:table-cell>
              <table:table-cell office:value-type="float" office:value="0.7451">
                <text:p>0.74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933">
                <text:p>0.6933</text:p>
              </table:table-cell>
              <table:table-cell office:value-type="float" office:value="0.7678">
                <text:p>0.7678</text:p>
              </table:table-cell>
              <table:table-cell office:value-type="float" office:value="0.7518">
                <text:p>0.7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897">
                <text:p>0.6897</text:p>
              </table:table-cell>
              <table:table-cell office:value-type="float" office:value="0.7322">
                <text:p>0.7322</text:p>
              </table:table-cell>
              <table:table-cell office:value-type="float" office:value="0.7348">
                <text:p>0.7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412">
                <text:p>0.7412</text:p>
              </table:table-cell>
              <table:table-cell office:value-type="float" office:value="0.8281">
                <text:p>0.8281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222">
                <text:p>0.7222</text:p>
              </table:table-cell>
              <table:table-cell office:value-type="float" office:value="0.7694">
                <text:p>0.7694</text:p>
              </table:table-cell>
              <table:table-cell office:value-type="float" office:value="0.7862">
                <text:p>0.7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196">
                <text:p>0.7196</text:p>
              </table:table-cell>
              <table:table-cell office:value-type="float" office:value="0.7558">
                <text:p>0.7558</text:p>
              </table:table-cell>
              <table:table-cell office:value-type="float" office:value="0.7603">
                <text:p>0.76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057">
                <text:p>0.7057</text:p>
              </table:table-cell>
              <table:table-cell office:value-type="float" office:value="0.7808">
                <text:p>0.7808</text:p>
              </table:table-cell>
              <table:table-cell office:value-type="float" office:value="0.7592">
                <text:p>0.75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697">
                <text:p>0.7697</text:p>
              </table:table-cell>
              <table:table-cell office:value-type="float" office:value="0.7782">
                <text:p>0.7782</text:p>
              </table:table-cell>
              <table:table-cell office:value-type="float" office:value="0.8592">
                <text:p>0.85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713">
                <text:p>0.6713</text:p>
              </table:table-cell>
              <table:table-cell office:value-type="float" office:value="0.7557">
                <text:p>0.7557</text:p>
              </table:table-cell>
              <table:table-cell office:value-type="float" office:value="0.7679">
                <text:p>0.76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36">
                <text:p>0.6936</text:p>
              </table:table-cell>
              <table:table-cell office:value-type="float" office:value="0.7605">
                <text:p>0.7605</text:p>
              </table:table-cell>
              <table:table-cell office:value-type="float" office:value="0.7363">
                <text:p>0.73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73cm" svg:height="14.272cm" xlink:href=".." xlink:type="simple" chart:class="chart:line" chart:style-name="ch1">
        <chart:title svg:x="11.518cm" svg:y="0.421cm" chart:style-name="ch2">
          <text:p>acc-2client</text:p>
        </chart:title>
        <chart:legend chart:legend-position="end" svg:x="21.277cm" svg:y="6.339cm" style:legend-expansion="high" chart:style-name="ch3"/>
        <chart:plot-area chart:style-name="ch4" table:cell-range-address="2client.K1:2client.M201" chart:data-source-has-labels="row" svg:x="0.417cm" svg:y="1.166cm" svg:width="21.226cm" svg:height="11.518cm">
          <chartooo:coordinate-region svg:x="1.144cm" svg:y="1.366cm" svg:width="20.461cm" svg:height="10.394cm"/>
          <chart:axis chart:dimension="x" chart:name="primary-x" chart:style-name="ch5">
            <chart:title svg:x="10.483cm" svg:y="12.969cm" chart:style-name="ch6">
              <text:p>Round</text:p>
            </chart:title>
          </chart:axis>
          <chart:axis chart:dimension="y" chart:name="primary-y" chart:style-name="ch5">
            <chart:title svg:x="0cm" svg:y="7.644cm" chart:style-name="ch7">
              <text:p>Accuracy</text:p>
            </chart:title>
            <chart:grid chart:style-name="ch8" chart:class="major"/>
          </chart:axis>
          <chart:series chart:style-name="ch9" chart:values-cell-range-address="2client.K2:2client.K201" chart:label-cell-address="2client.K1:2client.K1" chart:class="chart:line">
            <chart:data-point chart:repeated="200"/>
          </chart:series>
          <chart:series chart:style-name="ch10" chart:values-cell-range-address="2client.L2:2client.L201" chart:label-cell-address="2client.L1:2client.L1" chart:class="chart:line">
            <chart:data-point chart:repeated="200"/>
          </chart:series>
          <chart:series chart:style-name="ch11" chart:values-cell-range-address="2client.M2:2client.M201" chart:label-cell-address="2client.M1:2client.M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nt-tff</text:p>
                <draw:g>
                  <svg:desc>2client.K1:2client.K1</svg:desc>
                </draw:g>
              </table:table-cell>
              <table:table-cell office:value-type="string">
                <text:p>tff</text:p>
                <draw:g>
                  <svg:desc>2client.L1:2client.L1</svg:desc>
                </draw:g>
              </table:table-cell>
              <table:table-cell office:value-type="string">
                <text:p>Omnet-tff-FedAvg</text:p>
                <draw:g>
                  <svg:desc>2client.M1:2clien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5">
                <text:p>0.165</text:p>
                <draw:g>
                  <svg:desc>2client.K2:2client.K201</svg:desc>
                </draw:g>
              </table:table-cell>
              <table:table-cell office:value-type="float" office:value="0.098">
                <text:p>0.098</text:p>
                <draw:g>
                  <svg:desc>2client.L2:2client.L201</svg:desc>
                </draw:g>
              </table:table-cell>
              <table:table-cell office:value-type="float" office:value="0.163">
                <text:p>0.163</text:p>
                <draw:g>
                  <svg:desc>2client.M2:2client.M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4">
                <text:p>0.154</text:p>
              </table:table-cell>
              <table:table-cell office:value-type="float" office:value="0.3228">
                <text:p>0.322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1">
                <text:p>0.101</text:p>
              </table:table-cell>
              <table:table-cell office:value-type="float" office:value="0.0984">
                <text:p>0.098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">
                <text:p>0.099</text:p>
              </table:table-cell>
              <table:table-cell office:value-type="float" office:value="0.0978">
                <text:p>0.0978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">
                <text:p>0.251</text:p>
              </table:table-cell>
              <table:table-cell office:value-type="float" office:value="0.2998">
                <text:p>0.299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">
                <text:p>0.32</text:p>
              </table:table-cell>
              <table:table-cell office:value-type="float" office:value="0.302">
                <text:p>0.30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4">
                <text:p>0.184</text:p>
              </table:table-cell>
              <table:table-cell office:value-type="float" office:value="0.11">
                <text:p>0.11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5">
                <text:p>0.205</text:p>
              </table:table-cell>
              <table:table-cell office:value-type="float" office:value="0.3095">
                <text:p>0.3095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0.186">
                <text:p>0.186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3">
                <text:p>0.413</text:p>
              </table:table-cell>
              <table:table-cell office:value-type="float" office:value="0.3314">
                <text:p>0.331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8">
                <text:p>0.208</text:p>
              </table:table-cell>
              <table:table-cell office:value-type="float" office:value="0.2658">
                <text:p>0.265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8">
                <text:p>0.248</text:p>
              </table:table-cell>
              <table:table-cell office:value-type="float" office:value="0.1734">
                <text:p>0.1734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1">
                <text:p>0.511</text:p>
              </table:table-cell>
              <table:table-cell office:value-type="float" office:value="0.4331">
                <text:p>0.4331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1">
                <text:p>0.431</text:p>
              </table:table-cell>
              <table:table-cell office:value-type="float" office:value="0.4671">
                <text:p>0.4671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">
                <text:p>0.46</text:p>
              </table:table-cell>
              <table:table-cell office:value-type="float" office:value="0.401">
                <text:p>0.401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7">
                <text:p>0.407</text:p>
              </table:table-cell>
              <table:table-cell office:value-type="float" office:value="0.2449">
                <text:p>0.2449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6">
                <text:p>0.256</text:p>
              </table:table-cell>
              <table:table-cell office:value-type="float" office:value="0.4347">
                <text:p>0.4347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">
                <text:p>0.468</text:p>
              </table:table-cell>
              <table:table-cell office:value-type="float" office:value="0.6108">
                <text:p>0.6108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">
                <text:p>0.31</text:p>
              </table:table-cell>
              <table:table-cell office:value-type="float" office:value="0.6055">
                <text:p>0.6055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8">
                <text:p>0.558</text:p>
              </table:table-cell>
              <table:table-cell office:value-type="float" office:value="0.5298">
                <text:p>0.5298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8">
                <text:p>0.428</text:p>
              </table:table-cell>
              <table:table-cell office:value-type="float" office:value="0.5281">
                <text:p>0.5281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4">
                <text:p>0.494</text:p>
              </table:table-cell>
              <table:table-cell office:value-type="float" office:value="0.5085">
                <text:p>0.5085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2">
                <text:p>0.482</text:p>
              </table:table-cell>
              <table:table-cell office:value-type="float" office:value="0.571">
                <text:p>0.57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7">
                <text:p>0.657</text:p>
              </table:table-cell>
              <table:table-cell office:value-type="float" office:value="0.4382">
                <text:p>0.4382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8">
                <text:p>0.588</text:p>
              </table:table-cell>
              <table:table-cell office:value-type="float" office:value="0.6765">
                <text:p>0.6765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8">
                <text:p>0.578</text:p>
              </table:table-cell>
              <table:table-cell office:value-type="float" office:value="0.504">
                <text:p>0.504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9">
                <text:p>0.619</text:p>
              </table:table-cell>
              <table:table-cell office:value-type="float" office:value="0.5276">
                <text:p>0.5276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6">
                <text:p>0.246</text:p>
              </table:table-cell>
              <table:table-cell office:value-type="float" office:value="0.3783">
                <text:p>0.3783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">
                <text:p>0.42</text:p>
              </table:table-cell>
              <table:table-cell office:value-type="float" office:value="0.6211">
                <text:p>0.6211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1">
                <text:p>0.541</text:p>
              </table:table-cell>
              <table:table-cell office:value-type="float" office:value="0.6872">
                <text:p>0.6872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2">
                <text:p>0.502</text:p>
              </table:table-cell>
              <table:table-cell office:value-type="float" office:value="0.6329">
                <text:p>0.6329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5">
                <text:p>0.635</text:p>
              </table:table-cell>
              <table:table-cell office:value-type="float" office:value="0.6029">
                <text:p>0.6029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7">
                <text:p>0.757</text:p>
              </table:table-cell>
              <table:table-cell office:value-type="float" office:value="0.627">
                <text:p>0.627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0.6613">
                <text:p>0.6613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01">
                <text:p>0.601</text:p>
              </table:table-cell>
              <table:table-cell office:value-type="float" office:value="0.6883">
                <text:p>0.6883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2">
                <text:p>0.592</text:p>
              </table:table-cell>
              <table:table-cell office:value-type="float" office:value="0.602">
                <text:p>0.602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9">
                <text:p>0.569</text:p>
              </table:table-cell>
              <table:table-cell office:value-type="float" office:value="0.6323">
                <text:p>0.632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9">
                <text:p>0.669</text:p>
              </table:table-cell>
              <table:table-cell office:value-type="float" office:value="0.6108">
                <text:p>0.6108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">
                <text:p>0.513</text:p>
              </table:table-cell>
              <table:table-cell office:value-type="float" office:value="0.6002">
                <text:p>0.6002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6">
                <text:p>0.636</text:p>
              </table:table-cell>
              <table:table-cell office:value-type="float" office:value="0.6578">
                <text:p>0.6578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6">
                <text:p>0.626</text:p>
              </table:table-cell>
              <table:table-cell office:value-type="float" office:value="0.6278">
                <text:p>0.627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">
                <text:p>0.71</text:p>
              </table:table-cell>
              <table:table-cell office:value-type="float" office:value="0.6531">
                <text:p>0.653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4">
                <text:p>0.724</text:p>
              </table:table-cell>
              <table:table-cell office:value-type="float" office:value="0.5282">
                <text:p>0.5282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3">
                <text:p>0.713</text:p>
              </table:table-cell>
              <table:table-cell office:value-type="float" office:value="0.6656">
                <text:p>0.665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2">
                <text:p>0.732</text:p>
              </table:table-cell>
              <table:table-cell office:value-type="float" office:value="0.6519">
                <text:p>0.651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34">
                <text:p>0.734</text:p>
              </table:table-cell>
              <table:table-cell office:value-type="float" office:value="0.7044">
                <text:p>0.7044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1">
                <text:p>0.701</text:p>
              </table:table-cell>
              <table:table-cell office:value-type="float" office:value="0.6996">
                <text:p>0.699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51">
                <text:p>0.651</text:p>
              </table:table-cell>
              <table:table-cell office:value-type="float" office:value="0.6692">
                <text:p>0.6692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3">
                <text:p>0.523</text:p>
              </table:table-cell>
              <table:table-cell office:value-type="float" office:value="0.6498">
                <text:p>0.6498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7">
                <text:p>0.707</text:p>
              </table:table-cell>
              <table:table-cell office:value-type="float" office:value="0.7187">
                <text:p>0.718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7">
                <text:p>0.647</text:p>
              </table:table-cell>
              <table:table-cell office:value-type="float" office:value="0.6122">
                <text:p>0.6122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33">
                <text:p>0.733</text:p>
              </table:table-cell>
              <table:table-cell office:value-type="float" office:value="0.7142">
                <text:p>0.7142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2">
                <text:p>0.622</text:p>
              </table:table-cell>
              <table:table-cell office:value-type="float" office:value="0.6769">
                <text:p>0.6769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3">
                <text:p>0.613</text:p>
              </table:table-cell>
              <table:table-cell office:value-type="float" office:value="0.7131">
                <text:p>0.713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3">
                <text:p>0.743</text:p>
              </table:table-cell>
              <table:table-cell office:value-type="float" office:value="0.7169">
                <text:p>0.7169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9">
                <text:p>0.729</text:p>
              </table:table-cell>
              <table:table-cell office:value-type="float" office:value="0.7318">
                <text:p>0.731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6">
                <text:p>0.696</text:p>
              </table:table-cell>
              <table:table-cell office:value-type="float" office:value="0.6275">
                <text:p>0.6275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6">
                <text:p>0.736</text:p>
              </table:table-cell>
              <table:table-cell office:value-type="float" office:value="0.6836">
                <text:p>0.683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2">
                <text:p>0.632</text:p>
              </table:table-cell>
              <table:table-cell office:value-type="float" office:value="0.682">
                <text:p>0.68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">
                <text:p>0.77</text:p>
              </table:table-cell>
              <table:table-cell office:value-type="float" office:value="0.7399">
                <text:p>0.7399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2">
                <text:p>0.762</text:p>
              </table:table-cell>
              <table:table-cell office:value-type="float" office:value="0.7469">
                <text:p>0.7469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9">
                <text:p>0.729</text:p>
              </table:table-cell>
              <table:table-cell office:value-type="float" office:value="0.6257">
                <text:p>0.6257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88">
                <text:p>0.688</text:p>
              </table:table-cell>
              <table:table-cell office:value-type="float" office:value="0.6697">
                <text:p>0.6697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">
                <text:p>0.71</text:p>
              </table:table-cell>
              <table:table-cell office:value-type="float" office:value="0.7166">
                <text:p>0.716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7">
                <text:p>0.647</text:p>
              </table:table-cell>
              <table:table-cell office:value-type="float" office:value="0.6875">
                <text:p>0.6875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8">
                <text:p>0.738</text:p>
              </table:table-cell>
              <table:table-cell office:value-type="float" office:value="0.7111">
                <text:p>0.7111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06">
                <text:p>0.706</text:p>
              </table:table-cell>
              <table:table-cell office:value-type="float" office:value="0.6842">
                <text:p>0.684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9">
                <text:p>0.699</text:p>
              </table:table-cell>
              <table:table-cell office:value-type="float" office:value="0.7586">
                <text:p>0.7586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8">
                <text:p>0.668</text:p>
              </table:table-cell>
              <table:table-cell office:value-type="float" office:value="0.567">
                <text:p>0.56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6">
                <text:p>0.76</text:p>
              </table:table-cell>
              <table:table-cell office:value-type="float" office:value="0.7288">
                <text:p>0.7288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67">
                <text:p>0.767</text:p>
              </table:table-cell>
              <table:table-cell office:value-type="float" office:value="0.7233">
                <text:p>0.7233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2">
                <text:p>0.712</text:p>
              </table:table-cell>
              <table:table-cell office:value-type="float" office:value="0.7452">
                <text:p>0.7452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5">
                <text:p>0.765</text:p>
              </table:table-cell>
              <table:table-cell office:value-type="float" office:value="0.7441">
                <text:p>0.7441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5">
                <text:p>0.785</text:p>
              </table:table-cell>
              <table:table-cell office:value-type="float" office:value="0.7196">
                <text:p>0.7196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12">
                <text:p>0.712</text:p>
              </table:table-cell>
              <table:table-cell office:value-type="float" office:value="0.67">
                <text:p>0.67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14">
                <text:p>0.714</text:p>
              </table:table-cell>
              <table:table-cell office:value-type="float" office:value="0.7185">
                <text:p>0.7185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36">
                <text:p>0.736</text:p>
              </table:table-cell>
              <table:table-cell office:value-type="float" office:value="0.724">
                <text:p>0.724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04">
                <text:p>0.704</text:p>
              </table:table-cell>
              <table:table-cell office:value-type="float" office:value="0.7354">
                <text:p>0.7354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5">
                <text:p>0.755</text:p>
              </table:table-cell>
              <table:table-cell office:value-type="float" office:value="0.7636">
                <text:p>0.7636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4">
                <text:p>0.784</text:p>
              </table:table-cell>
              <table:table-cell office:value-type="float" office:value="0.6916">
                <text:p>0.6916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9">
                <text:p>0.759</text:p>
              </table:table-cell>
              <table:table-cell office:value-type="float" office:value="0.7041">
                <text:p>0.7041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9">
                <text:p>0.739</text:p>
              </table:table-cell>
              <table:table-cell office:value-type="float" office:value="0.7327">
                <text:p>0.7327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7">
                <text:p>0.767</text:p>
              </table:table-cell>
              <table:table-cell office:value-type="float" office:value="0.6077">
                <text:p>0.6077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7">
                <text:p>0.737</text:p>
              </table:table-cell>
              <table:table-cell office:value-type="float" office:value="0.7475">
                <text:p>0.7475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48">
                <text:p>0.748</text:p>
              </table:table-cell>
              <table:table-cell office:value-type="float" office:value="0.7697">
                <text:p>0.769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9">
                <text:p>0.769</text:p>
              </table:table-cell>
              <table:table-cell office:value-type="float" office:value="0.7481">
                <text:p>0.7481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71">
                <text:p>0.771</text:p>
              </table:table-cell>
              <table:table-cell office:value-type="float" office:value="0.589">
                <text:p>0.589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6">
                <text:p>0.726</text:p>
              </table:table-cell>
              <table:table-cell office:value-type="float" office:value="0.6459">
                <text:p>0.645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8">
                <text:p>0.728</text:p>
              </table:table-cell>
              <table:table-cell office:value-type="float" office:value="0.6959">
                <text:p>0.6959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5">
                <text:p>0.695</text:p>
              </table:table-cell>
              <table:table-cell office:value-type="float" office:value="0.7655">
                <text:p>0.7655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46">
                <text:p>0.746</text:p>
              </table:table-cell>
              <table:table-cell office:value-type="float" office:value="0.6761">
                <text:p>0.6761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5">
                <text:p>0.725</text:p>
              </table:table-cell>
              <table:table-cell office:value-type="float" office:value="0.7044">
                <text:p>0.704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9">
                <text:p>0.769</text:p>
              </table:table-cell>
              <table:table-cell office:value-type="float" office:value="0.7554">
                <text:p>0.7554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6">
                <text:p>0.776</text:p>
              </table:table-cell>
              <table:table-cell office:value-type="float" office:value="0.7306">
                <text:p>0.7306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3">
                <text:p>0.783</text:p>
              </table:table-cell>
              <table:table-cell office:value-type="float" office:value="0.7401">
                <text:p>0.7401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1">
                <text:p>0.761</text:p>
              </table:table-cell>
              <table:table-cell office:value-type="float" office:value="0.7652">
                <text:p>0.7652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6">
                <text:p>0.786</text:p>
              </table:table-cell>
              <table:table-cell office:value-type="float" office:value="0.7504">
                <text:p>0.7504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4">
                <text:p>0.744</text:p>
              </table:table-cell>
              <table:table-cell office:value-type="float" office:value="0.6978">
                <text:p>0.697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6">
                <text:p>0.746</text:p>
              </table:table-cell>
              <table:table-cell office:value-type="float" office:value="0.6667">
                <text:p>0.666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89">
                <text:p>0.689</text:p>
              </table:table-cell>
              <table:table-cell office:value-type="float" office:value="0.7092">
                <text:p>0.7092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63">
                <text:p>0.763</text:p>
              </table:table-cell>
              <table:table-cell office:value-type="float" office:value="0.6549">
                <text:p>0.6549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75">
                <text:p>0.775</text:p>
              </table:table-cell>
              <table:table-cell office:value-type="float" office:value="0.599">
                <text:p>0.599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55">
                <text:p>0.755</text:p>
              </table:table-cell>
              <table:table-cell office:value-type="float" office:value="0.7585">
                <text:p>0.7585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9">
                <text:p>0.729</text:p>
              </table:table-cell>
              <table:table-cell office:value-type="float" office:value="0.6805">
                <text:p>0.6805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6">
                <text:p>0.786</text:p>
              </table:table-cell>
              <table:table-cell office:value-type="float" office:value="0.7537">
                <text:p>0.7537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6">
                <text:p>0.776</text:p>
              </table:table-cell>
              <table:table-cell office:value-type="float" office:value="0.7507">
                <text:p>0.7507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">
                <text:p>0.78</text:p>
              </table:table-cell>
              <table:table-cell office:value-type="float" office:value="0.7191">
                <text:p>0.7191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73">
                <text:p>0.773</text:p>
              </table:table-cell>
              <table:table-cell office:value-type="float" office:value="0.7782">
                <text:p>0.7782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3">
                <text:p>0.753</text:p>
              </table:table-cell>
              <table:table-cell office:value-type="float" office:value="0.7387">
                <text:p>0.7387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76">
                <text:p>0.776</text:p>
              </table:table-cell>
              <table:table-cell office:value-type="float" office:value="0.7528">
                <text:p>0.7528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73">
                <text:p>0.773</text:p>
              </table:table-cell>
              <table:table-cell office:value-type="float" office:value="0.7347">
                <text:p>0.7347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7">
                <text:p>0.747</text:p>
              </table:table-cell>
              <table:table-cell office:value-type="float" office:value="0.749">
                <text:p>0.749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57">
                <text:p>0.757</text:p>
              </table:table-cell>
              <table:table-cell office:value-type="float" office:value="0.7435">
                <text:p>0.7435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63">
                <text:p>0.763</text:p>
              </table:table-cell>
              <table:table-cell office:value-type="float" office:value="0.7631">
                <text:p>0.7631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56">
                <text:p>0.756</text:p>
              </table:table-cell>
              <table:table-cell office:value-type="float" office:value="0.7314">
                <text:p>0.7314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89">
                <text:p>0.789</text:p>
              </table:table-cell>
              <table:table-cell office:value-type="float" office:value="0.7248">
                <text:p>0.724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81">
                <text:p>0.781</text:p>
              </table:table-cell>
              <table:table-cell office:value-type="float" office:value="0.7439">
                <text:p>0.7439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2">
                <text:p>0.762</text:p>
              </table:table-cell>
              <table:table-cell office:value-type="float" office:value="0.7047">
                <text:p>0.7047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4">
                <text:p>0.724</text:p>
              </table:table-cell>
              <table:table-cell office:value-type="float" office:value="0.7654">
                <text:p>0.7654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3">
                <text:p>0.743</text:p>
              </table:table-cell>
              <table:table-cell office:value-type="float" office:value="0.7083">
                <text:p>0.7083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69">
                <text:p>0.769</text:p>
              </table:table-cell>
              <table:table-cell office:value-type="float" office:value="0.7499">
                <text:p>0.7499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1">
                <text:p>0.781</text:p>
              </table:table-cell>
              <table:table-cell office:value-type="float" office:value="0.7144">
                <text:p>0.7144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23">
                <text:p>0.723</text:p>
              </table:table-cell>
              <table:table-cell office:value-type="float" office:value="0.7374">
                <text:p>0.7374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52">
                <text:p>0.752</text:p>
              </table:table-cell>
              <table:table-cell office:value-type="float" office:value="0.7481">
                <text:p>0.7481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2">
                <text:p>0.742</text:p>
              </table:table-cell>
              <table:table-cell office:value-type="float" office:value="0.7674">
                <text:p>0.7674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79">
                <text:p>0.779</text:p>
              </table:table-cell>
              <table:table-cell office:value-type="float" office:value="0.686">
                <text:p>0.686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">
                <text:p>0.76</text:p>
              </table:table-cell>
              <table:table-cell office:value-type="float" office:value="0.7347">
                <text:p>0.7347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27">
                <text:p>0.727</text:p>
              </table:table-cell>
              <table:table-cell office:value-type="float" office:value="0.7568">
                <text:p>0.7568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23">
                <text:p>0.723</text:p>
              </table:table-cell>
              <table:table-cell office:value-type="float" office:value="0.7692">
                <text:p>0.7692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4">
                <text:p>0.784</text:p>
              </table:table-cell>
              <table:table-cell office:value-type="float" office:value="0.7746">
                <text:p>0.774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77">
                <text:p>0.777</text:p>
              </table:table-cell>
              <table:table-cell office:value-type="float" office:value="0.7665">
                <text:p>0.7665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1">
                <text:p>0.791</text:p>
              </table:table-cell>
              <table:table-cell office:value-type="float" office:value="0.6925">
                <text:p>0.6925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16">
                <text:p>0.716</text:p>
              </table:table-cell>
              <table:table-cell office:value-type="float" office:value="0.7778">
                <text:p>0.777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86">
                <text:p>0.786</text:p>
              </table:table-cell>
              <table:table-cell office:value-type="float" office:value="0.7667">
                <text:p>0.7667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06">
                <text:p>0.706</text:p>
              </table:table-cell>
              <table:table-cell office:value-type="float" office:value="0.7698">
                <text:p>0.7698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28">
                <text:p>0.728</text:p>
              </table:table-cell>
              <table:table-cell office:value-type="float" office:value="0.776">
                <text:p>0.776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9">
                <text:p>0.739</text:p>
              </table:table-cell>
              <table:table-cell office:value-type="float" office:value="0.7591">
                <text:p>0.7591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98">
                <text:p>0.798</text:p>
              </table:table-cell>
              <table:table-cell office:value-type="float" office:value="0.7627">
                <text:p>0.7627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76">
                <text:p>0.776</text:p>
              </table:table-cell>
              <table:table-cell office:value-type="float" office:value="0.7322">
                <text:p>0.732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2">
                <text:p>0.742</text:p>
              </table:table-cell>
              <table:table-cell office:value-type="float" office:value="0.7438">
                <text:p>0.7438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64">
                <text:p>0.764</text:p>
              </table:table-cell>
              <table:table-cell office:value-type="float" office:value="0.7348">
                <text:p>0.7348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77">
                <text:p>0.777</text:p>
              </table:table-cell>
              <table:table-cell office:value-type="float" office:value="0.7482">
                <text:p>0.7482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63">
                <text:p>0.763</text:p>
              </table:table-cell>
              <table:table-cell office:value-type="float" office:value="0.7399">
                <text:p>0.7399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8">
                <text:p>0.768</text:p>
              </table:table-cell>
              <table:table-cell office:value-type="float" office:value="0.7733">
                <text:p>0.7733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6">
                <text:p>0.766</text:p>
              </table:table-cell>
              <table:table-cell office:value-type="float" office:value="0.6918">
                <text:p>0.6918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42">
                <text:p>0.742</text:p>
              </table:table-cell>
              <table:table-cell office:value-type="float" office:value="0.765">
                <text:p>0.765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9">
                <text:p>0.79</text:p>
              </table:table-cell>
              <table:table-cell office:value-type="float" office:value="0.7622">
                <text:p>0.762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6">
                <text:p>0.756</text:p>
              </table:table-cell>
              <table:table-cell office:value-type="float" office:value="0.7605">
                <text:p>0.7605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8">
                <text:p>0.758</text:p>
              </table:table-cell>
              <table:table-cell office:value-type="float" office:value="0.7622">
                <text:p>0.7622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05">
                <text:p>0.805</text:p>
              </table:table-cell>
              <table:table-cell office:value-type="float" office:value="0.7601">
                <text:p>0.7601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95">
                <text:p>0.795</text:p>
              </table:table-cell>
              <table:table-cell office:value-type="float" office:value="0.7632">
                <text:p>0.7632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1">
                <text:p>0.761</text:p>
              </table:table-cell>
              <table:table-cell office:value-type="float" office:value="0.7503">
                <text:p>0.750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56">
                <text:p>0.756</text:p>
              </table:table-cell>
              <table:table-cell office:value-type="float" office:value="0.7353">
                <text:p>0.7353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5">
                <text:p>0.765</text:p>
              </table:table-cell>
              <table:table-cell office:value-type="float" office:value="0.7229">
                <text:p>0.7229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4">
                <text:p>0.774</text:p>
              </table:table-cell>
              <table:table-cell office:value-type="float" office:value="0.7194">
                <text:p>0.7194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4">
                <text:p>0.754</text:p>
              </table:table-cell>
              <table:table-cell office:value-type="float" office:value="0.7312">
                <text:p>0.7312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4">
                <text:p>0.774</text:p>
              </table:table-cell>
              <table:table-cell office:value-type="float" office:value="0.7473">
                <text:p>0.7473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26">
                <text:p>0.726</text:p>
              </table:table-cell>
              <table:table-cell office:value-type="float" office:value="0.7707">
                <text:p>0.7707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84">
                <text:p>0.784</text:p>
              </table:table-cell>
              <table:table-cell office:value-type="float" office:value="0.7648">
                <text:p>0.764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93">
                <text:p>0.793</text:p>
              </table:table-cell>
              <table:table-cell office:value-type="float" office:value="0.7332">
                <text:p>0.7332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92">
                <text:p>0.792</text:p>
              </table:table-cell>
              <table:table-cell office:value-type="float" office:value="0.7405">
                <text:p>0.7405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6">
                <text:p>0.786</text:p>
              </table:table-cell>
              <table:table-cell office:value-type="float" office:value="0.7534">
                <text:p>0.753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2">
                <text:p>0.802</text:p>
              </table:table-cell>
              <table:table-cell office:value-type="float" office:value="0.7757">
                <text:p>0.7757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94">
                <text:p>0.794</text:p>
              </table:table-cell>
              <table:table-cell office:value-type="float" office:value="0.5207">
                <text:p>0.520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88">
                <text:p>0.788</text:p>
              </table:table-cell>
              <table:table-cell office:value-type="float" office:value="0.7534">
                <text:p>0.753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8">
                <text:p>0.778</text:p>
              </table:table-cell>
              <table:table-cell office:value-type="float" office:value="0.7443">
                <text:p>0.7443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3">
                <text:p>0.763</text:p>
              </table:table-cell>
              <table:table-cell office:value-type="float" office:value="0.6774">
                <text:p>0.6774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9">
                <text:p>0.79</text:p>
              </table:table-cell>
              <table:table-cell office:value-type="float" office:value="0.7851">
                <text:p>0.7851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75">
                <text:p>0.775</text:p>
              </table:table-cell>
              <table:table-cell office:value-type="float" office:value="0.7624">
                <text:p>0.7624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31">
                <text:p>0.731</text:p>
              </table:table-cell>
              <table:table-cell office:value-type="float" office:value="0.7587">
                <text:p>0.7587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79">
                <text:p>0.779</text:p>
              </table:table-cell>
              <table:table-cell office:value-type="float" office:value="0.7556">
                <text:p>0.755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31">
                <text:p>0.631</text:p>
              </table:table-cell>
              <table:table-cell office:value-type="float" office:value="0.7483">
                <text:p>0.7483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03">
                <text:p>0.803</text:p>
              </table:table-cell>
              <table:table-cell office:value-type="float" office:value="0.7928">
                <text:p>0.7928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6">
                <text:p>0.746</text:p>
              </table:table-cell>
              <table:table-cell office:value-type="float" office:value="0.7237">
                <text:p>0.7237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95">
                <text:p>0.795</text:p>
              </table:table-cell>
              <table:table-cell office:value-type="float" office:value="0.782">
                <text:p>0.7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11">
                <text:p>0.711</text:p>
              </table:table-cell>
              <table:table-cell office:value-type="float" office:value="0.7718">
                <text:p>0.7718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07">
                <text:p>0.807</text:p>
              </table:table-cell>
              <table:table-cell office:value-type="float" office:value="0.743">
                <text:p>0.74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74">
                <text:p>0.674</text:p>
              </table:table-cell>
              <table:table-cell office:value-type="float" office:value="0.7854">
                <text:p>0.7854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1">
                <text:p>0.781</text:p>
              </table:table-cell>
              <table:table-cell office:value-type="float" office:value="0.7517">
                <text:p>0.7517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74">
                <text:p>0.774</text:p>
              </table:table-cell>
              <table:table-cell office:value-type="float" office:value="0.7373">
                <text:p>0.7373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94">
                <text:p>0.794</text:p>
              </table:table-cell>
              <table:table-cell office:value-type="float" office:value="0.7685">
                <text:p>0.7685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84">
                <text:p>0.784</text:p>
              </table:table-cell>
              <table:table-cell office:value-type="float" office:value="0.7578">
                <text:p>0.757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04">
                <text:p>0.804</text:p>
              </table:table-cell>
              <table:table-cell office:value-type="float" office:value="0.7675">
                <text:p>0.7675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9">
                <text:p>0.749</text:p>
              </table:table-cell>
              <table:table-cell office:value-type="float" office:value="0.7641">
                <text:p>0.7641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5">
                <text:p>0.705</text:p>
              </table:table-cell>
              <table:table-cell office:value-type="float" office:value="0.7169">
                <text:p>0.7169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2">
                <text:p>0.762</text:p>
              </table:table-cell>
              <table:table-cell office:value-type="float" office:value="0.7637">
                <text:p>0.763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93">
                <text:p>0.793</text:p>
              </table:table-cell>
              <table:table-cell office:value-type="float" office:value="0.7972">
                <text:p>0.7972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3">
                <text:p>0.733</text:p>
              </table:table-cell>
              <table:table-cell office:value-type="float" office:value="0.7626">
                <text:p>0.7626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7">
                <text:p>0.797</text:p>
              </table:table-cell>
              <table:table-cell office:value-type="float" office:value="0.7439">
                <text:p>0.7439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08">
                <text:p>0.808</text:p>
              </table:table-cell>
              <table:table-cell office:value-type="float" office:value="0.7683">
                <text:p>0.7683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">
                <text:p>0.8</text:p>
              </table:table-cell>
              <table:table-cell office:value-type="float" office:value="0.7756">
                <text:p>0.775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">
                <text:p>0.8</text:p>
              </table:table-cell>
              <table:table-cell office:value-type="float" office:value="0.7925">
                <text:p>0.79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4">
                <text:p>0.774</text:p>
              </table:table-cell>
              <table:table-cell office:value-type="float" office:value="0.7466">
                <text:p>0.7466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">
                <text:p>0.79</text:p>
              </table:table-cell>
              <table:table-cell office:value-type="float" office:value="0.7644">
                <text:p>0.764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81">
                <text:p>0.781</text:p>
              </table:table-cell>
              <table:table-cell office:value-type="float" office:value="0.7801">
                <text:p>0.7801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85">
                <text:p>0.785</text:p>
              </table:table-cell>
              <table:table-cell office:value-type="float" office:value="0.7612">
                <text:p>0.7612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63">
                <text:p>0.763</text:p>
              </table:table-cell>
              <table:table-cell office:value-type="float" office:value="0.7655">
                <text:p>0.7655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1">
                <text:p>0.821</text:p>
              </table:table-cell>
              <table:table-cell office:value-type="float" office:value="0.7852">
                <text:p>0.785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87">
                <text:p>0.787</text:p>
              </table:table-cell>
              <table:table-cell office:value-type="float" office:value="0.7759">
                <text:p>0.7759</text:p>
              </table:table-cell>
              <table:table-cell office:value-type="float" office:value="0.792">
                <text:p>0.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Loss OMNet-TFF</text:p>
        </chart:title>
        <chart:legend chart:legend-position="end" svg:x="13.465cm" svg:y="3.952cm" style:legend-expansion="high" chart:style-name="ch3"/>
        <chart:plot-area chart:style-name="ch4" table:cell-range-address="工作表5.A1:工作表5.B201" chart:data-source-has-labels="row" svg:x="1.331cm" svg:y="1.275cm" svg:width="11.814cm" svg:height="6.564cm">
          <chartooo:coordinate-region svg:x="2.058cm" svg:y="1.396cm" svg:width="11.002cm" svg:height="5.441cm"/>
          <chart:axis chart:dimension="x" chart:name="primary-x" chart:style-name="ch5">
            <chart:title svg:x="6.691cm" svg:y="8.019cm" chart:style-name="ch6">
              <text:p>Round</text:p>
            </chart:title>
          </chart:axis>
          <chart:axis chart:dimension="y" chart:name="primary-y" chart:style-name="ch5">
            <chart:title svg:x="0.451cm" svg:y="4.958cm" chart:style-name="ch7">
              <text:p>Loss</text:p>
            </chart:title>
            <chart:grid chart:style-name="ch8" chart:class="major"/>
          </chart:axis>
          <chart:series chart:style-name="ch9" chart:values-cell-range-address="工作表5.A2:工作表5.A201" chart:label-cell-address="工作表5.A1:工作表5.A1" chart:class="chart:line">
            <chart:data-point chart:repeated="200"/>
          </chart:series>
          <chart:series chart:style-name="ch10" chart:values-cell-range-address="工作表5.B2:工作表5.B201" chart:label-cell-address="工作表5.B1:工作表5.B1" chart:class="chart:line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lient</text:p>
                <draw:g>
                  <svg:desc>工作表5.A1:工作表5.A1</svg:desc>
                </draw:g>
              </table:table-cell>
              <table:table-cell office:value-type="string">
                <text:p>10client</text:p>
                <draw:g>
                  <svg:desc>工作表5.B1:工作表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845">
                <text:p>2.3845</text:p>
                <draw:g>
                  <svg:desc>工作表5.A2:工作表5.A201</svg:desc>
                </draw:g>
              </table:table-cell>
              <table:table-cell office:value-type="float" office:value="2.2574">
                <text:p>2.2574</text:p>
                <draw:g>
                  <svg:desc>工作表5.B2:工作表5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55">
                <text:p>2.2455</text:p>
              </table:table-cell>
              <table:table-cell office:value-type="float" office:value="2.1974">
                <text:p>2.1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84">
                <text:p>2.384</text:p>
              </table:table-cell>
              <table:table-cell office:value-type="float" office:value="2.1598">
                <text:p>2.1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98">
                <text:p>2.5798</text:p>
              </table:table-cell>
              <table:table-cell office:value-type="float" office:value="2.0848">
                <text:p>2.0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44">
                <text:p>2.144</text:p>
              </table:table-cell>
              <table:table-cell office:value-type="float" office:value="2.0584">
                <text:p>2.0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99">
                <text:p>2.0999</text:p>
              </table:table-cell>
              <table:table-cell office:value-type="float" office:value="2.0231">
                <text:p>2.0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925">
                <text:p>2.2925</text:p>
              </table:table-cell>
              <table:table-cell office:value-type="float" office:value="2.0134">
                <text:p>2.0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21">
                <text:p>2.1021</text:p>
              </table:table-cell>
              <table:table-cell office:value-type="float" office:value="1.9585">
                <text:p>1.9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45">
                <text:p>1.9645</text:p>
              </table:table-cell>
              <table:table-cell office:value-type="float" office:value="1.9107">
                <text:p>1.9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94">
                <text:p>1.994</text:p>
              </table:table-cell>
              <table:table-cell office:value-type="float" office:value="1.8865">
                <text:p>1.8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562">
                <text:p>2.0562</text:p>
              </table:table-cell>
              <table:table-cell office:value-type="float" office:value="1.8166">
                <text:p>1.8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136">
                <text:p>1.9136</text:p>
              </table:table-cell>
              <table:table-cell office:value-type="float" office:value="1.7977">
                <text:p>1.7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099">
                <text:p>1.8099</text:p>
              </table:table-cell>
              <table:table-cell office:value-type="float" office:value="1.7621">
                <text:p>1.7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456">
                <text:p>1.8456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927">
                <text:p>1.7927</text:p>
              </table:table-cell>
              <table:table-cell office:value-type="float" office:value="1.7189">
                <text:p>1.7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488">
                <text:p>1.8488</text:p>
              </table:table-cell>
              <table:table-cell office:value-type="float" office:value="1.684">
                <text:p>1.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11">
                <text:p>1.8011</text:p>
              </table:table-cell>
              <table:table-cell office:value-type="float" office:value="1.6401">
                <text:p>1.6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391">
                <text:p>1.7391</text:p>
              </table:table-cell>
              <table:table-cell office:value-type="float" office:value="1.6379">
                <text:p>1.6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746">
                <text:p>1.7746</text:p>
              </table:table-cell>
              <table:table-cell office:value-type="float" office:value="1.6036">
                <text:p>1.6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341">
                <text:p>1.6341</text:p>
              </table:table-cell>
              <table:table-cell office:value-type="float" office:value="1.5649">
                <text:p>1.56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877">
                <text:p>1.6877</text:p>
              </table:table-cell>
              <table:table-cell office:value-type="float" office:value="1.551">
                <text:p>1.5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02">
                <text:p>1.602</text:p>
              </table:table-cell>
              <table:table-cell office:value-type="float" office:value="1.5655">
                <text:p>1.5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101">
                <text:p>1.6101</text:p>
              </table:table-cell>
              <table:table-cell office:value-type="float" office:value="1.5212">
                <text:p>1.5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182">
                <text:p>1.5182</text:p>
              </table:table-cell>
              <table:table-cell office:value-type="float" office:value="1.4941">
                <text:p>1.4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196">
                <text:p>1.5196</text:p>
              </table:table-cell>
              <table:table-cell office:value-type="float" office:value="1.5058">
                <text:p>1.5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401">
                <text:p>1.5401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801">
                <text:p>1.4801</text:p>
              </table:table-cell>
              <table:table-cell office:value-type="float" office:value="1.4277">
                <text:p>1.4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656">
                <text:p>1.6656</text:p>
              </table:table-cell>
              <table:table-cell office:value-type="float" office:value="1.4176">
                <text:p>1.4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98">
                <text:p>1.598</text:p>
              </table:table-cell>
              <table:table-cell office:value-type="float" office:value="1.4013">
                <text:p>1.4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01">
                <text:p>1.4501</text:p>
              </table:table-cell>
              <table:table-cell office:value-type="float" office:value="1.3692">
                <text:p>1.3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33">
                <text:p>1.4433</text:p>
              </table:table-cell>
              <table:table-cell office:value-type="float" office:value="1.3581">
                <text:p>1.3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036">
                <text:p>1.4036</text:p>
              </table:table-cell>
              <table:table-cell office:value-type="float" office:value="1.3246">
                <text:p>1.3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82">
                <text:p>1.3282</text:p>
              </table:table-cell>
              <table:table-cell office:value-type="float" office:value="1.3361">
                <text:p>1.3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706">
                <text:p>1.3706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78">
                <text:p>1.3578</text:p>
              </table:table-cell>
              <table:table-cell office:value-type="float" office:value="1.3097">
                <text:p>1.3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015">
                <text:p>1.4015</text:p>
              </table:table-cell>
              <table:table-cell office:value-type="float" office:value="1.3109">
                <text:p>1.3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205">
                <text:p>1.4205</text:p>
              </table:table-cell>
              <table:table-cell office:value-type="float" office:value="1.2564">
                <text:p>1.2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101">
                <text:p>1.3101</text:p>
              </table:table-cell>
              <table:table-cell office:value-type="float" office:value="1.2646">
                <text:p>1.26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141">
                <text:p>1.4141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993">
                <text:p>1.2993</text:p>
              </table:table-cell>
              <table:table-cell office:value-type="float" office:value="1.2702">
                <text:p>1.2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257">
                <text:p>1.3257</text:p>
              </table:table-cell>
              <table:table-cell office:value-type="float" office:value="1.2161">
                <text:p>1.2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441">
                <text:p>1.2441</text:p>
              </table:table-cell>
              <table:table-cell office:value-type="float" office:value="1.1891">
                <text:p>1.18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074">
                <text:p>1.2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079">
                <text:p>1.207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183">
                <text:p>1.2183</text:p>
              </table:table-cell>
              <table:table-cell office:value-type="float" office:value="1.1572">
                <text:p>1.1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75">
                <text:p>1.1775</text:p>
              </table:table-cell>
              <table:table-cell office:value-type="float" office:value="1.1526">
                <text:p>1.1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779">
                <text:p>1.1779</text:p>
              </table:table-cell>
              <table:table-cell office:value-type="float" office:value="1.1373">
                <text:p>1.1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68">
                <text:p>1.2468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5">
                <text:p>1.345</text:p>
              </table:table-cell>
              <table:table-cell office:value-type="float" office:value="1.1345">
                <text:p>1.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001">
                <text:p>1.2001</text:p>
              </table:table-cell>
              <table:table-cell office:value-type="float" office:value="1.1292">
                <text:p>1.1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088">
                <text:p>1.2088</text:p>
              </table:table-cell>
              <table:table-cell office:value-type="float" office:value="1.1231">
                <text:p>1.1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191">
                <text:p>1.1191</text:p>
              </table:table-cell>
              <table:table-cell office:value-type="float" office:value="1.0898">
                <text:p>1.0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022">
                <text:p>1.2022</text:p>
              </table:table-cell>
              <table:table-cell office:value-type="float" office:value="1.0817">
                <text:p>1.0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9">
                <text:p>1.319</text:p>
              </table:table-cell>
              <table:table-cell office:value-type="float" office:value="1.0863">
                <text:p>1.0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197">
                <text:p>1.2197</text:p>
              </table:table-cell>
              <table:table-cell office:value-type="float" office:value="1.1059">
                <text:p>1.1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76">
                <text:p>1.0876</text:p>
              </table:table-cell>
              <table:table-cell office:value-type="float" office:value="1.0732">
                <text:p>1.0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52">
                <text:p>1.0952</text:p>
              </table:table-cell>
              <table:table-cell office:value-type="float" office:value="1.0917">
                <text:p>1.09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028">
                <text:p>1.1028</text:p>
              </table:table-cell>
              <table:table-cell office:value-type="float" office:value="1.0541">
                <text:p>1.0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642">
                <text:p>1.0642</text:p>
              </table:table-cell>
              <table:table-cell office:value-type="float" office:value="1.0344">
                <text:p>1.03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601">
                <text:p>1.1601</text:p>
              </table:table-cell>
              <table:table-cell office:value-type="float" office:value="1.0301">
                <text:p>1.0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35">
                <text:p>1.035</text:p>
              </table:table-cell>
              <table:table-cell office:value-type="float" office:value="1.0185">
                <text:p>1.0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388">
                <text:p>1.0388</text:p>
              </table:table-cell>
              <table:table-cell office:value-type="float" office:value="1.0152">
                <text:p>1.0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596">
                <text:p>1.059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272">
                <text:p>1.1272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37">
                <text:p>1.0837</text:p>
              </table:table-cell>
              <table:table-cell office:value-type="float" office:value="0.9898">
                <text:p>0.9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584">
                <text:p>1.1584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45">
                <text:p>1.0245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748">
                <text:p>1.0748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376">
                <text:p>1.0376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7">
                <text:p>1.0837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5">
                <text:p>0.9895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99">
                <text:p>0.9599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12">
                <text:p>1.0112</text:p>
              </table:table-cell>
              <table:table-cell office:value-type="float" office:value="0.9414">
                <text:p>0.9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7">
                <text:p>0.967</text:p>
              </table:table-cell>
              <table:table-cell office:value-type="float" office:value="0.9427">
                <text:p>0.9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39">
                <text:p>0.9339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19">
                <text:p>1.0019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16">
                <text:p>1.001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55">
                <text:p>0.9655</text:p>
              </table:table-cell>
              <table:table-cell office:value-type="float" office:value="0.9303">
                <text:p>0.9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83">
                <text:p>1.0183</text:p>
              </table:table-cell>
              <table:table-cell office:value-type="float" office:value="0.9104">
                <text:p>0.9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47">
                <text:p>0.9647</text:p>
              </table:table-cell>
              <table:table-cell office:value-type="float" office:value="0.9137">
                <text:p>0.91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23">
                <text:p>0.9223</text:p>
              </table:table-cell>
              <table:table-cell office:value-type="float" office:value="0.9106">
                <text:p>0.9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35">
                <text:p>0.9435</text:p>
              </table:table-cell>
              <table:table-cell office:value-type="float" office:value="0.9371">
                <text:p>0.9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23">
                <text:p>0.9423</text:p>
              </table:table-cell>
              <table:table-cell office:value-type="float" office:value="0.9064">
                <text:p>0.90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64">
                <text:p>0.9664</text:p>
              </table:table-cell>
              <table:table-cell office:value-type="float" office:value="0.8942">
                <text:p>0.8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9">
                <text:p>0.9379</text:p>
              </table:table-cell>
              <table:table-cell office:value-type="float" office:value="0.8777">
                <text:p>0.8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93">
                <text:p>0.9493</text:p>
              </table:table-cell>
              <table:table-cell office:value-type="float" office:value="0.8854">
                <text:p>0.8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5">
                <text:p>0.925</text:p>
              </table:table-cell>
              <table:table-cell office:value-type="float" office:value="0.8863">
                <text:p>0.88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88">
                <text:p>0.9488</text:p>
              </table:table-cell>
              <table:table-cell office:value-type="float" office:value="0.8698">
                <text:p>0.86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39">
                <text:p>0.9539</text:p>
              </table:table-cell>
              <table:table-cell office:value-type="float" office:value="0.8653">
                <text:p>0.86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12">
                <text:p>0.9412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54">
                <text:p>0.9854</text:p>
              </table:table-cell>
              <table:table-cell office:value-type="float" office:value="0.8633">
                <text:p>0.86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9">
                <text:p>0.9379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03">
                <text:p>0.9603</text:p>
              </table:table-cell>
              <table:table-cell office:value-type="float" office:value="0.8561">
                <text:p>0.85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56">
                <text:p>0.8856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966">
                <text:p>0.8966</text:p>
              </table:table-cell>
              <table:table-cell office:value-type="float" office:value="0.8528">
                <text:p>0.85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33">
                <text:p>0.8833</text:p>
              </table:table-cell>
              <table:table-cell office:value-type="float" office:value="0.8573">
                <text:p>0.85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032">
                <text:p>0.9032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584">
                <text:p>0.8584</text:p>
              </table:table-cell>
              <table:table-cell office:value-type="float" office:value="0.8296">
                <text:p>0.8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145">
                <text:p>0.9145</text:p>
              </table:table-cell>
              <table:table-cell office:value-type="float" office:value="0.8328">
                <text:p>0.83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03">
                <text:p>0.8903</text:p>
              </table:table-cell>
              <table:table-cell office:value-type="float" office:value="0.8376">
                <text:p>0.8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41">
                <text:p>1.0241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41">
                <text:p>0.864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65">
                <text:p>0.8665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09">
                <text:p>0.8709</text:p>
              </table:table-cell>
              <table:table-cell office:value-type="float" office:value="0.8523">
                <text:p>0.8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263">
                <text:p>0.9263</text:p>
              </table:table-cell>
              <table:table-cell office:value-type="float" office:value="0.8374">
                <text:p>0.83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81">
                <text:p>0.8281</text:p>
              </table:table-cell>
              <table:table-cell office:value-type="float" office:value="0.8004">
                <text:p>0.8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61">
                <text:p>0.8461</text:p>
              </table:table-cell>
              <table:table-cell office:value-type="float" office:value="0.8109">
                <text:p>0.8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09">
                <text:p>0.840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503">
                <text:p>0.8503</text:p>
              </table:table-cell>
              <table:table-cell office:value-type="float" office:value="0.8094">
                <text:p>0.8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14">
                <text:p>0.8514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262">
                <text:p>0.8262</text:p>
              </table:table-cell>
              <table:table-cell office:value-type="float" office:value="0.7923">
                <text:p>0.79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394">
                <text:p>0.8394</text:p>
              </table:table-cell>
              <table:table-cell office:value-type="float" office:value="0.8007">
                <text:p>0.8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76">
                <text:p>0.8676</text:p>
              </table:table-cell>
              <table:table-cell office:value-type="float" office:value="0.7927">
                <text:p>0.7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566">
                <text:p>0.8566</text:p>
              </table:table-cell>
              <table:table-cell office:value-type="float" office:value="0.7901">
                <text:p>0.79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55">
                <text:p>0.8255</text:p>
              </table:table-cell>
              <table:table-cell office:value-type="float" office:value="0.7791">
                <text:p>0.77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55">
                <text:p>0.855</text:p>
              </table:table-cell>
              <table:table-cell office:value-type="float" office:value="0.7777">
                <text:p>0.77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13">
                <text:p>0.8013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87">
                <text:p>0.8087</text:p>
              </table:table-cell>
              <table:table-cell office:value-type="float" office:value="0.7827">
                <text:p>0.7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04">
                <text:p>0.8404</text:p>
              </table:table-cell>
              <table:table-cell office:value-type="float" office:value="0.8121">
                <text:p>0.8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865">
                <text:p>0.8865</text:p>
              </table:table-cell>
              <table:table-cell office:value-type="float" office:value="0.7719">
                <text:p>0.77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536">
                <text:p>0.8536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973">
                <text:p>0.7973</text:p>
              </table:table-cell>
              <table:table-cell office:value-type="float" office:value="0.7644">
                <text:p>0.76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008">
                <text:p>0.8008</text:p>
              </table:table-cell>
              <table:table-cell office:value-type="float" office:value="0.7855">
                <text:p>0.78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265">
                <text:p>0.9265</text:p>
              </table:table-cell>
              <table:table-cell office:value-type="float" office:value="0.7844">
                <text:p>0.78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">
                <text:p>0.86</text:p>
              </table:table-cell>
              <table:table-cell office:value-type="float" office:value="0.7595">
                <text:p>0.75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13">
                <text:p>0.8313</text:p>
              </table:table-cell>
              <table:table-cell office:value-type="float" office:value="0.7761">
                <text:p>0.77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19">
                <text:p>0.8119</text:p>
              </table:table-cell>
              <table:table-cell office:value-type="float" office:value="0.7559">
                <text:p>0.75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057">
                <text:p>0.8057</text:p>
              </table:table-cell>
              <table:table-cell office:value-type="float" office:value="0.7714">
                <text:p>0.77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22">
                <text:p>0.9022</text:p>
              </table:table-cell>
              <table:table-cell office:value-type="float" office:value="0.7811">
                <text:p>0.78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892">
                <text:p>0.8892</text:p>
              </table:table-cell>
              <table:table-cell office:value-type="float" office:value="0.7558">
                <text:p>0.75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76">
                <text:p>0.7876</text:p>
              </table:table-cell>
              <table:table-cell office:value-type="float" office:value="0.7497">
                <text:p>0.74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914">
                <text:p>0.7914</text:p>
              </table:table-cell>
              <table:table-cell office:value-type="float" office:value="0.7778">
                <text:p>0.7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714">
                <text:p>0.7714</text:p>
              </table:table-cell>
              <table:table-cell office:value-type="float" office:value="0.7583">
                <text:p>0.75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39">
                <text:p>0.9139</text:p>
              </table:table-cell>
              <table:table-cell office:value-type="float" office:value="0.7479">
                <text:p>0.7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737">
                <text:p>0.7737</text:p>
              </table:table-cell>
              <table:table-cell office:value-type="float" office:value="0.7467">
                <text:p>0.74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">
                <text:p>0.92</text:p>
              </table:table-cell>
              <table:table-cell office:value-type="float" office:value="0.7245">
                <text:p>0.7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854">
                <text:p>0.8854</text:p>
              </table:table-cell>
              <table:table-cell office:value-type="float" office:value="0.7295">
                <text:p>0.72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6">
                <text:p>0.86</text:p>
              </table:table-cell>
              <table:table-cell office:value-type="float" office:value="0.7425">
                <text:p>0.7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539">
                <text:p>0.7539</text:p>
              </table:table-cell>
              <table:table-cell office:value-type="float" office:value="0.7324">
                <text:p>0.73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909">
                <text:p>0.7909</text:p>
              </table:table-cell>
              <table:table-cell office:value-type="float" office:value="0.7406">
                <text:p>0.74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605">
                <text:p>0.8605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937">
                <text:p>0.7937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845">
                <text:p>0.7845</text:p>
              </table:table-cell>
              <table:table-cell office:value-type="float" office:value="0.7275">
                <text:p>0.72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926">
                <text:p>0.7926</text:p>
              </table:table-cell>
              <table:table-cell office:value-type="float" office:value="0.7287">
                <text:p>0.72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848">
                <text:p>0.7848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974">
                <text:p>0.7974</text:p>
              </table:table-cell>
              <table:table-cell office:value-type="float" office:value="0.7444">
                <text:p>0.74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449">
                <text:p>0.8449</text:p>
              </table:table-cell>
              <table:table-cell office:value-type="float" office:value="0.7154">
                <text:p>0.7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848">
                <text:p>0.7848</text:p>
              </table:table-cell>
              <table:table-cell office:value-type="float" office:value="0.7084">
                <text:p>0.7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07">
                <text:p>0.807</text:p>
              </table:table-cell>
              <table:table-cell office:value-type="float" office:value="0.7138">
                <text:p>0.71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069">
                <text:p>0.8069</text:p>
              </table:table-cell>
              <table:table-cell office:value-type="float" office:value="0.7088">
                <text:p>0.70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657">
                <text:p>0.7657</text:p>
              </table:table-cell>
              <table:table-cell office:value-type="float" office:value="0.7042">
                <text:p>0.70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09">
                <text:p>0.7509</text:p>
              </table:table-cell>
              <table:table-cell office:value-type="float" office:value="0.7289">
                <text:p>0.7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132">
                <text:p>0.8132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041">
                <text:p>0.8041</text:p>
              </table:table-cell>
              <table:table-cell office:value-type="float" office:value="0.7027">
                <text:p>0.70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92">
                <text:p>0.7692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49">
                <text:p>0.7749</text:p>
              </table:table-cell>
              <table:table-cell office:value-type="float" office:value="0.7008">
                <text:p>0.70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983">
                <text:p>0.7983</text:p>
              </table:table-cell>
              <table:table-cell office:value-type="float" office:value="0.7057">
                <text:p>0.70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51">
                <text:p>0.7751</text:p>
              </table:table-cell>
              <table:table-cell office:value-type="float" office:value="0.7232">
                <text:p>0.72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27">
                <text:p>0.8427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639">
                <text:p>0.7639</text:p>
              </table:table-cell>
              <table:table-cell office:value-type="float" office:value="0.6947">
                <text:p>0.69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42">
                <text:p>0.742</text:p>
              </table:table-cell>
              <table:table-cell office:value-type="float" office:value="0.6914">
                <text:p>0.69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309">
                <text:p>0.7309</text:p>
              </table:table-cell>
              <table:table-cell office:value-type="float" office:value="0.6966">
                <text:p>0.69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4">
                <text:p>0.754</text:p>
              </table:table-cell>
              <table:table-cell office:value-type="float" office:value="0.6917">
                <text:p>0.69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212">
                <text:p>0.7212</text:p>
              </table:table-cell>
              <table:table-cell office:value-type="float" office:value="0.6981">
                <text:p>0.6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465">
                <text:p>0.7465</text:p>
              </table:table-cell>
              <table:table-cell office:value-type="float" office:value="0.6915">
                <text:p>0.69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405">
                <text:p>0.7405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57">
                <text:p>0.757</text:p>
              </table:table-cell>
              <table:table-cell office:value-type="float" office:value="0.6974">
                <text:p>0.69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">
                <text:p>0.78</text:p>
              </table:table-cell>
              <table:table-cell office:value-type="float" office:value="0.6748">
                <text:p>0.67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37">
                <text:p>0.737</text:p>
              </table:table-cell>
              <table:table-cell office:value-type="float" office:value="0.6905">
                <text:p>0.69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445">
                <text:p>0.7445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98">
                <text:p>0.8298</text:p>
              </table:table-cell>
              <table:table-cell office:value-type="float" office:value="0.6899">
                <text:p>0.68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452">
                <text:p>0.7452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197">
                <text:p>1.0197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15">
                <text:p>0.715</text:p>
              </table:table-cell>
              <table:table-cell office:value-type="float" office:value="0.6981">
                <text:p>0.6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093">
                <text:p>0.8093</text:p>
              </table:table-cell>
              <table:table-cell office:value-type="float" office:value="0.6681">
                <text:p>0.6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31">
                <text:p>0.7131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93">
                <text:p>0.893</text:p>
              </table:table-cell>
              <table:table-cell office:value-type="float" office:value="0.6749">
                <text:p>0.67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99">
                <text:p>0.6999</text:p>
              </table:table-cell>
              <table:table-cell office:value-type="float" office:value="0.6711">
                <text:p>0.67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51">
                <text:p>0.9051</text:p>
              </table:table-cell>
              <table:table-cell office:value-type="float" office:value="0.6826">
                <text:p>0.68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87">
                <text:p>0.7387</text:p>
              </table:table-cell>
              <table:table-cell office:value-type="float" office:value="0.6878">
                <text:p>0.68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607">
                <text:p>0.7607</text:p>
              </table:table-cell>
              <table:table-cell office:value-type="float" office:value="0.6672">
                <text:p>0.66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194">
                <text:p>0.7194</text:p>
              </table:table-cell>
              <table:table-cell office:value-type="float" office:value="0.7013">
                <text:p>0.7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333">
                <text:p>0.7333</text:p>
              </table:table-cell>
              <table:table-cell office:value-type="float" office:value="0.6706">
                <text:p>0.67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894">
                <text:p>0.6894</text:p>
              </table:table-cell>
              <table:table-cell office:value-type="float" office:value="0.6773">
                <text:p>0.6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96">
                <text:p>0.8196</text:p>
              </table:table-cell>
              <table:table-cell office:value-type="float" office:value="0.6863">
                <text:p>0.68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15">
                <text:p>0.9215</text:p>
              </table:table-cell>
              <table:table-cell office:value-type="float" office:value="0.6647">
                <text:p>0.66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472">
                <text:p>0.7472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239">
                <text:p>0.7239</text:p>
              </table:table-cell>
              <table:table-cell office:value-type="float" office:value="0.6723">
                <text:p>0.67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035">
                <text:p>0.8035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185">
                <text:p>0.7185</text:p>
              </table:table-cell>
              <table:table-cell office:value-type="float" office:value="0.6561">
                <text:p>0.65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66">
                <text:p>0.666</text:p>
              </table:table-cell>
              <table:table-cell office:value-type="float" office:value="0.6772">
                <text:p>0.6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933">
                <text:p>0.6933</text:p>
              </table:table-cell>
              <table:table-cell office:value-type="float" office:value="0.6548">
                <text:p>0.65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897">
                <text:p>0.6897</text:p>
              </table:table-cell>
              <table:table-cell office:value-type="float" office:value="0.6437">
                <text:p>0.64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412">
                <text:p>0.7412</text:p>
              </table:table-cell>
              <table:table-cell office:value-type="float" office:value="0.6548">
                <text:p>0.65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222">
                <text:p>0.7222</text:p>
              </table:table-cell>
              <table:table-cell office:value-type="float" office:value="0.6545">
                <text:p>0.65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196">
                <text:p>0.7196</text:p>
              </table:table-cell>
              <table:table-cell office:value-type="float" office:value="0.6572">
                <text:p>0.65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057">
                <text:p>0.705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697">
                <text:p>0.7697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713">
                <text:p>0.6713</text:p>
              </table:table-cell>
              <table:table-cell office:value-type="float" office:value="0.6473">
                <text:p>0.64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36">
                <text:p>0.6936</text:p>
              </table:table-cell>
              <table:table-cell office:value-type="float" office:value="0.6487">
                <text:p>0.64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68cm" svg:y="0.316cm" chart:style-name="ch2">
          <text:p>Accuarcy OMNeT-TFF</text:p>
        </chart:title>
        <chart:legend chart:legend-position="end" svg:x="13.465cm" svg:y="3.952cm" style:legend-expansion="high" chart:style-name="ch3"/>
        <chart:plot-area chart:style-name="ch4" table:cell-range-address="工作表5.J1:工作表5.K201" chart:data-source-has-labels="row" svg:x="1.331cm" svg:y="1.275cm" svg:width="11.814cm" svg:height="6.564cm">
          <chartooo:coordinate-region svg:x="2.058cm" svg:y="1.396cm" svg:width="11.002cm" svg:height="5.441cm"/>
          <chart:axis chart:dimension="x" chart:name="primary-x" chart:style-name="ch5">
            <chart:title svg:x="6.691cm" svg:y="8.019cm" chart:style-name="ch6">
              <text:p>Round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工作表5.J2:工作表5.J201" chart:label-cell-address="工作表5.J1:工作表5.J1" chart:class="chart:line">
            <chart:data-point chart:repeated="200"/>
          </chart:series>
          <chart:series chart:style-name="ch10" chart:values-cell-range-address="工作表5.K2:工作表5.K201" chart:label-cell-address="工作表5.K1:工作表5.K1" chart:class="chart:line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lient</text:p>
                <draw:g>
                  <svg:desc>工作表5.J1:工作表5.J1</svg:desc>
                </draw:g>
              </table:table-cell>
              <table:table-cell office:value-type="string">
                <text:p>10client</text:p>
                <draw:g>
                  <svg:desc>工作表5.K1:工作表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5">
                <text:p>0.165</text:p>
                <draw:g>
                  <svg:desc>工作表5.J2:工作表5.J201</svg:desc>
                </draw:g>
              </table:table-cell>
              <table:table-cell office:value-type="float" office:value="0.11">
                <text:p>0.11</text:p>
                <draw:g>
                  <svg:desc>工作表5.K2:工作表5.K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4">
                <text:p>0.154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1">
                <text:p>0.101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">
                <text:p>0.099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">
                <text:p>0.251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">
                <text:p>0.32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4">
                <text:p>0.184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5">
                <text:p>0.20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3">
                <text:p>0.41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8">
                <text:p>0.20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8">
                <text:p>0.248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1">
                <text:p>0.511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1">
                <text:p>0.431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">
                <text:p>0.4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7">
                <text:p>0.407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6">
                <text:p>0.256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">
                <text:p>0.468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">
                <text:p>0.31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8">
                <text:p>0.558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8">
                <text:p>0.42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4">
                <text:p>0.494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2">
                <text:p>0.482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7">
                <text:p>0.657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8">
                <text:p>0.588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8">
                <text:p>0.578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9">
                <text:p>0.619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6">
                <text:p>0.246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">
                <text:p>0.42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1">
                <text:p>0.541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2">
                <text:p>0.502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5">
                <text:p>0.63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7">
                <text:p>0.757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01">
                <text:p>0.601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2">
                <text:p>0.592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9">
                <text:p>0.569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9">
                <text:p>0.669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">
                <text:p>0.51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6">
                <text:p>0.636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6">
                <text:p>0.62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">
                <text:p>0.71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4">
                <text:p>0.724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3">
                <text:p>0.713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2">
                <text:p>0.732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34">
                <text:p>0.734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1">
                <text:p>0.701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51">
                <text:p>0.65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3">
                <text:p>0.523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7">
                <text:p>0.707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7">
                <text:p>0.647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33">
                <text:p>0.733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2">
                <text:p>0.6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8">
                <text:p>0.48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3">
                <text:p>0.613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3">
                <text:p>0.7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9">
                <text:p>0.729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6">
                <text:p>0.696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6">
                <text:p>0.736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2">
                <text:p>0.63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">
                <text:p>0.7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2">
                <text:p>0.76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9">
                <text:p>0.72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88">
                <text:p>0.688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">
                <text:p>0.71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7">
                <text:p>0.647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8">
                <text:p>0.738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06">
                <text:p>0.706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9">
                <text:p>0.69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8">
                <text:p>0.668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6">
                <text:p>0.7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67">
                <text:p>0.767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2">
                <text:p>0.712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5">
                <text:p>0.76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5">
                <text:p>0.785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12">
                <text:p>0.712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14">
                <text:p>0.714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36">
                <text:p>0.736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04">
                <text:p>0.704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5">
                <text:p>0.75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4">
                <text:p>0.78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9">
                <text:p>0.759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9">
                <text:p>0.739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7">
                <text:p>0.76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7">
                <text:p>0.737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48">
                <text:p>0.74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9">
                <text:p>0.76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71">
                <text:p>0.7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6">
                <text:p>0.72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8">
                <text:p>0.72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5">
                <text:p>0.69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46">
                <text:p>0.74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5">
                <text:p>0.72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9">
                <text:p>0.769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6">
                <text:p>0.77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3">
                <text:p>0.783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1">
                <text:p>0.761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6">
                <text:p>0.786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4">
                <text:p>0.744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6">
                <text:p>0.746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89">
                <text:p>0.689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63">
                <text:p>0.763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75">
                <text:p>0.775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55">
                <text:p>0.75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9">
                <text:p>0.729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6">
                <text:p>0.786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6">
                <text:p>0.77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">
                <text:p>0.78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73">
                <text:p>0.77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3">
                <text:p>0.753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76">
                <text:p>0.77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73">
                <text:p>0.77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7">
                <text:p>0.747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57">
                <text:p>0.75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63">
                <text:p>0.763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56">
                <text:p>0.75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89">
                <text:p>0.78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81">
                <text:p>0.7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2">
                <text:p>0.762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4">
                <text:p>0.724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3">
                <text:p>0.74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69">
                <text:p>0.76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1">
                <text:p>0.78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23">
                <text:p>0.72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52">
                <text:p>0.752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2">
                <text:p>0.74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79">
                <text:p>0.77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">
                <text:p>0.7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27">
                <text:p>0.72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23">
                <text:p>0.723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4">
                <text:p>0.784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77">
                <text:p>0.77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1">
                <text:p>0.791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16">
                <text:p>0.716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86">
                <text:p>0.786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06">
                <text:p>0.706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28">
                <text:p>0.728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9">
                <text:p>0.739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98">
                <text:p>0.798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76">
                <text:p>0.776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2">
                <text:p>0.742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64">
                <text:p>0.76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77">
                <text:p>0.77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63">
                <text:p>0.763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8">
                <text:p>0.768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6">
                <text:p>0.766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42">
                <text:p>0.742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9">
                <text:p>0.7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6">
                <text:p>0.756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8">
                <text:p>0.75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05">
                <text:p>0.805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95">
                <text:p>0.79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1">
                <text:p>0.761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56">
                <text:p>0.756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5">
                <text:p>0.765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4">
                <text:p>0.77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4">
                <text:p>0.754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4">
                <text:p>0.774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26">
                <text:p>0.726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84">
                <text:p>0.784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93">
                <text:p>0.79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92">
                <text:p>0.792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6">
                <text:p>0.78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2">
                <text:p>0.80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94">
                <text:p>0.79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88">
                <text:p>0.78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8">
                <text:p>0.778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3">
                <text:p>0.763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9">
                <text:p>0.79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75">
                <text:p>0.77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31">
                <text:p>0.731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79">
                <text:p>0.779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31">
                <text:p>0.631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03">
                <text:p>0.803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6">
                <text:p>0.746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95">
                <text:p>0.795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11">
                <text:p>0.71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07">
                <text:p>0.807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74">
                <text:p>0.674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1">
                <text:p>0.78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74">
                <text:p>0.774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94">
                <text:p>0.794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84">
                <text:p>0.784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04">
                <text:p>0.804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9">
                <text:p>0.74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5">
                <text:p>0.705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2">
                <text:p>0.762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93">
                <text:p>0.793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3">
                <text:p>0.733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7">
                <text:p>0.797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08">
                <text:p>0.808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">
                <text:p>0.8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">
                <text:p>0.8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4">
                <text:p>0.774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">
                <text:p>0.7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81">
                <text:p>0.781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85">
                <text:p>0.785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63">
                <text:p>0.763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1">
                <text:p>0.821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87">
                <text:p>0.787</text:p>
              </table:table-cell>
              <table:table-cell office:value-type="float" office:value="0.822">
                <text:p>0.8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